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landing_url</text:p>
          </table:table-cell>
          <table:table-cell table:style-name="ce1"/>
        </table:table-row>
        <table:table-row table:style-name="ro2">
          <table:table-cell office:value-type="string" calcext:value-type="string">
            <text:p>https://9zttfac.gq/sslvuaxazo/vwan0omarj/iuh3lhpf9n/?p_x=1%20(877)%20293%207466</text:p>
          </table:table-cell>
          <table:table-cell/>
        </table:table-row>
        <table:table-row table:style-name="ro2">
          <table:table-cell office:value-type="string" calcext:value-type="string">
            <text:p>https://g2b5zce.gq/sslvuaxazo/vwan0omarj/iuh3lhpf9n/?p_x=1%20(877)%20293%207466</text:p>
          </table:table-cell>
          <table:table-cell/>
        </table:table-row>
        <table:table-row table:style-name="ro2">
          <table:table-cell office:value-type="string" calcext:value-type="string">
            <text:p>https://zikewiv.gq/sslvuaxazo/vwan0omarj/jojhbkh7hm/?p_x=1%20(855)%20772%201068</text:p>
          </table:table-cell>
          <table:table-cell/>
        </table:table-row>
        <table:table-row table:style-name="ro2">
          <table:table-cell office:value-type="string" calcext:value-type="string">
            <text:p>https://4bvbcuw.gq/sslvuaxazo/vwan0omarj/vfk546khur/?p_x=1%20(855)%20772%201068</text:p>
          </table:table-cell>
          <table:table-cell/>
        </table:table-row>
        <table:table-row table:style-name="ro2">
          <table:table-cell office:value-type="string" calcext:value-type="string">
            <text:p>https://5907gky.gq/sslvuaxazo/vwan0omarj/iuh3lhpf9n/?p_x=1%20(877)%20293%207466</text:p>
          </table:table-cell>
          <table:table-cell/>
        </table:table-row>
        <table:table-row table:style-name="ro2">
          <table:table-cell office:value-type="string" calcext:value-type="string">
            <text:p>https://98nvlxz.gq/sslvuaxazo/vwan0omarj/ylmnxzbzy0/?p_x=1%20(855)%20646%200795</text:p>
          </table:table-cell>
          <table:table-cell/>
        </table:table-row>
        <table:table-row table:style-name="ro2">
          <table:table-cell office:value-type="string" calcext:value-type="string">
            <text:p>https://9ep3fte.gq/sslvuaxazo/vwan0omarj/ylmnxzbzy0/?p_x=1%20(844)%20426%206736</text:p>
          </table:table-cell>
          <table:table-cell/>
        </table:table-row>
        <table:table-row table:style-name="ro2">
          <table:table-cell office:value-type="string" calcext:value-type="string">
            <text:p>https://ctgs943.gq/sslvuaxazo/vwan0omarj/iuh3lhpf9n/?p_x=1%20(877)%20293%207466</text:p>
          </table:table-cell>
          <table:table-cell/>
        </table:table-row>
        <table:table-row table:style-name="ro2">
          <table:table-cell office:value-type="string" calcext:value-type="string">
            <text:p>https://dikp87p.gq/sslvuaxazo/vwan0omarj/iuh3lhpf9n/?p_x=1%20(877)%20293%207466</text:p>
          </table:table-cell>
          <table:table-cell/>
        </table:table-row>
        <table:table-row table:style-name="ro2">
          <table:table-cell office:value-type="string" calcext:value-type="string">
            <text:p>https://eg6aanq.gq/sslvuaxazo/vwan0omarj/iuh3lhpf9n/?p_x=1%20(877)%20293%207466</text:p>
          </table:table-cell>
          <table:table-cell/>
        </table:table-row>
        <table:table-row table:style-name="ro2">
          <table:table-cell office:value-type="string" calcext:value-type="string">
            <text:p>https://nws40kp.gq/sslvuaxazo/vwan0omarj/iuh3lhpf9n/?p_x=1%20(877)%20293%207466</text:p>
          </table:table-cell>
          <table:table-cell/>
        </table:table-row>
        <table:table-row table:style-name="ro2">
          <table:table-cell office:value-type="string" calcext:value-type="string">
            <text:p>https://zikewiv.gq/sslvuaxazo/vwan0omarj/jojhbkh7hm/?p_x=1%20(855)%20772%201068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04&amp;aff_id=1096&amp;aff_sub=7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54&amp;aff_sub=12&amp;aff_sub2=13993&amp;aff_sub4=1096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71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71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71&amp;aff_id=1075&amp;aff_sub2=11834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71&amp;aff_id=1075&amp;aff_sub2=11834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04&amp;aff_id=1072&amp;aff_sub=1&amp;aff_sub2=13595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71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5754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5754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086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086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3993&amp;aff_sub4=1075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3993&amp;aff_sub4=1075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71&amp;aff_id=1075&amp;aff_sub2=13993&amp;aff_sub4=1096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75&amp;aff_sub2=13993&amp;aff_sub4=1075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5&amp;aff_sub2=15754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5&amp;aff_sub2=13993&amp;aff_sub4=1075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2&amp;aff_sub2=13594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75&amp;aff_sub2=14086&amp;aff_sub4=1072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5&amp;aff_sub2=14086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75&amp;aff_sub2=14086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5&amp;aff_sub2=14086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75&amp;aff_sub2=13993&amp;aff_sub4=1096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75&amp;aff_sub2=13993&amp;aff_sub4=1075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04&amp;aff_id=1096&amp;aff_sub=1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7&amp;aff_id=1075&amp;aff_sub=1&amp;aff_sub2=13993&amp;aff_sub4=1045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75&amp;aff_sub=1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75&amp;aff_sub=1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5&amp;aff_sub2=13993&amp;aff_sub4=1075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95&amp;aff_id=1015&amp;aff_sub2=8440&amp;aff_sub4=1102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96&amp;aff_sub=fore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72&amp;aff_sub=rent&amp;aff_sub2=13595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72&amp;aff_sub=rent&amp;aff_sub2=13595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96&amp;aff_sub=rent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get.topsweeps.com/?transaction_id=102209154234281659105440911501&amp;aff_id=1102&amp;offer_id=557&amp;url_id={url_id}&amp;firstname={firstname}&amp;lastname={lastname}&amp;email=&amp;dob-m={dob-m}&amp;dob-d={dob-d}&amp;dob-y={dob-y}&amp;gender={gender}&amp;address={address}&amp;phone={phone}&amp;city={city2}&amp;state={state}&amp;zip={zip}&amp;aff_sub=PN_TAG_01ARATOP_s&amp;aff_sub2=2019-08-25T16:55:48.150Z&amp;aff_sub3=&amp;aff_sub4=&amp;aff_sub5=push&amp;i={i}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75&amp;aff_sub=1&amp;aff_sub2=14086&amp;aff_sub4=1072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75&amp;aff_sub=1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72&amp;aff_sub=rent&amp;aff_sub2=13595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72&amp;aff_sub=rent&amp;aff_sub2=13595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96&amp;aff_sub=rent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2&amp;aff_id=1096&amp;aff_sub=fore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075&amp;aff_sub2=13993&amp;aff_sub4=1096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075&amp;aff_sub2=14086&amp;aff_sub4=1096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075&amp;aff_sub2=11834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075&amp;aff_sub2=11834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075&amp;aff_sub2=13993&amp;aff_sub4=1075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075&amp;aff_sub2=14496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45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://yesh.go2cloud.org/aff_ad?campaign_id=1&amp;aff_id=1&amp;aff_sub=yesh2&amp;aff_sub2=Personal%20Injury%20Attorney%20in%20Athens %20ga&amp;aff_sub3=112243.760637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04&amp;aff_id=1072&amp;aff_sub=1&amp;aff_sub2=13595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04&amp;aff_id=1096&amp;aff_sub=1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?utm_source=tbpn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smarterinsider.com/things-to-do-if-there-are-3-or-more-attempts-of-credit-card-companies-to-reach-you/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149&amp;aff_id=1045&amp;aff_sub2=12400&amp;aff_sub4=11001682929372_426768&amp;email=&amp;city=&amp;firstname=&amp;lastname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04&amp;aff_id=1045&amp;aff_sub=3&amp;aff_sub2=12400&amp;aff_sub4=11001682929372_426768&amp;email=&amp;city=&amp;firstname=&amp;lastname=&amp;zip=</text:p>
          </table:table-cell>
          <table:table-cell/>
        </table:table-row>
        <table:table-row table:style-name="ro2">
          <table:table-cell office:value-type="string" calcext:value-type="string">
            <text:p>http://scienceofskill.go2cloud.org/aff_c?offer_id=177&amp;aff_id=1028&amp;source=zooto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015&amp;aff_sub2=12400&amp;aff_sub4=11001682929372_426768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63&amp;aff_id=1075&amp;aff_sub2=11834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s://smarterinsider.com/follow-these-5-tips-to-maximize-your-credit-card-and-cash-back-rewards/</text:p>
          </table:table-cell>
          <table:table-cell/>
        </table:table-row>
        <table:table-row table:style-name="ro2">
          <table:table-cell office:value-type="string" calcext:value-type="string">
            <text:p>https://smarterinsider.com/follow-these-5-tips-to-maximize-your-credit-card-and-cash-back-rewards/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55&amp;aff_id=1075&amp;aff_sub2=11834&amp;aff_sub4=1075&amp;email=&amp;firstname=&amp;lastname=&amp;city={city2}&amp;zip=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marterinsider.com/how-to-get-a-checking-account/</text:p>
          </table:table-cell>
          <table:table-cell/>
        </table:table-row>
        <table:table-row table:style-name="ro2">
          <table:table-cell office:value-type="string" calcext:value-type="string">
            <text:p>https://servetrack.go2cloud.org/aff_c?aff_click_id=5d61a52267dfbf26bebaf675%3AFalse%3A10%3A141%3A445%3A1191&amp;aff_sub5=445&amp;aff_unique4=PN_BDE_06TABTAB_s&amp;aff_sub3=10&amp;aff_unique2=Sat+Aug+24+2019+20%3A59%3A14+GMT+0000+%28UTC%29&amp;aff_sub4=141&amp;aff_id=1584&amp;offer_id=11051&amp;source=3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04&amp;aff_id=1045&amp;aff_sub=3&amp;aff_sub2=12400&amp;aff_sub4=11001682929372_426768&amp;email=&amp;city=&amp;firstname=&amp;lastname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57&amp;aff_id=1075&amp;aff_sub=7&amp;aff_sub2=13993&amp;aff_sub4=1096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271&amp;aff_id=1096&amp;aff_sub2=15041&amp;aff_sub4=0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://pushpros.go2cloud.org/aff_c?offer_id=317&amp;aff_id=1&amp;aff_sub2=8440&amp;aff_sub4=1102&amp;email=&amp;firstname=&amp;lastname=&amp;city=&amp;zip=</text:p>
          </table:table-cell>
          <table:table-cell/>
        </table:table-row>
        <table:table-row table:style-name="ro2">
          <table:table-cell office:value-type="string" calcext:value-type="string">
            <text:p>https://feedbackchoice.com/?s1=9925&amp;s2=f4cf419c33c94c83b80c6ba5f814ffbd&amp;utm_source=1_9925</text:p>
          </table:table-cell>
          <table:table-cell/>
        </table:table-row>
        <table:table-row table:style-name="ro2">
          <table:table-cell office:value-type="string" calcext:value-type="string">
            <text:p>https://feedbackchoice.com/pr9/?s1=9925&amp;s2=e3af369661b4400fb8d62712b502d56d&amp;utm_source=1_9925</text:p>
          </table:table-cell>
          <table:table-cell/>
        </table:table-row>
        <table:table-row table:style-name="ro2">
          <table:table-cell office:value-type="string" calcext:value-type="string">
            <text:p>https://hyjtm.message-alert.center/arrowLP/green-arrow.html?tag=600064&amp;tag1=software_udate&amp;tag2=2664980&amp;tag3=600064&amp;tag4=dating&amp;clickid=461ce36aad1140763d0eb39819a35981-4888-0901&amp;device=UnknownMobile&amp;brand=Unknown&amp;model=Unknown&amp;country=US&amp;affid=600064&amp;subid=2664980&amp;ln=en&amp;cid=&amp;useragent=%25252525252525252525252525252525252525252525252525252525252525252525252525252525257Bvar%252525252525252525252525252525252525252525252525252525252525252525252525252525253Auseragent%25252525252525252525252525252525252525252525252525252525252525252525252525252525257D&amp;ip=198.137.18.105&amp;bv=Chrome%252525252525252525252525252525252525252525252525252525252525252525252525252525252520Mobile%25252525252525252525252525252525252525252525252525252525252525252525252525252525252064&amp;as=pc&amp;b=2&amp;blkt=1</text:p>
          </table:table-cell>
          <table:table-cell/>
        </table:table-row>
        <table:table-row table:style-name="ro2">
          <table:table-cell office:value-type="string" calcext:value-type="string">
            <text:p>https://wlpqq.message-alert.center/arrowLP/green-arrow.html?tag=600064&amp;tag1=software_udate&amp;tag2=2315244&amp;tag3=600064&amp;tag4=dating&amp;clickid=faf488ee482488e4b09974e8d0bd5a74-4888-0831&amp;device=UnknownMobile&amp;brand=Unknown&amp;model=Unknown&amp;country=US&amp;affid=600064&amp;subid=2315244&amp;ln=en&amp;cid=&amp;useragent=%25252525252525252525252525252525252525252525252525252525252525252525252525252525252525252525257Bvar%252525252525252525252525252525252525252525252525252525252525252525252525252525252525252525253Auseragent%25252525252525252525252525252525252525252525252525252525252525252525252525252525252525252525257D&amp;ip=198.137.18.105&amp;bv=Chrome%252525252525252525252525252525252525252525252525252525252525252525252525252525252525252525252520Mobile%25252525252525252525252525252525252525252525252525252525252525252525252525252525252525252525252064&amp;as=pc&amp;b=2&amp;blkt=1</text:p>
          </table:table-cell>
          <table:table-cell/>
        </table:table-row>
        <table:table-row table:style-name="ro2">
          <table:table-cell office:value-type="string" calcext:value-type="string">
            <text:p>https://buyspecialgift.com/?utm_source=Firepush&amp;utm_medium=Firepush&amp;utm_campaign=Push+Welcome+push&amp;utm_term=Push+Welcome+push&amp;h=16052-1-0-190908-0-0-351829721</text:p>
          </table:table-cell>
          <table:table-cell/>
        </table:table-row>
        <table:table-row table:style-name="ro2">
          <table:table-cell office:value-type="string" calcext:value-type="string">
            <text:p>https://vietees.com/?utm_source=Firepush&amp;utm_medium=Firepush&amp;utm_campaign=Push+Welcome+push&amp;utm_term=Push+Welcome+push&amp;h=512-1-0-190829-0-0-3468225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6925?p=16209&amp;ak=B6EsTGTi2g33&amp;type=1&amp;sender=16625692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388?p=16209&amp;ak=B6EsTGTi2g33&amp;type=1&amp;sender=16360538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8180?p=16209&amp;ak=B6EsTGTi2g33&amp;type=1&amp;sender=166258180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324?p=16209&amp;ak=B6EsTGTi2g33&amp;type=1&amp;sender=88378324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6599?p=16209&amp;ak=B6EsTGTi2g33&amp;type=1&amp;sender=16625659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7549?p=16209&amp;ak=B6EsTGTi2g33&amp;type=1&amp;sender=16625754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407?p=16209&amp;ak=B6EsTGTi2g33&amp;type=1&amp;sender=16360540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822?p=16209&amp;ak=B6EsTGTi2g33&amp;type=1&amp;sender=88378822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800?p=16209&amp;ak=B6EsTGTi2g33&amp;type=1&amp;sender=163605800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7655?p=16209&amp;ak=B6EsTGTi2g33&amp;type=1&amp;sender=16625765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353?p=16209&amp;ak=B6EsTGTi2g33&amp;type=1&amp;sender=16360535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731?p=16209&amp;ak=B6EsTGTi2g33&amp;type=1&amp;sender=163605731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9107?p=17287&amp;ak=h6MdBAIfr5P3&amp;type=1&amp;sender=8837910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501?p=16209&amp;ak=B6EsTGTi2g33&amp;type=1&amp;sender=163605501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566?p=16209&amp;ak=CdsfH7rbgjhw&amp;type=1&amp;sender=8837856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79855982?p=17287&amp;ak=h6MdBAIfr5P3&amp;type=1&amp;sender=79855982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489?p=16209&amp;ak=B6EsTGTi2g33&amp;type=1&amp;sender=8837848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8104?p=16209&amp;ak=B6EsTGTi2g33&amp;type=1&amp;sender=166258104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615?p=16209&amp;ak=B6EsTGTi2g33&amp;type=1&amp;sender=16360561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523?p=17287&amp;ak=h6MdBAIfr5P3&amp;type=1&amp;sender=163605523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79855926?p=17287&amp;ak=h6MdBAIfr5P3&amp;type=1&amp;sender=79855926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759?p=17287&amp;ak=h6MdBAIfr5P3&amp;type=1&amp;sender=163605759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993?p=16209&amp;ak=B6EsTGTi2g33&amp;type=1&amp;sender=8837899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79855841?p=17287&amp;ak=h6MdBAIfr5P3&amp;type=1&amp;sender=79855841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523?p=16209&amp;ak=CdsfH7rbgjhw&amp;type=1&amp;sender=88378523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860?p=17287&amp;ak=h6MdBAIfr5P3&amp;type=1&amp;sender=88378860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395?p=16209&amp;ak=CdsfH7rbgjhw&amp;type=1&amp;sender=88378395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426?p=16209&amp;ak=B6EsTGTi2g33&amp;type=1&amp;sender=163605426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668?p=17287&amp;ak=h6MdBAIfr5P3&amp;type=1&amp;sender=8837866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642?p=16209&amp;ak=CdsfH7rbgjhw&amp;type=1&amp;sender=88378642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921?p=17287&amp;ak=h6MdBAIfr5P3&amp;type=1&amp;sender=163605921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26?p=16221&amp;ak=CdsfH7rbgjhw&amp;type=25&amp;sender=2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907?p=16209&amp;ak=CdsfH7rbgjhw&amp;type=1&amp;sender=16360590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7501?p=17287&amp;ak=h6MdBAIfr5P3&amp;type=1&amp;sender=166257501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935?p=17287&amp;ak=h6MdBAIfr5P3&amp;type=1&amp;sender=163605935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426?p=16209&amp;ak=CdsfH7rbgjhw&amp;type=1&amp;sender=16360542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8180?p=16209&amp;ak=CdsfH7rbgjhw&amp;type=1&amp;sender=16625818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814?p=16209&amp;ak=CdsfH7rbgjhw&amp;type=1&amp;sender=16360581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79855822?p=16209&amp;ak=CdsfH7rbgjhw&amp;type=1&amp;sender=79855822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6257?p=17287&amp;ak=h6MdBAIfr5P3&amp;type=1&amp;sender=16625625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6360?p=17287&amp;ak=h6MdBAIfr5P3&amp;type=1&amp;sender=166256360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6256548?p=16209&amp;ak=CdsfH7rbgjhw&amp;type=1&amp;sender=16625654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3605759?p=16209&amp;ak=CdsfH7rbgjhw&amp;type=1&amp;sender=163605759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79856029?p=17287&amp;ak=h6MdBAIfr5P3&amp;type=1&amp;sender=79856029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378778?p=17287&amp;ak=h6MdBAIfr5P3&amp;type=1&amp;sender=8837877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79856035?p=16209&amp;ak=B6EsTGTi2g33&amp;type=1&amp;sender=7985603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79855762?p=16209&amp;ak=B6EsTGTi2g33&amp;type=1&amp;sender=79855762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163605615?p=16209&amp;ak=B6EsTGTi2g33&amp;type=1&amp;sender=16360561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79856035?p=16209&amp;ak=B6EsTGTi2g33&amp;type=1&amp;sender=7985603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79855963?p=17287&amp;ak=h6MdBAIfr5P3&amp;type=1&amp;sender=79855963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5?p=17298&amp;ak=h6MdBAIfr5P3&amp;type=24&amp;sender=125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9?p=17299&amp;ak=h6MdBAIfr5P3&amp;type=25&amp;sender=19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96?p=16220&amp;ak=CdsfH7rbgjhw&amp;type=24&amp;sender=9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4?p=16220&amp;ak=CdsfH7rbgjhw&amp;type=24&amp;sender=8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26?p=16220&amp;ak=B6EsTGTi2g33&amp;type=24&amp;sender=26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97?p=16220&amp;ak=CdsfH7rbgjhw&amp;type=24&amp;sender=9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68?p=16220&amp;ak=B6EsTGTi2g33&amp;type=24&amp;sender=6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7?p=16221&amp;ak=CdsfH7rbgjhw&amp;type=25&amp;sender=12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?p=17298&amp;ak=h6MdBAIfr5P3&amp;type=24&amp;sender=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//wethunt.com/thread87?p=16220&amp;ak=B6EsTGTi2g33&amp;type=24&amp;sender=8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6?p=16220&amp;ak=CdsfH7rbgjhw&amp;type=24&amp;sender=11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5?p=16220&amp;ak=B6EsTGTi2g33&amp;type=24&amp;sender=11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7?p=16220&amp;ak=CdsfH7rbgjhw&amp;type=24&amp;sender=5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4?p=16220&amp;ak=B6EsTGTi2g33&amp;type=24&amp;sender=114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5?p=17298&amp;ak=h6MdBAIfr5P3&amp;type=24&amp;sender=55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59?p=16220&amp;ak=B6EsTGTi2g33&amp;type=24&amp;sender=5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6?p=16220&amp;ak=CdsfH7rbgjhw&amp;type=24&amp;sender=10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121?p=16220&amp;ak=B6EsTGTi2g33&amp;type=24&amp;sender=121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18?p=16220&amp;ak=CdsfH7rbgjhw&amp;type=24&amp;sender=1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5?p=16220&amp;ak=B6EsTGTi2g33&amp;type=24&amp;sender=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72?p=17299&amp;ak=h6MdBAIfr5P3&amp;type=25&amp;sender=72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2?p=16220&amp;ak=CdsfH7rbgjhw&amp;type=24&amp;sender=112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113?p=16220&amp;ak=B6EsTGTi2g33&amp;type=24&amp;sender=11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29?p=16220&amp;ak=B6EsTGTi2g33&amp;type=24&amp;sender=2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5?p=16220&amp;ak=CdsfH7rbgjhw&amp;type=24&amp;sender=85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27?p=16221&amp;ak=CdsfH7rbgjhw&amp;type=25&amp;sender=2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87?p=16220&amp;ak=B6EsTGTi2g33&amp;type=24&amp;sender=8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3?p=16220&amp;ak=B6EsTGTi2g33&amp;type=24&amp;sender=10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6?p=17299&amp;ak=h6MdBAIfr5P3&amp;type=25&amp;sender=106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2?p=16220&amp;ak=CdsfH7rbgjhw&amp;type=24&amp;sender=122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3?p=16220&amp;ak=B6EsTGTi2g33&amp;type=24&amp;sender=11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21?p=16220&amp;ak=CdsfH7rbgjhw&amp;type=24&amp;sender=21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100?p=16221&amp;ak=CdsfH7rbgjhw&amp;type=25&amp;sender=10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7?p=17298&amp;ak=h6MdBAIfr5P3&amp;type=24&amp;sender=1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//wethunt.com/thread59?p=16220&amp;ak=B6EsTGTi2g33&amp;type=24&amp;sender=5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5?p=16220&amp;ak=B6EsTGTi2g33&amp;type=24&amp;sender=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96?p=16221&amp;ak=CdsfH7rbgjhw&amp;type=25&amp;sender=9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?p=16220&amp;ak=B6EsTGTi2g33&amp;type=24&amp;sender=8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7?p=17299&amp;ak=h6MdBAIfr5P3&amp;type=25&amp;sender=11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98?p=16221&amp;ak=CdsfH7rbgjhw&amp;type=25&amp;sender=9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60?p=16221&amp;ak=CdsfH7rbgjhw&amp;type=25&amp;sender=6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83?p=16221&amp;ak=B6EsTGTi2g33&amp;type=25&amp;sender=8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92?p=17298&amp;ak=h6MdBAIfr5P3&amp;type=24&amp;sender=92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//wethunt.com/thread72?p=16220&amp;ak=B6EsTGTi2g33&amp;type=24&amp;sender=72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57?p=16220&amp;ak=CdsfH7rbgjhw&amp;type=24&amp;sender=5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89?p=16220&amp;ak=B6EsTGTi2g33&amp;type=24&amp;sender=8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100?p=16220&amp;ak=B6EsTGTi2g33&amp;type=24&amp;sender=100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74?p=16221&amp;ak=CdsfH7rbgjhw&amp;type=25&amp;sender=7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27?p=16220&amp;ak=B6EsTGTi2g33&amp;type=24&amp;sender=2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8?p=16220&amp;ak=CdsfH7rbgjhw&amp;type=24&amp;sender=1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48?p=16221&amp;ak=CdsfH7rbgjhw&amp;type=25&amp;sender=4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88?p=16220&amp;ak=B6EsTGTi2g33&amp;type=24&amp;sender=8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60?p=16220&amp;ak=CdsfH7rbgjhw&amp;type=24&amp;sender=6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65?p=17298&amp;ak=h6MdBAIfr5P3&amp;type=24&amp;sender=65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24?p=16220&amp;ak=B6EsTGTi2g33&amp;type=24&amp;sender=24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0?p=16221&amp;ak=CdsfH7rbgjhw&amp;type=25&amp;sender=8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97?p=16220&amp;ak=B6EsTGTi2g33&amp;type=24&amp;sender=9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40?p=17298&amp;ak=h6MdBAIfr5P3&amp;type=24&amp;sender=40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//wethunt.com/thread21?p=16220&amp;ak=CdsfH7rbgjhw&amp;type=24&amp;sender=21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7?p=16220&amp;ak=CdsfH7rbgjhw&amp;type=24&amp;sender=11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91?p=16220&amp;ak=B6EsTGTi2g33&amp;type=24&amp;sender=91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?p=16220&amp;ak=CdsfH7rbgjhw&amp;type=24&amp;sender=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79?p=16220&amp;ak=B6EsTGTi2g33&amp;type=24&amp;sender=7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9?p=17298&amp;ak=h6MdBAIfr5P3&amp;type=24&amp;sender=59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37?p=16220&amp;ak=B6EsTGTi2g33&amp;type=24&amp;sender=3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1?p=17298&amp;ak=h6MdBAIfr5P3&amp;type=24&amp;sender=111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//wethunt.com/thread102?p=16220&amp;ak=CdsfH7rbgjhw&amp;type=24&amp;sender=102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60?p=16220&amp;ak=B6EsTGTi2g33&amp;type=24&amp;sender=60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128?p=17298&amp;ak=h6MdBAIfr5P3&amp;type=24&amp;sender=12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89?p=16220&amp;ak=CdsfH7rbgjhw&amp;type=24&amp;sender=89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98?p=16220&amp;ak=CdsfH7rbgjhw&amp;type=24&amp;sender=9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9?p=16220&amp;ak=B6EsTGTi2g33&amp;type=24&amp;sender=10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0?p=16220&amp;ak=CdsfH7rbgjhw&amp;type=24&amp;sender=10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47?p=16220&amp;ak=B6EsTGTi2g33&amp;type=24&amp;sender=4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1?p=16221&amp;ak=B6EsTGTi2g33&amp;type=25&amp;sender=111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29?p=16221&amp;ak=CdsfH7rbgjhw&amp;type=25&amp;sender=29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21?p=17298&amp;ak=h6MdBAIfr5P3&amp;type=24&amp;sender=21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4?p=16220&amp;ak=CdsfH7rbgjhw&amp;type=24&amp;sender=11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49?p=16220&amp;ak=B6EsTGTi2g33&amp;type=24&amp;sender=4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21?p=16220&amp;ak=CdsfH7rbgjhw&amp;type=24&amp;sender=21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1?p=16220&amp;ak=CdsfH7rbgjhw&amp;type=24&amp;sender=111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68?p=16220&amp;ak=B6EsTGTi2g33&amp;type=24&amp;sender=6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7?p=16220&amp;ak=CdsfH7rbgjhw&amp;type=24&amp;sender=1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6?p=17298&amp;ak=h6MdBAIfr5P3&amp;type=24&amp;sender=86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79?p=16220&amp;ak=CdsfH7rbgjhw&amp;type=24&amp;sender=79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97?p=16220&amp;ak=B6EsTGTi2g33&amp;type=24&amp;sender=9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0?p=16221&amp;ak=B6EsTGTi2g33&amp;type=25&amp;sender=120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92?p=17298&amp;ak=h6MdBAIfr5P3&amp;type=24&amp;sender=92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91?p=17298&amp;ak=h6MdBAIfr5P3&amp;type=24&amp;sender=91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4?p=17299&amp;ak=h6MdBAIfr5P3&amp;type=25&amp;sender=104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1?p=16221&amp;ak=B6EsTGTi2g33&amp;type=25&amp;sender=121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60?p=16221&amp;ak=CdsfH7rbgjhw&amp;type=25&amp;sender=6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91?p=16220&amp;ak=B6EsTGTi2g33&amp;type=24&amp;sender=91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80?p=16220&amp;ak=CdsfH7rbgjhw&amp;type=24&amp;sender=8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3?p=16220&amp;ak=B6EsTGTi2g33&amp;type=24&amp;sender=8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8?p=17299&amp;ak=h6MdBAIfr5P3&amp;type=25&amp;sender=5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38?p=16221&amp;ak=CdsfH7rbgjhw&amp;type=25&amp;sender=3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91?p=16221&amp;ak=CdsfH7rbgjhw&amp;type=25&amp;sender=91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21?p=17298&amp;ak=h6MdBAIfr5P3&amp;type=24&amp;sender=21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47?p=16220&amp;ak=B6EsTGTi2g33&amp;type=24&amp;sender=4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45?p=16220&amp;ak=B6EsTGTi2g33&amp;type=24&amp;sender=4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70?p=17298&amp;ak=h6MdBAIfr5P3&amp;type=24&amp;sender=70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6?p=17298&amp;ak=h6MdBAIfr5P3&amp;type=24&amp;sender=6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6?p=16220&amp;ak=B6EsTGTi2g33&amp;type=24&amp;sender=16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30?p=17298&amp;ak=h6MdBAIfr5P3&amp;type=24&amp;sender=30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6?p=16220&amp;ak=B6EsTGTi2g33&amp;type=24&amp;sender=126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45?p=16220&amp;ak=CdsfH7rbgjhw&amp;type=24&amp;sender=45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0?p=16220&amp;ak=B6EsTGTi2g33&amp;type=24&amp;sender=100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8?p=17298&amp;ak=h6MdBAIfr5P3&amp;type=24&amp;sender=12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6?p=16221&amp;ak=CdsfH7rbgjhw&amp;type=25&amp;sender=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21?p=16220&amp;ak=CdsfH7rbgjhw&amp;type=24&amp;sender=21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106?p=17299&amp;ak=h6MdBAIfr5P3&amp;type=25&amp;sender=106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//wethunt.com/thread99?p=16220&amp;ak=B6EsTGTi2g33&amp;type=24&amp;sender=9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3?p=16220&amp;ak=CdsfH7rbgjhw&amp;type=24&amp;sender=103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68?p=16220&amp;ak=B6EsTGTi2g33&amp;type=24&amp;sender=6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22?p=16221&amp;ak=CdsfH7rbgjhw&amp;type=25&amp;sender=22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53?p=17299&amp;ak=h6MdBAIfr5P3&amp;type=25&amp;sender=53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94?p=16221&amp;ak=CdsfH7rbgjhw&amp;type=25&amp;sender=9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7?p=16221&amp;ak=CdsfH7rbgjhw&amp;type=25&amp;sender=8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68?p=16220&amp;ak=B6EsTGTi2g33&amp;type=24&amp;sender=6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21?p=17299&amp;ak=h6MdBAIfr5P3&amp;type=25&amp;sender=21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99?p=16220&amp;ak=CdsfH7rbgjhw&amp;type=24&amp;sender=99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27?p=16220&amp;ak=B6EsTGTi2g33&amp;type=24&amp;sender=27&amp;login_push=1&amp;pe=2705&amp;sub_id=85462308</text:p>
          </table:table-cell>
          <table:table-cell table:style-name="Default"/>
        </table:table-row>
        <table:table-row table:style-name="ro2">
          <table:table-cell office:value-type="string" calcext:value-type="string">
            <text:p>https://m.wethunt.com/thread57?p=17298&amp;ak=h6MdBAIfr5P3&amp;type=24&amp;sender=5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2?p=17298&amp;ak=h6MdBAIfr5P3&amp;type=24&amp;sender=102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56?p=17299&amp;ak=h6MdBAIfr5P3&amp;type=25&amp;sender=56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//wethunt.com/thread57?p=16220&amp;ak=CdsfH7rbgjhw&amp;type=24&amp;sender=5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83?p=16221&amp;ak=B6EsTGTi2g33&amp;type=25&amp;sender=8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7?p=17298&amp;ak=h6MdBAIfr5P3&amp;type=24&amp;sender=10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1?p=16220&amp;ak=B6EsTGTi2g33&amp;type=24&amp;sender=121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26?p=16220&amp;ak=CdsfH7rbgjhw&amp;type=24&amp;sender=2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87?p=17299&amp;ak=h6MdBAIfr5P3&amp;type=25&amp;sender=8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7?p=17299&amp;ak=h6MdBAIfr5P3&amp;type=25&amp;sender=12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52?p=16220&amp;ak=B6EsTGTi2g33&amp;type=24&amp;sender=52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42?p=16220&amp;ak=CdsfH7rbgjhw&amp;type=24&amp;sender=42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3?p=16221&amp;ak=CdsfH7rbgjhw&amp;type=25&amp;sender=83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124?p=16220&amp;ak=B6EsTGTi2g33&amp;type=24&amp;sender=124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38?p=16221&amp;ak=CdsfH7rbgjhw&amp;type=25&amp;sender=3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0?p=16220&amp;ak=B6EsTGTi2g33&amp;type=24&amp;sender=120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6?p=16220&amp;ak=CdsfH7rbgjhw&amp;type=24&amp;sender=6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54?p=16221&amp;ak=CdsfH7rbgjhw&amp;type=25&amp;sender=5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95?p=16220&amp;ak=B6EsTGTi2g33&amp;type=24&amp;sender=9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122?p=17298&amp;ak=h6MdBAIfr5P3&amp;type=24&amp;sender=122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58?p=17298&amp;ak=h6MdBAIfr5P3&amp;type=24&amp;sender=5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8?p=16220&amp;ak=B6EsTGTi2g33&amp;type=24&amp;sender=1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3?p=16221&amp;ak=CdsfH7rbgjhw&amp;type=25&amp;sender=53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?p=16221&amp;ak=CdsfH7rbgjhw&amp;type=25&amp;sender=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122?p=16220&amp;ak=B6EsTGTi2g33&amp;type=24&amp;sender=122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5?p=16221&amp;ak=CdsfH7rbgjhw&amp;type=25&amp;sender=105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4?p=16220&amp;ak=CdsfH7rbgjhw&amp;type=24&amp;sender=10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87?p=16220&amp;ak=B6EsTGTi2g33&amp;type=24&amp;sender=8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?p=16220&amp;ak=CdsfH7rbgjhw&amp;type=24&amp;sender=5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9?p=17298&amp;ak=h6MdBAIfr5P3&amp;type=24&amp;sender=119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92?p=16220&amp;ak=B6EsTGTi2g33&amp;type=24&amp;sender=92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40?p=17298&amp;ak=h6MdBAIfr5P3&amp;type=24&amp;sender=40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64?p=16220&amp;ak=CdsfH7rbgjhw&amp;type=24&amp;sender=6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3?p=16220&amp;ak=CdsfH7rbgjhw&amp;type=24&amp;sender=113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4?p=16220&amp;ak=B6EsTGTi2g33&amp;type=24&amp;sender=14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9?p=16220&amp;ak=B6EsTGTi2g33&amp;type=24&amp;sender=11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11?p=16221&amp;ak=CdsfH7rbgjhw&amp;type=25&amp;sender=111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26?p=17298&amp;ak=h6MdBAIfr5P3&amp;type=24&amp;sender=26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//wethunt.com/thread68?p=16220&amp;ak=B6EsTGTi2g33&amp;type=24&amp;sender=68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47?p=16221&amp;ak=CdsfH7rbgjhw&amp;type=25&amp;sender=4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2?p=16221&amp;ak=B6EsTGTi2g33&amp;type=25&amp;sender=122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//wethunt.com/thread80?p=16220&amp;ak=CdsfH7rbgjhw&amp;type=24&amp;sender=8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3?p=16221&amp;ak=B6EsTGTi2g33&amp;type=25&amp;sender=12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4?p=17298&amp;ak=h6MdBAIfr5P3&amp;type=24&amp;sender=54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20?p=17299&amp;ak=h6MdBAIfr5P3&amp;type=25&amp;sender=120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48?p=16221&amp;ak=CdsfH7rbgjhw&amp;type=25&amp;sender=48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26?p=16221&amp;ak=B6EsTGTi2g33&amp;type=25&amp;sender=26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6?p=16220&amp;ak=B6EsTGTi2g33&amp;type=24&amp;sender=6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5?p=16220&amp;ak=B6EsTGTi2g33&amp;type=24&amp;sender=55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104?p=16221&amp;ak=CdsfH7rbgjhw&amp;type=25&amp;sender=104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88?p=17298&amp;ak=h6MdBAIfr5P3&amp;type=24&amp;sender=8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37?p=16221&amp;ak=CdsfH7rbgjhw&amp;type=25&amp;sender=37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87?p=17298&amp;ak=h6MdBAIfr5P3&amp;type=24&amp;sender=87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53?p=16220&amp;ak=B6EsTGTi2g33&amp;type=24&amp;sender=53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70?p=16221&amp;ak=CdsfH7rbgjhw&amp;type=25&amp;sender=70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//wethunt.com/thread49?p=16220&amp;ak=B6EsTGTi2g33&amp;type=24&amp;sender=49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48?p=17299&amp;ak=h6MdBAIfr5P3&amp;type=25&amp;sender=48&amp;login_push=1&amp;pe=2660&amp;sub_id=119611252</text:p>
          </table:table-cell>
          <table:table-cell/>
        </table:table-row>
        <table:table-row table:style-name="ro2">
          <table:table-cell office:value-type="string" calcext:value-type="string">
            <text:p>https://m.wethunt.com/thread17?p=16220&amp;ak=B6EsTGTi2g33&amp;type=24&amp;sender=17&amp;login_push=1&amp;pe=2705&amp;sub_id=85462308</text:p>
          </table:table-cell>
          <table:table-cell/>
        </table:table-row>
        <table:table-row table:style-name="ro2">
          <table:table-cell office:value-type="string" calcext:value-type="string">
            <text:p>https://m.wethunt.com/thread52?p=16221&amp;ak=CdsfH7rbgjhw&amp;type=25&amp;sender=52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m.wethunt.com/thread91?p=16220&amp;ak=CdsfH7rbgjhw&amp;type=24&amp;sender=91&amp;login_push=1&amp;pe=2705&amp;sub_id=90345775</text:p>
          </table:table-cell>
          <table:table-cell/>
        </table:table-row>
        <table:table-row table:style-name="ro2">
          <table:table-cell office:value-type="string" calcext:value-type="string">
            <text:p>https://alldayfunds.com/?tid=78aa18b97385418c974eee72ce47d8c9&amp;loanAmount=&amp;email=&amp;zip=&amp;bdyear=</text:p>
          </table:table-cell>
          <table:table-cell/>
        </table:table-row>
        <table:table-row table:style-name="ro2">
          <table:table-cell office:value-type="string" calcext:value-type="string">
            <text:p>https://loansleader.com/?tid=aad68405ea1c4ebf8f927699c57c3c46&amp;loanAmount=&amp;email=&amp;zip=&amp;bdyear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96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96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72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2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96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75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75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75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75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75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subaff1=push&amp;subaff2=201817&amp;subaff3=82973&amp;subaff4=paypal1000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walgc1000&amp;subaff1=pushnamics&amp;subaff2=201817&amp;subaff3=104688&amp;subaff4=walgc1000Generic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vsagc&amp;subaff1=push&amp;subaff2=201817&amp;subaff3=62292&amp;subaff4=Visa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walgc1000&amp;subaff1=pushnamics&amp;subaff2=201817&amp;subaff3=104688&amp;subaff4=walgc1000Generic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subaff1=push&amp;subaff2=201817&amp;subaff3=82973&amp;subaff4=paypal1000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airline1000&amp;o=206912&amp;subaff1=PSH_GNXS_PN_O5463_FAV10_reoccurring_pn_fb_pn&amp;subaff2=202990&amp;subaff3=110170&amp;subaff4=aairline1000CPA2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walgc1000&amp;subaff1=pushnamics&amp;subaff2=201817&amp;subaff3=104688&amp;subaff4=walgc1000Generic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trumpapprove&amp;o=210974&amp;subaff1=4d65d266-2e35-459d-9ffe-6ed1ba908a87&amp;subaff2=204088&amp;subaff3=123107&amp;subaff4=trumpapprove1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trumpapprove&amp;o=210974&amp;subaff1=4d65d266-2e35-459d-9ffe-6ed1ba908a87&amp;subaff2=204088&amp;subaff3=121072&amp;subaff4=trumpapprove1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75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pajohn100&amp;o=205050&amp;subaff1=57fc7fc2-ec3e-48ae-b0ea-39f3306dbdf9&amp;subaff2=203400&amp;subaff3=98963&amp;subaff4=PapaJohns1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pajohn100&amp;o=205050&amp;subaff1=f704162a-3673-48c9-913a-9ff76bdbaebd&amp;subaff2=203400&amp;subaff3=98963&amp;subaff4=PapaJohns1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pajohn100&amp;o=205050&amp;subaff1=ed4ee935-2419-47c6-97a7-4e264d0087a8&amp;subaff2=203400&amp;subaff3=98963&amp;subaff4=PapaJohns1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pajohn100&amp;o=205050&amp;subaff1=102d18d7-3d11-4a61-ad99-34cce8e4f53c&amp;subaff2=203400&amp;subaff3=98963&amp;subaff4=PapaJohns100&amp;DVID=</text:p>
          </table:table-cell>
          <table:table-cell/>
        </table:table-row>
        <table:table-row table:style-name="ro2">
          <table:table-cell office:value-type="string" calcext:value-type="string">
            <text:p>https://www.retailproductzone.com/?Flow=6b51d955-0748-462e-9eb5-0ccdd7eceb37&amp;isPrePop=true&amp;reward=kroger250&amp;o=208149&amp;subaff1=5961&amp;subaff2=201927&amp;subaff3=106971&amp;subaff4=kroger25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boavisa1000&amp;subaff1=PN_TAG_05FLUBOA_s&amp;subaff2=183314&amp;subaff3=85995&amp;subaff4=boavisa1000CPC&amp;DVID=&amp;email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nkgc&amp;o=205049&amp;subaff1=108218&amp;subaff2=196712&amp;subaff3=47684&amp;subaff4=Nike&amp;DVID=</text:p>
          </table:table-cell>
          <table:table-cell/>
        </table:table-row>
        <table:table-row table:style-name="ro2">
          <table:table-cell office:value-type="string" calcext:value-type="string">
            <text:p>https://www.retailproductzone.com/?Flow=6b51d955-0748-462e-9eb5-0ccdd7eceb37&amp;isPrePop=true&amp;reward=amzprime&amp;subaff1=PN_BDE_20FLUAMP_0&amp;subaff2=183314&amp;subaff3=91524&amp;subaff4=amazonprime99CPC&amp;DVID=&amp;email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boavisa1000&amp;subaff1=PN_TAG_05FLUBOA_s&amp;subaff2=183314&amp;subaff3=85995&amp;subaff4=boavisa1000CPC&amp;DVID=&amp;email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boavisa1000&amp;subaff1=PN_TAG_05FLUBOA_s&amp;subaff2=183314&amp;subaff3=85995&amp;subaff4=boavisa1000CPC&amp;DVID=&amp;email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boavisa1000&amp;subaff1=PN_C4R_14FLUBOA_s&amp;subaff2=183314&amp;subaff3=85995&amp;subaff4=boavisa1000CPC&amp;DVID=&amp;email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o=207085&amp;subaff1=ac738b82-18ec-4b22-92ff-164ecf3230ba&amp;subaff2=203400&amp;subaff3=90919&amp;subaff4=paypal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o=207085&amp;subaff1=d2d531ba-3531-4e06-85be-2b6c8a8d3889&amp;subaff2=203400&amp;subaff3=90919&amp;subaff4=paypal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o=207085&amp;subaff1=0f33eb72-0d5a-42f6-a952-f096e238321b&amp;subaff2=203400&amp;subaff3=90919&amp;subaff4=paypal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o=207085&amp;subaff1=d2d531ba-3531-4e06-85be-2b6c8a8d3889&amp;subaff2=203400&amp;subaff3=90919&amp;subaff4=paypal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o=207085&amp;subaff1=f1a3f261-5ecd-49cb-9c87-830da1533c70&amp;subaff2=203400&amp;subaff3=90919&amp;subaff4=paypal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o=207085&amp;subaff1=newpushLPX&amp;subaff2=204014&amp;subaff3=99437&amp;subaff4=paypal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subaff1=push&amp;subaff2=201817&amp;subaff3=82973&amp;subaff4=paypal1000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o=207085&amp;subaff1=00pw&amp;subaff2=204212&amp;subaff3=106946&amp;subaff4=paypal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subaff1=push&amp;subaff2=201817&amp;subaff3=82973&amp;subaff4=paypal1000CPC&amp;DVID=</text:p>
          </table:table-cell>
          <table:table-cell/>
        </table:table-row>
        <table:table-row table:style-name="ro2">
          <table:table-cell office:value-type="string" calcext:value-type="string">
            <text:p>https://signup.ourdailysweepstakes.com/?Flow=3A8A91A9-6FAD-4AD8-D4CF-D2F003D9564636DFAB13&amp;isPrePop=true&amp;reward=walsweep&amp;o=206110&amp;subaff1=1075&amp;subaff2=203671&amp;subaff3=92210&amp;subaff4=SweepstakesADayWalmartSpree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nkgc&amp;o=205049&amp;subaff1=108218&amp;subaff2=196712&amp;subaff3=47684&amp;subaff4=Nike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walgc1000&amp;subaff1=pushnamics&amp;subaff2=201817&amp;subaff3=104688&amp;subaff4=walgc1000Generic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check250sp&amp;subaff1=PN_FSG_01FLU250_s&amp;subaff2=183314&amp;subaff3=85994&amp;subaff4=check250CPC&amp;DVID=&amp;email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4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trumpapprove&amp;o=210974&amp;subaff1=4d65d266-2e35-459d-9ffe-6ed1ba908a87&amp;subaff2=204088&amp;subaff3=123107&amp;subaff4=trumpapprove1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bidentrump&amp;o=210960&amp;subaff1=4d65d266-2e35-459d-9ffe-6ed1ba908a87&amp;subaff2=204088&amp;subaff3=122767&amp;subaff4=bidentrump1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vsagc&amp;subaff1=push&amp;subaff2=201817&amp;subaff3=62292&amp;subaff4=Visa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amzgc1000&amp;o=205207&amp;subaff1=1075&amp;subaff2=203671&amp;subaff3=88525&amp;subaff4=Amazon10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trumpapprove&amp;o=210974&amp;subaff1=4d65d266-2e35-459d-9ffe-6ed1ba908a87&amp;subaff2=204088&amp;subaff3=123107&amp;subaff4=trumpapprove100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mcd100wt&amp;o=205447&amp;subaff1=1072&amp;subaff2=203671&amp;subaff3=88537&amp;subaff4=mcdonalds100Holiday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&amp;subaff1=push&amp;subaff2=201817&amp;subaff3=82973&amp;subaff4=paypal1000CPC&amp;DVID=</text:p>
          </table:table-cell>
          <table:table-cell/>
        </table:table-row>
        <table:table-row table:style-name="ro2">
          <table:table-cell office:value-type="string" calcext:value-type="string">
            <text:p>https://www.surveysandpromotionsusa.com/?Flow=6b51d955-0748-462e-9eb5-0ccdd7eceb37&amp;isPrePop=true&amp;reward=paypal1000summer&amp;o=210871&amp;subaff1=132536&amp;subaff2=202613&amp;subaff3=118794&amp;subaff4=paypal1000summer&amp;DVID=</text:p>
          </table:table-cell>
          <table:table-cell/>
        </table:table-row>
        <table:table-row table:style-name="ro2">
          <table:table-cell office:value-type="string" calcext:value-type="string">
            <text:p>http://104.248.221.31/systemerror-win-chx/?phone=+1-(888)-402-0560&amp;</text:p>
          </table:table-cell>
          <table:table-cell/>
        </table:table-row>
        <table:table-row table:style-name="ro2">
          <table:table-cell office:value-type="string" calcext:value-type="string">
            <text:p>http://157.230.170.107/systemerror-win-chx/?phone=+1-(888)-441-0565&amp;</text:p>
          </table:table-cell>
          <table:table-cell/>
        </table:table-row>
        <table:table-row table:style-name="ro2">
          <table:table-cell office:value-type="string" calcext:value-type="string">
            <text:p>http://165.22.137.101/systemerror-win-chx/?phone=+1-(888)-441-0816&amp;</text:p>
          </table:table-cell>
          <table:table-cell/>
        </table:table-row>
        <table:table-row table:style-name="ro2">
          <table:table-cell office:value-type="string" calcext:value-type="string">
            <text:p>http://68.183.165.142/systemerror-win-chx/?phone=+1-(888)-402-0560&amp;</text:p>
          </table:table-cell>
          <table:table-cell/>
        </table:table-row>
        <table:table-row table:style-name="ro2">
          <table:table-cell office:value-type="string" calcext:value-type="string">
            <text:p>http://68.183.170.22/systemerror-win-chx/?phone=+1-(888)-402-0560&amp;</text:p>
          </table:table-cell>
          <table:table-cell/>
        </table:table-row>
        <table:table-row table:style-name="ro2">
          <table:table-cell office:value-type="string" calcext:value-type="string">
            <text:p>https://www.kompas.com/tren/read/2019/08/27/230818865/komplikasi-ibu-yang-diinjak-kepalanya-oleh-sang-anak-meninggal-dunia?page=1#utm_source=insider&amp;utm_medium=web_push&amp;utm_campaign=ibu_diinjak_kpala_mninggal_7.18&amp;webPushId=MTgyNjY=</text:p>
          </table:table-cell>
          <table:table-cell/>
        </table:table-row>
        <table:table-row table:style-name="ro2">
          <table:table-cell office:value-type="string" calcext:value-type="string">
            <text:p>https://properti.kompas.com/read/2019/08/27/213638821/viral-iklan-apartemen-agung-podomoro-di-ibu-kota-baru-ini-kisahnya?page=1#utm_source=insider&amp;utm_medium=web_push&amp;utm_campaign=viraliklanapartemendibpp2200&amp;webPushId=MTgyNDI=</text:p>
          </table:table-cell>
          <table:table-cell/>
        </table:table-row>
        <table:table-row table:style-name="ro2">
          <table:table-cell office:value-type="string" calcext:value-type="string">
            <text:p>https://nasional.kompas.com/read/2019/10/04/17042251/usai-rapat-kabinet-terakhir-siapa-menteri-yang-bertahan#utm_source=insider&amp;utm_medium=web_push&amp;utm_campaign=siapamenteribertahan&amp;webPushId=MjM4MDY=</text:p>
          </table:table-cell>
          <table:table-cell/>
        </table:table-row>
        <table:table-row table:style-name="ro2">
          <table:table-cell office:value-type="string" calcext:value-type="string">
            <text:p>https://www.nowplatinum.com/Credit/ApplyStepOneEmail.aspx?sid=711&amp;sfid=26&amp;ns=wax-0&amp;hid=550277376&amp;cd=350107&amp;c1=350034&amp;c2=155&amp;c3=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user?site_id=6&amp;email=&amp;aff_name=RTX&amp;aff_id=1768&amp;aff_sub=a0a7d001cfc511e9b0700242ac110004-9529&amp;aff_sub2=&amp;ha_transaction_id=626d11105ceb41d0a9b3f27eca496099&amp;ha_offer_id=87&amp;first_name=&amp;last_name=&amp;phone=&amp;address_1=&amp;address_2=&amp;city=&amp;state=&amp;zip=&amp;dob_m=&amp;dob_d=&amp;dob_y=&amp;age=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omgsweep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win.click4riches.info/api/offer</text:p>
          </table:table-cell>
          <table:table-cell/>
        </table:table-row>
        <table:table-row table:style-name="ro2">
          <table:table-cell office:value-type="string" calcext:value-type="string">
            <text:p>https://hentaifap.land/cw/cw_0119/land_cw_280119_en/index.html?utm_campaign=bn_cw_reacheffect_300x250_games&amp;utm_medium=click&amp;utm_source=pu&amp;utm_content=IhASCy83CRMLB1lmQk9fVQ__&amp;bnid=land_cw_280119_en&amp;crID=237031&amp;zID=8823</text:p>
          </table:table-cell>
          <table:table-cell/>
        </table:table-row>
        <table:table-row table:style-name="ro2">
          <table:table-cell office:value-type="string" calcext:value-type="string">
            <text:p>https://hentaifap.land/cw/cw_0119/land_cw_280119_2_en/index.html?utm_campaign=bn_cw_reacheffect_300x250_games&amp;utm_medium=click&amp;utm_source=pu&amp;utm_content=IhASCy83CRMLB1lmQk9fVQ__&amp;bnid=land_cw_280119_2_en&amp;crID=237041&amp;zID=8823</text:p>
          </table:table-cell>
          <table:table-cell/>
        </table:table-row>
        <table:table-row table:style-name="ro2">
          <table:table-cell office:value-type="string" calcext:value-type="string">
            <text:p>https://hentaifap.land/cw/cw_0519/land_cw_310519_en/index.html?utm_campaign=bn_cw_reacheffect_300x250_games&amp;utm_medium=click&amp;utm_source=pu&amp;utm_content=IhASCy83CRMLB1lmQk9fVQ__&amp;bnid=land_cw_310519_en&amp;crID=271543&amp;zID=8823</text:p>
          </table:table-cell>
          <table:table-cell/>
        </table:table-row>
        <table:table-row table:style-name="ro2">
          <table:table-cell office:value-type="string" calcext:value-type="string">
            <text:p>https://hentaifap.land/cw/cw_0319/land_cw_180319_en/index.html?p=1&amp;utm_campaign=bn_cw_reacheffect_300x250_games&amp;utm_medium=click&amp;utm_source=pu&amp;utm_content=NgQVEEgVExUNTkNgR1VeUUc_&amp;bnid=land_cw_180319_en&amp;crID=255468&amp;zID=8823</text:p>
          </table:table-cell>
          <table:table-cell/>
        </table:table-row>
        <table:table-row table:style-name="ro2">
          <table:table-cell office:value-type="string" calcext:value-type="string">
            <text:p>http://hentaifapland.com/cuntwars/cw_1218/land_cw_141218_3_en/index.html?utm_campaign=bn_cw_reacheffect_300x250_games&amp;utm_medium=click&amp;utm_source=pu&amp;utm_content=NgQVEEgVExUNTkVkQVdeUEtV&amp;bnid=land_cw_141218_3_en&amp;crID=227777&amp;zID=8823</text:p>
          </table:table-cell>
          <table:table-cell/>
        </table:table-row>
        <table:table-row table:style-name="ro2">
          <table:table-cell office:value-type="string" calcext:value-type="string">
            <text:p>http://mysagagame.com/girlwars/cw_0818/naland_cw_290818_auto/index.html?utm_campaign=bn_cw_reacheffect_300x250_games&amp;utm_medium=click&amp;utm_source=pu&amp;utm_content=IhASCy83CRMLB1lmQk9fVQ__&amp;bnid=land_cw_290818_auto_en&amp;crID=227758&amp;zID=8823&amp;landing=modest&amp;</text:p>
          </table:table-cell>
          <table:table-cell/>
        </table:table-row>
        <table:table-row table:style-name="ro2">
          <table:table-cell office:value-type="string" calcext:value-type="string">
            <text:p>http://mysagagame.com/girlwars/cw_0818/naland_cw_290818_auto/index.html?utm_campaign=bn_cw_reacheffect_300x250_games&amp;utm_medium=click&amp;utm_source=pu&amp;utm_content=NgQVEEgVExUNTkVjTFpZUkU_&amp;bnid=land_cw_290818_auto_en&amp;crID=227758&amp;zID=8823&amp;landing=modest&amp;</text:p>
          </table:table-cell>
          <table:table-cell/>
        </table:table-row>
        <table:table-row table:style-name="ro2">
          <table:table-cell office:value-type="string" calcext:value-type="string">
            <text:p>https://track.totalav.com/5c98dc0a2fe05/click/535ee09b-d637-41de-8004-ad88f977a2f5-direct/wU324E5RM9M70HSO1BGPJN4U/29</text:p>
          </table:table-cell>
          <table:table-cell/>
        </table:table-row>
        <table:table-row table:style-name="ro2">
          <table:table-cell office:value-type="string" calcext:value-type="string">
            <text:p>https://track.totalav.com/5d5c91556f3f7/click/b8975836-082d-4ac4-b01a-c35bbb123f40/wT3C5HNSMO8J4HVOHM4L1VL0/29</text:p>
          </table:table-cell>
          <table:table-cell/>
        </table:table-row>
        <table:table-row table:style-name="ro2">
          <table:table-cell office:value-type="string" calcext:value-type="string">
            <text:p>https://track.totalav.com/5d5c91556f3f7/click/b8975836-082d-4ac4-b01a-c35bbb123f40/wRLAS5LQG9KI4HVOHRJPJUF4/29</text:p>
          </table:table-cell>
          <table:table-cell/>
        </table:table-row>
        <table:table-row table:style-name="ro2">
          <table:table-cell office:value-type="string" calcext:value-type="string">
            <text:p>https://track.totalav.com/5d5c91556f3f7/click/b8975836-082d-4ac4-b01a-c35bbb123f40/w2SBNN9DNPJ4PFVO1GFRI67G/29</text:p>
          </table:table-cell>
          <table:table-cell/>
        </table:table-row>
        <table:table-row table:style-name="ro2">
          <table:table-cell office:value-type="string" calcext:value-type="string">
            <text:p>https://track.totalav.com/5d5c91556f3f7/click/b8975836-082d-4ac4-b01a-c35bbb123f40/w43C2L7SHR98FFVOH4O8Q072/29</text:p>
          </table:table-cell>
          <table:table-cell/>
        </table:table-row>
        <table:table-row table:style-name="ro2">
          <table:table-cell office:value-type="string" calcext:value-type="string">
            <text:p>https://track.totalav.com/5d5c91556f3f7/click/b8975836-082d-4ac4-b01a-c35bbb123f40/w4UD7M3FRMV2DFVOHFTU3CF4/29</text:p>
          </table:table-cell>
          <table:table-cell/>
        </table:table-row>
        <table:table-row table:style-name="ro2">
          <table:table-cell office:value-type="string" calcext:value-type="string">
            <text:p>https://www.totalav.com/free-download</text:p>
          </table:table-cell>
          <table:table-cell/>
        </table:table-row>
        <table:table-row table:style-name="ro2">
          <table:table-cell office:value-type="string" calcext:value-type="string">
            <text:p>https://www.totalav.com/free-download</text:p>
          </table:table-cell>
          <table:table-cell/>
        </table:table-row>
        <table:table-row table:style-name="ro2">
          <table:table-cell office:value-type="string" calcext:value-type="string">
            <text:p>https://www.totalav.com/free-download</text:p>
          </table:table-cell>
          <table:table-cell/>
        </table:table-row>
        <table:table-row table:style-name="ro2">
          <table:table-cell office:value-type="string" calcext:value-type="string">
            <text:p>https://www.totalav.com/free-download</text:p>
          </table:table-cell>
          <table:table-cell/>
        </table:table-row>
        <table:table-row table:style-name="ro2">
          <table:table-cell office:value-type="string" calcext:value-type="string">
            <text:p>https://download.totalav.com/</text:p>
          </table:table-cell>
          <table:table-cell/>
        </table:table-row>
        <table:table-row table:style-name="ro2">
          <table:table-cell office:value-type="string" calcext:value-type="string">
            <text:p>https://download.totalav.com/</text:p>
          </table:table-cell>
          <table:table-cell/>
        </table:table-row>
        <table:table-row table:style-name="ro2">
          <table:table-cell office:value-type="string" calcext:value-type="string">
            <text:p>https://www.totalav.com/free-download</text:p>
          </table:table-cell>
          <table:table-cell/>
        </table:table-row>
        <table:table-row table:style-name="ro2">
          <table:table-cell office:value-type="string" calcext:value-type="string">
            <text:p>https://rounsh.com/ck?ab=4742&amp;ad_scheme=4&amp;bannerid=3908954&amp;brt=3&amp;crid=37124&amp;ds=v1607730e87b&amp;dti=1567091828&amp;force_oaid=5a4d1e979e11432ea18b7d533e870999&amp;lt=0&amp;pub=0&amp;rt=25&amp;ruid=0a3a8962-ccac-3fa2-b77d-b48a1af2bbab&amp;sg=6c4234259d54cf08253e6afd4c3845b9&amp;sid=3816778492&amp;tsg=%0A%02us%10%02%18%03+%04&amp;zoneid=2664980</text:p>
          </table:table-cell>
          <table:table-cell/>
        </table:table-row>
        <table:table-row table:style-name="ro2">
          <table:table-cell office:value-type="string" calcext:value-type="string">
            <text:p>https://rounsh.com/ck?ab=4742&amp;ad_scheme=4&amp;bannerid=3908954&amp;brt=3&amp;crid=37124&amp;ds=v1607730e87b&amp;dti=1567091828&amp;force_oaid=5a4d1e979e11432ea18b7d533e870999&amp;lt=0&amp;pub=0&amp;rt=25&amp;ruid=0a3a8962-ccac-3fa2-b77d-b48a1af2bbab&amp;sg=6c4234259d54cf08253e6afd4c3845b9&amp;sid=3816778492&amp;tsg=%0A%02us%10%02%18%03+%04&amp;zoneid=2664980</text:p>
          </table:table-cell>
          <table:table-cell/>
        </table:table-row>
        <table:table-row table:style-name="ro2">
          <table:table-cell office:value-type="string" calcext:value-type="string">
            <text:p>https://rounsh.com/ck?ab=4742&amp;ad_scheme=4&amp;bannerid=3908954&amp;brt=3&amp;crid=37124&amp;ds=v1607730e87b&amp;dti=1567091828&amp;force_oaid=5a4d1e979e11432ea18b7d533e870999&amp;lt=0&amp;pub=0&amp;rt=25&amp;ruid=0a3a8962-ccac-3fa2-b77d-b48a1af2bbab&amp;sg=6c4234259d54cf08253e6afd4c3845b9&amp;sid=3816778492&amp;tsg=%0A%02us%10%02%18%03+%04&amp;zoneid=2664980</text:p>
          </table:table-cell>
          <table:table-cell/>
        </table:table-row>
        <table:table-row table:style-name="ro2">
          <table:table-cell office:value-type="string" calcext:value-type="string">
            <text:p>https://eu1.evadavdsp.pro/dsp/ph/clc?aid=3927481887502582098&amp;t=1567690497&amp;sid=162</text:p>
          </table:table-cell>
          <table:table-cell/>
        </table:table-row>
        <table:table-row table:style-name="ro2">
          <table:table-cell office:value-type="string" calcext:value-type="string">
            <text:p>https://us-lapsamsun-fr.yousweeps.com/#/?reqid=2116107922&amp;oid=24129&amp;a=2575&amp;cid=507204&amp;s1=22&amp;email=%7Bemail%7D</text:p>
          </table:table-cell>
          <table:table-cell/>
        </table:table-row>
        <table:table-row table:style-name="ro2">
          <table:table-cell office:value-type="string" calcext:value-type="string">
            <text:p>https://wristletprolusory.club/?swim=phelps&amp;td=track.humblefriend.com&amp;brand=Generic&amp;model=Android%207.1&amp;region=Georgia&amp;cep=azqVmxZZe3OyADap-Vl3ojL05ouTcsHYs89fKfBziphxXAavtj37-JcMeb8MrvAr-dvY8f9tfjNQQ2cnUv27jF5wfpa1ML_YT3fICpKZ-A60BUGPNcFoQg0zTR1AuwtS0aGdIK0Tv1x9LPxGJuuPJJ4mXgtzq5Z5iehhr4wxvJJGTofem2egY3QSYh9UrMcR_422Y4YO-c4wofov9geQISki4xM63vwqZZRz3pv8EEYdnrlBiLdI3-6V1aJf0GkjfxH5lCADrsxTfFq7r81Qw_0DFRG28RU6wuU1LzwTpuKOm1Vg6CfbbEg-WH6c-M1h7tw43ERcJf_C9bdYK-_0p2ubiBy7S5EvVbrVnuU3Mmiv3t7t3eSLiu8mPS7w6FOfA0hxxwVRr-jvKhUP_PyVLg&amp;lptoken=158c71e0553718be428b&amp;s1=42628&amp;s2=069ed250-8e67-4e28-adb1-dd92b8e3ffc0</text:p>
          </table:table-cell>
          <table:table-cell/>
        </table:table-row>
        <table:table-row table:style-name="ro2">
          <table:table-cell office:value-type="string" calcext:value-type="string">
            <text:p>https://wristletprolusory.club/?swim=phelps&amp;td=track.forevermediaoutlet.com&amp;brand=Generic&amp;model=Android%207.1&amp;region=Georgia&amp;cep=j3S4mAL1M7a768bXX1rpU9RY5K4NqvBxybtfqHmOtd3AvJ5QGliSpbzFbMtIxKJ13lVPpYds6v4njmuBh1bnmzfWu_yPFuFSqODioB2EBwNqlesokjj_RLwSs7iHTpDO8VCbzm8FaYPaMtpZC_HyVT5zh5ncQQD9c3fENz-Opo7El1KU23mQjxsFKb2xByE6lQB4w2AGyP8wvFdFBe3wAj_1pz1Y_CQVzEAjXlyUMPyrzHaMMGfxakMWBal-b1esaIZHbhWDH2bAvAsmMO1abFx_AbRNUEYqehfCqAXIQ7Y1eI5IE5xQgaRT-OLnawBPusiRXPk5IRKHst-2K-WktWSPoqB20e8RVD4nIv_c8--8y0rF_OfEiMJdb4GeB_hDfBWHRtkbhm5DsHpeSWvKkg&amp;lptoken=15dc671a21bd35909498&amp;clickid=608ee1aa-cb87-11e9-8036-4424cb3b6194&amp;zoneid=74633</text:p>
          </table:table-cell>
          <table:table-cell/>
        </table:table-row>
        <table:table-row table:style-name="ro2">
          <table:table-cell office:value-type="string" calcext:value-type="string">
            <text:p>https://try.getitfree-samples.com/aa/ZAN181?vid=&amp;zDc=Desktop&amp;zEx=757&amp;zVr=ZAN181&amp;click_id=493574542&amp;origin_id=979&amp;utm_campaign=703736&amp;utm_content=TopPerformers&amp;utm_medium=CPA&amp;utm_source=PushB2_2&amp;utm_term=defaultPath&amp;zRid=AA</text:p>
          </table:table-cell>
          <table:table-cell/>
        </table:table-row>
        <table:table-row table:style-name="ro2">
          <table:table-cell office:value-type="string" calcext:value-type="string">
            <text:p>https://try.getitfreesamples.net/aa/ZANDS9?vid=&amp;zDc=Desktop&amp;zEx=&amp;zVr=ZANDS9&amp;click_id=494041083&amp;origin_id=1070&amp;utm_campaign=Display_Direct&amp;utm_content=gillette&amp;utm_medium=cpa&amp;utm_source=710166&amp;utm_term=258a84b7-e8ec-4957-838a-d5c503414725&amp;zRid=DS</text:p>
          </table:table-cell>
          <table:table-cell/>
        </table:table-row>
        <table:table-row table:style-name="ro2">
          <table:table-cell office:value-type="string" calcext:value-type="string">
            <text:p>https://try.getitfreesamples.net/aa/ZANDS9?vid=&amp;zDc=Desktop&amp;zEx=&amp;zVr=ZANDS9&amp;click_id=493493590&amp;email=&amp;utm_campaign=PN_C4R_17ZTOGIF_s&amp;utm_content=TopPerformers&amp;utm_medium=cpc&amp;utm_source=Whatif_Push&amp;utm_term=&amp;zRid=DS</text:p>
          </table:table-cell>
          <table:table-cell/>
        </table:table-row>
        <table:table-row table:style-name="ro2">
          <table:table-cell office:value-type="string" calcext:value-type="string">
            <text:p>http://deepcrnr.com/?E=N%2fxTvVXlEbhjNhQZd3AHfthHIMvhjLk7&amp;s1=</text:p>
          </table:table-cell>
          <table:table-cell/>
        </table:table-row>
        <table:table-row table:style-name="ro2">
          <table:table-cell office:value-type="string" calcext:value-type="string">
            <text:p>http://hwboutdat.com/?E=N%2fxTvVXlEbhjNhQZd3AHfthHIMvhjLk7&amp;s1=&amp;ckmguid=35e7cf8a-2a5c-45d2-8714-9cdfcfe3883e</text:p>
          </table:table-cell>
          <table:table-cell/>
        </table:table-row>
        <table:table-row table:style-name="ro2">
          <table:table-cell office:value-type="string" calcext:value-type="string">
            <text:p>http://hwboutdat.com/?E=N%2fxTvVXlEbhjNhQZd3AHfthHIMvhjLk7&amp;s1=&amp;ckmguid=35e7cf8a-2a5c-45d2-8714-9cdfcfe3883e</text:p>
          </table:table-cell>
          <table:table-cell/>
        </table:table-row>
        <table:table-row table:style-name="ro2">
          <table:table-cell office:value-type="string" calcext:value-type="string">
            <text:p>http://hwboutdat.com/?E=N%2fxTvVXlEbhjNhQZd3AHfthHIMvhjLk7&amp;s1=&amp;ckmguid=35e7cf8a-2a5c-45d2-8714-9cdfcfe3883e</text:p>
          </table:table-cell>
          <table:table-cell/>
        </table:table-row>
        <table:table-row table:style-name="ro2">
          <table:table-cell office:value-type="string" calcext:value-type="string">
            <text:p>http://hwboutdat.com/?E=N%2fxTvVXlEbhjNhQZd3AHfthHIMvhjLk7&amp;s1=&amp;ckmguid=35e7cf8a-2a5c-45d2-8714-9cdfcfe3883e</text:p>
          </table:table-cell>
          <table:table-cell/>
        </table:table-row>
        <table:table-row table:style-name="ro2">
          <table:table-cell office:value-type="string" calcext:value-type="string">
            <text:p>https://hwboutdat.com/?E=N%2fxTvVXlEbgtvSaMQoLehdhHIMvhjLk7&amp;s1=&amp;ckmguid=160df46c-30c4-4b6a-9b18-766ecf99614c</text:p>
          </table:table-cell>
          <table:table-cell/>
        </table:table-row>
        <table:table-row table:style-name="ro2">
          <table:table-cell office:value-type="string" calcext:value-type="string">
            <text:p>http://hwboutdat.com/?E=N%2fxTvVXlEbhjNhQZd3AHfthHIMvhjLk7&amp;s1=&amp;ckmguid=35e7cf8a-2a5c-45d2-8714-9cdfcfe3883e</text:p>
          </table:table-cell>
          <table:table-cell/>
        </table:table-row>
        <table:table-row table:style-name="ro2">
          <table:table-cell office:value-type="string" calcext:value-type="string">
            <text:p>https://hwboutdat.com/?E=N%2fxTvVXlEbgtvSaMQoLehdhHIMvhjLk7&amp;s1=&amp;ckmguid=160df46c-30c4-4b6a-9b18-766ecf99614c</text:p>
          </table:table-cell>
          <table:table-cell/>
        </table:table-row>
        <table:table-row table:style-name="ro2">
          <table:table-cell office:value-type="string" calcext:value-type="string">
            <text:p>http://hwboutdat.com/?E=N%2fxTvVXlEbhjNhQZd3AHfthHIMvhjLk7&amp;s1=&amp;ckmguid=35e7cf8a-2a5c-45d2-8714-9cdfcfe3883e</text:p>
          </table:table-cell>
          <table:table-cell/>
        </table:table-row>
        <table:table-row table:style-name="ro2">
          <table:table-cell office:value-type="string" calcext:value-type="string">
            <text:p>http://hwboutdat.com/?E=N%2fxTvVXlEbhjNhQZd3AHfthHIMvhjLk7&amp;s1=&amp;ckmguid=35e7cf8a-2a5c-45d2-8714-9cdfcfe3883e</text:p>
          </table:table-cell>
          <table:table-cell/>
        </table:table-row>
        <table:table-row table:style-name="ro2">
          <table:table-cell office:value-type="string" calcext:value-type="string">
            <text:p>https://www.studies-overseas.com/virtual-education-fair/canada.html?iZooto&amp;utm_source=izooto&amp;utm_medium=push_notifications&amp;utm_campaign=canada_VEF&amp;utm_content=&amp;utm_term=</text:p>
          </table:table-cell>
          <table:table-cell/>
        </table:table-row>
        <table:table-row table:style-name="ro2">
          <table:table-cell office:value-type="string" calcext:value-type="string">
            <text:p>https://www.studies-overseas.com/virtual-education-fair/canada.html?iZooto&amp;utm_source=izooto&amp;utm_medium=push_notifications&amp;utm_campaign=canada_VEF&amp;utm_content=&amp;utm_term=</text:p>
          </table:table-cell>
          <table:table-cell/>
        </table:table-row>
        <table:table-row table:style-name="ro2">
          <table:table-cell office:value-type="string" calcext:value-type="string">
            <text:p>https://www.studies-overseas.com/landing-page/ielts-coaching-sadar-nagpur.html?Izooto=IELTS_Sadar&amp;utm_source=izooto&amp;utm_medium=push_notifications&amp;utm_campaign=IELTS_Batch_Sadar&amp;utm_content=&amp;utm_term=Aug_2019</text:p>
          </table:table-cell>
          <table:table-cell/>
        </table:table-row>
        <table:table-row table:style-name="ro2">
          <table:table-cell office:value-type="string" calcext:value-type="string">
            <text:p>https://jang.com.pk/news/690580-justin-bieber-sued-for-posting-a-picture-of-himself</text:p>
          </table:table-cell>
          <table:table-cell/>
        </table:table-row>
        <table:table-row table:style-name="ro2">
          <table:table-cell office:value-type="string" calcext:value-type="string">
            <text:p>https://jang.com.pk/news/690580-justin-bieber-sued-for-posting-a-picture-of-himself</text:p>
          </table:table-cell>
          <table:table-cell/>
        </table:table-row>
        <table:table-row table:style-name="ro2">
          <table:table-cell office:value-type="string" calcext:value-type="string">
            <text:p>https://jang.com.pk/news/690587-bad-weather-royal-couples-plane-take-off-in-lahore</text:p>
          </table:table-cell>
          <table:table-cell/>
        </table:table-row>
        <table:table-row table:style-name="ro2">
          <table:table-cell office:value-type="string" calcext:value-type="string">
            <text:p>https://jang.com.pk/news/690587-bad-weather-royal-couples-plane-take-off-in-lahore</text:p>
          </table:table-cell>
          <table:table-cell/>
        </table:table-row>
        <table:table-row table:style-name="ro2">
          <table:table-cell office:value-type="string" calcext:value-type="string">
            <text:p>https://jang.com.pk/news/690596-three-hours-passed-no-form-45-recieved-jamil-soomro</text:p>
          </table:table-cell>
          <table:table-cell/>
        </table:table-row>
        <table:table-row table:style-name="ro2">
          <table:table-cell office:value-type="string" calcext:value-type="string">
            <text:p>https://jang.com.pk/news/690578-indian-man-survived-after-python-hold-his-neck</text:p>
          </table:table-cell>
          <table:table-cell/>
        </table:table-row>
        <table:table-row table:style-name="ro2">
          <table:table-cell office:value-type="string" calcext:value-type="string">
            <text:p>https://jang.com.pk/news/690594-pakistanis-casualties-also-included-in-accident-near-madhina</text:p>
          </table:table-cell>
          <table:table-cell/>
        </table:table-row>
        <table:table-row table:style-name="ro2">
          <table:table-cell office:value-type="string" calcext:value-type="string">
            <text:p>https://jang.com.pk/news/690569-pandemonium-on-the-arrival-of-shoukat-yousufzai-in-shangla</text:p>
          </table:table-cell>
          <table:table-cell/>
        </table:table-row>
        <table:table-row table:style-name="ro2">
          <table:table-cell office:value-type="string" calcext:value-type="string">
            <text:p>https://jang.com.pk/news/690601-political-crisis-must-be-resolved-seriously-chaudhry-shujaat</text:p>
          </table:table-cell>
          <table:table-cell/>
        </table:table-row>
        <table:table-row table:style-name="ro2">
          <table:table-cell office:value-type="string" calcext:value-type="string">
            <text:p>https://jang.com.pk/news/690585-british-royal-couple-listened-quranic-verses-in-the-badshahi-masjid</text:p>
          </table:table-cell>
          <table:table-cell/>
        </table:table-row>
        <table:table-row table:style-name="ro2">
          <table:table-cell office:value-type="string" calcext:value-type="string">
            <text:p>https://jang.com.pk/news/690592-pcb-speaks-out-in-favour-of-ahmed-shahzad-and-umer-akmal</text:p>
          </table:table-cell>
          <table:table-cell/>
        </table:table-row>
        <table:table-row table:style-name="ro2">
          <table:table-cell office:value-type="string" calcext:value-type="string">
            <text:p>https://jang.com.pk/news/690590-mir-hasil-bazenjo-presents-procedure-to-send-government-back-home</text:p>
          </table:table-cell>
          <table:table-cell/>
        </table:table-row>
        <table:table-row table:style-name="ro2">
          <table:table-cell office:value-type="string" calcext:value-type="string">
            <text:p>https://jang.com.pk/news/690568-where-nazis-targeted-bombs-during-world-war-ii-air-strikes-map-prepared</text:p>
          </table:table-cell>
          <table:table-cell/>
        </table:table-row>
        <table:table-row table:style-name="ro2">
          <table:table-cell office:value-type="string" calcext:value-type="string">
            <text:p>https://jang.com.pk/news/690603-bilawal-rejects-the-result-of-larkana-bi-election</text:p>
          </table:table-cell>
          <table:table-cell/>
        </table:table-row>
        <table:table-row table:style-name="ro2">
          <table:table-cell office:value-type="string" calcext:value-type="string">
            <text:p>https://jang.com.pk/news/690577-how-can-change-our-weather-affected-mood</text:p>
          </table:table-cell>
          <table:table-cell/>
        </table:table-row>
        <table:table-row table:style-name="ro2">
          <table:table-cell office:value-type="string" calcext:value-type="string">
            <text:p>https://jang.com.pk/news/690597-eu-rectified-britains-exit-from-europe</text:p>
          </table:table-cell>
          <table:table-cell/>
        </table:table-row>
        <table:table-row table:style-name="ro2">
          <table:table-cell office:value-type="string" calcext:value-type="string">
            <text:p>https://jang.com.pk/news/690588-pillow-is-ready-to-take-you-in-dreamland</text:p>
          </table:table-cell>
          <table:table-cell/>
        </table:table-row>
        <table:table-row table:style-name="ro2">
          <table:table-cell office:value-type="string" calcext:value-type="string">
            <text:p>https://jang.com.pk/news/690566-mariyam-aurangzeb-media-talk-in-lahore</text:p>
          </table:table-cell>
          <table:table-cell/>
        </table:table-row>
        <table:table-row table:style-name="ro2">
          <table:table-cell office:value-type="string" calcext:value-type="string">
            <text:p>https://jang.com.pk/news/690609-muhammad-bilal-ghauri-column-18-10-2019</text:p>
          </table:table-cell>
          <table:table-cell/>
        </table:table-row>
        <table:table-row table:style-name="ro2">
          <table:table-cell office:value-type="string" calcext:value-type="string">
            <text:p>https://jang.com.pk/news/690564-pervez-khattak-media-talk</text:p>
          </table:table-cell>
          <table:table-cell/>
        </table:table-row>
        <table:table-row table:style-name="ro2">
          <table:table-cell office:value-type="string" calcext:value-type="string">
            <text:p>https://jang.com.pk/news/690612-haider-naqvi-column-18-10-2019</text:p>
          </table:table-cell>
          <table:table-cell/>
        </table:table-row>
        <table:table-row table:style-name="ro2">
          <table:table-cell office:value-type="string" calcext:value-type="string">
            <text:p>https://jang.com.pk/news/690575-imran-khan-addressed-at-islamabad</text:p>
          </table:table-cell>
          <table:table-cell/>
        </table:table-row>
        <table:table-row table:style-name="ro2">
          <table:table-cell office:value-type="string" calcext:value-type="string">
            <text:p>https://jang.com.pk/news/690600-ps11-gda-candidate-won</text:p>
          </table:table-cell>
          <table:table-cell/>
        </table:table-row>
        <table:table-row table:style-name="ro2">
          <table:table-cell office:value-type="string" calcext:value-type="string">
            <text:p>https://jang.com.pk/news/690563-japanese-consul-general-meets-karachi-police-chief</text:p>
          </table:table-cell>
          <table:table-cell/>
        </table:table-row>
        <table:table-row table:style-name="ro2">
          <table:table-cell office:value-type="string" calcext:value-type="string">
            <text:p>https://app.nationalfamily.com/life?utm_source=adm&amp;utm_medium=cpl&amp;utm_campaign=1586&amp;utm_content=LW&amp;utm_term=157143165&amp;offer_id=12&amp;transaction_id=102cb4af280c627e5a814619980b8f&amp;aff_sub=1586&amp;aff_sub5=&amp;aff_sub3=157143165&amp;aff_sub2=LW&amp;aff_sub4=&amp;utm_kxconfid=t4kwo0a21#life_control/Life_Landing_Currently_Insured</text:p>
          </table:table-cell>
          <table:table-cell/>
        </table:table-row>
        <table:table-row table:style-name="ro2">
          <table:table-cell office:value-type="string" calcext:value-type="string">
            <text:p>https://app.healthinsurance.net/hi_wizard/?utm_source=bhm&amp;utm_medium=cpl&amp;utm_campaign=166&amp;utm_content=6aee4c535bf5457682583d7125830cb9&amp;utm_term=1087772443&amp;offer_id=79&amp;transaction_id=102cfc3c58b27706c62392946ac8c1&amp;aff_sub=166&amp;aff_sub5=&amp;aff_sub3=1087772443&amp;aff_sub2=6aee4c535bf5457682583d7125830cb9&amp;aff_sub4=&amp;utm_kxconfid=t4kwo0a21#health/Urgency</text:p>
          </table:table-cell>
          <table:table-cell/>
        </table:table-row>
        <table:table-row table:style-name="ro2">
          <table:table-cell office:value-type="string" calcext:value-type="string">
            <text:p>https://big.studynerdz.com/big/index.html?name=Red%20Fortera&amp;device=MOBILE&amp;domain=ED&amp;brand=Generic&amp;model=Android%207.1&amp;browser=Chrome%20Mobile&amp;os=Android&amp;country=US&amp;city=Athens&amp;isp=University%20of%20Georgia&amp;carrier=&amp;osversion=Android%207.1&amp;browserversion=Chrome%20Mobile%2064&amp;td=we.jamclicks.com&amp;sourcename=Push%20List%20-%20Fire&amp;campaign=126bdc52-b999-47eb-b62c-b4d9c5c9bbac&amp;countryname=United%20States&amp;region=Georgia&amp;useragent=Mozilla%2F5.0%20%28Linux%3B%20Android%207.1.1%3B%20AOSP%20on%20Shamu%20Build%2FN6F26Y%29%20AppleWebKit%2F537.36%20%28KHTML%2C%20like%20Gecko%29%20Chrome%2F64.0.3282.204%20Mobile%20Safari%2F537.36&amp;ip=198.137.18.64&amp;referrerdomain=&amp;language=en&amp;connecttype=BROADBAND&amp;cid=&amp;ts=Push%20List%20-%20Fire&amp;cep=XIn6tJKRPW3CXXi-T4CiJLaw9x6FBYmZiJPQbcAq-Sx4fyjwbNhrEzLJCBDboFDAnKjk0Y-miYAWhlB-zcOSJTkc3YEYzv7La-YmqEuJWiIXu6Hk3mWDjidmQd3aa3C4fjAjVPy9eF3yFjOuRKiqboJbScdLBZHOEwikwMKHgfhCLGTxs-ML6AqFY5NidAKIg1m5FVjDzydPktDP7DyCT6FVsklPXPkcSKWk5p9yRCXo-POFzuaBq-u9prgpy_FTIsO2FD27szpST_QGSdJKobGm2INQ2ZA3s3G-UD4eFtcovJb-4pB9QEIeh8rtPnfkAue29gAAdp6T83sWB9hNtzZNLU5THnTgKR3VBAkFBK9aTpb4Mcv8mv29FsRCTg6eYW9SI7ruFvrzrrj5T5rupdU5qHLQILpSNfglNQYOhuhxp6FnJUhx6Ff7gIQMTBsDVcvgIhMOI8_DkCIvATrLWYmceH7Lnb_ccK-PdeFd1KANNgaHZ6fTWBVxlt7za43fIz3hhfaS4xeTNeaXbU-BbUxYLE6J7HSmIM-5oy5Q3J8NTY4WBvLXFdbczZLHR6CqLDU-DWWb9oOHj6Jelwxs9gegHRaPvNMia3zeJ8DldemB74-0etZ48ySLU4J1nN6H&amp;lptoken=151667db24d8462c68b6&amp;path=%7Bpath%7D&amp;message=ED%20-%20Clipart%20-%20Cured%20My%20Issue%20(EN/ES)%20LARGE%203.0%20Coup&amp;headline=%22this%20cured%20my%20penis%20issue!%22&amp;body=Article%20and%20coupon%20shared%20by%20John%20T.&amp;icon=ed-small-01.png&amp;segment=US%20-%20VIRAL%20-%20All%20but%20sleep&amp;var=%7Bvar%7D&amp;sourcename_key=%7B%7Bsourcename_key%7D%7D</text:p>
          </table:table-cell>
          <table:table-cell/>
        </table:table-row>
        <table:table-row table:style-name="ro2">
          <table:table-cell office:value-type="string" calcext:value-type="string">
            <text:p>https://big.studynerdz.com/big/index.html?name=Red%20Fortera&amp;device=MOBILE&amp;domain=ED&amp;brand=Generic&amp;model=Android%207.1&amp;browser=Chrome%20Mobile&amp;os=Android&amp;country=US&amp;city=Athens&amp;isp=University%20of%20Georgia&amp;carrier=&amp;osversion=Android%207.1&amp;browserversion=Chrome%20Mobile%2064&amp;td=we.jamclicks.com&amp;sourcename=Push%20List%20-%20Fire&amp;campaign=126bdc52-b999-47eb-b62c-b4d9c5c9bbac&amp;countryname=United%20States&amp;region=Georgia&amp;useragent=Mozilla%2F5.0%20%28Linux%3B%20Android%207.1.1%3B%20AOSP%20on%20Shamu%20Build%2FN6F26Y%29%20AppleWebKit%2F537.36%20%28KHTML%2C%20like%20Gecko%29%20Chrome%2F64.0.3282.204%20Mobile%20Safari%2F537.36&amp;ip=198.137.18.64&amp;referrerdomain=&amp;language=en&amp;connecttype=BROADBAND&amp;cid=&amp;ts=Push%20List%20-%20Fire&amp;cep=abDvB0nHCKHXyS4QT0CxomdTShmXOS-gcp51P72NijZtTKCLZ2xtyNccqops61TYx81owRhzTa1JXOPFSIcOfDKIKpcU8GuwAaNRlthYW0t1fVuuY7A-3fEr36FT59uyZcoCvK63i2E0n8dJtxawzXjgQqTqujMcjsCsI2Ls1tGBAU9doYpVuoWLhlPpjBEAEKFL1cHv6fnZfFvvs9-hDL53gEWT0k8mvc8Sq9BnwbermQGZQSWSwRohx0DavdDVs2LmMNAtjQfTiwnaVVsMvHe43KwFPm1S4Gx8RRrlPzWXK0WszxZT1flrWV515VGBYIlDIzmmI551Sw4jrdjSXPaKMfiSUM5uaIbBNZHDEjEKFVZ2MX_qT9mUEpXKXerrM0AeB89slaL-WCPJ2f3NWqlUb9_ANFjcWvSLxGmoMGdcu12nJd-XL_-NAdOoqXcSnuYT84YtthekghMtJfyIfOi6tDoM88JuunGjsedMkxgzXzCPh45lOV1mSZH9yFAYulgZ094R7nH0I7WjvEuM7EUtO7AufQ4VlImKSKXge5IfmYY-B6AzVGIMjMxAAA2qb5MH3KyxVJdhWnkADBlrfUWq78ugoqfVnq7Bd6OfonctKdqiE06a6R4mPF3LHluy&amp;lptoken=15ed6768248c48511035&amp;path=%7Bpath%7D&amp;message=ED%20-%20Clipart%20-%20Cured%20My%20Issue%20(EN/ES)%20LARGE%203.0%20Coup&amp;headline=%22this%20cured%20my%20penis%20issue!%22&amp;body=Article%20and%20coupon%20shared%20by%20John%20T.&amp;icon=ed-small-01.png&amp;segment=US%20-%20VIRAL%20-%20SLEEP%203&amp;var=%7Bvar%7D&amp;sourcename_key=%7B%7Bsourcename_key%7D%7D</text:p>
          </table:table-cell>
          <table:table-cell/>
        </table:table-row>
        <table:table-row table:style-name="ro2">
          <table:table-cell office:value-type="string" calcext:value-type="string">
            <text:p>https://win.studynerdz.com/win/index.html?device=MOBILE&amp;domain=Sweeps&amp;brand=Generic&amp;model=Android%207.1&amp;browser=Chrome%20Mobile&amp;os=Android&amp;country=US&amp;city=Athens&amp;isp=University%20of%20Georgia&amp;carrier=&amp;osversion=Android%207.1&amp;browserversion=Chrome%20Mobile%2064&amp;td=we.jamclicks.com&amp;sourcename=Push%20List%20-%20Fire&amp;campaign=77e59bcf-add0-4bf2-8452-da2616a73b6a&amp;countryname=United%20States&amp;region=Georgia&amp;useragent=Mozilla%2F5.0%20%28Linux%3B%20Android%207.1.1%3B%20AOSP%20on%20Shamu%20Build%2FN6F26Y%29%20AppleWebKit%2F537.36%20%28KHTML%2C%20like%20Gecko%29%20Chrome%2F64.0.3282.204%20Mobile%20Safari%2F537.36&amp;ip=198.137.18.64&amp;referrerdomain=&amp;language=en&amp;connecttype=BROADBAND&amp;cid=&amp;ts=Push%20List%20-%20Fire&amp;cep=W6D22WgK4S7LGtqaeHLMaAOoaJyQQaUW3blqWg3TAx5AkV__uXN6xK-r6RjS_pz_TGp722V2CoeXM-pLUfVYTDcPi7qeowYd1VJm9kqx70NvQZQq_tnc9ziyGkbBYHYaB0Vn2MEqgG_o-kezUWSZM2AaZwCyIvv80zrSjIelYLwtWG2eqkDqTJR7NXP2xPkSdqjAGL-aFjgtGOV6DpO_0-q3gye6QJmp8uJSS2r2OOlZBDsfB1gRz2QJ1QtkpvcOvELAVOYOEhnJR8RVMrCdOuKJd_sdVM6KlWKGJ8SPqQFMWOGccWEKQDN9DzDVBVJYWjbypScEvnRqAdcxjCLBNaKnvPJoiY53bpswehbS3KPJwJIO05P4Hho99r5AamvT1QOJf_7ew7rURY-7kOfTByVaz7R5XDEgZWtJBdO0YiH0jO20MQXPZJ7WKmQnCycrzOxLTC2L1nZDE9Ci3Q8ZG6n5o-eXbPuafrmKxPBI14Oah4h9qOA8ihGkrFBpLPB8nk15FKk1NUMvlge69SXtySk4Ot1xDOnyXxtsfRa9VkIxbyKahV1OlW6IJhpM8iI2xg5xR_bC9bIuPZJ5OK3SopirA4GNvGdqBy2f-tT1MMYLrTW0XNzBChU2Pt6quBQH&amp;lptoken=151a679121bb39c94081&amp;path=%7Bpath%7D&amp;message=SWEEP%20-%20Paypal%20-%20Refund%20Request%20-%20LARGE&amp;headline=Refund%20Request%20APPROVED!&amp;body=Verify%20account%20and%20claim%20your%20$1 352%20Refund.&amp;icon=pp-icon-1.png&amp;segment=US%20-%20VIRAL%20-%20All%20but%20sleep&amp;var=paypal&amp;sourcename_key=%7B%7Bsourcename_key%7D%7D</text:p>
          </table:table-cell>
          <table:table-cell/>
        </table:table-row>
        <table:table-row table:style-name="ro2">
          <table:table-cell office:value-type="string" calcext:value-type="string">
            <text:p>https://win.studynerdz.com/win/s10/index1.html?device=MOBILE&amp;domain=Sweeps&amp;brand=Generic&amp;model=Android%207.1&amp;browser=Chrome%20Mobile&amp;os=Android&amp;country=US&amp;city=Athens&amp;isp=University%20of%20Georgia&amp;carrier=&amp;osversion=Android%207.1&amp;browserversion=Chrome%20Mobile%2064&amp;td=we.jamclicks.com&amp;sourcename=Push%20List%20-%20Fire&amp;campaign=a58ed454-a573-4326-91f3-d46e6abd65f3&amp;countryname=United%20States&amp;region=Georgia&amp;useragent=Mozilla%2F5.0%20%28Linux%3B%20Android%207.1.1%3B%20AOSP%20on%20Shamu%20Build%2FN6F26Y%29%20AppleWebKit%2F537.36%20%28KHTML%2C%20like%20Gecko%29%20Chrome%2F64.0.3282.204%20Mobile%20Safari%2F537.36&amp;ip=198.137.18.105&amp;referrerdomain=&amp;language=en&amp;connecttype=BROADBAND&amp;cid=&amp;ts=Push%20List%20-%20Fire&amp;cep=jYtLqtZIyvzoJoSlQeNMfivu5dp4GjazwDTgNmhiALIwpG3Cppw1gRBLtJDbo42IEW8tqL2KRiJ0GDuszaGOF9NdH-2SXOitpFJ4N29v6lSRiv7gpt5wyccPF6FzSBAwUKyzrP5GIE-k-UTrBr2QQptq3G1Ez2wXcnspab2AUnIx_9mspFLN1_UeLYrz7e134tcSR3jl7gNXBQDHLCTp8fCuqHqfZwzz4rIoUck79yQwv_CY_sj7ck05ThFqrQVN08k2Ki_qN3cW_b1h1MX0E3-GoWKdF7LqBX0G3woJd7f_GXBD1jjLftavx82xDO-ZloEv95lPOegey2h3n5mtAHQylzMM7DAhwmtOpE-cox4NhLej5fRILLzFOnYJX4PEkxDAubt4psSg3iUUhllBI1zBfy8iRsFXXTgqp0HC2hsa3JiO_JxwpHQQ7N7RAVtRn4PtEdPlbbKdQDbQIoPfffFhHyqVYMAq3G7jiPFw_T3o49bzzAryonRaVKcJpkJ_ZwdTpgKTbZU58VU2bQmgAWuF8a9wpbdGAXeoqknOkgktkadxTo-X8-YBuZULXy-lh3Vk8HWQ6vNfrJVvtb8hDJRnQmUbp7UyO6Z2ZXPL2PVWECe9MvEmGpzmozDVb-62&amp;lptoken=15c6679533dc2107890e&amp;path=%7Bpath%7D&amp;message=SWEEP%20-%20UPS%20-%20Shipment%20Confirmed%20-%20LARGE%203.0&amp;headline=Track%20Your%20Package%20Here&amp;body=Shipment%20has%20been%20processed %20please%20confirm%20details%20here.&amp;icon=upsa1.png&amp;segment=US%20-%20VIRAL%20-%20All%20but%20sleep&amp;var=%7Bvar%7D&amp;sourcename_key=%7B%7Bsourcename_key%7D%7D</text:p>
          </table:table-cell>
          <table:table-cell/>
        </table:table-row>
        <table:table-row table:style-name="ro2">
          <table:table-cell office:value-type="string" calcext:value-type="string">
            <text:p>https://win.studynerdz.com/win/index.html?device=MOBILE&amp;domain=Sweeps&amp;brand=Generic&amp;model=Android%207.1&amp;browser=Chrome%20Mobile&amp;os=Android&amp;country=US&amp;city=Athens&amp;isp=University%20of%20Georgia&amp;carrier=&amp;osversion=Android%207.1&amp;browserversion=Chrome%20Mobile%2064&amp;td=we.jamclicks.com&amp;sourcename=Push%20List%20-%20Fire&amp;campaign=77e59bcf-add0-4bf2-8452-da2616a73b6a&amp;countryname=United%20States&amp;region=Georgia&amp;useragent=Mozilla%2F5.0%20%28Linux%3B%20Android%207.1.1%3B%20AOSP%20on%20Shamu%20Build%2FN6F26Y%29%20AppleWebKit%2F537.36%20%28KHTML%2C%20like%20Gecko%29%20Chrome%2F64.0.3282.204%20Mobile%20Safari%2F537.36&amp;ip=198.137.18.105&amp;referrerdomain=&amp;language=en&amp;connecttype=BROADBAND&amp;cid=&amp;ts=Push%20List%20-%20Fire&amp;cep=KrXGei06_-mB8z_VcEzwdpkdRH0X2UciNdbmPcDpHMTxPf9O9NXx7VDU6hQdcjqTkxQ5bx4XKu6ZrLI-UyUZEIf4iyVwGpj4lMeP350kVq287kzEdVCQiDZd475g8YHIm5t3nzcT5Djxao7w_mO6RANtUoVI_2FjCcFf2mJuPuQERBGGU2jB6zLMjU2PtDugDO9z51gKfO0aSb-6h6p0-qDyzA62qWI8Y_kC5xsSD2VIPhDo9y_yoI8GBwuT63sUoucn1p18cZS4Ufu44k7IdtA1eqlcm0_zDejZh-1p1CnM8TuqFcQ7dQDsvWCnBcVL_ZVwMAgyIt4u7M8VgQH2wf4Qxseck_wuJMMLSfNDtkrt97epLZBTdUidahy91gy20RRNk9tQ3CYzAKT4nV1rCzG2A5Lc6FNKDSxeKg4ijQIsUghBhS96sMb2Vk4MWLnvetkXWEbw-6_1_1Sp8z607btROY0FLYwC2ftzB1VaOVlyfFXr1ME69oPMJCX9kZGyaKb7fM3d2KbIrkdTUGI7RyvvD76A4KqFYmk1phaq0Ww8HfdRb07lJauuNca7wiC_fIx4l4JKRnfQw679QA18qhcBnykQXQjItqzOwQxZPC0&amp;lptoken=157c67a8311752d8859e&amp;path=%7Bpath%7D&amp;message=SWEEP%20-%20Costco%20-%20Cash%20Sent%20-%20LARGE&amp;headline=(1)%20$999%20Costco%20Cash%20Card%20Sent&amp;body=You%20have%20(1)%20unclaimed%20reward.&amp;icon=costco2.jpg&amp;segment=US%20-%20VIRAL%20-%20All%20but%20sleep&amp;var=costco&amp;sourcename_key=%7B%7Bsourcename_key%7D%7D</text:p>
          </table:table-cell>
          <table:table-cell/>
        </table:table-row>
        <table:table-row table:style-name="ro2">
          <table:table-cell office:value-type="string" calcext:value-type="string">
            <text:p>https://win.studynerdz.com/win/index.html?device=MOBILE&amp;domain=Sweeps&amp;brand=Generic&amp;model=Android%207.1&amp;browser=Chrome%20Mobile&amp;os=Android&amp;country=US&amp;city=Athens&amp;isp=University%20of%20Georgia&amp;carrier=&amp;osversion=Android%207.1&amp;browserversion=Chrome%20Mobile%2064&amp;td=we.jamclicks.com&amp;sourcename=Push%20List%20-%20Fire&amp;campaign=77e59bcf-add0-4bf2-8452-da2616a73b6a&amp;countryname=United%20States&amp;region=Georgia&amp;useragent=Mozilla%2F5.0%20%28Linux%3B%20Android%207.1.1%3B%20AOSP%20on%20Shamu%20Build%2FN6F26Y%29%20AppleWebKit%2F537.36%20%28KHTML%2C%20like%20Gecko%29%20Chrome%2F64.0.3282.204%20Mobile%20Safari%2F537.36&amp;ip=198.137.18.105&amp;referrerdomain=&amp;language=en&amp;connecttype=BROADBAND&amp;cid=&amp;ts=Push%20List%20-%20Fire&amp;cep=K-MOecLBqbgmap6KZqBDijpWo6jUlR5gqckBAxNOAckR5ltso_1R-1ytiwuPNpAG2vy3Kcqf5rejTtnkkmAXLs82d2idjWquRLm22YAhOSfFaNuxTSl-Relq5NV6vx1lB44KiN-KRfMNuiQUqKpmKxmfS1cwD6ayVrWqbP2zeBn_uKinQt5t35YKGIj5kl7l-XDW9gaimTWw5_DT73m_clI22h7YWrDqAlCj5s2JSXLk_bx-4NOFxLl9t2FVcIaPL4XPljJ7cmzAQKvaEgA1rLBNUWqBVdxgmcf4tNU8WCHgCviXeiSX8UVIYfw-udNpqYGkmvL7_Kvw1FKCBMSUvZQi_QZjUAjDBnDtO54rR_bFKSGYRz2tRLoX84YZlPW4X2ADnPVLo6idrhMfiUBlP93-Gbsjv2k9PduitpnlyNsYtXIu0g_MbFCDOV2gvoLEfhiWF1Ob6a3AfGnwF5Ozu-xGVQp50mMtdbyAxLXC5ksWMjbqg6KRheZ73pNRmSaNkyvUcFOVEIp72ddOQTdbXUGZRtpedYv7Rk-qcyRFcGKdu9hlP2iltinxsjpPi90g&amp;lptoken=15f1673d29dd60ba222b&amp;path=%7Bpath%7D&amp;message=SWEEP%20-%20Paypal%20-%20Message%20-%20LARGE&amp;headline=(1)%20New%20Message&amp;body=You%20received%20$13 793.00&amp;icon=pp-icon-1.png&amp;segment=US%20-%20VIRAL%20-%20All%20but%20sleep&amp;var=paypal&amp;sourcename_key=%7B%7Bsourcename_key%7D%7D</text:p>
          </table:table-cell>
          <table:table-cell/>
        </table:table-row>
        <table:table-row table:style-name="ro2">
          <table:table-cell office:value-type="string" calcext:value-type="string">
            <text:p>https://medicareplan.com/landing/top-6-reasons-new?utm_source=taboola&amp;utm_medium=cpc&amp;utm_term=pushpros-freebies&amp;utm_content=6+Reasons+You+Could+Get+a+Better+Medicare+Supplement+Plan.+Do+You+Qualify%3F&amp;utm_campaign=M_Native_Desktop&amp;utm_kxconfid=t3xjyxkie</text:p>
          </table:table-cell>
          <table:table-cell/>
        </table:table-row>
        <table:table-row table:style-name="ro2">
          <table:table-cell office:value-type="string" calcext:value-type="string">
            <text:p>https://u-s-news.com/the-latest-macron-says-iran-move-could-still-calm-tensions/</text:p>
          </table:table-cell>
          <table:table-cell/>
        </table:table-row>
        <table:table-row table:style-name="ro2">
          <table:table-cell office:value-type="string" calcext:value-type="string">
            <text:p>https://u-s-news.com/todays-top-stories/</text:p>
          </table:table-cell>
          <table:table-cell/>
        </table:table-row>
        <table:table-row table:style-name="ro2">
          <table:table-cell office:value-type="string" calcext:value-type="string">
            <text:p>https://u-s-news.com/donald-trump-tweets-100-realtime/</text:p>
          </table:table-cell>
          <table:table-cell/>
        </table:table-row>
        <table:table-row table:style-name="ro2">
          <table:table-cell office:value-type="string" calcext:value-type="string">
            <text:p>https://www.u-s-news.com/foot-locker-slack-lyft-more/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sH5RsFc-KUM_0&amp;pub_clickid=21265693387677468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QjrPXsM5jOQ_1&amp;pub_clickid=73862082152496120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WLmx05Jo3rY_0&amp;pub_clickid=8505910504818300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nbgtweClzh8_0&amp;pub_clickid=37253410682684834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UINsAxU0aoU_0&amp;pub_clickid=3431079296497359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o3Rv2O9DR10_0&amp;pub_clickid=81876794616660501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24F4QEJgQc4_3&amp;pub_clickid=-84267587316084208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Mb9c985BriM_2&amp;pub_clickid=34716200895285903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625&amp;i=EdSixvQjQfA_0&amp;pub_clickid=4606291075064803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PkaJ*pN32MU_1&amp;pub_clickid=84661822750706370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UINsAxU0aoU_0&amp;pub_clickid=3431079296497359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UINsAxU0aoU_0&amp;pub_clickid=3431079296497359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KEmSnV-t*jU_1&amp;pub_clickid=-1341933205453643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o5GhnFU1x78_0&amp;pub_clickid=92250548595716427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hTfEckG06YQ_0&amp;pub_clickid=-2361046612269964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KKIa7P4M0q4_0&amp;pub_clickid=75452915869976929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OMHn8OcKIMI_0&amp;pub_clickid=-92678619854155715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t7bLUn05Aps_0&amp;pub_clickid=-3917169039956109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3LkXLJ2nudY_0&amp;pub_clickid=84069613479356703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KKIa7P4M0q4_0&amp;pub_clickid=75452915869976929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1GTB0nKv6kE_1&amp;pub_clickid=55068166879946804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o5GhnFU1x78_0&amp;pub_clickid=92250548595716427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TrsyXNgtdXw_2&amp;pub_clickid=-63515107257509696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juJCJrl5JGY_0&amp;pub_clickid=-41071882898752514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WLmx05Jo3rY_0&amp;pub_clickid=8505910504818300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uFaIolZy2us_0&amp;pub_clickid=71459767349684534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Bc2COWlmo3Q_0&amp;pub_clickid=-23518978516569335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QimYX9ucVQk_1&amp;pub_clickid=-21466244557922724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uFaIolZy2us_0&amp;pub_clickid=71459767349684534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F8d57y1rNCg_0&amp;pub_clickid=40618733547488333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KKIa7P4M0q4_0&amp;pub_clickid=75452915869976929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ggoGNxrf3IU_1&amp;pub_clickid=93171925927540064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QjrPXsM5jOQ_1&amp;pub_clickid=73862082152496120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Ob20hLRsRVw_0&amp;pub_clickid=-83917702759336953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F8d57y1rNCg_0&amp;pub_clickid=40618733547488333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Mb9c985BriM_2&amp;pub_clickid=34716200895285903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5m2NOQed6rw_0&amp;pub_clickid=43113674918582473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KKIa7P4M0q4_0&amp;pub_clickid=75452915869976929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KKIa7P4M0q4_0&amp;pub_clickid=75452915869976929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KKIa7P4M0q4_0&amp;pub_clickid=75452915869976929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WLmx05Jo3rY_0&amp;pub_clickid=8505910504818300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Mb9c985BriM_2&amp;pub_clickid=34716200895285903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pYi0Ld2fv9w_0&amp;pub_clickid=1947458113973514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o3Rv2O9DR10_0&amp;pub_clickid=81876794616660501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F8d57y1rNCg_0&amp;pub_clickid=40618733547488333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1GTB0nKv6kE_1&amp;pub_clickid=55068166879946804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wTZ36M2a00s_0&amp;pub_clickid=98255909285025216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uFaIolZy2us_0&amp;pub_clickid=71459767349684534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o5GhnFU1x78_0&amp;pub_clickid=92250548595716427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QjrPXsM5jOQ_1&amp;pub_clickid=73862082152496120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KKIa7P4M0q4_0&amp;pub_clickid=75452915869976929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PkaJ*pN32MU_1&amp;pub_clickid=84661822750706370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625&amp;i=EdSixvQjQfA_0&amp;pub_clickid=4606291075064803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25643&amp;i=*4vUu7q-3tY_1&amp;pub_clickid=56066632132021303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624&amp;i=k1u2gbKmqec_0&amp;pub_clickid=462576665276149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624&amp;i=k1u2gbKmqec_0&amp;pub_clickid=462576665276149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25643&amp;i=*4vUu7q-3tY_1&amp;pub_clickid=56066632132021303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25646&amp;i=7xGRLXCPP8M_0&amp;pub_clickid=87173405229972979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622&amp;i=cB5eU9sFSQI_0&amp;pub_clickid=95943052145013185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25643&amp;i=*4vUu7q-3tY_1&amp;pub_clickid=56066632132021303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25646&amp;i=7xGRLXCPP8M_0&amp;pub_clickid=87173405229972979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25646&amp;i=7n5XVIdhTzI_1&amp;pub_clickid=-75857421460859330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25646&amp;i=7xGRLXCPP8M_0&amp;pub_clickid=87173405229972979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623&amp;i=fbfAhCEzo4w_0&amp;pub_clickid=76252426241218362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624&amp;i=k1u2gbKmqec_0&amp;pub_clickid=462576665276150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091311&amp;i=-PugZMFqgfE_0&amp;pub_clickid=75913277835085077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091311&amp;i=-PugZMFqgfE_0&amp;pub_clickid=75913277835085077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091311&amp;i=-PugZMFqgfE_0&amp;pub_clickid=75913277835085077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091311&amp;i=-PugZMFqgfE_0&amp;pub_clickid=75913277835085077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6p8V1ZYz-Rg_2&amp;pub_clickid=8676174617369885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zq0BxUNsvGI_0&amp;pub_clickid=91059385615845905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vH3aanOM6I8_0&amp;pub_clickid=36366237573845398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vH3aanOM6I8_0&amp;pub_clickid=36366237573845398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11urH2HrA5E_3&amp;pub_clickid=-46846453522879326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BlN2wdFBGPg_0&amp;pub_clickid=83469246658583718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hELg*FFraqE_2&amp;pub_clickid=57169197530199265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rFYy9sKobPE_0&amp;pub_clickid=-71058855698894612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PBlerhqgshc_0&amp;pub_clickid=-76647050593318626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zq0BxUNsvGI_0&amp;pub_clickid=91059385615845905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8PET4mbmBZs_1&amp;pub_clickid=-76760067585735447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zq0BxUNsvGI_0&amp;pub_clickid=91059385615845905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hWFuC-LfPAg_1&amp;pub_clickid=-86865677621869229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CSF68esBH4o_0&amp;pub_clickid=70850157097519535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2jcPvcEoQSw_2&amp;pub_clickid=-6351010319997396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2ic8l92Fasg_2&amp;pub_clickid=-47269864579406214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hELg*FFraqE_2&amp;pub_clickid=57169197530199265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zq0BxUNsvGI_0&amp;pub_clickid=91059385615845905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6p8V1ZYz-Rg_2&amp;pub_clickid=8676174617369885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CSF68esBH4o_0&amp;pub_clickid=70850157097519535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BlN2wdFBGPg_0&amp;pub_clickid=83469246658583718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CSF68esBH4o_0&amp;pub_clickid=70850157097519534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-i-twqNFXao_2&amp;pub_clickid=-3646607705461467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VEPd3p3uAFQ_1&amp;pub_clickid=-86463837023034366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rhQPd934fPs_3&amp;pub_clickid=2421311410830600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km8*Udhx5IQ_0&amp;pub_clickid=793675462119594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km8*Udhx5IQ_0&amp;pub_clickid=793675462119594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rhQPd934fPs_3&amp;pub_clickid=2421311410830600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km8*Udhx5IQ_0&amp;pub_clickid=793675462119594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Miv4P0-On78_1&amp;pub_clickid=2746433171557347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km8*Udhx5IQ_0&amp;pub_clickid=793675462119594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Ut8uWkMoX7c_2&amp;pub_clickid=-77565637013052157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rhQPd934fPs_3&amp;pub_clickid=2421311410830600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NDAXdYbRZKc_0&amp;pub_clickid=39373288519445534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NDAXdYbRZKc_0&amp;pub_clickid=39373288519445534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km8*Udhx5IQ_0&amp;pub_clickid=793675462119594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rhQPd934fPs_3&amp;pub_clickid=2421311410830600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JHtiWKiq3-4_1&amp;pub_clickid=44263842784070916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X6jXbl1qYPU_0&amp;pub_clickid=-3664205436896104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5tjSUgrSOaQ_2&amp;pub_clickid=-86640815598156515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*Zd7fka7PqU_1&amp;pub_clickid=3604024477228058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YYIf5bB7DXQ_1&amp;pub_clickid=-14659647080417295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nfbcgObqIIs_1&amp;pub_clickid=66843353091973958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*Zd7fka7PqU_1&amp;pub_clickid=3604024477228058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*Zd7fka7PqU_1&amp;pub_clickid=3604024477228058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*Zd7fka7PqU_1&amp;pub_clickid=3604024477228058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tLuw7W88xgM_1&amp;pub_clickid=27163464368118415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JHtiWKiq3-4_1&amp;pub_clickid=44263842784070916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OigZklucWAs_0&amp;pub_clickid=-91418756728065369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QA5tQ6SuJXA_0&amp;pub_clickid=63067724828057567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QRWN81JqpnY_3&amp;pub_clickid=-47246481533065814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lbivtznQmao_3&amp;pub_clickid=-86643959648929176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RaekLiWRxxY_1&amp;pub_clickid=77049864360612998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nfbcgObqIIs_1&amp;pub_clickid=66843353091973958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XX6gp1KGuLQ_4&amp;pub_clickid=-66040518853864250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FGwjmgJgzwI_1&amp;pub_clickid=-47146114828137857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QA5tQ6SuJXA_0&amp;pub_clickid=63067724828057567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2Y*6wyqUxsA_0&amp;pub_clickid=-9614071222732585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WyuyjnDFDVM_4&amp;pub_clickid=26647639665954387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2KqGFV2Qr4M_0&amp;pub_clickid=39077039159078988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tLuw7W88xgM_1&amp;pub_clickid=27163464368118415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*Zd7fka7PqU_1&amp;pub_clickid=36040244772280586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pIXFZjLLDbg_0&amp;pub_clickid=-59464873023405186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RaekLiWRxxY_1&amp;pub_clickid=77049864360612998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PKZLxfsZ2PE_1&amp;pub_clickid=-66641218424659624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WyuyjnDFDVM_4&amp;pub_clickid=26647639665954388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JHtiWKiq3-4_1&amp;pub_clickid=44263842784070916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XtNK7JZEKi0_2&amp;pub_clickid=2764855469633703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N3ZpYx*wN0k_1&amp;pub_clickid=47240117234018585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QA5tQ6SuJXA_0&amp;pub_clickid=63067724828057567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RaekLiWRxxY_1&amp;pub_clickid=77049864360612998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nfbcgObqIIs_1&amp;pub_clickid=66843353091973958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*Zd7fka7PqU_1&amp;pub_clickid=36040244772280586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3&amp;i=nfbcgObqIIs_1&amp;pub_clickid=66843353091973958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fShJk-i2oA4_0&amp;pub_clickid=78272426347269802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6p8V1ZYz-Rg_2&amp;pub_clickid=8676174617369885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Miv4P0-On78_1&amp;pub_clickid=2746433171557347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OvOtfId0o8E_1&amp;pub_clickid=-96168387368573587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43-QlscHAmw_0&amp;pub_clickid=33860669115795998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301&amp;i=YPCO70Lqml4_0&amp;pub_clickid=-947620269183749873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089&amp;i=vH3aanOM6I8_0&amp;pub_clickid=36366237573845398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rhQPd934fPs_3&amp;pub_clickid=2421311410830600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juhy21fxTUw_0&amp;pub_clickid=87974875961722368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1aaC15uw9hs_0&amp;pub_clickid=45113813811669607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3&amp;i=DArwlqd7Mkk_1&amp;pub_clickid=-55555991989312251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43-QlscHAmw_0&amp;pub_clickid=33860669115795998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WgmpipR8jes_0&amp;pub_clickid=-66965279250844874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9OhrTE*hBhw_0&amp;pub_clickid=36645203319096820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WJHIoaW3cyM_0&amp;pub_clickid=24663031935931293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dCli355xdRE_2&amp;pub_clickid=-34215543887775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jYLGkgO73uc_0&amp;pub_clickid=-41478820155913704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PgxIupOlVsg_0&amp;pub_clickid=-74617976613860953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43-QlscHAmw_0&amp;pub_clickid=33860669115795998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YAwpy4UmJhE_1&amp;pub_clickid=-34769424714428449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WJHIoaW3cyM_0&amp;pub_clickid=24663031935931293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YHWarPddmBM_0&amp;pub_clickid=-84711396871632324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xTJX4w2TuWI_1&amp;pub_clickid=-751670745646037931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43-QlscHAmw_0&amp;pub_clickid=338606691157959986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3z6P7Hx9vrI_0&amp;pub_clickid=43510416314227675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31297&amp;i=jbcIPT7HXdc_0&amp;pub_clickid=-17978586895733672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Vx4Qx8wLOIk_0&amp;pub_clickid=-63510681537673145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7wtiZrrI*Lo_0&amp;pub_clickid=-10655022069555665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8jLaBs7R3Wc_0&amp;pub_clickid=-371700383708820777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3z6P7Hx9vrI_0&amp;pub_clickid=43510416314227675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nD9ltNfcGmM_0&amp;pub_clickid=-19072241347203201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EY6W7F0vYZg_1&amp;pub_clickid=-87461552871578328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juhy21fxTUw_0&amp;pub_clickid=87974875961722368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OvadCuJ8SWY_0&amp;pub_clickid=72574524692007863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0xeblzzawHg_0&amp;pub_clickid=2331256877932494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Z5tbqUybYDY_2&amp;pub_clickid=-84172556390218759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0xeblzzawHg_0&amp;pub_clickid=233125687793249462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6-rYt0hNtC8_0&amp;pub_clickid=-75453616795087334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OvadCuJ8SWY_0&amp;pub_clickid=72574524692007863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tdw-D-50t3A_0&amp;pub_clickid=-825721228835477378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bTUJ-UfLm-M_0&amp;pub_clickid=28253161521068634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hDr3bhXEG*w_0&amp;pub_clickid=302644632252877140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0xeblzzawHg_0&amp;pub_clickid=233125687793249464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OvadCuJ8SWY_0&amp;pub_clickid=725745246920078635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261zNjQjZAk_0&amp;pub_clickid=241777200442737319</text:p>
          </table:table-cell>
          <table:table-cell/>
        </table:table-row>
        <table:table-row table:style-name="ro2">
          <table:table-cell office:value-type="string" calcext:value-type="string">
            <text:p>https://xml.realtime-bid.com/click?adid=4142101&amp;i=9OhrTE*hBhw_0&amp;pub_clickid=366452033190968208</text:p>
          </table:table-cell>
          <table:table-cell/>
        </table:table-row>
        <table:table-row table:style-name="ro2">
          <table:table-cell office:value-type="string" calcext:value-type="string">
            <text:p>http://r.servetrack.swpstrack.com/aff_c?offer_id=9074&amp;aff_id=1085&amp;aff_sub=1159&amp;aff_sub2=5c07f85679e1002b811c3f4d&amp;aff_sub4=SAWF&amp;aff_sub3=&amp;aff_sub5=&amp;aff_unique5=&amp;aff_unique2=Sun Aug 25 2019 06:54:09 GMT+0000 (UTC)&amp;aff_unique4=10271&amp;source=&amp;aff_click_id=5c07f85679e1002b811c3f4d&amp;medium=push&amp;firstname={firstname}&amp;lastname={lastname}</text:p>
          </table:table-cell>
          <table:table-cell/>
        </table:table-row>
        <table:table-row table:style-name="ro2">
          <table:table-cell office:value-type="string" calcext:value-type="string">
            <text:p>http://r.servetrack.swpstrack.com/aff_c?offer_id=8316&amp;aff_id=1085&amp;aff_sub=1159&amp;aff_sub2=5b9d103ad0174d045b3c337a&amp;aff_sub4=SAWF&amp;aff_sub3=&amp;aff_sub5=&amp;aff_unique5=&amp;aff_unique2=Mon Sep 30 2019 07:53:22 GMT+0000 (UTC)&amp;aff_unique4=10271&amp;source=&amp;aff_click_id=5b9d103ad0174d045b3c337a&amp;firstname={firstname}&amp;lastname={lastname}&amp;email=</text:p>
          </table:table-cell>
          <table:table-cell/>
        </table:table-row>
        <table:table-row table:style-name="ro2">
          <table:table-cell office:value-type="string" calcext:value-type="string">
            <text:p>http://r.servetrack.swpstrack.com/aff_c?offer_id=9074&amp;aff_id=1085&amp;aff_sub=1159&amp;aff_sub2=5c07f85679e1002b811c3f4f&amp;aff_sub4=SAWF&amp;aff_sub3=&amp;aff_sub5=&amp;aff_unique5=&amp;aff_unique2=Sun Aug 25 2019 10:04:40 GMT+0000 (UTC)&amp;aff_unique4=10271&amp;source=&amp;aff_click_id=5c07f85679e1002b811c3f4f&amp;medium=push&amp;firstname={firstname}&amp;lastname={lastname}&amp;email=</text:p>
          </table:table-cell>
          <table:table-cell/>
        </table:table-row>
        <table:table-row table:style-name="ro2">
          <table:table-cell office:value-type="string" calcext:value-type="string">
            <text:p>http://r.servetrack.swpstrack.com/aff_c?offer_id=8316&amp;aff_id=1085&amp;aff_sub=1159&amp;aff_sub2=5b9d103ad0174d045b3c337a&amp;aff_sub4=SAWF&amp;aff_sub3=&amp;aff_sub5=&amp;aff_unique5=&amp;aff_unique2=Sun Aug 25 2019 06:54:09 GMT+0000 (UTC)&amp;aff_unique4=10271&amp;source=&amp;aff_click_id=5b9d103ad0174d045b3c337a&amp;firstname={firstname}&amp;lastname={lastname}&amp;email=</text:p>
          </table:table-cell>
          <table:table-cell/>
        </table:table-row>
        <table:table-row table:style-name="ro2">
          <table:table-cell office:value-type="string" calcext:value-type="string">
            <text:p>http://r.servetrack.swpstrack.com/aff_c?offer_id=8316&amp;aff_id=1085&amp;aff_sub=1584&amp;aff_sub2=5b9d103ad0174d045b3c337b&amp;aff_sub4=SAWF&amp;aff_sub3=&amp;aff_sub5=&amp;aff_unique5=12a6d4d069cd56cfddaa391c24eb7042&amp;aff_unique2=Fri Oct 04 2019 01:52:36 GMT+0000 (UTC)&amp;aff_unique4=10753&amp;source=&amp;aff_click_id=5b9d103ad0174d045b3c337b&amp;firstname={first}&amp;lastname={last}&amp;email={email}</text:p>
          </table:table-cell>
          <table:table-cell/>
        </table:table-row>
        <table:table-row table:style-name="ro2">
          <table:table-cell office:value-type="string" calcext:value-type="string">
            <text:p>http://r.servetrack.swpstrack.com/aff_c?offer_id=8316&amp;aff_id=1085&amp;aff_sub=1584&amp;aff_sub2=5b9d103ad0174d045b3c337b&amp;aff_sub4=SAWF&amp;aff_sub3=&amp;aff_sub5=&amp;aff_unique5=12a6d4d069cd56cfddaa391c24eb7042&amp;aff_unique2=Thu Oct 17 2019 17:15:58 GMT+0000 (UTC)&amp;aff_unique4=10753&amp;source=&amp;aff_click_id=5b9d103ad0174d045b3c337b&amp;firstname={first}&amp;lastname={last}&amp;email={email}</text:p>
          </table:table-cell>
          <table:table-cell/>
        </table:table-row>
        <table:table-row table:style-name="ro2">
          <table:table-cell office:value-type="string" calcext:value-type="string">
            <text:p>https://www.mgid.com/ghits/3795975/i/36600/0/pp/1/1?h=FfxqchdKbbh8KYxRLBmijkLtqdJpR8irMwBEN0Wjmu0HUsZ_4tYJucXoO9tP3g1_&amp;rid=465ae540-c991-11e9-b081-d0946675f22c&amp;tt=Direct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WcLzYKasuX2hKUoqq3kqqjgQ4%2FSRW24zYP3yG2yLv3SZMeIUtClTTcJm5hngGttzy1eqi7FhwxcxVXWqPs7KMEkeOPfwP9urkjfYAgk0WyfrdKCK7h7H%2FFgY7QbzXK8vI3UbjqCHqKl0S6s4pUxFNIqaLrIM67rPMW9EH2aMNJFUDXTemQ4vofF0hwFqADXJOgpXi2lGmAJMvwTr5myIX5Dpdir4B%2FkAcD3DG0eeF6l1sP4qazMcBwi5UPc%2FnOSaHtAcbFj2UN1wYnrHMpTKycQVb2CB4RitZ2kJsO%2F8fEmQ1OIMTgqjtz8EmzfTS68Oik4wJZ%2BaZAsMRe%2Fr7qm8cd4sLIv0Y2xKJCJCD4%2Bw54yIdIlwxT4KQUfUQ9yxqfcvdG981OCxUa88QXQjHE0MIsy%2B1T%2FUw0U%2FC4k0IBz5AO9zTjzht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AOc1Wy5YjYPj2zFSfrrkY20%2FIO7HjNmg3NMW5RWF1PI7QbssL%2FDkzUD8AI4LM5yG%2BAI%2FWga8w2xsokknyFFI1mJyJm%2BVptF4mmCXO1ko6cjB3S0O7nF5ME%2Fw4hulLY9na7PdIbmLHZnI%2FlSpv%2B8eBXHzQucZnqKil7%2BF1SBpqcV2X4jMISx9GzxDmrk%2Bu0PG7f20yjWZTEGGeRSS4ghcQcAyM4ylQAGE3nIuhJy4ZmgrGZqbTcD2kHSb9tX0NND%2BVRslFdUIzoWymaZo%2BKZWDYRz58rQI7Zsf3itu4m3oocfs2UQIfBfhOtsIMTfpB4tXTpuYpr3RCKI26Z5H25nkxrzhF9e9bfqmpc1WUtnLjATnpsViu5lIxLvlrg1B3SKPM930irLzdgQz6FJ6nIGVAm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UH7SbsdSnfWq3lIalec7TZChQHHm%2BZW3OgY6tnKrY5xpIvvj3Kda64N1DTuf2ZSuyE67ep1%2FXf8t7hKBrojgA3ldAoYjV1xrpdSrOSOStfReBVd5oeWd8hWhounPpwjkTOFywfwP2nFfyB8EIxUQOtR1tNd%2B2L7nqQH7N0ML8E8TTCytW8wGyfJU7JrpuPqV38RoBTHvwUqcZmkvi4gVGDW50vCQUVhKD%2B3akrb0zfsalIhrkNsOVRjNFao0vq35xdTkRPJGp8KapnSPROgAXkNh6R6GzE9EZUOhDUCS%2FJIyy0hV4kLrW16YOF%2F%2BFAz%2Bn4nK2dzokM6QnIsJcsNKP2DFOEjfXim17tXInK2sD0becuk9qTiDLX2j6gDcCABiKsEcbm4QlOn5HhYVPslPpiACD9h8j7gXt0oVa6SC0INKqITod7x%2Bz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NuF4yhl4B4pVNpz%2BgAKzsIHZ%2BJwg%2BTUDe5SrXXtDEuJbVKZq3eRhU4W58G%2FWPd9fa2RAq7GqzjF6%2Fzxb1NqnGp0MCmW1d592K7q%2FcV%2FjKcnL0mqyQHZ2cKBbuQwjFJno1vqgrQIU0TPbvOmJ%2FWgx67YcJpiyA0s66RVGusuGlhHQjBGmkKdtQch8GTD%2BzoGuKZIc0FvjWpqrqYIBrdzbBNWjt28ms41W7GBM1NblttAhPKqyxWvt2MeOjUZf%2B9%2BvZdd7CUp83wGGRSYaL6WDQwYpti7ju6XIDFc4TStgdi8BISq2qKYQsfSeNFIgIrYUpbTVYBHe2HfTNtB%2F0LaSFFs9TQMUWFfwd0R7NV0VeIrBfZIdX2OjX7MDP7O%2FjHIoPm6aV7gSudTmrygbOQ1Aan3HS9qtXh4xqbX9DGB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%2FIrrK7NKjPQRy8D9QMdmdolpo%2FZ7LRPnG2uFf1fpyrxAUkJtOYYTcTLIuBMxvqrqxH43mz36EEO6ezAMmxKYJ7PJRVsDV77UpM9AsA2%2BpXjAYHPueKy%2Bm2PrcL1nZ5eNXkc5vTLovyeK1CNwzSd8sF2Sl%2FC5CYgklT6395jjL%2FmHOV%2FLbb9OLcpeuvk2sTh7fLsiQu%2FNNAdeUZIXK%2FQD7UgziS%2F9mPzBuEpU5oi%2B8GeIcJQpZX%2B7fMRtLITHNEY2g%2Bgz9q%2B07o%2FE9qH1ZflTREGFL69xnaU%2Bnqa%2FlE%2FNtMD06TlZM2zsoinfu3h%2BZxg60jvlr3paqjq5j9hCh9rs9hauIklgkY5J6%2FlLq6D3RvfcuCi11oUYqKwO3z4%2FtWxbE5ZB8s7Ay%2BqANY0qzE4em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tnLPpzl%2F04oiqv6Enckpe0kTwRAZtePKznKE8rQALYr7gA87SAoGsLpHp9PFVI9%2BIHDzbREdtovfIo1z7j7EMPsWZZbKBmyj8blZP7mfO%2FKIjoKfADDhig%2F0yb0x1QDvNVl0moagOV%2FUe8iEGf3syAToafikAU5h8Zw43Npxti5MciJCunRIhNLOHJBMHpy23FqKFUt%2BYLMLNTWnqwg2Ps%2Fbl9z9VztVuhgKF6ec9O2R4S%2B5oxzV%2FwW2SVmOt97YSPzSJPFPzW2gzsDVjgJjhS%2BZBkKPSmxkqnKevPwLN8g1O0l3QUdBaOyqo%2BWYWzCF9vTno5DgJt3ncA78yTg8OZ%2FP%2BwZhHAMwdz3pZUGIbrrzw5YejZiOgY5rANYOvszGaN%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kysYc2%2B4uDxk%2B4vIkSqqWW3PTb8ZMh1oMKQfXeQAnPbKEWPWsv56wqGWVPKSDGT4lVwDnykGrEJd9rIvvvZ68beQBs4HD%2FAHIPvzIe%2BG4rYYouMK6VdDnhK27ESrP6QiVRRTGswkVmDDa4plOZNdoTTkwIPwcYnvzyoD3hYAO8MlgLZWCTwqq%2BD08IIKahHddcXLGu5u66eQnsG0c%2FuOKtTm4DBwJGRs0yqqmBNBpFJrYaJ6muVTTv0L3PPLb%2BvV6s3VJXB5yU0QY850Uxiw8bhqkOhfeU9uMVWXp9IKKWqko8lkPG2DxigX2HYy22kzeRD7Y4L%2Bg1FeF4%2Bl7AziW65oRp7D18BV4TlNCAtXMLzR7wk7%2F1Q60Yv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BkSJtbDlTz4%2Fc9scL4ezlIqCnnRHySCswNV7fEdXKcrb%2F3R%2BI%2FnDNm5MTOZTlXCrLKTEVmn4VVQU51NuSxZj3ZgLSATSDTMSaBv54lMqKR4Q4BK%2FBpdL1BGOTKLvF%2BMSTSDL8lZZcgl6KLwgooKJ0G7lRHIELyB1YJRF6f4Ec2Xc7ANCLJ7aUOKmRtqGNAbnJwlblva8h39%2BRtjSVckPVQVWoC9NooG8H5Vmu4T%2F8bDFylXmo78RSpkm0feLR5f%2BB7CgFUzyQQ8uEhHMTcuvUM32V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AObz1KPCDi0ZwiyLKBKG7CkXR9BEqNNjKD2%2BeqkwCR8EWuFZtzjbarAAZSWxtSO%2BIMaRBh7NsMfilSve1qSXOeW1nUtocqMROedxbWecEun%2BWg3eVEjckeqEtrvk97akEnGNmukzOjnkUtud2kyp%2B1t3EC7nXjoHVvyOrHnp03RI5j3fOX8NmQMJUqp9aAuwkN%2Bzs%2Bjz1SsPgWmSZPbCliMwPzk86MWEl2i2JqjzGjhLlwFvXFZAQPFUctljUtx0J05VLbd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Vd1PrB1nIeLLWVoXxUxp%2B3m3PgS72F75HWmdNseEiCmm5l295EIpLbAxZnGV%2FM7EhmF1BR%2FOFfVXM5vZLJ7Zo%2BMtZZpmZHzSPgwQJUEffPPEqBNj2%2FV%2Bt5EjFKXMUXo8om%2Fj1k1qTOqe8PfLeN7adej%2BtND2LluYY2zQ2pZjd9s%2BwvzanCi3GOOkG2uQFpLkkj6edUjwqo%2FQKabymC6gK9aR0HRq%2Bf1L4kH6UptPQChdTrPB1PnZ4zKDgjQSQOQQ3iy6YD7UI9jNiSVmAsWsff2sFq25DHN2opHaYr%2BhlgMKG61I1IMPHyut8fKWkNz5aVL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erzFdR%2FgXTU3iRTBWjsprwBP59WJTnmEohdfq1iIXhzv7fwnzUag53%2F6uauqhoXY%2FBG9pkEDEV3C%2BhFnx%2Bo2pt20RATvWi4EoYfFQakep5wNzc0%2FUqHxpo5v6ISVmXOMUxVAsM%2Bsmv4gAokDA5RUe54BrTdJ4AEUaJ5jUx64uDj2zAim%2BcpwA4VXzFSIfqOQjIAXNCLDH0lCRJzrGnKNFWpvquCpSGIRcSRixllP7EpH0uupIO94mcBGxJMS12k1a%2BBJxsFO6GNPzAc9hfzrie3eqWcURYNC9flhCdWKzyGAMQfv8BR00bD4FJXDqa22V7SJtnbGcSfcQWcFNgQ54Dj17lK0Ta56FqnyrTl6vZKt3dT6%2BBD0e2t%2FyRBZtu8mnerTZ6ByaWt5C%2BeSNnJ7HaMoScd0gAtcjReLreRkoTQTqeOzO%2BamUIFX1RrTiZFTctRflk2Gt%2BMtvQ%2Fbu4igRndNfYFTR%2F7RKzobUhdmKTxHE7e7WuGAvCw5aSJ0e2eKelzJM1m9U9BKhKCEYKYkF9gfNC8GzHs1Jvh7jOYwgaA5nJ0TORPngEXVwR%2FFBVpPPAfg8irtkvy%2BxYkRDkTdsWxBiw%2Be8Apz%2BUMHJG4lmjdzAVpAdAzq1bAkOxatDPULAQZrQXVc%2BHEAFKt%2FNUN0V03PYuqZImhvSNbxVDn2g11Kb0Uu5%2F6BS%2FFOXgMmPGfpIBrR%2FdMNoJp6GsJTJ3MB%2FYgHgau9Kv7Zc2sLVHtD6AOE83D22JN9CB8V2eUwDguxWrjQilMmlr69YwhWa%2BCO29DYYcgZLasm5b%2BIsnQwJdApedT%2BDMTUibfUY6%2FGF1fEM%2BYjrAxw8k%2B25fr3nNQKgbK2Uh%2BkONYd0VLkjJpq7e7TmHMTDj4Xy8kOEAR3MCc1hsFR32T2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r8y43TnmFms51r8OHiqcbKt22AwlJZu5sMuhlbq7kCdoOm9L4mSFlon66j3uTz4gwRAZAT62v45vn9IjqPm02aUSz0FVv7j5cL4sENXP29ts%2BIU3VGk4Ecq25Woxbj45NiuaeE44kGqJI8uulj7B3tFRM2vmVw9WXX%2BJEQm1cTfb6Rd%2BVW%2Bo3RRAY3AMvih4dYJq9fnQsHoGF9hxQeuYXVNlQEeigwOUBPPtEgCCDbaGIMTifode13jzyV3DQSTdwkiqVo7G8l1TZw6L%2BATez3PJngi0f7x44URHNsqFxcwREMjwErgVMqQxsyzb9XwHpX%2B9Fd%2B0tnIeDwo9kns7q5mxKxrphJS3QqRT0YptbbCIxNRkHXehwGH%2BEgamECtj2%2FfC1mRNMnAOGGbgTBF5EPCypZQOmOz06%2Ff6pfZfu1xCMl74pnVGNkCatyh%2FPj%2B3C2RGgvQLcQMhuER5z3GgLoqJxzrAr2PliZbZpKMDi6Qmv9Salp5ENIyJ3Ug8rImgZRFk9bRnR0RS%2FlAkLNB65FCN0Z66ecgN%2FInLTkIuFVTaupRepFERes5quQVeyX%2F5xzmpU2whWig8bRHbITlzswbgUsgk%2BR2Oyj%2FeHnjSKO5Kts27K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TtigEchMbaf24ANHwx2XjyBoKS7fzHyfKN1eCuoe5g2H0oslmVO21hI0EkF53v%2FmX8k7P%2F3wiG0bsk31sHUaE%2BD67iFb2g3VqftFd7jf6rdsJg8RHuTdmwhfPPZ4zwGU3%2Fpk%2BrADdZrzyR76r4CizaqQMmelpMYg1Y2L%2F11MeVOMxGfRjg9sCCQTgSA0fAjjbTq2JBMhoMLPKrE7jphS6SysbfgC47p04GOE55rnMALPASK%2Fq9oAu%2FknDj5ae3OAulzr%2FzxZJBj1PjRd0M5eTHdiIIQLbvNlTnJY9Kn31n5d4dAfTeefgNDH9U6XqXbupfl7YDigqGFZ6TzPuG%2Bg1tLJ6WPR9ytT%2BCiwt%2Fs2O2O4lWYDPc2C%2FOLzJ0a0M1WX90nEOIP27UE9wSAXuuDENcWSWvEuWTc0K0E8W3dDdaukLDMTpbx%2B2BhdFmcc1Occv%2FtjCiL6%2FKnn37lH0MJZrafpfAZkjOer2xxauAnA6O8tBx6Z6V1H1mRLNk58wnnScGP4miCNuF9USc0VtXsMObsnLc9s8lf9FrEFVFB%2B62mmqRgQMnvreW4YYxNCdStHUgLVydJEaWLmS%2BXIS6ZRG7wn%2FrJJJG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OGgvefyStCr04c8p6SxUOjywsz8yazgVtazTAvgmK6vz4qh5s9J%2Bt9Ar72TrG6HSueoTwZLbu9DI1Aj3zPjGPLANG1pLtr%2BvBHavhR1n11d7gBXzcn%2BvizBJpb%2BSHPIQYwbCw3c4XXNcwVPvRUKv5ARZFw68jkIzQ74G%2Fe87XRCVGJdnGEflOKzUSbBsz4a5YVaUsJdt%2BWZ83xYnIi47vdDeh3cRvXeGufHxG2eJHm4Exm2ph%2F6HwfbjGBkbpwLKHQIESOIOdNYEEU5rumJ6tvRUDYva0E1WJ5qjcpJQSC5ncoJUDXPdBNTjrXy9Uc1QI7%2F7YFQaS9%2Fl92Az5K1LuN3SZYiLua5sAMln71y3eWSFVabyi5%2B5JNRqfqB3nxJZeR%2Ff3g6jV61I9N7fZqGpttO%2Fvos0ZEfA1WveqcLD3RCY3A1d2EWGr6TvX5DSIk%2BTLxThnhxzYZoHRJc6TSxT9amnjxlYHhVB9u4tX6O%2FbNGPzyqTTMqmgehRUHisY0KolKrDQyV%2BCVHwMuOiy0c0ZAr%2FfcvtJB%2F%2BZSe311W7RDiEi%2F1jj%2FMDU%2F0zAiyGO69tKwkUBXO7y%2BZUeHwT9CgR8IpEe0xSsBUwivHL1oEVie%2BMUMGgWbIFRlk4uEavYqhOZDDYtsVJ8z8Iz3Ixxj0UQEkpUwWqOW5ke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2uwXdYoZfUJk1t3b5OG2suhT0d8fOA5eBlAUYPhfV7%2FLU%2BUYYhFgJo1OSjMC4UOP9nbSiov51KQ1t4x8z802RBRIIzh3N5uHESax%2FspWmG5IAJOJDfvMCzMHeMh8CqQ6otb2CpsweNcyx1fqNuctGoGMLgxCi%2F%2BIOtq9FF2n3Hn1HiZfjbCDq0eCAU%2F00EBQSrkxkW5BNRSGthlhjjzbuBSBRxttg%2BQzVqQ3tPvo5Z0am4OgtPtfumsY7OEa9IIQ5HxAdV%2Fko%2BUIhJSLxmpW29tgn2N924UBCxzT6yNz05Kr0BYUvMg6fdNeGOA%2Fq9h%2FsKi1XOjR5QtB7okWDHuKRi%2F5YHaOUYnj%2B5I7C0HCcLnXx3VEQRIOZH%2FmwMMtAwUwqfCfLsSFseUIaVD19VafWHGGgRK2OF5HDOjRjkf3F0flwzzF875U3DYV54TK0Vl5T%2BpsDTbx4aFV%2FflIjSWcrnInOwo2mxQpQIKYLOQrqtT7s0KTAH5QctdGXxHlEUU9Pyj526XVUGVXoxiEw5QzQS1I4MMPjJ6ZzgUaSEkT3KK6eA7GJgqvsnAmMZ23GF80wA4RM4qfjwfIM8b2bmC0bcu%2Fb2nZcM7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rHqkFY%2FwX7JVeO45wYbYgrxx81xzKNLegjkalpre%2FDuFxuPdlzucmE8sfm0Wp5yaOrzuKTzUjhVj%2BbetKVbczsxFG3ydYugMXb3LOaTMaGJgp8WZH%2Fao4f0m2P%2BlZga4GJRXRk8ErfLL%2Bd2SK6EFjEOtRFJwvTkRo4qkOv0v3WG2QErWUOXdEBdXUaylrZpGp8DjqHb2ki%2F%2FQGG69lcGkGJtXdFhxmUr%2BxNfCjgcJJzx2gnToS5jQLpP1YqVNRdDqF0xY07yFoMJ49QeRRthCJvrkdDcWHILxLUiyAxIIRpa5cBfHh7iS6JcjDvxqKEuU4mYL6MLUhgl7NwM9GojWfd%2FSs7Nioh9dXjq2yb6kYrwROdYX797M3o8RyItK3cvOXenz7c8x3S2WD0ff%2BKgc63T5LWOpyU0S12082KpEqMXYaQVAcvOuzXbndnXoQJXoPtc3mKUb%2BZDzaZwQecASCoWAMTr5Rtx4PmQyjTDHyzuMUwp4CTf2lpsmt5NpvweFn4Ckf7sdj7%2F3ztA3xrJGHL9PVcCE7C7374GGczJMl95xQT28yw4m8vc16b8OQgM8BzHsb3UyXpZABmF4MFvlsZlfhLfst24w5VJn7%2BQQi9767f1YEx9lBHBViA01%2Bv0rDtOpYqZLWdG%2BKn8ufIN5O1FmMeTmrBrFLvO8smQK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FS475gOF50ydw4i3JVCm5Jz2i%2Bd%2BNq1HPyz7NzmQapWL5NpdpCnn1RMf3EkZykGQNB9cN9GZBtyJgQEfQZKKyywwMDQH5nsnQ%2B9bK2wrYd4jnpSTj2KeqrA7CAasadI5HuK51Xf2JtIkCFtrfGDdWRmWbbBAJU9rfIb4XmXt2vXSOL3PlkxcW%2F3SncWFdmcJg5ar%2BzIw5YFV0ZDxYaBPPy%2FCvBEw16L3Mm32h%2FH6WDVSmMmnHUTz9vhAA5Urrn04s0lA5v49C3o4Xz3%2FHIOvMRZdHof5DkdGo2hTBn%2FIjbZNuYwBRMqz%2BPfoIncwHMqptLiEHCpnBsFGZUSbMHoN4C9lBAWbN1KovkpRY1VraKN2xiRt43LokbscNFYpMiiv%2BtD5vH11cdJwkVyDpM2djk8JaJmOPB%2Bc8eY81l60P1cg998YCXBIFdTHmr5%2BIOvCeKun9T95AgalydbXlshvfArgjhcaTzA%2FRxJLy1cSm7YU7gkAaIrkWSUkDS8yjgPFUd5g1t35ebppHWQTdFWQzt6Uaa8vrNBmkg1RjQtgEdAk09l3oLJTa9uvtPZysnhApX4fH4SoMuyXRO7np5S9vHXgCPQQUr3urWdOF4GDpvJKWc9euUg1blh2eocQTdrNUgYx8Sgv5J1fBe2xFpPrVqsN3nUN4XAto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WePMEC7UyV%2BmtGRHEZ8jYGTnuJ2MvL8f7h9DTlw%2FUX2czTRNq6UWrSLoR2ZVFPWvNcNTObih616Y7eVcklSVvXM3nvx3X2MRQjR1eu29aPo7cZ8BJ%2B%2FYuRz5dqoNTv%2BtpvQRHDvM4i%2FqasY2Yd7Ps%2Be6e75HXv0etfMlrxi7dKTUetzBrt3%2Fzk%2BhSONg8MXh7SoF90krgtv9LoCserYwbYlIeMhjJFGf8DKY8Om7lCVn5PMas1BC0ynpECJE9DfWQyoWINuJ22M9dPEYH654n3Ykz%2B7OKH144mp5cOvnoIFbuLjhIo8ttsivcDj73ey%2FCbK73%2Fd8FVtCZz8bAtH32HRO%2FgKO500B6tDcFg%2F%2Br0D0Mw69GSF%2BHaTCcHjUyevKyFk6WSjzb9FVVycNEBQZLs2o1TrMyhiqHVsVoDuy19cs%2F3F87ciu4gv4u3HrTaoUPaomgqGNaVJcQ0%2FOtHrZkScfVgGLilmxWMnz0996MCYblcMqnnJZxfUYQ6p2PMshsDe2vu39yHSedsCsd0x3Ij9IaN%2B1vmC8NbObtCdxAmH8r8A%2FhddimjMWRRy00vq%2FMkYcgkkYUXYPx%2B4qly411CNxRdh5oV4aI3wh%2BiZ9DiP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RGdxCr5qq9lfTTZaYQpJC4KlbKm5eCKlmLCMrAmTZI8GzDBUShkBbtOUr4%2Bp%2FTN7ZU7Ri5aADDN93Oh%2ButrTJ4YyL7C6d5HX%2BJIMvyCLpDpZjzfI2m7W7z%2Bs2t3vf6aT6%2FVH33oDEJ1mkUI4s%2F%2BrcJWP3z6DS%2BuVePAFGZzpWoRrMZIsOty6Dn7ulqIX52mMFZrZ6Qcy31WUn1dNTYsvxi2%2BUTZSOKLU7wqs%2FqDjI1FHl9CfbNxSm3zqqz2u6q67Jhi67SOXApN4d9F567G0SyXDFXKMqveB2evX7SQgJEV2%2BUf94Rcu%2BpZbiFk3vCKWPAZVTR0L4a97wEONwqVldPEYywQPbs0n1cxwE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ejTi%2BaVD9%2FiRe8Aipx1CgbTdefpZCAgt2IMpkVldmVzHiAxOO28h07guaJ1bplaJ4%2FSQxeGQdSDBtremX14uBMSsv3du8OaXQp6OFZRDhtU1RNXRp%2F00bKTjQ6eepxzz1TdlOx4vIfTxSD7zCpnArzkgoU%2FStr85p0eHcdwsfMe9X6KXGoH3LLxqsd4ida9fk6UyxXya%2F2Jdrv1XcCX71Xw7ifT4Jq%2FHE7qjsh4ADDa75RFNDSZbv%2Bfmu8Hle3X7jNZn8W6iRxZ2OnYKkI03610GKvzKGdYfD49CFxnisIHJ5uLhyOB%2FAITa4hDUqvQ8HTNo4Pc7BnNy9dpgfFgN7pAplZ6Fqew6V%2F8XdVpw4tM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hjGrMtSrfzOI13kHYlWeIiO7PDvtgwFvTujobgepaaDmLwtbp4ValBy4BXbh5%2BRBlb2w9B%2FOnMuV146USdGT1MbzYjyQSVTexj05GL0bhgIOO%2FCVpa7S%2BzcEP%2Buebojee6SRqyD5FlCYaRtBqSmRkXbEZ8Tc%2FMZiidQPq9F8vVYqfThqB9HQJC2S46sR7OJZxi6WDWZDgwP3KhnTrXxb1A8tFBLE6GN2gJGCOpvv80FuP1sW13Ir%2BCtF6Zcl3TssdPaiBGs3rNy8yJAGadiwSuM3Vng7olw6VwwaAy0SrCyWv%2FnUlqA0EM9JEF7zIALYxwbEjijapQ7PL4a563gK140i2YK337sG4aWrFYlFrWYtjjeEo9M6JZy9zdxuGfVapqhQ3uu0vYBsPVPsAqKdgGVXAoazI%2BdQQOpzwDoQRqziZ9YRRYvJuMJa3liQuGnNS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DqiXVNAlyVs%2BVXB2mfFYqlU9iwRq3tll0Gzfdk4HymaOPnEt1OvS0JcKnuzk9vJhutcHr8O4fOn6Dfd%2FNvfWCBjHve8EOZTGT%2FV7uhE8IQKagrCeu8%2B9hf10z0WVg8OX68lN%2Fv2fltplH4T7s57RYruYbijJnlsm4NB3CNS%2BqNrlhc9Jp9xLYr51SqgVWICq3BxUivG5D4O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Pf9eNayU8Luf%2FnTHqd5BiG71OKdWfK%2BUp5HUsCozb2dxcMs1%2BtNd1H7u%2F9elNWGtHXGIQVbZBi%2FEffsH9gvdSEqTbEqH%2BaY2EugP8S6F1njsCXCoabknWl6n%2BI7cV9veaOyYAN1Zf97ormGWnmiqWFH6sTQAav73GXqliVLylJik01PHe%2BHhZUOUCGsEgZmGePcVk05xJCudEpl95zabBWzWJ1Vwcn1qJ7yCpdB8BghGY773qexxD7B9KCHkAMxBfik869k45EzYcPGEyQwz1doNvgDJx%2BvzM8kbeTSyLRtHcMsCvrKA%2FPvKE6VVhFdF0cRIQk4BEZekqoS59M4lOux2wYRbP9d1Z%2B7xTLWWXezQ7hnMF%2BSuhl4gk5YrH365wZYArJyzNVD%2BuoaECypNMwHYi82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CxycpfNbXbg06stwQDpTPxICKa1G6Yif0E9OTWzscrOS1wqzW2Kyl1MIEYsbKu3SOt3wZiTCMFAZCH%2BuiVg4PDWr4wIf0jRl7z4IoCSVhGQyPq9cvbRmYYPe578bM9vXXAzQTlejenGZhK3qCeOemAEAQ%2BCMIEBxGkB3TqdSurAw6ZX8zrWrVDesCMTn5GHd4l%2FwyIR0b3y%2FXyS4VWFnZjQD7Sg%2Fi2lC7D6c4eRlq9795DOAsMvbOwne5ALkrlMAjKYGN0VmxeWNm5tEQaHuL50IaJ6nufCYyOkjwSVdWXuEiOQzVaUQYTu5jSvmp4DGjCE4LZya0p%2F%2Fxxb2AAS3JD4jv3byKUJ3Q63rNfBNdd2GpBSSVJCx00neRCq3fmKPpndZbqc%2FSOC8aa%2Bc7qsX%2F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gUwcuoxMNEbXooR3oXqew2vURtgplxbx5%2BiJ4yN6JEhHMCBdgk%2Bg%2FQJRNWrT3Efqrk58gf8xUbA%2BHUEf94mb%2BC5Il5M8SoXJsHqYJKY1ygZITMbnybIf2c5NEJjMcj5AREJley6HWz1t%2FTmxKs3PhCzgDM2SsoTLpBMY9LndEyHFQ6HBxYcbB61zhA2vyI1H6VXEf1iEeBe%2Ba34dTwU4%2B3kx6hwR0JAte2mejfDSlEQ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enMqHbpYiY0pkxDHdwBXwg%2Bpa1gnnrwDYNRWLafE4Rzfn07bbrbj4tGdSpcJWPg7WuKG8jH4h06ge2JJcD2qjX0PCkRLs%2FO%2BQpW2DjzJTjLWQ2N6VBSINkxTpwE5MWLUeoklVfbeRMdei5t4KvFCkNGNglC1nyOwgcKyfu4TIwOdMHMS3ZPVeBZ7uoiuOqyWLn2yt3ilvvzNz%2ByGOnq65DnRvoPr%2FPQlkQTRLm4E7mSXkRVhCwhb79FafpZ2SEDYkckdTnWB7pYLPTm8oBbiS7qMzlzc0dyRfcBZ3ZmNkvY51ctQF1tKqxB5DKUaIg4l2c%2FZ4cCvDmiUrwR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ZkJmjoRhJD2FRAG6g3bU0gAQ7qrpmD9GmDTJYpZcSEfr0CPutJFqcNFu4V99euvMIkNlpWmdK5KhvcjXY7qk5lC93pt8pmONszBKV1Kkvgt1l6WmUc9TMuWQGqFvfNm72khkaWWGxhe49E8yON8Tw6ZwrW56M5VLDTtygf3bST%2BvQrdIGKcmJ4j2%2B4FP2ftps26UWaHep2ZiGoIIKClA40Yw7W8tgBqmabYzToZAd7KmvER9NyWmma21nhnXTxurBTbQO8N6s68oF7L5FkWrRiamb5Gl3Ssf8ql%2B8ckvYp2xCB33QjXWWoVcrpVtwBTZT0MGZE0USZA01QlnuI0GA7ZDGEOJ5UqfUmdKG4p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I%2B7S0%2FDXWT4GBE%2FGEbDW5N5aVCsendURk2BSiDSFSI%2BtCFHzs0uSIWvXT0DFwsOzqqnEny55fP1nDEdTn7ZUWe1xVpp8kR0sny2tDdv8u9eHk0mhbp8vnXM%2Bl2SrWuRU75rB8oSSKS6o8biTUfpa5rSd%2FM%2Bdnj0iNic5F6J%2FFcdsD31up8VtWij6ZXctr73ylJF3vesegN04rM33t18K3VsGQKqZ6ocMgj90EIRqij1atNHAObdEhkhl3lWA9ONRtx8R4PbBQaEldqiVtoSvVc%2FGpHw8Iex29Q%2BfsjxCwkNxusZflLxHPCF4n1vcnY%2BMxxD1A9qhdsm65e0hOjHZxxMH1YhJHm36OB%2B%2BjoiQVhQPItoN%2BPenReDaw3i4cXbhX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RhuT4KVUuTsohQwu68OlOS6DnTkjuIxyEpt12yoCffHBxack0%2BXCEmcVjFDwCWrvjYhB%2Fsnadv8RLHGh0MUijeM8EIRoHy7HX89Uh0qorSAL%2BBuDp2pZBCYtJST%2FxIgcwxyreBgf3WJAZsMNZGpxoqU9XQMC%2Flhc7dV1Sp4WQyzKNum8y0ObPZMtRjujbYFzdwetjFZKiofjuZfbdx6B%2FXBcFv0%2BLDLSwrwovtYLYvFUXSDnp3o70ItU6GNEVjpgADtKJmhisWq9WcMVwh8NnYS31lRInk7meD%2Fnv2fAkcz5Isqxamuu61Hjm%2Bp%2Fo5Rv3Xc9i2j3j7m5BDNlfjFXWBx9jyFp%2BB%2B0oCBxsFLVIw3iiFf5A6Osk3YTOkitpkM9%2BavFUeg%2BQR3hTqv1pzuS%2Fu83G8JNQF2ItSf2gH7bH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oIR82qGiiTCrWi1Z%2BSV%2BIHBQhruEkItn2r1rxC39ZtSgIx3izdbaiWP46GnCGE1Kguhjb9rIN8w877sZaJG73xxhblXjTSAM2Yh7l4EA9lzdr6sInMXi9ROHAYlfOEQoM6rtui%2FX0mqDnTMXXrgbhRg9EYcsgBE3u25UAU2f7MOl%2FytsxLZtpenVdJPU%2F6nuKdpRtN3BdOkmwCM9U7ppYAhbyPlP40xfQTmXOef%2FmsWQIhymW%2B7xp43xQ423gx82WV7B0ZTKj%2BHeQValy54CnfzmAyKaabd2xmVnqZS8%2F9fto%2BbJPVONsHZDH35eB7k1%2FBSGgSgnmHRsoSZuCBpekRSkJ8tDMsENgtCPBABwNxNi6wL5%2Bgj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Mnw%2FrACNmX7ipRZ%2F11KnRrvyZZJ%2Fpxf9qYgAy57GU2ukJZs2lww8HhtI5tPJL46SFg1D6Sbia5EK%2Bg9r9sDiu498fAEBF0t7h3gnVbCG7V%2FKPOA44Bd03Jznpx0ynrm3CArYQGGQSHKa8WK%2BDrsTTFj6Jw4YXzjqFl81BPu1K0zp%2Bm3l9CrmOF2wWz6vE5x4RSNmB8SMAWJer1IEKlkadMsSpOT2%2FpFEhliE%2FqyiryVQ8Em0zHh8EIpxeq0aPpc1rMf1FYQq743xQJnxFdfhEDUGyzCGV4ZR6SbRe%2BrzkYzlxR9e4y9BxgNiLAap3bNbAx5gNt6T7yoXsoPR0LRxfk5sKVo70qvjX%2FAaTuynhsiOEZHxC7JwINc7ipj81WMsYLqjrl%2Fi4pQwcRnNxdoWUX53UZJvfAR5Snfv18gERSC8Y6BjcRjzRMZ8TPF3KTU68cbv0jWFDQ%2B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Uu4mOoRzVOiZvi68umag9Yu41wFewhp9mqYVD0U%2FwWwjfKguP0d51OPGCt9YbMOmnZttFkfE8D4fJ8ULlMCD54xc6gMm8MsOH9nRoo6lQUKIcgBet8%2F%2BJH5wIQIZmi8AHVMzH%2FTi2QIYrAoTe8zxD7q%2BHib5IRpuGAIxFTvDpAK5Gcw1xrnmzQr5xKQ3AFplMJ%2FRbpOGSoj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HtvCZ2ush1M1LP6H92wjeVu14A4D1gROzueP3LJ4yE66brHzyZEfsqL2di7Jd2X141jgT52O5p0TMTdE8h2IhK1Osmiv4u8v%2FqEN60as0KqLkrhLgOIhxorli4aGx1K48hQvbVMTowIWQBuO90rp3Ai5V0r8FY44d2NUN6ggQCf12dNiBNmTT%2BjOsEMaNHFqstgMui9AExTBqEMCjmHiYPjMGHjHUaCRgA3qic71gWF3NxKX8vdf4RpoKbm9zcFIipmV%2B%2BAo2nult3abw1KqUrJflPPbJQ9bDFmkStIbnpjWSMz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Jo9IVlV7g6KqXHjHr1cgXblnZ3MKYE8BqQYe33rZKy0HkHhqlu8IHlSdI1QfkCB1thaZ02CQZ48u7Nw4Gt3v1n6b1moplJQgwnhcFMIbDRYc5vd%2BKbpkwv6fkBtw1v5xXYdK7S3oE5mqOn76vZ%2Fh5C2KeLU7fZ7t4kFVtPX6WawvKKB2g0SUIwIJ6ClamiqA%2F4QFpufW5jO%2BSlRqnhIgtPXI%2FGyTnsdwvSKBYPcNuS5WexeXN1FmjKLwbwaux318nRUzonvNms5Yo7jNsoYuYpwyTFZ%2B4u9Od4FwmUl6Nwn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nsBqGwhbS9WXpZUAy1wlehgqCYwIl2ZYkA5LHGZCj2rWDsEGdGxWSC5Ci%2BQHgjpFXsiQO7X8Wazm9jYdxFoMRn0LRHzQsEbVcHN3bAlnKp55rSchq27EXLdth2RqM7UBO2pbBriu1jxN5DK9mvQFmIY%2Bwq3S%2B7KRNxl0ydnfmWtP4VyZ4qx5FAuH8fxWG63ZHnuXLVgaMo0IpYedJzbmCPaA4%2F%2B5%2Brl5ktEVBQ48zMpAFFCHfPRUm09m6U6xWDKNZdMQpxaTTKho2aJVdxL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bdkBPtO070Gkxxk2H7%2F%2B%2FHh9LxU9wdeA6nyu1XwxmEmKeklUb5YcCMDKgbwkb0a1gd8Kx0qvjg2PwWMGHKS3a3tjMPS06iUHbm3bQxXkTUyTXTwmuCZ3hRMRKepfUEKowk162WgtkDV%2F7i3hSaD2uizcHYRmbXqM7jM5XqNc4yeVD4WqMkrJnnuNoSn6LIjUR36Kzq4OJOgp0T%2FrQnnfsYwKMCh1NjN2OaPRA9gqKuq1KD4YiVjVqOqre1byxgk1ic%2FXV2kgyZm0xSkrbTZU6XI%2FN7i3eoCIUruEM8CWHRvLyUhNhpizr8Jyzl1smx%2FHuQRQ9kW766R7k995L3LHA9ZAvXXMRIYlfcac25enSCOi5171lRoL%2BLQQ2CfTCxTEyks5f%2Bnk71lRtUbKt8HdYQL0btAV%2Ftoxbp8vn%2FOK0IVgRJvVcGwhDHoMaQITaXMiwgN%2Fpj%2FZ5cN8yuolxc1F27kUYxa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Ah%2FRqPeI0x1rjRF5%2BRc3%2Fd4kX%2BU3%2FgD%2FY4EPcKAIoQ9%2BpoiPV2ZFKxAjQnVpsRV9q6vBqiH4K%2BM3xNQVuUSbOba9eQClSo0hrtiV8d3k8QMPRkdlqE5ph2C%2BFkwuIqeNXv3vb7ajO2rGKEirR8n2bh5AUHBYmd7bXTPpOA6EafQda2L86jsdDbEyGwS0QvSIhm0fbpzn4G%2F2Qm7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ZyzwI4XWULxbNwi4QgixeUezHhqmH1py3LsJzMWz%2FX1MgZpHJsLaqHD6hhMGTSHJ11mGF1rWTc7M%2Bay8VFWiZLB2i6xfudKzLFTBEbUG2cJP5Q%2BNy6IyrAsngghwX4oMt%2Bt1S1qz383Py0zb2Z58%2FZltc6V8A3wXnLA8pHVtLY382L%2FBHfkNeGCHSojsTnUk7AcoYFideLdUd%2BJ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htUk8sx570uAJAOCBgNat3ai5l0jY5uvuTF2ENX9SO0arWHmaoGhk8kVBwv5PTByeY0P2x9W6tX7JFKIrEf23zyuvtHDM4RpexRerwdhmMN6riUfm4GJ0VvceIuKBDPwjNFCmQGBI02%2BURPHko7WHcyQpX6WSRySGHPd59LMQdIXQzgQhXt1K8vV5lFR%2BzaEct9p2qEqZej2zwOaK2ws7AiBevT%2FpflE%2F3145LjfK3seOOM8R861c8cT3tRDglHG4ttDk7DXeN0yt8Fy3bd7zGPecKxr2iTQQLnPJ9piEl5Z1YiFiHEa2htJwRV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%2BACpK3XKdJfMN0QdoY9PmH4X6eco%2B01K12I8XVzc2MiCxq5OMRKGQBlVJpeO3UnzzbdfGra3%2F%2FE1wJ%2FeSfKZ3uQyPvAGmuMLlsRDDPub%2FKWkbQMgJzRwHR9LF5XWrw9mj9xfi9ivd2hO%2F%2BdqSUQEj36E%2FQ7Dtjr%2BSKtlnAE%2FqPT1Rf%2BM11ZDB%2FKAcZ2Ka3Y4gugynp%2FyoHUv68OnYstRtSJgFofpW5DndEuLmFjELh6XkKwf%2Fd9uJN5xyx%2F%2B7s2kZbRVKhiI7K%2BxdDANNSkGYf8wa54oZuvQTktlnPNH7Xo4R%2BN2mn%2BVeSf1zkAxZsRyOBIO6UUsIscAfQ0XZKEMWMfXyRkGEBYmjkQsvXwMM1F6A4xu3KQXd2PXFGdTnzF6OFBL50arUo7lSk6ZYK1Lr3ZeUSRaHWzTJmZEiQ7GGCeRmsSZfhbwBWK3nEZd63g3j5PKgoGwWgdYa4EKS1v4v%2F6It5AjN2MUKqxg132h4pUmoU7IjRbkztr7TfFcXSJfbte2WfItJJ%2FFAvvZi251dQDDxoq%2BXF5vr62W31Xg9808DegBHV6iR8RbqhGEEfSRjzx8guTI7lcPnboCp9qcj96PLuA8QwSeBq8DPASS3iY%2FC3ur5lYnH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idMAbOBFpet0u7E%2B%2FVgbPMBB77JE9%2FUvBRjpr8QgGGkvj4EeTJrK0jIIpItInUQ%2BuiwWJyytCUUjn6yWVsWkCqX3QuGkDWWqddac85AD%2F03aycniEwSpuKnpU3WANEk9xhWVRQgtgTfARUJHqIQf0MiLh1uXBYLo%2B9pCuKgbEU7tbc83veEH9BTsTPa%2FJ8GhhFXsmVY%2FZEXLhmg3uxpVKwhNaaoUNZAJD3zXQKxx600vKg3d1zsegPQiDZZ38CEN5kozhRjzYTIxY8E27%2Bosv5%2FGnrYWSa3hRoj8yJY%2B3nn%2BBwGPMp9Fvl2FputUuHeOyYIg3Pd6xz1Wa4K%2FCMb8H9XXF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XIn4WtWSYQaG%2FTxs%2BOW9guJmmz%2BdLwQYNDTQ%2BpUkAsE2qX3izXCMWrpfNUUS7wPuTcTQbw7m9S6InOpOTEZCwFLqGHdmtuXsqvTtGKBatjaISHti2WCwF1FUzEvzbSdbkd%2FRPkUNksSZ6MBSt46ybOksOcnjcIdiDpYetrpNZpjLvQx%2FR72IYC5hwMtb1xWCiVojuSPgR%2FmExb0dgG%2B6KKzJR%2Fw0CRnlioKCOJ%2BW2aSgjxUfLh4xZJ4Zw1x4kVHidAE%2BQV%2F7d8FDUGu%2BMJqJx6j07s9qoZNtoGSCOd%2BfrWeDdyzRpVjU8S26NdkeFaG2CxOti%2F0pAxckZkXpN3HRUpJPS9VUToJDPOlth0LO2b8vF4Myj6X6SD0UJMMed3bPoBpODQT15ZzP986HgwHBFkUN4lA4gM6WIj%2B8gwgWsmtqns%2BSrz6fLpPUiP5hSDSvz4Z3BM1qtCdayZm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gGtrJnqFtjltTMkDZWvbkrWDYwiO%2B0Bx%2BaEZglB9pDAM%2FHSy%2FzpCH0Wz%2Bbh1A2seIrBAZ3avNOMxSeKGTUueTQ3RmRAEhm1dOLYCzwrIgJRc1vwwcyTGRryBCDPMO98DEUqoRW9j9EAIJ%2FkIMLCUojJduo2PfNVjfSjIEuntq2p5h%2BaB5Tr7T9wcavFZsSYaUbEF1eMx%2BRzz0Kdm%2BqyQoLow%2Bl1sJmdaJtxLlQX%2B8zDKYBA2lXkjb83rok7YKK4M2ZnmSX6hwMzu1LST5HQ1iNtgjILzn1w2BfLBe51%2BNFGH4AD50GArRKqaNNb%2BiYC2so4k633yHuBx3iZqi79TLhJpA07xH3hie6XTICeAsRShsMgSsEfC5taXNvv%2B1rw4W7Vkv7sFphGaHTym1v41D1FOL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ltpCdEsak8e2wUdXgtJEinUhzM%2F0wPS4tRjiS6rhzfRak78RIuJF8v17GTTdpP1CFk9PwFxlSg98TN1F9LSTAA%2BFfwZS1C%2B4SZAT5iu%2B0O%2FFSVX862r8Gydj8UqdvjazsIQvGKcvkNiFmoOFKYlS1YQbxcIDTq%2FwsLBcJQDBZf9e8yC8sCidLLb%2FpVjCWaF6ixIUMk4sDqtIma7EfQJA6QBW84sMJtHmwJNmi0VrpLjOikIohIuInhJZnD%2BaXCEVq4QIsSlnjx8nP4O%2BeoaWY7Vhd9SjVTueatXolKHSGIJ4hiuzHXCobuQ%2BqQU2opg7Oy9UcVZH7T%2B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Aja9CMwFmGxCZAeGTtR4x4pGoP4RLHXx6j%2FtzzXVRJtXU6UKEbzRjk5lvly0bTUdHsq1Bc1cfjUpnYkVFFBU0qKv9xi0cdPMMAW6SMG1dpwa3JgbbG%2Bi%2BYaD3ii7YrTRz6rXvSD4egCLwwrUogEji6QED6RRnRy7sBtfmKQDRj78Qb0sA3bOBCTB3WoPUQhopljrlsvFFVmld3fUC3Kni707UtXcNDyG1glGcC8tfKoFyRPX4U8vtoeIF%2B1yME7B6E1VmMmTZAslbR9snfV8YNRH%2FyJLzBjGXPWge3UJ%2BksTon5kkr5Fzz8z11wJg75xtBmwUXi95pt3LoAiha4ujamN2fAtWlNOsbho896L1HNzq3RHibcTseC8wRVAK2I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UwzUT2ifmWd%2Bd2B0UP%2BJkIDivJLeWyIkQJe1pYpC2F3y5blsTc4Y0CWX4MlEIzLZMDZMcKCVyyNa%2BTrWL4YbnPWbykZdGXVCXewC5vXnejDHWwKe2ChJO5gKJQGGisUHoMwjudA4caaCDYbPULbu0zns4pDqhQzhuy7sUA2v7ce6ay6Q%2FB2iUjb6WJAhpamX%2BbNZYgLjieYLSHVwnrWA%2Fu3gPXFX6H%2BUJKgUeN79yS2xcCWFPbCqpQUbUyoZvV3XobuOnbR6u%2FfG4QZ08gwrualkG%2FbI06p9%2FCmOJK7VBjm0RKDxCcn2F9tgRwhIDthB5b%2FiDE%2BSwQ%2Fq1m7kmeILVoMu8SEyIdC9GxD4xS%2BFwaxWSMN0pC%2BIa5J%2B3EgsZJNNe9BrpWVfZEUQlPnx2HsZ2</text:p>
          </table:table-cell>
          <table:table-cell/>
        </table:table-row>
        <table:table-row table:style-name="ro2">
          <table:table-cell office:value-type="string" calcext:value-type="string">
            <text:p>https://trends.revcontent.com/click.php?d=4Orw4%2BqtMgnrB04Mf26gBncwypA8d1%2FqMuz1wI57rT8lHn3G6EY8tqLbKlpg02syAm4KZhpKyx7UsTotB8fQRGZKxu8n6FtSOzfV9XGwL%2FdBQjg2abZNV5Ev1pW%2BXr4OTZY%2BfmOhbp96QlJeo6D3hC%2B7FzpEZVkaYpEtT%2BaPitCzbYe3MDTv95gLFsYbtewz0QyykNb0Yac3MZJvXD1ZgfxSAZgRSReJb3MQhIIhwzLyCmNTKEhq1fYywoQy7ufdbpAvJCDUgHpu3B533iaBzP4OfCJjBtSdRY9%2B7ML0A5ChXKcbhTm6DS3K4mFviz3SrB%2FoL3QUQRiBKMfWF4ngRiEo1m7560%2BdmPUQ9uigOZBKAaK%2</text:p>
          </table:table-cell>
          <table:table-cell/>
        </table:table-row>
        <table:table-row table:style-name="ro2">
          <table:table-cell office:value-type="string" calcext:value-type="string">
            <text:p>https://ehealthylifenews.com/diet11/index278.php?cep=OXFoDHen4fbEXvp9inkqxRq1s3ggtoGozSvu7NRTcXD6Y5oYOvj63KBWWK6CIOgm3SgL3TKylp8LkK-43X7SkZDLUlQHOBYKPSUsqDcpD6bc-y4PgYoby626wazt9Rw93eGGuVzxDErqnV4Yfi09jZXSTo2kPpejGi0IGFqGoxkaEIx3C1LZI5mdqkC7pUenHjN-9DhyEm40UDlyCh0fJ7TB-gwftA-ECceNI14E2KkMSZpJtft7mOy7DPxugvmJEd7Fv8mWNXcFPCswFdqKX-faUL0zLKekJEWli6MjCrcG9NHFivuS1FT4f8EYUTrlTQQl0LK36wxzTYdH1Ybf5g&amp;lptoken=155766e790b799ab93bf&amp;utm_source=313814&amp;utm_campaign=124124&amp;utm_ad=2314192</text:p>
          </table:table-cell>
          <table:table-cell/>
        </table:table-row>
        <table:table-row table:style-name="ro2">
          <table:table-cell office:value-type="string" calcext:value-type="string">
            <text:p>http://reystment-browners.icu/zp-redirect?target=https%3A%2F%2Fcryptolot.online%2F%3Fcep%3Dx6hmeQpAhobp39JXeIv4jvXlh3iUnoREXsWCuGffZupLozRu7laOK2GN7g9VUzvKdsS3XmuUYEtpFIu-dH2Y1nWk-cU5FI9bk_6WCSwuwpulciOfbwNF-RVfO3CscgAfsETC1RkK3qLIZRQJISRH58-Q9_Jid7ySz0VerrYvClGHi6xPjTTsYBkcY3i12SJvx9GlDVtNtETN-Dj64AJM7OfZovAK8yvqhinc_ZphQPm_d-9054D1NnSXljG_sZF7gsHcK_fHlsoEW8K2hkOuWrJoscMgom3anokn0cnbPL1h05CLAXhZIzwkt3TOz92fI1F4qpkhYghISUy-NY9cb1wnBuUi-SnslC1mS6Tm-8bOwnausEQU9q8BQVdtSDIXFn0lOwF77s-c_LB9sziVsyS07BBeGgzbU5CXxMiE-so&amp;caid=310e4884-fae9-46de-8870-40e9d1b6d011&amp;zpid=e897c612-cf43-11e9-ae59-1287f8557ba2&amp;cid=&amp;rt=R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marieclaire.com/beauty/a13048391/hanacure-korean-all-in-one-face-mask-review/?utm_source=taboola&amp;utm_medium=referral</text:p>
          </table:table-cell>
          <table:table-cell/>
        </table:table-row>
        <table:table-row table:style-name="ro2">
          <table:table-cell office:value-type="string" calcext:value-type="string">
            <text:p>https://www.searchdefenderprime.com/u45lw?cid=10276f562bd09f60ab9790eb6717c7&amp;t1=6a271ea4-6819-48e9-bf43-e585f37d6a12&amp;t2=8c601809-6dcf-48cf-a1f7-a64bb6cc9e31&amp;t3=wFJT1FCU7TE86JUOH63M7RF8</text:p>
          </table:table-cell>
          <table:table-cell/>
        </table:table-row>
        <table:table-row table:style-name="ro2">
          <table:table-cell office:value-type="string" calcext:value-type="string">
            <text:p>https://pravoslavie.fm/quote/czitata-dnya-na-28-avgusta/</text:p>
          </table:table-cell>
          <table:table-cell/>
        </table:table-row>
        <table:table-row table:style-name="ro2">
          <table:table-cell office:value-type="string" calcext:value-type="string">
            <text:p>http://securecloud-dl.com/?a=77068&amp;c=197429&amp;oc=87507&amp;sr=t&amp;s1=1852&amp;s2=8a500y9g5ciejwjb7a&amp;vt=1567546827536&amp;h=1fd4bcfbbc88f914a1a6b989422ccf81b7d1d080&amp;req=http%3A%2F%2Fsecurecloud-dl.com%2F%3Fa%3D77068%26c%3D197429%26s1%3D1852%26s2%3D8a500y9g5ciejwjb7a&amp;us=5cf0815141b3415e9a950d446a544d43</text:p>
          </table:table-cell>
          <table:table-cell/>
        </table:table-row>
        <table:table-row table:style-name="ro2">
          <table:table-cell office:value-type="string" calcext:value-type="string">
            <text:p>http://securecloud-dl.com/?a=77068&amp;c=197429&amp;oc=87507&amp;sr=t&amp;s1=1852&amp;s2=f7fd0y9g5ciejvr4a8&amp;vt=1567546827534&amp;h=3fee133287839fad6a3f177f2f14bf138708a069&amp;req=http%3A%2F%2Fsecurecloud-dl.com%2F%3Fa%3D77068%26c%3D197429%26s1%3D1852%26s2%3Df7fd0y9g5ciejvr4a8&amp;us=1e5eec926b05482a892ff202f654b828</text:p>
          </table:table-cell>
          <table:table-cell/>
        </table:table-row>
        <table:table-row table:style-name="ro2">
          <table:table-cell office:value-type="string" calcext:value-type="string">
            <text:p>http://securecloud-dl.com/?a=77068&amp;c=197429&amp;oc=87507&amp;sr=t&amp;s1=1852&amp;s2=82b11y9tlibus3y440&amp;vt=1567690615160&amp;h=3f87c578f4adb1b69b235b92b57620b874cee3ba&amp;req=http%3A%2F%2Fsecurecloud-dl.com%2F%3Fa%3D77068%26c%3D197429%26s1%3D1852%26s2%3D82b11y9tlibus3y440&amp;us=f3364ef366314766a38989223d4a5124</text:p>
          </table:table-cell>
          <table:table-cell/>
        </table:table-row>
        <table:table-row table:style-name="ro2">
          <table:table-cell office:value-type="string" calcext:value-type="string">
            <text:p>http://securecloud-dl.com/?a=77068&amp;c=197429&amp;oc=87507&amp;sr=t&amp;s1=1852&amp;s2=25d67y9tlibxs8n227&amp;vt=1567690615694&amp;h=0b4f0323fbc3797ca2ffa11fc29a2fdee4c64ee2&amp;req=http%3A%2F%2Fsecurecloud-dl.com%2F%3Fa%3D77068%26c%3D197429%26s1%3D1852%26s2%3D25d67y9tlibxs8n227&amp;us=f3364ef366314766a38989223d4a5124</text:p>
          </table:table-cell>
          <table:table-cell/>
        </table:table-row>
        <table:table-row table:style-name="ro2">
          <table:table-cell office:value-type="string" calcext:value-type="string">
            <text:p>http://securecloud-dl.com/?a=77068&amp;c=197429&amp;oc=87507&amp;sr=t&amp;s1=1852&amp;s2=efca4y9tlibxsbla86&amp;vt=1567690615686&amp;h=48d45a82738b2e1b34093b6a78135665e442c1fc&amp;req=http%3A%2F%2Fsecurecloud-dl.com%2F%3Fa%3D77068%26c%3D197429%26s1%3D1852%26s2%3Defca4y9tlibxsbla86&amp;us=f3364ef366314766a38989223d4a5124</text:p>
          </table:table-cell>
          <table:table-cell/>
        </table:table-row>
        <table:table-row table:style-name="ro2">
          <table:table-cell office:value-type="string" calcext:value-type="string">
            <text:p>http://securecloud-dl.com/?a=77068&amp;c=197429&amp;oc=87507&amp;sr=t&amp;s1=1852&amp;s2=3833ey98w9za0bl32d&amp;vt=1567552208338&amp;h=9b6cf3587eaf8ee89436f0236e01dd91e85e3bc1&amp;req=http%3A%2F%2Fsecurecloud-dl.com%2F%3Fa%3D77068%26c%3D197429%26s1%3D1852%26s2%3D3833ey98w9za0bl32d&amp;us=065af78f60ab4b5595cff4457c2ab796</text:p>
          </table:table-cell>
          <table:table-cell/>
        </table:table-row>
        <table:table-row table:style-name="ro2">
          <table:table-cell office:value-type="string" calcext:value-type="string">
            <text:p>https://www.impiego.eu/registrazione-candidati.php</text:p>
          </table:table-cell>
          <table:table-cell/>
        </table:table-row>
        <table:table-row table:style-name="ro2">
          <table:table-cell office:value-type="string" calcext:value-type="string">
            <text:p>https://www.impiego.eu/registrazione-candidati.php</text:p>
          </table:table-cell>
          <table:table-cell/>
        </table:table-row>
        <table:table-row table:style-name="ro2">
          <table:table-cell office:value-type="string" calcext:value-type="string">
            <text:p>https://www.impiego.eu/registrazione-candidati.php</text:p>
          </table:table-cell>
          <table:table-cell/>
        </table:table-row>
        <table:table-row table:style-name="ro2">
          <table:table-cell office:value-type="string" calcext:value-type="string">
            <text:p>https://push-ad.com/en/blog/?utm_campaign=Welcome_Notification&amp;utm_source=PushAd&amp;utm_medium=PushNotifications</text:p>
          </table:table-cell>
          <table:table-cell/>
        </table:table-row>
        <table:table-row table:style-name="ro2">
          <table:table-cell office:value-type="string" calcext:value-type="string">
            <text:p>https://push-ad.com/en/blog/?utm_campaign=Welcome_Notification&amp;utm_source=PushAd&amp;utm_medium=PushNotifications</text:p>
          </table:table-cell>
          <table:table-cell/>
        </table:table-row>
        <table:table-row table:style-name="ro2">
          <table:table-cell office:value-type="string" calcext:value-type="string">
            <text:p>http://mydailytips.net/vikings_en_376n.php?cep=zWAR4s9vDeLVvGxq_VCBPe9qvQ5FtS-SkkpuWd3QpGNb71D1vEMEoJkSOxgM1x2qWC0X_KHlnKD5hx7hEDXuuBaqHUAsmwfMEGXPgCToPcfGcJ77AKbg8HsdYNh3D4-_wpd1htLIwdhfgdVQjnvptfMGMjB52NwtWsa4VTbU3kc5gtZkimuaMLceezByAjMjTIX0e3ytYhYiJIUJikSTtCEx_MY7imTCI9EIH46Wt8SgNELyC9G45pfMzHBCyGEFErdZVC02qhGr2NajlnIADgdmnD5qkLy9oWUNzQ3FGiCjUVaLJp-GIFJhFSp9sd4f7B4d9wcVf-Kblp9FjMbP-eb42u_fX3vmVUtt-G4dBlA&amp;lptoken=158b6630799993e636ff&amp;kostiakostiuk=73ssdhejr98&amp;widget_id=5769702s4555&amp;teaser_id=3659925&amp;click_price=0.016&amp;click_id=7c36cad58ded441d53cf0ce1e55b31be</text:p>
          </table:table-cell>
          <table:table-cell/>
        </table:table-row>
        <table:table-row table:style-name="ro2">
          <table:table-cell office:value-type="string" calcext:value-type="string">
            <text:p>http://mydailytips.net/loa3_en_n29.php</text:p>
          </table:table-cell>
          <table:table-cell/>
        </table:table-row>
        <table:table-row table:style-name="ro2">
          <table:table-cell office:value-type="string" calcext:value-type="string">
            <text:p>https://blog.yourluckynumber.xyz/lp/wg/rs_01/au/s10_en/1b/?vsv=SWG&amp;vl=1&amp;vlink=app.superlongevity.co&amp;bb=1&amp;model=Desktop&amp;brand=Desktop&amp;isp=University%20of%20Georgia&amp;city=Athens&amp;cep=5eySXrHtA3g3CUfDTF_RCSWm3sC4rqujULQZfWCj2IkKa4LQbMLdhYYc-ZngXHMvTTLfaqfKRc0TjcGwQXFRUhnm43b1aXbdvcbfUw-swNM_5BuL8F-q0p34-dYYm_7wGoa-NjYZr_-1DSpQ3d7FssrPs9N7OY_A-6vYFZ0nCoXSSVXBI23bEpQxmqfU6Aru69bH_b2acSOv0AluZ7Uu6XkYW9f9P0u0Bk1LggLTASKv8TXRQYWLljlf-kyT3-HLhgfFa3Phax-VhaT3z2cHUWZofou8Hi6B1OHQYBrLMHyQMa7y-6GUnL-oxIU7StY2L1h-41hbso8yGMALS8iZFVQSzg10KqN3ElQdsJLLi3YQinn2yfL50Lf5JvdEaCAaA5PNzH1I59BAC9gw59QBxfs91booif7dtUoFcxjYVMg&amp;lptoken=154d6652946863f97927&amp;s1=16558&amp;s2=ec880628-8c25-423e-9575-07198390f40c&amp;s10=mcsamsung</text:p>
          </table:table-cell>
          <table:table-cell/>
        </table:table-row>
        <table:table-row table:style-name="ro2">
          <table:table-cell office:value-type="string" calcext:value-type="string">
            <text:p>https://www2.freecreditclick.com/us/6019/417bp3w/DNBE/001/lp/001-a87c/?sid=AFFSUB007602Z&amp;id=3795&amp;ord=1&amp;append=1&amp;edata=5543&amp;edata2=703736&amp;edata3=42300999&amp;edata4=282&amp;edata5=&amp;edata6=84538451&amp;transid=84538451&amp;ckmreqid=84538451&amp;ckmat=1&amp;siteId=214&amp;cakeEventId=2&amp;c=Mzc5NSA2MjU3MjM1NDAgMTcgNjAgMSAyMDQwMDg5NjM4IDA4MjkyMDE5MTUxOTAy</text:p>
          </table:table-cell>
          <table:table-cell/>
        </table:table-row>
        <table:table-row table:style-name="ro2">
          <table:table-cell office:value-type="string" calcext:value-type="string">
            <text:p>https://www2.freecreditclick.com/us/6019/417bp3w/m/DNBE/000/lp/000-2e1d/?sid=AFFSUB007602Z&amp;id=3795&amp;ord=1&amp;append=1&amp;edata=5543&amp;edata2=703736&amp;edata3=42297997&amp;edata4=282&amp;edata5=&amp;edata6=84517857&amp;transid=84517857&amp;ckmreqid=84517857&amp;ckmat=1&amp;siteId=214&amp;cakeEventId=2&amp;c=Mzc5NSA2MjU2ODQ5MzYgMTcgNjAgMSAyMDM5OTc5MDAwIDA4MjkyMDE5MTIxNTI3</text:p>
          </table:table-cell>
          <table:table-cell/>
        </table:table-row>
        <table:table-row table:style-name="ro2">
          <table:table-cell office:value-type="string" calcext:value-type="string">
            <text:p>https://www.hayatsu.com.tr/yeni-uye?utm_source=pushcrew&amp;utm_medium=push_notification&amp;utm_campaign=Welcoming_yeni-uye</text:p>
          </table:table-cell>
          <table:table-cell/>
        </table:table-row>
        <table:table-row table:style-name="ro2">
          <table:table-cell office:value-type="string" calcext:value-type="string">
            <text:p>https://www.hayatsu.com.tr/yeni-uye?utm_source=pushcrew&amp;utm_medium=push_notification&amp;utm_campaign=Welcoming_yeni-uye</text:p>
          </table:table-cell>
          <table:table-cell/>
        </table:table-row>
        <table:table-row table:style-name="ro2">
          <table:table-cell office:value-type="string" calcext:value-type="string">
            <text:p>https://www.gkfx.eu/esp/lp/menores-spreads-swap-ahorro?utm_source=one-signal&amp;utm_medium=pop-up&amp;utm_campaign=menores-spreads&amp;utm_content=spreads-bajos</text:p>
          </table:table-cell>
          <table:table-cell/>
        </table:table-row>
        <table:table-row table:style-name="ro2">
          <table:table-cell office:value-type="string" calcext:value-type="string">
            <text:p>https://www.gkfx.eu/esp/lp/menores-spreads-swap-ahorro?utm_source=one-signal&amp;utm_medium=pop-up&amp;utm_campaign=menores-spreads&amp;utm_content=spreads-bajos</text:p>
          </table:table-cell>
          <table:table-cell/>
        </table:table-row>
        <table:table-row table:style-name="ro2">
          <table:table-cell office:value-type="string" calcext:value-type="string">
            <text:p>https://www.gkfx.eu/esp/lp/menores-spreads-swap-ahorro?utm_source=one-signal&amp;utm_medium=pop-up&amp;utm_campaign=menores-spreads&amp;utm_content=spreads-bajos</text:p>
          </table:table-cell>
          <table:table-cell/>
        </table:table-row>
        <table:table-row table:style-name="ro2">
          <table:table-cell office:value-type="string" calcext:value-type="string">
            <text:p>https://www.gkfx.eu/esp/lp/menores-spreads-swap-ahorro?utm_source=one-signal&amp;utm_medium=pop-up&amp;utm_campaign=menores-spreads&amp;utm_content=spreads-bajos</text:p>
          </table:table-cell>
          <table:table-cell/>
        </table:table-row>
        <table:table-row table:style-name="ro2">
          <table:table-cell office:value-type="string" calcext:value-type="string">
            <text:p>https://www.americascardroom.eu/online-poker-promotions/welcome-package/?utm_source=browser&amp;utm_medium=push_notification&amp;utm_campaign=PushCrew_notification_1536633714</text:p>
          </table:table-cell>
          <table:table-cell/>
        </table:table-row>
        <table:table-row table:style-name="ro2">
          <table:table-cell office:value-type="string" calcext:value-type="string">
            <text:p>https://www.americascardroom.eu/online-poker-promotions/welcome-package/?utm_source=browser&amp;utm_medium=push_notification&amp;utm_campaign=PushCrew_notification_1536633714</text:p>
          </table:table-cell>
          <table:table-cell/>
        </table:table-row>
        <table:table-row table:style-name="ro2">
          <table:table-cell office:value-type="string" calcext:value-type="string">
            <text:p>https://www.americascardroom.eu/online-poker-promotions/welcome-package/?utm_source=browser&amp;utm_medium=push_notification&amp;utm_campaign=PushCrew_notification_1536633714</text:p>
          </table:table-cell>
          <table:table-cell/>
        </table:table-row>
        <table:table-row table:style-name="ro2">
          <table:table-cell office:value-type="string" calcext:value-type="string">
            <text:p>https://www.americascardroom.eu/online-poker-promotions/welcome-package/?utm_source=browser&amp;utm_medium=push_notification&amp;utm_campaign=PushCrew_notification_1536633714</text:p>
          </table:table-cell>
          <table:table-cell/>
        </table:table-row>
        <table:table-row table:style-name="ro2">
          <table:table-cell office:value-type="string" calcext:value-type="string">
            <text:p>https://www.americascardroom.eu/online-poker-promotions/welcome-package/?utm_source=browser&amp;utm_medium=push_notification&amp;utm_campaign=PushCrew_notification_1536633714</text:p>
          </table:table-cell>
          <table:table-cell/>
        </table:table-row>
        <table:table-row table:style-name="ro2">
          <table:table-cell office:value-type="string" calcext:value-type="string">
            <text:p>https://www.americascardroom.eu/online-poker-promotions/welcome-package/?utm_source=browser&amp;utm_medium=push_notification&amp;utm_campaign=PushCrew_notification_1536633714</text:p>
          </table:table-cell>
          <table:table-cell/>
        </table:table-row>
        <table:table-row table:style-name="ro2">
          <table:table-cell office:value-type="string" calcext:value-type="string">
            <text:p>https://yofreesamples.com/free/samples-without-surveys/?utm_source=browser&amp;utm_medium=push_notification&amp;utm_campaign=PushCrew_notification_WELCOME_1455134077&amp;pushcrew_powered</text:p>
          </table:table-cell>
          <table:table-cell/>
        </table:table-row>
        <table:table-row table:style-name="ro2">
          <table:table-cell office:value-type="string" calcext:value-type="string">
            <text:p>https://yofreesamples.com/free/samples-without-surveys/?utm_source=browser&amp;utm_medium=push_notification&amp;utm_campaign=PushCrew_notification_WELCOME_1455134077&amp;pushcrew_powered</text:p>
          </table:table-cell>
          <table:table-cell/>
        </table:table-row>
        <table:table-row table:style-name="ro2">
          <table:table-cell office:value-type="string" calcext:value-type="string">
            <text:p>https://yofreesamples.com/free/samples-without-surveys/?utm_source=browser&amp;utm_medium=push_notification&amp;utm_campaign=PushCrew_notification_WELCOME_1455134077&amp;pushcrew_powered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0041829_bbdd2189_41fe_440e_a408_86cac7116fc1&amp;feedId=105&amp;offerId=79609&amp;url=https%3A%2F%2Fads.istngo.com%2F9b03b906-72f3-4c9d-8bac-772cd429d9a3%3Fcampaign%3Dp23_d1m_us_mc2_m_pn07%26creativity_id%3D172627%26source%3D12922889%26supply_id%3D105%26bid%3D0.045%26click_id%3Dpush_20191020041829_bbdd2189_41fe_440e_a408_86cac7116fc1&amp;data=aDBsIIhwTo9A3urp4fK935yxejjg2RvRrFcuQ94EDngP8OMbefJwstblnS3d7GVExjWlkupvgOFr4yvt-znyHEbKjg4Akmp8JES3FuCOswOs5B8tkNrUVlpigZIani0zWByjeHlsE5WcjAJvqnQTvsLpLLnLohjDlj7NJVCxhZcUgtj9gEkmOiYeMIAoX9XkO9L4xfT-MaGBfLLzrDdOuGlCp2x0F4qBR9HyWqdTrkxHfjQlDJ21WrZZtbaxH4nhJAb4YndL1cdRZY4a75MbuoUvjedKr1xduZs6kVF5Hju5v1EwewIq3J9jtz.QkjbJZDwvmuKOWB2DzLAWyihbhd.v1coeh1GBr5hfA0qudbe9yGvRRk5wiF.ucpEw.R20G-VIpMYdP-t3oymvKNM-Lb3oWz5AYlqz5Z1ABJEtf1JqmdIcc7C8JosGmSwoQHCvKkKgHgjlkkGqeIy43.E7ZrIjayxW-vpmclpDLqGZVQdP0kX70U9Navhk0-Ind2gquQMyXotASzJs.J9RlY57KpRp3hnBKE6K1lj1pHuuYFVtbJBmxES2f-UoYJWUqktM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0041549_7551ffb0_13da_414b_9541_539b1d5f7d85&amp;feedId=105&amp;offerId=79609&amp;url=https%3A%2F%2Fads.istngo.com%2F9b03b906-72f3-4c9d-8bac-772cd429d9a3%3Fcampaign%3Dp23_d1m_us_mc2_m_pn07%26creativity_id%3D172627%26source%3D15126908%26supply_id%3D105%26bid%3D0.045%26click_id%3Dpush_20191020041549_7551ffb0_13da_414b_9541_539b1d5f7d85&amp;data=1c-YZMHKvaCfNdd7b24rKri2w01lJO6h3awauuru9.qfsTsfMIFJX2j1aaWuro8oX4MA79-muH-.UH9-.fitQw5BacKkyxVC1czJxe1x5PVBFoMvlB8PF90PeGh6EHRnixy1G039bJBC6E07JUkT8BDRoVDpBsFgpPI2pBr2YbvrCJifZpKpUkM17b85btrY9J6LlJO1n7wbX.HZPvrn-zaC.lpmi9EqhW6aExaRQ-x6w4s3kk8RfxnQ7wpHbSHAxN741wdIAQguyGGp96waPusiZPJp0E0pkP24dlBi6V9DeoAXS6mEAxtmAB2RTr5ikwEng18-RiIn8Mxik3DFT6L3DX3bpChg2QhaMnkxeKH40FvtYZ7fLSZK53Z5qf6xjnqhFbJt4h3TV2NXQ4hhedWmRdHJofaWEiwLt1sB6JH16EuL2Muds8RNspAIAZxCnC1-3t6UC-v3XBCpJ7gHmzgXseZ6v.BTCj2HNE9jU1JrUML6dOWjfmq1Xf4BcN89ZXhV0-novv0mEp1V-iPjzimPB6rR9nhh5OqZyKWtuNGq0g2SZ5WIePyjj7.Wk5Iz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1114740_9e9d76d6_4b98_4e8a_bb4b_b5f087317964&amp;feedId=105&amp;offerId=41127&amp;url=https%3A%2F%2Fanaged-trywheads.com%2F60a3ef67-4bcc-45f4-a6fe-787063fa1e06%3Fsource%3D40168%26supply_id%3D105%26country%3DUS%26campaign_id%3D41127%26device_name%3DGeneric%2BAndr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6141726_cb23285e_fda8_4f2a_b3b8_1643c13f14da&amp;feedId=105&amp;offerId=41127&amp;url=https%3A%2F%2Fanaged-trywheads.com%2F60a3ef67-4bcc-45f4-a6fe-787063fa1e06%3Fsource%3D41736%26supply_id%3D105%26country%3DUS%26campaign_id%3D41127%26device_name%3DGeneric%2BAndr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101621_2333ed34_4945_4c42_be8b_734a62e36d98&amp;feedId=105&amp;offerId=41127&amp;url=https%3A%2F%2Fanaged-trywheads.com%2F60a3ef67-4bcc-45f4-a6fe-787063fa1e06%3Fsource%3D41732%26supply_id%3D105%26country%3DUS%26campaign_id%3D41127%26device_name%3DGeneric%2BAndroid%2B7.1%26city%3DAthens%26language%3Den-US%26bid%3D0.04%26bidcpm%3D40%26creativity_id%3D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083614_f6738457_3228_4445_92cc_f6513565fc44&amp;feedId=105&amp;offerId=41127&amp;url=https%3A%2F%2Fanaged-trywheads.com%2F60a3ef67-4bcc-45f4-a6fe-787063fa1e06%3Fsource%3D41732%26supply_id%3D105%26country%3DUS%26campaign_id%3D41127%26device_name%3DGeneric%2BAndroid%2B7.1%26city%3DAthens%26language%3Den-US%26bid%3D0.04%26bidcpm%3D40%26creativity_id%3D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065605_cfc8011a_1340_4e33_99d2_91c7d58925b3&amp;feedId=105&amp;offerId=41127&amp;url=https%3A%2F%2Fanaged-trywheads.com%2F60a3ef67-4bcc-45f4-a6fe-787063fa1e06%3Fsource%3D41732%26supply_id%3D105%26country%3DUS%26campaign_id%3D41127%26device_name%3DGeneric%2BAndroid%2B7.1%26city%3DAthens%26language%3Den-US%26bid%3D0.04%26bidcpm%3D40%26creativity_id%3D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8042408_d6d50399_a3a7_4b86_b671_6e866456f2be&amp;feedId=105&amp;offerId=66821&amp;url=https%3A%2F%2Ftrack.traffic.name%2F9c264c52-3c06-47cf-9943-ddc4b2d4e911%3Fsource%3D41736%26supply_id%3D105%26campaign_id%3D66821%26bid%3D0.06%26click_id%3Dpush_20190908042408_d6d50399_a3a7_4b86_b671_6e866456f2be&amp;data=N.Hszkcp3GQO5RE0wDoM9nUxkFKJvUa7k9gCphdjefj-hpaJFijwNjMf4VUe.9DIhVjrjUWOZ7SHFSbhitwGoJaMvdBlB-AlFoH9UBQRWo-Cra8Nj22Rb-grIxAijEEGfGt1V28O0PEzsoWzdJX8ARu.fCv20RQP5FX7gsUeHCmGgCfSUrWlcMBrICqkG0IUJmyjTyEqBGpJmbZhentvKf6vHQIUazQOIPole8QjyckPKsoH5tPVr8N63DXd8Up8e3TQI0FdGrDjTazayztAZZn5a.CxgK02u44BtNTS0X5u0zEqZ9fZWSZ0Foao-5ENHQiZxxlNXNSsNpg1VV4kOwg1jJZtdFPMDystB7Ok3tlXiHmb8uD.JdeDhYSucLU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1002640_4b4f9218_80c4_4364_8df7_797cb152678e&amp;feedId=240&amp;offerId=50373&amp;url=https%3A%2F%2Fads.istngo.com%2Fbc9268d2-000b-4a71-90a0-283d01cf74a1%3Fcampaign%3Dp23_vldm_usa_ph_bl_m2%26creativity_id%3D91596%26source%3D403%26supply_id%3D240%26bid%3D0.046&amp;data=N.Hszkcp3GQO5RE0wDoM9knghZ22EOODiYoHMfo-99i9coy7V9aS.KuuNQPyAC3-ZP97BqeqElBHzR9CIh6ye8mXL.MozQc-vELrxT-CSp8y1UhBgF.wqwlo8Cp4ZJuj-5g6gWSUbvdOwp7NtVCaIb4JkmQfQTGWLyvsxKs06h1J8k17WQPjwoy435TfXXOG0G7z3RnmE2sRIesQajxbsg5DwCFy1UhZM8XpjH9jur8KOaWIwg1kPFNW2nc2TyU0X04bRp-w2u6olqLchJlXp7AobjWc7I5BRk8JIqHw5Xs8do44akdGaEUHDtfYwfWQbVnkowkzNnzzhLjwZHnt-ot2m6lzCOKpyKhEKn490tIdEDByW-HSzCFHaj5kPebIB56DrH97wrOcMz8-4q7j6qLAjqMxvIMbjkKIdZJjM3bZXiirGjXvFjUEDYpDAgMbt4o6u8EqAneJLVN-5sVjRjp.VDNVfHIKB5IUTzQmWEBdObwPuyP10bevAIcSy9i3U1fjUAbtlHN.yHdPeeIzwHXslNeaqSv6FP3rF7vPw2mu8rXZ-Xgc-iVuKi2uYBCaGiVbRa88PGosZcqvjUktrQ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1033927_3f5a2f5d_8c04_4ceb_8339_111b6ef8a609&amp;feedId=240&amp;offerId=50373&amp;url=https%3A%2F%2Fads.istngo.com%2Fbc9268d2-000b-4a71-90a0-283d01cf74a1%3Fcampaign%3Dp23_vldm_usa_ph_bl_m2%26creativity_id%3D91596%26source%3D403%26supply_id%3D240%26bid%3D0.046&amp;data=N.Hszkcp3GQO5RE0wDoM9knghZ22EOODiYoHMfo-99i9coy7V9aS.KuuNQPyAC3-ZP97BqeqElBHzR9CIh6ye8mXL.MozQc-vELrxT-CSp8y1UhBgF.wqwlo8Cp4ZJuj-5g6gWSUbvdOwp7NtVCaIb4JkmQfQTGWLyvsxKs06h1J8k17WQPjwoy435TfXXOG0G7z3RnmE2sRIesQajxbsg5DwCFy1UhZM8XpjH9jur-mr9lQ3d6H3IDNeEGftfJ3cH3f-ZoX.6..oEMrp1BIfHof7EMk2wuVil-A9HM8Z7ldSIvObJCXlr8QWSUeJeWgvWpzoH6T-0vsMzG9h3QvUoUZwCI1a.AH.eLo2w8gGksMsLtac1Njp81L3qaYBuEYRdpq3Z5WDRaEeCjAQY2hdKzSJdied5IfL5Isr0J4KK8OVKDLb.uQco7dQ0ELyKxqQB2K.JrWiOk8kgNC7eBaAIXuKIwBof-20lF48GphqyjRvShAk-0ojjtKYk9Wb0zeaiXSeaBQAZelgyRq7.s.77g5DmnA0RcwvooYDDxzgGaRBqYrnscx-OipIjc8CJl-sMNVAboFoL4UIt.97L-w3w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1021308_1d6b2f9f_52c0_4045_a214_9b1eb6b1590c&amp;feedId=240&amp;offerId=50373&amp;url=https%3A%2F%2Fads.istngo.com%2Fbc9268d2-000b-4a71-90a0-283d01cf74a1%3Fcampaign%3Dp23_vldm_usa_ph_bl_m2%26creativity_id%3D93005%26source%3D403%26supply_id%3D240%26bid%3D0.046&amp;data=N.Hszkcp3GQO5RE0wDoM9knghZ22EOODiYoHMfo-99i9coy7V9aS.KuuNQPyAC3-ZP97BqeqElBHzR9CIh6ye8mXL.MozQc-vELrxT-CSp8y1UhBgF.wqwlo8Cp4ZJuj-5g6gWSUbvdOwp7NtVCaIb4JkmQfQTGWLyvsxKs06h1J8k17WQPjwoy435TfXXOG0G7z3RnmE2sRIesQajxbsg5DwCFy1UhZM8XpjH9jur-mr9lQ3d6H3IDNeEGftfJ3cH3f-ZoX.6..oEMrp1BIfHof7EMk2wuVil-A9HM8Z7nbORueC950hOMow9xtKRMr8znstGsFBkcsHV2PGHtRFar0feY7DM.ucn6qqjGomjfuWtG0v78V3QBENMaj7cernHOUsDPooYMP7IUsQ7DNMw3r-4LAnN3M73hK4BOkLxWtc6QrargYGRnWZRHUEEqA0SKpWCZKtZgMA0.Deuy6maLoSLXO0YERXbyJQCnth2sQn.YnHmiAjzamI1I.xTSgA8BB.3zkxQmDVfe2rjUY1PCzzMfS7Sml2wHjmvx-RtSMve61HauQmspgXvw-MBcQ5uRXyVBs4mqdJ6uYckoNyQ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1035911_deef055e_76b3_4656_b654_a467c68c60d5&amp;feedId=240&amp;offerId=50373&amp;url=https%3A%2F%2Fads.istngo.com%2Fbc9268d2-000b-4a71-90a0-283d01cf74a1%3Fcampaign%3Dp23_vldm_usa_ph_bl_m2%26creativity_id%3D93005%26source%3D403%26supply_id%3D240%26bid%3D0.046&amp;data=N.Hszkcp3GQO5RE0wDoM9knghZ22EOODiYoHMfo-99i9coy7V9aS.KuuNQPyAC3-ZP97BqeqElBHzR9CIh6ye8mXL.MozQc-vELrxT-CSp8y1UhBgF.wqwlo8Cp4ZJuj-5g6gWSUbvdOwp7NtVCaIb4JkmQfQTGWLyvsxKs06h1J8k17WQPjwoy435TfXXOG0G7z3RnmE2sRIesQajxbsg5DwCFy1UhZM8XpjH9jur-mr9lQ3d6H3IDNeEGftfJ3cH3f-ZoX.6..oEMrp1BIfHof7EMk2wuVil-A9HM8Z7k0xMPqswvBkYsYPRZCKRkF-OwwUmYjUw4iVRszyZ-I7LqanaSOt0OS3v8BSrqmHaha-uf-zkHD7fY-rn2rxEmbbYbiakbXskhF1gGI-TQBJJe5qJMrchT375eG3sHlx1CiD68raAdMtMbXwVkcG2pcHK2WN98IKKD0GLqH60tpkec-CKGmh17NPXTErCE8n43l7VtcDGp.XA5yuoYPxgYdH22J1geJvE6AlkQzcGtl52puavRPTsfBxGtCQB9y4i55D-WEOuHVx0rv54gpCkmrhJS2yydvc.0Hlhum7JYGWA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1072538_1cf8cffb_5ac4_44d9_82ee_3ee940979548&amp;feedId=240&amp;offerId=50373&amp;url=https%3A%2F%2Fads.istngo.com%2Fbc9268d2-000b-4a71-90a0-283d01cf74a1%3Fcampaign%3Dp23_vldm_usa_ph_bl_m2%26creativity_id%3D93008%26source%3D403%26supply_id%3D240%26bid%3D0.046&amp;data=N.Hszkcp3GQO5RE0wDoM9knghZ22EOODiYoHMfo-99i9coy7V9aS.KuuNQPyAC3-ZP97BqeqElBHzR9CIh6ye8mXL.MozQc-vELrxT-CSp8y1UhBgF.wqwlo8Cp4ZJuj-5g6gWSUbvdOwp7NtVCaIb4JkmQfQTGWLyvsxKs06h1J8k17WQPjwoy435TfXXOG0G7z3RnmE2sRIesQajxbsg5DwCFy1UhZM8XpjH9jur8KOaWIwg1kPFNW2nc2TyU0X04bRp-w2u6olqLchJlXp7AobjWc7I5BRk8JIqHw5XvVa9gdmlcq1uS6WaVE9gAwoWpbCdfRu9SAkQ2L-ch5j8pKP.H-t7p4mys9v5aH6jb3JfYeyDAMJ6QkYM-yHKQBQ4Ae5A43iZoRdxxFtqwR7FE7M8hISWRbV9k.wcJKzwOkPWZBYa2DN3KEoTgw32Jb1h8gdvo.HbefvzF7fud4oc1roiEJpXBe.Crjd5FqTOE8TvzmPPF0YXIgHpSgtmim7L1dqBLpAndIm6f3JeN-XvatS9wEn8xCvAStBijmVZrdHjI1nyeXHA1fTNMEp45kX0.LOg7FJ8RpG4a3Vaw1ww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202522_9c692d37_df94_41a4_ae35_eec50a6e3b31&amp;feedId=240&amp;offerId=65667&amp;url=https%3A%2F%2Ft.mobtyb.com%2Fpw96vhfreo%3Furl_id%3D0%26aff_id%3D72238%26offer_id%3D3785%26bo%3D2753%2C2754%2C2755%2C2756&amp;data=N.Hszkcp3GQO5RE0wDoM9mTVS7DyRTUeK1ENsTN1RQsJdsrGStQw3ZupROG3OCn4yODVJnMdtcl1mGlZOvcK1jj86iAC8Kaq8p0QF.bkMnnIxk8J3zmo2-Y.xBwU8f8Lp5kQzSGtBj1nYeDJSXVSTI3OnRrx4fwIIM2HuTRHfYberjAZRX6lKVA3doiZZSbboDDzfkjvfAVZLbY4MqyoinruxRvWrzRov.CNsvgQlnwEpF748jSCUkclqksO8KvGMHoAROSY9f-k3CK4MhAexY63WnFM-2Eq3BFEOcTuVTQckAOzynlJfyWjHIiaKLn-KhpStilc5gZsYL0PhKuJi1Z8I.J77Pi0KqgTbrVUbZpfv-E2P4L8Wx8uChn2MkGEMc7lWkM..dCN33xeTJ2cWw.EF4mEOmeZlrBomhUIxyXhgqlzSlGvf4UsZ8C9pjzYrO9K8UvJU3EglDR5zr8A7ZngtI-63uB-sH-VZ23g6SwcTePGQ2ZRH3Y1GeDUcfzxFoWRKCxPmRDMywkKZVikRXqgzljofH9.kMpp5MvLz9gzrHJV9jfT9cbFiye5XHW9x.ln0-cOVV9X2EgOWj3D1w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211937_84d61206_8248_4ece_9e4e_b49a95d819a4&amp;feedId=240&amp;offerId=65667&amp;url=https%3A%2F%2Ft.mobtyb.com%2Fpw96vhfreo%3Furl_id%3D0%26aff_id%3D72238%26offer_id%3D3785%26bo%3D2753%2C2754%2C2755%2C2756&amp;data=N.Hszkcp3GQO5RE0wDoM9mTVS7DyRTUeK1ENsTN1RQsJdsrGStQw3ZupROG3OCn4yODVJnMdtcl1mGlZOvcK1jj86iAC8Kaq8p0QF.bkMnnIxk8J3zmo2-Y.xBwU8f8Lp5kQzSGtBj1nYeDJSXVSTI3OnRrx4fwIIM2HuTRHfYberjAZRX6lKVA3doiZZSbboDDzfkjvfAVZLbY4MqyoinruxRvWrzRov.CNsvgQlnwEpF748jSCUkclqksO8KvGMHoAROSY9f-k3CK4MhAexY63WnFM-2Eq3BFEOcTuVTRIqobG73EJpHkF5PNoS8t5azStd7x3h0bhVG1JpQnudo95Xd-YZb-NsKdlINwq-yCmxyFRAe77-1Ga6ZhM6miKfP81lYdlIV7P4P1qhebpsQmGH5IGLS53-DSCEcUWritBl.Xb90yVLwyy1sH8cfAz3mQLxzbnafFK1FIutb-ZBzP.M.iRalk0vabbXKrNspIRrYrc10LMr0.wBoWa2r3i60Ub8O2Kx8GuQKDIJmTkP9Bw40I3w87EG9cQJNV.A6WcqboHsbGrPfe4RWj0qyp8UkVs2W-I7j0h.Sn1t8UoYw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1034048_88ab07d2_7c5d_4d12_9daa_7b78c4aa4d02&amp;feedId=105&amp;offerId=81723&amp;url=https%3A%2F%2Fanamuel-careslie.com%2F6114d1a6-0bbb-45e2-887c-b67e97229e53%3Fsource%3D40168%26supply_id%3D105%26country%3DUS%26campaign_id%3D81723%26deviceName%3DGeneric%2BAndroid%2B7.1%26bid%3D0.05%26click_id%3Dpush_20191021034048_88ab07d2_7c5d_4d12_9daa_7b78c4aa4d02&amp;data=C53js6vJOIKyzBQYxVR26CR7q8MbaMBZmbTqRl-c6w-ORyD6kDS6i32zI41.lPms07T0b7Bm2E1VgSoU9p-JP5BCbFIeP2.VOipl99kIAzmMyDZ7ZmZ-VMsRxiFIe4deWJ9kAshiaO35pr0xGyC2ujZz6lmu8MAdpep20gJOGTXxU9EQLGyvR5OzUo1N3Oe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19041624_fa42cdad_3165_4593_8abb_c4560534d1d7&amp;feedId=105&amp;offerId=81723&amp;url=https%3A%2F%2Fanamuel-careslie.com%2F6114d1a6-0bbb-45e2-887c-b67e97229e53%3Fsource%3D6434640%26supply_id%3D105%26country%3DUS%26campaign_id%3D81723%26deviceName%3DGeneric%2BAndroid%2B7.1%26bid%3D0.05%26click_id%3Dpush_20191019041624_fa42cdad_3165_4593_8abb_c4560534d1d7&amp;data=C53js6vJOIKyzBQYxVR26CR7q8MbaMBZmbTqRl-c6w-ORyD6kDS6i32zI41.lPms07T0b7Bm2E1VgSoU9p-JP5BCbFIeP2.VOipl99kIAzmMyDZ7ZmZ-VMsRxiFIe4deWJ9kAshiaO35pr0xGyC2ujZz6lmu8MAdpep20gJOGTXxU9EQLGyvR5OzUo1N3Oei19.JDqA1nNgZReVx2Lm0uGP1MPhhcxkkwV-oFcBug-eoUTWh-HZOelmQ2z2YbHI34NdX.GZOCA8dUPGYalr.Ix8blYOxhdu94p2xGdHpxoo6hsVlR0nRWe6hBHjcs3WigNrudcg04.Ou9waOMI4JQlRNTSG7HtkYDz2HK1nAmFigf4XYSVJFaECe3hWWZkatwFxOG6r.o3xzd4Kykt1Ec5AjI72WAnHqDW.-GQ1CIJaIiwGSyrr63FFV9PkAnZYRejjpA70uiA3cAKMErxo3gQNzq-to2768CwVyUvRZy-M8vXj1Xxhr5.P9sg1kT74bBZfhXEwH1-VqtN0G-gJPslgaaQwI-25PH6zLwsdwIMw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8021541_62ebf5f0_a5db_4212_993d_089ce0e35ef6&amp;feedId=67&amp;offerId=45598&amp;url=http%3A%2F%2F2crg1.voluumtrk.com%2Ffaf59920-32e6-4ffc-b25a-cbce432eb353%3Fsubid%3D61%26site%3D61%26affid%3D252a%26supply%3D67%26cid%3D%26cost%3D0.046&amp;data=N.Hszkcp3GQO5RE0wDoM9knghZ22EOODiYoHMfo-99i9coy7V9aS.KuuNQPyAC3-ZP97BqeqElBHzR9CIh6ye8mXL.MozQc-vELrxT-CSp8y1UhBgF.wqwlo8Cp4ZJuj-5g6gWSUbvdOwp7NtVCaIb4JkmQfQTGWLyvsxKs06h1J8k17WQPjwoy435TfXXOG0G7z3RnmE2sRIesQajxbsg5DwCFy1UhZM8XpjH9jur8KOaWIwg1kPFNW2nc2TyU09r77LcKbmYnQNe5G3ERtjlxo4R8tbf1VHU6vHFTyD5v1dzPHc8LEHopUNlhrr-9NEhbGeAuaipqMH9ZOufHOcNXBqXQZBQ-VK2lQUIqbfWGodJLXDW5lrHxCT75K5LgBLZ8gdcLGNRp2JY4Xtziid0UK.TLYr9uNX3gSnWoGjeB0Nq2COW657BqIHTsB34IMEn8Rtv3PEFHtUDP-0lW-d.uCIa4A5.58D8uQBlIJl1KDg0mWaKfAXr2LwuNFp6BV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8021530_6e0031d8_cc20_4ef2_9d43_9ebf59eb12ee&amp;feedId=67&amp;offerId=45598&amp;url=http%3A%2F%2F2crg1.voluumtrk.com%2Ffaf59920-32e6-4ffc-b25a-cbce432eb353%3Fsubid%3D61%26site%3D61%26affid%3D252a%26supply%3D67%26cid%3D%26cost%3D0.046&amp;data=N.Hszkcp3GQO5RE0wDoM9knghZ22EOODiYoHMfo-99i9coy7V9aS.KuuNQPyAC3-ZP97BqeqElBHzR9CIh6ye8mXL.MozQc-vELrxT-CSp8y1UhBgF.wqwlo8Cp4ZJuj-5g6gWSUbvdOwp7NtVCaIb4JkmQfQTGWLyvsxKs06h1J8k17WQPjwoy435TfXXOG0G7z3RnmE2sRIesQajxbsg5DwCFy1UhZM8XpjH9jur8KOaWIwg1kPFNW2nc2TyU09r77LcKbmYnQNe5G3ERtjlxo4R8tbf1VHU6vHFTyD5va5wYw541SK7bk5PNKazb84giFWGRadohyefZ.gsFkthd.OOH9ee-C4sG5X-dabcOIAjFQqQ-1d5NJfGEynsk9yDIOBOe3ZuWAmcBCq29A-9N2xQPkM7mrFhguOxxGd82164oAgvewVG2TcqrSXQMIgjTqKs0u8fDAtYzahPV3jiOgBZWZUSQ7GjXQHIIW6sIT-YGz0QaU6GOTNkGEDHPL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234103_165e76eb_47b5_45dc_8304_3066ddd172d5&amp;feedId=240&amp;offerId=65666&amp;url=https%3A%2F%2Ft.hrtye.com%2Fm18y64656o%3Furl_id%3D0%26aff_id%3D72238%26offer_id%3D5123%26bo%3D2753%2C2754%2C2755%2C2756&amp;data=N.Hszkcp3GQO5RE0wDoM9u8c1jiQcmMXsvaZft1559gOja-mnhTW2zGnK-.vX2k27jf0FCLbAnIHLQFBUrGl478qxRrDb8-DhDnsF1-3shEfHF4790JZGvybPmapYP7U--vuu3-AVW6EqnTdq.azhyC-JD0NXU6GcR.Am7jM6wjzkjjv8Eg9yrfAVU51YM9xia2O1TYJ9OS8tRJtWtS8ZyhWqjlP9fz0SlxoFRaFvKXkbVZcsKqrsRE31MjebWTJimkancXBWj3GrI4zYKeBQ2MxjYJo94sYKsSHBALCGOub2KjHoqVHYhDTj6kBvb2zqdr8r8YQpH2mWW74-jows.wxhFKMZMr-EA0mU8iZz0ugtmsDGo.wNddNLSG0wRCrOb9UFAkluJxafhGWg.m65pAty0y2zZ23DdUIwCFSvW5YVrPf4aQ9gHqBrMTt9WRnLNbubmNMT2s31D6d6ObzH9WOdHs4y0iLyqzp4WLY41UfZdj.z7KMLO5JkY5NQGKpKXLKImvy3oPHY1kbcKUrDJgWmCgWqUVhJsOJz7DHLBmGE4l-Zop4J0Fy0tGQt2GagkXEWYIo9Eh9rzEko796Vg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232234_3726aec0_6b05_4bca_9fb8_8ba4e66ea578&amp;feedId=240&amp;offerId=65666&amp;url=https%3A%2F%2Ft.hrtye.com%2Fm18y64656o%3Furl_id%3D0%26aff_id%3D72238%26offer_id%3D5123%26bo%3D2753%2C2754%2C2755%2C2756&amp;data=N.Hszkcp3GQO5RE0wDoM9u8c1jiQcmMXsvaZft1559gOja-mnhTW2zGnK-.vX2k27jf0FCLbAnIHLQFBUrGl478qxRrDb8-DhDnsF1-3shEfHF4790JZGvybPmapYP7U--vuu3-AVW6EqnTdq.azhyC-JD0NXU6GcR.Am7jM6wjzkjjv8Eg9yrfAVU51YM9xia2O1TYJ9OS8tRJtWtS8ZyhWqjlP9fz0SlxoFRaFvKXkbVZcsKqrsRE31MjebWTJimkancXBWj3GrI4zYKeBQ2MxjYJo94sYKsSHBALCGOuHM.H9GpL8MJZpvgPYe1abVB1nTm4lxq.t81VQtwnpB2mrZZReK0TXFCCx4qrkWUqtWpysPkO9jSzCkGQFSizd-S.EErl4ReRDM4WXy54qsfDh2PvVQklzp7aSKBqLSymx4m2QmRzoSd4ed5YQAKtZz8MO1tn51mnX74HTLYnAF6.ltFZtQvh-BT8wT4kBML9CX6h-7GR-BBou0mT1Df5C9JSi392ltyq.RwjmgPdh9lEHa6NObx.nPnW5OEKM9BMMxq5uT6dVMoyUkScFAz7HD2lsW3REON6wE0mALQcdxA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224340_cfd79565_13f5_4ff6_84a6_9c816e2097a8&amp;feedId=240&amp;offerId=65665&amp;url=https%3A%2F%2Ft.hrtye.com%2Fd9e6g5lx34%3Furl_id%3D0%26aff_id%3D72238%26offer_id%3D4140%26bo%3D2753%2C2754%2C2755%2C2756&amp;data=N.Hszkcp3GQO5RE0wDoM9ictbqszfVYcH6oUUf.deypTq0R6lFqeQ0ctI7dOiCOmgfervYoqKwtz77vteNkLk.eD7fI-KjvzMxnRywAagUpwpvmdarx.iugSnGP0yYLC7p2o5Ff8nyWkjv23TdaOVpvBlmAo8lhLIS8Qg3L64jkq76fCHfD9GnQe89caL9Pau6UYGIpnsihk5MSmGq5Tz2URsBuvIuSvxMBJQhyb46Ji.gd4qf9DNgMvIMjtvB4XdVVDit5TCDDcayPDZfReyB0bk7GC7K4Rl7s0FyT-2hzRoSPkL06Oqw4pyQyNdmnmz-0vuYm6HE6ohCaEWxtm24EiONmbtOPvM0CiqPs5SX0A34jjGA4TIZyyENusjZ7xzrKI9sC-VXIAMGSOU01bkYnOGfxmtth42tySsOmcu5tALysdLT0McyYU2r8QLgtuPdL2Fd2akUaeHPcmixFhU2SPfQgkMkFpRNVuzKahSaKIMJ-AAbikWB4hEArzlIOE6x5b8NRZuJMbkuewO3D3Qje5PkBes70R6INRN-8YiJtPmYqEsX3HXLdbk8Br4pnMs2bXkevIu8BVPzZ3oIxHMw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051602_6ab77916_bd2b_4efe_9431_0b9312ebd2f8&amp;feedId=105&amp;offerId=23357&amp;url=https%3A%2F%2Fanamuel-careslie.com%2Fa8c0e974-2f3b-4062-a2e7-b397cacbc60c%3Fsource%3D41732%26supply_id%3D105%26country%3DUS%26campaign_id%3D23357%26deviceName%3DGeneric%2BAndroid%2B7.1%26bid%3D0.063%26click_id%3Dpush_20190830051602_6ab77916_bd2b_4efe_9431_0b9312ebd2f8&amp;data=N.Hszkcp3GQO5RE0wDoM9n9mNuhVsVVA5xvtlDpdJJLNvZtAqoPOjn5J1T9F8kF1ilZV7NrPZ1t3Ca3WjBSgkRtE7gsaaHz3DROB3DGY5LArypy4m5JeXiDOPXrd.NrYkArtNdqAX7XGJXLWqQkh8vIoSmsvoKH4d2692ueN2rB-bQHJsQpBIQUPoKsP6II-AySzXk8Yq5BjvduzVd01ZRih5MUnDKS8sHGFXKraiVUXNfX4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6031113_461780c0_ed3e_413c_a7cf_d0fa7432cfc1&amp;feedId=105&amp;offerId=23357&amp;url=https%3A%2F%2Fanamuel-careslie.com%2Fa8c0e974-2f3b-4062-a2e7-b397cacbc60c%3Fsource%3D40150%26supply_id%3D105%26country%3DUS%26campaign_id%3D23357%26deviceName%3DGeneric%2BAndroid%2B7.1%26bid%3D0.067%26click_id%3Dpush_20190906031113_461780c0_ed3e_413c_a7cf_d0fa7432cfc1&amp;data=N.Hszkcp3GQO5RE0wDoM9s2055cnJQMWRvwOOeJYa7M2FEvlqL04PsKx5wMYQ0wx.rYM-BuIoD1EvGIMT5MWXRpQHHD.-niWoBhv4icdkpeTqMbE39-Vax.L8DL-Y03DihIwyP.1VtT-fRsx5yvoaA0QcLzvnwh62NTqxNLfR0cwKZFHDMpX-NTCeZhf2cqILLFIorRY9h-I.APAx6L9Akhfckpm1FZSyklOD5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6200105_22040ebd_cdbf_4b8c_8661_76c98ee4a6e7&amp;feedId=105&amp;offerId=45598&amp;url=http%3A%2F%2F2crg1.voluumtrk.com%2Ffaf59920-32e6-4ffc-b25a-cbce432eb353%3Fsubid%3D41736%26site%3D41736%26affid%3D252a%26supply%3D105%26cid%3D%26cost%3D0.046&amp;data=N.Hszkcp3GQO5RE0wDoM9knghZ22EOODiYoHMfo-99i9coy7V9aS.KuuNQPyAC3-ZP97BqeqElBHzR9CIh6ye8mXL.MozQc-vELrxT-CSp8y1UhBgF.wqwlo8Cp4ZJuj-5g6gWSUbvdOwp7NtVCaIb4JkmQfQTGWLyvsxKs06h1J8k17WQPjwoy435TfXXOG0G7z3RnmE2sRIesQajxbsg5DwCFy1UhZM8XpjH9jur8KOaWIwg1kPFNW2nc2TyU0xGwNZn3PiAdQ69i5O2zoiEb1NrHjfSmToOImji9ShmhHCgXNQSYrURnvlv9xs260cxO.GoHYWqDHn2pNewhQgyECvkC-GYR44fIKjx2U89ne5w0F42AWmse3jzG-fuzti9n9pIS0le0Pp0trK5ZzW9yaIatrzYUbCZLhmyeq5vEGAQSjpG1BSHY1EsyicSULLLD4l21cZka-2OB9cewZ7LmfwFPWujq0bha1Q9HpMrtJVaFORX6-Mumw.N7p-5kR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0190905_5f1c22e9_77f9_45d5_8500_a2cf097a5b94&amp;feedId=240&amp;offerId=65665&amp;url=https%3A%2F%2Ft.hrtye.com%2Fd9e6g5lx34%3Furl_id%3D0%26aff_id%3D72238%26offer_id%3D4140%26bo%3D2753%2C2754%2C2755%2C2756&amp;data=N.Hszkcp3GQO5RE0wDoM9ictbqszfVYcH6oUUf.deypTq0R6lFqeQ0ctI7dOiCOmgfervYoqKwtz77vteNkLk.eD7fI-KjvzMxnRywAagUpwpvmdarx.iugSnGP0yYLC7p2o5Ff8nyWkjv23TdaOVpvBlmAo8lhLIS8Qg3L64jkq76fCHfD9GnQe89caL9Pau6UYGIpnsihk5MSmGq5Tz2URsBuvIuSvxMBJQhyb46Ji.gd4qf9DNgMvIMjtvB4XdVVDit5TCDDcayPDZfReyB0bk7GC7K4Rl7s0FyT-2hyJsZ1lKxFX8XjDWr-ZQ5mP1xWNGYtO3neUI9fggK0PQRf4jEbBGORyeqIESrHIsm-R1QaBTXfRmlER1zOOFbWM6OT-neO98AEwH7t0xRitpEKmPwNDKaE2hYuW96cQdDN6QzCA6eGlnEwBJC34W1G0vTJlOVhsemmX8ODr63KBHWzm3Br8VyOxAi9Am93qS7Hz-U1n7JFEn84D8LT9Mj2WoM-fnSxa1fw.xC4bZst7TzcZeG4sfN1iAZTxVf0AWmu7xRXI0fGTpANKr00CFqntEUBlRM-xrHfX3cWLLic.DQ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1224436_7ebeeb58_5b90_4d16_8890_bc16e588bc43&amp;feedId=105&amp;offerId=53179&amp;url=https%3A%2F%2Fads.istngo.com%2F08eaa140-84a0-46ce-846f-dc1058710edc%3Fcampaign%3Dp23_mi2_usmob_splbl07_f%26creativity_id%3D100825%26source%3D41732%26supply_id%3D105%26bid%3D0.04%26click_id%3Dpush_20190831224436_7ebeeb58_5b90_4d16_8890_bc16e588bc43&amp;data=N.Hszkcp3GQO5RE0wDoM9iqJV2.sEIrNAYmBurZ2cfEuYV8XynZclXK34-TxBH1KSPvB8QeFYr7CCCdkOs1yD6TwWFza-Hi4nCZ94ufR5ks-sH9VSF.fxJSOVc3.wZQNoBEzPOnto0m99Yn.TS.OMZn994h4cGENRTuQFK.wg6HjseGvmuc4LZoOo6PrLxDLhm1-Q0BwU5Uf1UY8NH3vMeIpKt8N8Ha79ppTojzXgOIlUX6ibrR9.o3ipqk6lrPRybyWu2YRk.2siEg2t4YV.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7040552_fa2fda8d_4747_4103_a93c_eb00c23e1a60&amp;feedId=105&amp;offerId=773&amp;url=http%3A%2F%2Fbuqc5.voluumtrk2.com%2F25f60a4c-4739-431c-8d2a-70d9a6d2d2f5%3Fsource%3D41736%26supply_id%3D105%26utm_src%3DBMO%26bid%3D0.066&amp;data=N.Hszkcp3GQO5RE0wDoM9pcKKgO4P6pR1VbgBjciOrI31tjQkiz7kwkQ14f.WwDdi06zIYJCe732oCvsKu4ajE9lDYzk7RwtHbQFbBAHHw14WPmNOjoA1XsBK4hPA2QZMsxHzECeiZxb5U6BvhO44OxHYVeD3W19NfeInW8unr7HTNFSJaT.2ip8PpW83BHCh4tFE2-Agynl7982pK.albsoGiUS1DQYpmJxB5DoacBg4iWSoXEECubfNmXOxCv.7U.Nkenu8PRJj8lELeUVVppZWs6W7cHQ34KsVwp5n4MpP1TuL5JRlFBB2FEo4bXOMBqTNvKbRGxAccrMT1vHl.eCI--L5.2FOP-1r5d1iOI76MRcI3WfOTycUIkSlrmVoUjezTN5pj1G15YvuTYNSe3Yy8iT5aCDPcD-Rzg0N0DZtZm.2YP9NjnY2ZYXZuyr3oafHhkSBCmKBtmirM3rTw__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0233750_3c530f4c_7ccd_4305_9b33_48288c38533f&amp;feedId=105&amp;offerId=72889&amp;url=https%3A%2F%2Fads.istngo.com%2Fc2fb1cf5-91dc-47b8-a350-bc975b315945%3Fcampaign%3Dp23_vldm_us_r_m3%26creativity_id%3D168275%26source%3D40168%26supply_id%3D105%26bid%3D0.036%26click_id%3Dpush_20191020233750_3c530f4c_7ccd_4305_9b33_48288c38533f&amp;data=aDBsIIhwTo9A3urp4fK933Hgj7DHaWwxmXtfi0HggREcT-9v9PDa5kBkO7V1fRLdPDk7hpOfrWBh4xOMbyIFhK2hhuwlDCL8BtZN86Xhq4RU6u44GwumaELQINggJuMzun7DMXtqOf0RaSrw44kq4jOC-ynKRYccm42oxEUgDtHthIzNVGlQSsL37srodUR5SInDi2BRbzkk6S2e7ZEdRH3cSCfbS0-A0Mmb4s1r9oMNplf.fox2tkRPc81xfAzCqdNCcFPtiHRcieyRI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0032253_ca5b9ad9_fe12_46e9_b02e_7dbb33d52faf&amp;feedId=105&amp;offerId=23357&amp;url=https%3A%2F%2Fanamuel-careslie.com%2F7c90ba0a-5a15-49f2-941a-cb8d85b91633%3Fsource%3D40168%26supply_id%3D105%26country%3DUS%26campaign_id%3D23357%26deviceName%3DGeneric%2BAndroid%2B7.1%26bid%3D0.05%26click_id%3Dpush_20191020032253_ca5b9ad9_fe12_46e9_b02e_7dbb33d52faf&amp;data=aDBsIIhwTo9A3urp4fK934af6lzRb6L7pTQTT.i646G85YJGIlTEENwZ1cjkjIosyFtDGLZqwSppiX8dtl.9C0IYWFQF7Azw3EORS-T56JL-CIreC3g-MP86gfp4MZ59lsFr9gqRMZspvjzH5I5HvmQakAo8YpX.4UoXRO5iuUUxwh3X5JerLnwQtnSFl4W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831103451_3c85649e_a484_4d7a_a03d_3312fcf952e8&amp;feedId=105&amp;offerId=7804&amp;url=https%3A%2F%2Fanamuel-careslie.com%2Fb5a2e3b3-8cc0-466f-86e1-0a632615d85f%3Fsource%3D41732%26supply_id%3D105%26country%3DUS%26campaign_id%3D7804%26deviceName%3DGeneric%2BAndroid%2B7.1%26bid%3D0.053%26click_id%3Dpush_20190831103451_3c85649e_a484_4d7a_a03d_3312fcf952e8&amp;data=N.Hszkcp3GQO5RE0wDoM9lhccmozQJ.2YebtZ2nI8Vsm9bMnPRW7kJKRMoid3wJeFHgls31naWol82uHkt-EOHwEvwJorN3ChpZYNtZwndxusoG01WpC6biIXbdJej8eie8AuR4ejSk9VfjFPW5aocsstUMpL2gJbS.v1K7.4Ckgqr.520P67Q8MtBm.6D.QxvxF92jP7VG1L33cWPUlzgStE.B7L-VLG64aiJeShznLbkc9Ys8sffWWUvsSMV9h0J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0072459_d5197637_f52c_41e7_9485_6f906477149f&amp;feedId=105&amp;offerId=81724&amp;url=https%3A%2F%2Fanamuel-careslie.com%2F33a35e35-2845-4a8c-8943-ebad760729fb%3Fsource%3D40168%26supply_id%3D105%26country%3DUS%26campaign_id%3D81724%26deviceName%3DGeneric%2BAndroid%2B7.1%26bid%3D0.05%26click_id%3Dpush_20191020072459_d5197637_f52c_41e7_9485_6f906477149f&amp;data=1c-YZMHKvaCfNdd7b24rKsrFTwQcpvI2nEI1u3RsegUqshAAMBQYUrCd.i5dZe1tMd4znX8CcWfA2ZxvEndPY.rpW7AH.Ev7ZpwAoQ.44pV0vBY89b6sgnaXH.Vx9HH5cRv3uCV6prQFJycDu1MhdkYG7BTA2KQGoN86g4qeyEW6WHjuvSZ9kVEAU7BYgkE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0906123715_44d456ea_97cb_45d8_a238_795200229a8b&amp;feedId=105&amp;offerId=45598&amp;url=http%3A%2F%2F2crg1.voluumtrk.com%2Ffaf59920-32e6-4ffc-b25a-cbce432eb353%3Fsubid%3D41736%26site%3D41736%26affid%3D252a%26supply%3D105%26cid%3D%26cost%3D0.046&amp;data=N.Hszkcp3GQO5RE0wDoM9knghZ22EOODiYoHMfo-99i9coy7V9aS.KuuNQPyAC3-ZP97BqeqElBHzR9CIh6ye8mXL.MozQc-vELrxT-CSp8y1UhBgF.wqwlo8Cp4ZJuj-5g6gWSUbvdOwp7NtVCaIb4JkmQfQTGWLyvsxKs06h1J8k17WQPjwoy435TfXXOG0G7z3RnmE2sRIesQajxbsg5DwCFy1UhZM8XpjH9jur8KOaWIwg1kPFNW2nc2TyU0xGwNZn3PiAdQ69i5O2zoiEb1NrHjfSmToOImji9Shmi9Bw5yCpRNQevYEp8TmAbVUs1l.h4imoRJMFqddbYnzDTcnIg9g4QGhgzfutx9MlaRTtyUQJZ2e1QSY4meWrZ4I0jmVCRBjO824SXljk9yv-iHm8uNxdoa52l2hDfrGIHf0yBDaa4y4ZSfdv3qA-5d-WB0bs97wLW2Nz4Po1-fSDSHb8mQtZwi7S7qrxySw8HbHIponEga8CMrTuF-MZS3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0024513_537b8483_4775_48eb_97a0_924031ff0521&amp;feedId=105&amp;offerId=50297&amp;url=https%3A%2F%2Fseates-clable.com%2Fdac4f244-3bd2-4649-8a31-7b8a2272d82e%3Fsource%3D11813647%26supply_id%3D105%26deviceName%3DGeneric%2BAndroid%2B7.1%26creativity_id%3D91412%26userAge%3D1%26deviceName%3DGeneric%2BAndroid%2B7.1%26bid%3D0.051%26externalid%3Dpush_20191020024513_537b8483_4775_48eb_97a0_924031ff0521&amp;data=aDBsIIhwTo9A3urp4fK930MfLX05vSZFtqART1KtJbqxb9Ocy-DbBK3AxA4Y83UO0MvlmmaKUREvhONaeRAUFPBFI0aOYRt7gb-SEhUz0FWGhtEMsosujqBcV-RXLMgFkGGiLAISwf56eypclP7Fg9409UW4zsR--u6Wkdv4VCscdtK3S5IpMLuTFSdbqsPgbuxcgFr330tl2ExUuiScYSGsgLqKZZsfi.kLNfe.GJcCpnI5gNWgYMJ2rWL.w7iXZYUfGlhaeUWO4OJJyCVg-0ppjgagPnqH4fAxzNFzDOGqtXMUJZe6OC5WEr.k-UOC9BIVDpBDYprnKXT5QOM2zHWtIduD3BN-M1VEK9iJ54Z-N9sHZsLj79PFylCv.D03V8P49F7FeE8rOqfH9vCS3uGKBrj09mDyaHXvv.2cdUdnDDEmo3IIN1GHK-dziW.pHPZEgdBZWxkQVJ0w1I3CTqrSDxstjuuYXoJNPg4XryyrOvjJBTMalIFIUK2ssgwcAbdxUchHIB5UnMM32gOwtOn3QwExGdFyorOjwOnkIVD2M0ugco88P7qEd.Lgmdn7</text:p>
          </table:table-cell>
          <table:table-cell/>
        </table:table-row>
        <table:table-row table:style-name="ro2">
          <table:table-cell office:value-type="string" calcext:value-type="string">
            <text:p>https://pushism.com/c?bidId=push_20191020193447_058f95a3_d4ee_4514_88a2_56cc1fadf3a7&amp;feedId=105&amp;offerId=72889&amp;url=https%3A%2F%2Fads.istngo.com%2Fc2fb1cf5-91dc-47b8-a350-bc975b315945%3Fcampaign%3Dp23_vldm_us_r_m3%26creativity_id%3D168272%26source%3D40168%26supply_id%3D105%26bid%3D0.036%26click_id%3Dpush_20191020193447_058f95a3_d4ee_4514_88a2_56cc1fadf3a7&amp;data=1c-YZMHKvaCfNdd7b24rKoRIkAkJ3Ba5Zei7UIIJBe13sp1TejZz7U8M8iUxJhVwfpc.C5Ngtyp0O3cZgtCcTy1m9z4SCDmskI6AcowmpDaZX0kR0gJhmKoJeujXOWKKiX0CcMjQn35V4StZABtrQWLRN2HDSlEdFaYO3EQemIKVU8iz4R-jjgj3gjL5jGdSSeB0Ho9alR-DYcojI</text:p>
          </table:table-cell>
          <table:table-cell/>
        </table:table-row>
        <table:table-row table:style-name="ro2">
          <table:table-cell office:value-type="string" calcext:value-type="string">
            <text:p>https://foreproperty.net/how-a-marble-driveway-can-enhance-the-beauty-of-entrance-of-your-house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foreproperty.net/how-a-marble-driveway-can-enhance-the-beauty-of-entrance-of-your-house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foreproperty.net/how-a-marble-driveway-can-enhance-the-beauty-of-entrance-of-your-house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foreproperty.net/how-a-marble-driveway-can-enhance-the-beauty-of-entrance-of-your-house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foreproperty.net/how-a-marble-driveway-can-enhance-the-beauty-of-entrance-of-your-house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foreproperty.net/factors-to-be-considered-when-seeking-a-property-in-the-real-estate-market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foreproperty.net/how-a-marble-driveway-can-enhance-the-beauty-of-entrance-of-your-house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pro.nhs-news.com/p/NHS20190429A/PNHSV645/?aid=16&amp;sid1=&amp;sid2=wLF8K7PR0UJ7J8SO1GJD0HU0&amp;sid3=&amp;sid4=&amp;sid5=&amp;oid=2204&amp;tid=1024e33731ef82ac65d3b4db62dfd0&amp;h=true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E/entertainmenttoday-ellen-giveaway/1/Wonder-Full-Keto/?cep=FBCaBLMPX61LQTHBRlgIjXwSyDW41mvoAjXnxtBc35Kg_yfaWTwfZ7BVXuTnWGfXhxuI2jSVQctBw4uG9WRQuKIPe5EO-mPM4eNrJRofp5r8xWaNe8VZLCuBMnLaL-QGHWQ_JEjIaM6GVYg39_KsYPAgT1OsbDxEMTIGt8QsipPdK28vxSQ8N1aBoBlXb7YwZV6MFS9AgTOpSrkTR7ADzhJea-A1YnHxzRUXLJ2nRN0hPf_dV0tsuLJAHvpXUYr5ublx96QIWRQsFvlznFAb4803jyagWLn3tumyAVlFtsiYH_4RuqYSW-mDVhdt8pp-LQQY-AFCZ4D_2Q7quiUe44hj4iittBMnBVR1sP1R0RU&amp;lptoken=159069ca83b617225959&amp;adid=congratulations-you-won&amp;sub1=5d9156dfc5b7010012f3c789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E/entertainmenttoday-ellen-giveaway/1/Keto-Slim-RX/?cep=z-dUUIspDv9dNyaAfzVyHKLzrsbMDZJcGucyGfg8B_pllY-nY6ZZO3P4qJGn55ClYRo0JzJ77fZXh1GBi4ia47es-tOPHwgaknRFBnMylnR-Kx-zj8mmYImIhjHjsVIzn8kuTYBCLbMTfZVrSc6WHJyDHt5cGXN08hEmDyTQzFDDL8-3B2stZ2bNCicLjYjEITFc-F_k9rh3IKxzW4QTTL9k8xg4HVLHRSrqpZPUOWeCHSF_FOYNaD3fG35IMFD92hoFW3RUvKukLOveF27r1aMcZlMMogV76_5nwkF-zK-R5mCzHlDVOOvElTyhsTeG5euSDjPDkz0nkxbdYwd1swR7sEte6N1wIMCkRCtS9vQ&amp;lptoken=1528693d84d441897857&amp;adid=congratulations-you-won&amp;sub1=5d9156dfc5b7010012f3c789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E/entertainmenttoday-ellen-giveaway/1/Keto-Pharm/?cep=VZMSZy-X2u0_IRoIMvdT67-A5C58OlwhVSC-75uDofJ06GjkYdQeidXyd0TbAd5BNiY3H46aYaovXuaRoYvMXYGqVCYj28S-VAYXi_EvJTrBH3l2D6E8INkcwrpGQrdGe1Gu3h1iu9Px6jhemrJhnP4qAbov24VaOWhocuCiDyocjaHbZu7GZV_oEZxLnx7JAQiZPfAPKGnV6y3LO1maUZsGcgNaakjZg_fJzarzKlVKqW4tiW8UhEHNiDJ3tMYHcjl93qY2zO4puGab8eRRO0IGAPdCScrhqbC9B5jkxI7OPg3wGykCBFuTnspChsmnhLbL7CeebBnwccBFDLwvIlm9-iihA54Y8Tg_4w7AhpL8iEwxXHyOdGonxu0Y9CS9OlI5KJYuzhXj2tJnc4DEJMPGTGCKjVqOBJs5HcbXdc5aUSHsJJtCRtTZBMdt_2czw2BeTpZF008iAnCDQ6k3zkKxdb1Tnu2ehsqs3e44_1WUF_-ViYf8EA9gkoTHIsIz&amp;lptoken=156371d033dd43ef55e1&amp;creative=%7Bellen-blue-letters%7D&amp;headline=%7Bcongratulations-you-won%7D&amp;subhead=%7Bellen-2019-unbelievable-giveaway%7D&amp;source=%7Bfi-push%7D&amp;campaign=%7Bfi-push-diet-ellen%7D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E/entertainmenttoday-ellen-giveaway/1/Keto-Slim-RX/?cep=29YeiMT7DuXzfgCnJNZiR51iYWazw0lHi3Gc0iaMP0a5mvoZ9T753UOJVIvP18ECROOlb_D8fiAU8wQav2-wcJuSDjKUYp7tYus6fR5R0-g487WSSfZP9fF8UpuCpgGiVaIn4iBX-_UnW3QS-69lJZeOzVKxmVKcG5UT_sMSVyNbNZKsvpkMMSEKU7lGWPeJE2pGjGUHotvsL-ut8v2VZYGqJxmOcdrFPtif23mgD35VpqhETR9qow_H7duBf3ufzXARwzlotb2CbrNyvW4HCuMw0ObsvqePRU_Mql0QykeoSdjyfuJFksGyfCTloa5I&amp;lptoken=15a6715d832a80203968&amp;creative=%7Bellen-blue-letters%7D&amp;headline=%7Bcongratulations-you-won%7D&amp;subhead=%7Bellen-2019-unbelievable-giveaway%7D&amp;source=%7Bfi-push%7D&amp;campaign=%7Bfi-push-diet-ellen%7D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E/entertainmenttoday-ellen-giveaway/1/Keto-Life/?cep=BfkxEH6kEPFat96dVqf7lYgcrP1BNH7xgyLX10LGDBjgX1OB0vkXPpCFWGs822PUduEy8UcDbS4gqPXHYeGjt-VYnSXOt-Mtdx3fYayOocDRbiiZIFsvbljjeWBx9RdRdnBxMSdVnCoMr-pyc49x0gFxualFWIeluIoeuvDw_1XMEwCKxjRjC51mFkmNgt-l3_uvllt7S9WmVhzmpHWsJxt6kyYA_R5tuYg_jDqgd5K4MnUaCxg9hqUDZ3tw3JGRqAo0G9oB9oo4OOzi2D4fqtf0gJDBfBGt8RK8EoubBwNInGWs8s-oSQ9vA3UgBiyj9YqEPRnNJfdfrvDioC8q_AvTCqKIH6RnZ3KSsNMDKMv9Aeh6udKJi6OftCOSm9D5EPg6lTXqfDmGkzkQ3I_s4D-EDA783DCSuJPW8knGieEe2bKGBDFmr4gctPnk_td7bVSM2aw2EbXPiCsSaoeK1A&amp;lptoken=1585662465b7557786a5&amp;creative=%7Bellen-blue-letters%7D&amp;headline=%7Bcongratulations-you-won%7D&amp;subhead=%7Bellen-2019-unbelievable-giveaway%7D&amp;source=%7Bfi-push%7D&amp;campaign=%7Bfi-push-diet-ellen%7D</text:p>
          </table:table-cell>
          <table:table-cell/>
        </table:table-row>
        <table:table-row table:style-name="ro2">
          <table:table-cell office:value-type="string" calcext:value-type="string">
            <text:p>https://usa-health-news.com/Skin/C/entertainmenttoday-judy/1/Natura-Beaute/?cep=yQuhJ32HNy-qhdBaQ4QjaizGttQAz6Ft9fulnYoBLr0HDiMM0a5piHq_vXKAT-Q9rbPw_-q94S1c33b4BvwTm4DD-BeZ9nLocyWxfWslR4QaVR8lhmV0Q8JTsFJpxy61wIE5kke2x0lAV4EX5kB86RZBMSW6TvE8K5BLGS44XEdjhFrm52Q4OgVJyOdyCX_yPSDW5Hp8MH_Z-W6wEFB3xq36WBf0VXPv51VhAJNzOEsXpI4U_VKOmfoCrqcT1lEHtkkQKkptCh4AWEdikTVmllyA-SaAdX7i4oM2kwBmWYo&amp;lptoken=15fa662f72b96742576a&amp;adid=1&amp;sub1=v1_5d61f5122cc7f20012aba88d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C/usweekly-mariah/1/Envy-Naturals-Keto/?cep=5JUnSlTKz0aHG8XH07RN1dOsY18jpw6e800cYbvGLe46dNZrUBaT6sZk55imdh4xrJuE97seELT55g07AFaCfInjQ1XCntkb56PvJzRSIKh-MRFv6EfQm70Jl6FK0osi4mocg-2s_LkhTmN2u8A-A_2Q0cztxgomrAk9EZ6C5Ncl76unT3-uGpRzP5rICxNyV2m-87_wONvTtRJCyzbPZKN1fnY5wJxBp4roUBu1BSKZWurR3Z0XOmVdnZrn_EzBiADeaSxkJ_6imoyODnCYYqFhKo0dNUkshZtulRwnBz_0wkhe40oA2ylijpPMYp53givuCaA2YhC34e3CGHg51nq1SQND2-XXVeQcrzXUxlDM6OSEFU6O3r8HUWlGU9tr-SySOBZZNUZBAUEOCgovg26G76kaBJ5Vs6J0W4uAsa2MKHX_SVAU3YDjfUlzfNQZ&amp;lptoken=15f3675a00d484fe9107&amp;creative=%7Bmariah-transformation%7D&amp;headline=%7Bmariah-carey-loses-100lbs%7D&amp;subhead=%7Breadmore%7D&amp;source=%7Bfi-push%7D&amp;campaign=%7Bfi-push-diet-mariah%7D</text:p>
          </table:table-cell>
          <table:table-cell/>
        </table:table-row>
        <table:table-row table:style-name="ro2">
          <table:table-cell office:value-type="string" calcext:value-type="string">
            <text:p>https://usa-health-news.com/Skin/C/entertainmenttoday-meghan/1/Luxe-Derme/?cep=XQBtKiB7HbCnHX4D1D1cjn3SkbtnmCyrMKnHdpUuXZfuurDP2K_1uuZG9OQMDMQDK6RPGy1dIHEWDXhsGUTFCQKZKxj3ebWHM6TZgnWkU13TxbOKxiTfx46Q3td5JOtwQCbidpiqC_R7ze6B96APSI-YsjgpTa2TUSTiawv2VOmdUg0-NySt1Zlep_nvsJQIvr56xL2i3hvpLD61DYbu5EgU9jsZa9fK-cjdo-a-vSHtUGPkxektWc78WhBxeSKtcE4GGfmLoGUohb1JkjLY9ptj4grLp4WUdBQKhA_1PGzIq8iGiGQIwwceE3siEdK3aLMg9HQ1jOlGou5jSG94TD-4pmMmy1iwHpFDMEhMe21SAKyKmMdqhMc8IWg7BsfX&amp;lptoken=1595691d83431799622a&amp;adid=meghan-markle-drops-untold-bombshell&amp;sub1=5d90e86e0cfc9e2a1fe8a011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R/today-kelly-ellen/1/Keto-Life/?cep=yGwThYnN6dKYkQ9JWSGpnoX7kQ80fdgLaRHByB3SVC9SdekxTRClsoDktRyBX5AsnyzXfSc8LsWNXupGD69r0Lza7DKLvFS3dawIPPpUbhAXOAgvuL-vaMjYz-QVo7BFuhxQnBSwLAMTEuBqdvwcVo-HVePI8H3SQ6RAu3ClQtbzZRSqOjDrjigrtM_IzzBOx_GSkZcKCeXfRkkglfdkHhcankg0mLNtNw-wf0GEFSgz4ug48RpbHUK7OM29rEix0Q_HKHB-tjDBP99EuDCrSTcNP-P8HOUPYvnvsIGSrRhDBi7N9fY8WMzOUJN00tkeYSmHRue5sRpM1-vaHzy_M3YlbHzB8ByFlBcUieIiWlgjmaXjiZil1oFd8RTjKS0KVLHWJasqcg2RMb4_2tzr6eGONxkuEaJjoF2-Cshw-uQ&amp;lptoken=15a669be737f780e42d1&amp;did=306005&amp;cid=119857&amp;adid=2298183&amp;click_key=df99b4efa416634656ca9a87591930ab&amp;campaign=%5Bcad-diet-mb%5D&amp;source=%5Bcad%5D&amp;creative=%5Bcartoon-belly%5D&amp;copy=%5Bbetter-than-keto-1-cup-melts-fat-overnight-try-it-tonight%5D</text:p>
          </table:table-cell>
          <table:table-cell/>
        </table:table-row>
        <table:table-row table:style-name="ro2">
          <table:table-cell office:value-type="string" calcext:value-type="string">
            <text:p>https://usa-health-news.com/Brain/B/bi-melania/1/Vito-Brain/?cep=-IoygEZG-iqYvJ8hHNx58hywFmOmZ2Lj_1eG103q8sp47ExY3EJyVnRQmw5JYG0wn60RbZnGb4JyIibQHVT8waAZzwmbtUyimKc60JbTAyL9e9N0KqomXGN1C44T2tXCTmrK_tnFu3RJZZulZ0hAYfR3LRpVj1vMdQkVMl9N9pGxQLqcuhOi6SKuJQjXBimPzt-EDjQD3m9Nk6h30g1xcKa5Qlw0FtUCoofLBIVqivndXuHvHkF8vTuDUuSzg6SC3AGDWy1kfg1iN3R54gt1R9HQ5M_cF5hf4CFTZ0LR1rQDD3KfAUHKC4t7B14xipWSoQ1ND8PWP8TD67TKCyAj9mf5Kb6WgP6moxkiCsX7rNbX-SdijjS_Ufen4XYrGUDVxo0FLvxV_NNOnKGb6poLD-GvYoM4ZGSfHcmN_-MYMeo&amp;lptoken=15fa69217745825b32ff&amp;pi_targetdevicetype=all&amp;pi_targetcontainertype=notification&amp;pi_revenuevalue=0.13956152833998203&amp;pi_adid=521421&amp;pi_clickid=796b62b2601441319221e74d5a913fe5&amp;pi_creativeid=559675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E/entertainmenttoday-sharkgirls/1/XS-KetoGenic/?cep=eUz12QxnooXEhKRx7sUK_STER0koK-nsRrcDoyXA4nw-G6oThJYYw6L3rLb7ldfdGQoKdyMK8u6KxLX5hHMzKDQgxR3oTlWgHD1ov3X2BIsAq-9SCxU-BW6sPrI8xaMI9zFkDrLhm93CtIpaJmvarX48-t3th5_SJBGMZ5WS_6Q3y2lC3HsQcW5hrJ107Iaz6Jm7r-rmEOi46D_vFb3tPvr7enVjADuG7u7uuYy5Ff6WTTz5wVlSdJ_vyCgIJmzn_eCu5T5RLifwO-tEm8R4PRVfsSQz8ZfMa9XkmYjyuRyiuyi7IDo2PaZ5uoKmjafe_3FzcKAuYQPa3HYsonC3ABqbkFuIIXF4I0BPEiGRmCyATYsQijcCUQ94Y3MABku6dyULFQ-lhAgP8lotM-1O6hVrl-TAa2mynlg9HHBbjWg&amp;lptoken=159069ca83b617225959&amp;adid=new-skinny-pill-melts-too-much-fat-this-diet-is-sweeping-the-nation&amp;sub1=5d912c1a9a07562c9656da0d</text:p>
          </table:table-cell>
          <table:table-cell/>
        </table:table-row>
        <table:table-row table:style-name="ro2">
          <table:table-cell office:value-type="string" calcext:value-type="string">
            <text:p>https://usa-health-news.com/Skin/B/entertainmenttoday-mark/1/Natura-Beaut%C3%A9/?cep=pFin1YgO-Z7LWMy_zm1MGKTLTQiSXlc4k_6UXyPtT16uQhBDadR-PwP29EQp0TBP6Wo4LGSmiGCHgb45mCE4kFKZqnkT3dfQaOLwk6I77XYdtsyTSzIz19X4gqA6hXu2vhdrsRAUnVmPu6Vxh-tMXmMDquZsET_UpO7XXwpQFU5Jr4VQCEJfUmAwrpi2D9ADDxluzhu4HbdXa3IekE_MHUAETDVe3PgAGOWmF1HlKOepi0CXDAfCqc4aEyI48rXv1-ZoWIOmNF-amqNnq5pS7YA4exiphn0GmTLcjXS4EXA&amp;lptoken=15da66e887d434c307aa&amp;adid=1&amp;sub1=v1_5d646343582f9c00126625e4</text:p>
          </table:table-cell>
          <table:table-cell/>
        </table:table-row>
        <table:table-row table:style-name="ro2">
          <table:table-cell office:value-type="string" calcext:value-type="string">
            <text:p>https://usa-health-news.com/Diet/E/entertainmenttoday-sharkgirls/1/Keto-Lite/?cep=slGIRkojutqTCHXAQpdBntKryJSniz7HUnkUPyhGFFoAMi6uc-hrXkAUlUZEX72JePu0FYiir9WDp7N0EkrJo1pm0_Lby25d126B23S6WVZbgJ3SXuRf5F350PDfohPzIR1pnb0y2PunZADbnMIcEZOw3kiEFWftEEKSY6oD9e28NNWctvgEKufinv72VDnu1arUXVUFqPRElN40dmdTZ-5xg3G6sIhzhF7Gsq1BvXu99aN4ODCGAHtE6SDT6AHFa5rntIsTMRlrZ8dzKkMNdaBcLBu3uaM57U1lNLgefwKlhu2IxthYPzUBTEhkVkBJpyOqFqdesZxkbCHE0XeAl-sw_IqfBXrtyEzPTFVI_0d55zRSs-aYnT6CG956ItKZHAjBBwl6ItRNCgN5Wq5vtrSLwYOZJ9aB0nFdFhzWfps&amp;lptoken=1528693d84d441897857&amp;adid=new-skinny-pill-melts-too-much-fat-this-diet-is-sweeping-the-nation&amp;sub1=5d912c1a9a07562c9656da0d</text:p>
          </table:table-cell>
          <table:table-cell/>
        </table:table-row>
        <table:table-row table:style-name="ro2">
          <table:table-cell office:value-type="string" calcext:value-type="string">
            <text:p>https://usa-health-news.com/ME/F/cnn-droz/1/DX-AMP/?cep=fKJw3v8wzkpBYQzkYmYlAu1ArYZkPf8TZKnHQSFrfsjaAiJok31axUUFfiFi98jHE3Reo-3wXfoHefqcLnAm5V1c9itduQP2sD987fd2qmEv9V14iNw4LRFcjZBUoLB6r4sD9SOsO9DoaNKyp1fY3bz4XnmOIlfU1uh_pIUb9cwNMmpJybiOw3sngnWB9ElQSAMwcDMBZCS4vQk1JW-_TppBL3yFBaEsxU18ziPClQ8QAgqzNNzC9BipejEnVcmFccuxgoy5y7Vm3Q-bb-V3b94e-8lIVmaL1eVkMDZIh2yvHtE6Ge5PoxWrs_N0JBd0__CbhSDa9wD1KKiep5iaA4x_BQqcwj97uR4leiSXtxierIzwRS7ZXqL9K4-zmBBYZ91JTOLAMgRPc37-MnUOnA&amp;lptoken=159069ca83b617225959&amp;adid=dr-oz-this-works-better-than-viagra-and-cialis&amp;sub1=5d90fcc118bfaf0011c0b4d5</text:p>
          </table:table-cell>
          <table:table-cell/>
        </table:table-row>
        <table:table-row table:style-name="ro2">
          <table:table-cell office:value-type="string" calcext:value-type="string">
            <text:p>https://disfi.com/know-who-visited-your-facebook-profile/</text:p>
          </table:table-cell>
          <table:table-cell/>
        </table:table-row>
        <table:table-row table:style-name="ro2">
          <table:table-cell office:value-type="string" calcext:value-type="string">
            <text:p>https://disfi.com/know-who-visited-your-facebook-profile/</text:p>
          </table:table-cell>
          <table:table-cell/>
        </table:table-row>
        <table:table-row table:style-name="ro2">
          <table:table-cell office:value-type="string" calcext:value-type="string">
            <text:p>https://disfi.com/know-who-visited-your-facebook-profile/</text:p>
          </table:table-cell>
          <table:table-cell/>
        </table:table-row>
        <table:table-row table:style-name="ro2">
          <table:table-cell office:value-type="string" calcext:value-type="string">
            <text:p>https://disfi.com/know-who-visited-your-facebook-profile/</text:p>
          </table:table-cell>
          <table:table-cell/>
        </table:table-row>
        <table:table-row table:style-name="ro2">
          <table:table-cell office:value-type="string" calcext:value-type="string">
            <text:p>https://disfi.com/how-to-remove-a-virus-from-your-computer/?utm_source=mobile&amp;utm_medium=tc_US_359</text:p>
          </table:table-cell>
          <table:table-cell/>
        </table:table-row>
        <table:table-row table:style-name="ro2">
          <table:table-cell office:value-type="string" calcext:value-type="string">
            <text:p>https://disfi.com/spying-whatsapp-is-it-really-possible/</text:p>
          </table:table-cell>
          <table:table-cell/>
        </table:table-row>
        <table:table-row table:style-name="ro2">
          <table:table-cell office:value-type="string" calcext:value-type="string">
            <text:p>https://disfi.com/how-to-know-if-you-have-a-virus-on-your-android-phone/</text:p>
          </table:table-cell>
          <table:table-cell/>
        </table:table-row>
        <table:table-row table:style-name="ro2">
          <table:table-cell office:value-type="string" calcext:value-type="string">
            <text:p>http://www.optimize-tools.club/lp/clkdr/?fd=xsc&amp;x-context=639fe65794304cceae2c457b3b1e89db10d54&amp;utm_source=wclkwtn&amp;utm_campaign=wclkwtn&amp;pxl=WCL3059_WCL2990_RUNT&amp;utm_pubid=77068&amp;x-at=1852&amp;override=1</text:p>
          </table:table-cell>
          <table:table-cell/>
        </table:table-row>
        <table:table-row table:style-name="ro2">
          <table:table-cell office:value-type="string" calcext:value-type="string">
            <text:p>http://www.optimize-tools.club/lp/clkdr/?fd=xsc&amp;x-context=ec49f6a708354dc8a34e22c83d35cb4810d54&amp;utm_source=wclkwtn&amp;utm_campaign=wclkwtn&amp;pxl=WCL3059_WCL2990_RUNT&amp;utm_pubid=77068&amp;x-at=1852&amp;override=1</text:p>
          </table:table-cell>
          <table:table-cell/>
        </table:table-row>
        <table:table-row table:style-name="ro2">
          <table:table-cell office:value-type="string" calcext:value-type="string">
            <text:p>http://www.optimize-tools.club/lp/clkdr/?fd=xsc&amp;x-context=ea0f95e6b4744fe3950f18a3f8feeb5310d54&amp;utm_source=wclkwtn&amp;utm_campaign=wclkwtn&amp;pxl=WCL3059_WCL2990_RUNT&amp;utm_pubid=77068&amp;x-at=1852&amp;override=1</text:p>
          </table:table-cell>
          <table:table-cell/>
        </table:table-row>
        <table:table-row table:style-name="ro2">
          <table:table-cell office:value-type="string" calcext:value-type="string">
            <text:p>http://www.optimize-tools.club/lp/clkdr/?fd=xsc&amp;x-context=ef543a1b5d8a483d835eaa7fbcbea35610d54&amp;utm_source=wclkwtn&amp;utm_campaign=wclkwtn&amp;pxl=WCL3059_WCL2990_RUNT&amp;utm_pubid=77068&amp;x-at=1852&amp;override=1</text:p>
          </table:table-cell>
          <table:table-cell/>
        </table:table-row>
        <table:table-row table:style-name="ro2">
          <table:table-cell office:value-type="string" calcext:value-type="string">
            <text:p>http://www.optimize-tools.club/lp/clkdr/?fd=xsc&amp;x-context=c59aa47faaa74087ab5e9ae03d6d263f10d54&amp;utm_source=wclkwtn&amp;utm_campaign=wclkwtn&amp;pxl=WCL3059_WCL2990_RUNT&amp;utm_pubid=77068&amp;x-at=1852&amp;override=1</text:p>
          </table:table-cell>
          <table:table-cell/>
        </table:table-row>
        <table:table-row table:style-name="ro2">
          <table:table-cell office:value-type="string" calcext:value-type="string">
            <text:p>http://www.optimize-tools.club/lp/clkdr/?fd=xsc&amp;x-context=b053f43f26824028b1c8f8acc968adeb10d54&amp;utm_source=wclkwtn&amp;utm_campaign=wclkwtn&amp;pxl=WCL3059_WCL2990_RUNT&amp;utm_pubid=77068&amp;x-at=1852&amp;override=1</text:p>
          </table:table-cell>
          <table:table-cell/>
        </table:table-row>
        <table:table-row table:style-name="ro2">
          <table:table-cell office:value-type="string" calcext:value-type="string">
            <text:p>http://www.optimize-tools.club/lp/clkdr/?fd=xsc&amp;x-context=da312a1824724882925a8241a65773da10d54&amp;utm_source=wclkwtn&amp;utm_campaign=wclkwtn&amp;pxl=WCL3059_WCL2990_RUNT&amp;utm_pubid=77068&amp;x-at=1852&amp;override=1</text:p>
          </table:table-cell>
          <table:table-cell/>
        </table:table-row>
        <table:table-row table:style-name="ro2">
          <table:table-cell office:value-type="string" calcext:value-type="string">
            <text:p>https://qualityspin.com/VOD/en/index.php?tracker=t.superdirectconsumer.com&amp;camp=X812&amp;keyword=&amp;vertical=REPLACE&amp;cep=0wCVcZ_kdvQh4XyhfTJqp6mol-M4ezyqnh3qyLYXLaG99iltJum6BP7oAWkGdHw62zu8bMWStgH6uJtlevJdN8pSURicFY-ZDOGdR1mMYvJMN1REhOw3V34DqxAiyCbR6VLktVLGx2Fq78cIILZyqYYng7gTJE0ET_KZa-FKD7cjZoF72LEru__Wiswhy3BSjP3nDpaUBXhVTC8HboEgp1er-CSGOZw4MlpLIwsaWfL4mPJQ8Lla6Ooa3Vcd5uHaHQo7sF_qR5IyuZPtCEsN2iWyXbsgBZB5WyCn9VdsMnbezkihktyAJFhaCHdqQOmq9jNYFeMErSYNAQ8P7gxwgnW6EzxNUOSs5iJX1I82CAklANFij0b7OHg2gYRtGeZWc9KEtyewcGTBztV36dpODFpq0HRnh9bm1b2p0CDZSULZCPcvFNK8ORzdpxDBwBNrpGiEIsOzAKZqo4jlaVaSicibMNqPWEaWCexhDlfEoDS_zusWLWMkBtNwY5qB0MiD5fBI5jVcviX6didPfnuHqyoRcZnn3RbzFkA-QUUqgC7Kl-tQNhVQKKENSGgNgyorI8YqUEZVwoTwr1sVYGZ0Msyc665efNVAlNVZXnPN3wD3XrIfjRyuNNvNna64vVdcD5Y_x218uoA56DYFxBs905bfYsCYtbvMqlbSH2JfQZjBUmxPIY43U1fJH6DbWLb_aPqVJc0IlbAldin42dY-LZb1kVvIe4sIM9XjzNlWUZC4sIxeV_dlQgV2sU20SovJa05oVgS6D71hsG9XMKa9gqm199E05yfWVdb3P2Ftlk3x6GgeDR2TtlQ32IPr8tv9PFISO1jrbXSiMJMy0SfP6tro4e0RWXz6S80eEucQwGGqMlbDqKD-JnONQ0OHda3Z&amp;lptoken=15f16786144493c782b4&amp;affiliate_id=&amp;sid=&amp;clickid=Up7Ujpo3nwAz9VQZRnVkC3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flexa-op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flexa-op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magnetoplus-med-m-9461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magnetoplus-med-m-9461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flexa-op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flexa-op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flexa-op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flexa-op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magnetoplus-med-m-9461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magnetoplus-med-m-9461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magnetoplus-med-m-9461/gps/</text:p>
          </table:table-cell>
          <table:table-cell/>
        </table:table-row>
        <table:table-row table:style-name="ro2">
          <table:table-cell office:value-type="string" calcext:value-type="string">
            <text:p>https://scientificnewsforyou.com/48/remibloston-med-m/gps/</text:p>
          </table:table-cell>
          <table:table-cell/>
        </table:table-row>
        <table:table-row table:style-name="ro2">
          <table:table-cell office:value-type="string" calcext:value-type="string">
            <text:p>https://adaranth.com/afu.php?zoneid=2565566&amp;var=59</text:p>
          </table:table-cell>
          <table:table-cell/>
        </table:table-row>
        <table:table-row table:style-name="ro2">
          <table:table-cell office:value-type="string" calcext:value-type="string">
            <text:p>https://adaranth.com/afu.php?zoneid=2565566&amp;var=59</text:p>
          </table:table-cell>
          <table:table-cell/>
        </table:table-row>
        <table:table-row table:style-name="ro2">
          <table:table-cell office:value-type="string" calcext:value-type="string">
            <text:p>https://adaranth.com/afu.php?zoneid=2565566&amp;var=44</text:p>
          </table:table-cell>
          <table:table-cell/>
        </table:table-row>
        <table:table-row table:style-name="ro2">
          <table:table-cell office:value-type="string" calcext:value-type="string">
            <text:p>https://adaranth.com/afu.php?zoneid=2614053&amp;var=gu2wkobymq5dclzrgextclzsga3s6nzrguxtmnbuf4ytsmbsf5zgkzdqovzwq&amp;ymid=efa588ce-8ad8-4c2f-9406-f585de01ec87</text:p>
          </table:table-cell>
          <table:table-cell/>
        </table:table-row>
        <table:table-row table:style-name="ro2">
          <table:table-cell office:value-type="string" calcext:value-type="string">
            <text:p>https://adaranth.com/afu.php?zoneid=2614053&amp;var=gu2wkobymq5dclzrgextclzsga3s6nzrguxtmnbuf4ytsmbsf5zgkzdqovzwq&amp;ymid=1f179a47-e016-4b9b-bf23-c2c5cae91075</text:p>
          </table:table-cell>
          <table:table-cell/>
        </table:table-row>
        <table:table-row table:style-name="ro2">
          <table:table-cell office:value-type="string" calcext:value-type="string">
            <text:p>https://c.siteswithcontent.com/push-teasers-click?cid=228955&amp;tid=4058380&amp;url=https%3A%2F%2Fwww.mgid.com%2Fghits%2F4058380%2Fi%2F6663%2F0%2Fpp%2F1%2F1%3Fh%3Dtt6te7cIUff-z6rA4OI4TizVVldpOM7SaAULKgksP2rFCwES70mrOjwJveMyvS_F%26rid%3D889f1681-c80a-11e9-96f5-e4434b211fc2%26tt%3DDirect</text:p>
          </table:table-cell>
          <table:table-cell/>
        </table:table-row>
        <table:table-row table:style-name="ro2">
          <table:table-cell office:value-type="string" calcext:value-type="string">
            <text:p>https://loadns.com/path/lp.php?trvid=10664&amp;trvx=a9e84c45&amp;cid=5&amp;utm_term=smpush-general&amp;taboolaclickid=CjAxNDRkZDc4Zi0zN2M1LTQ2YTUtYjFjMi02YTgzOWNjMTdlNGYtdHVjdDQ2OWFhZDkSFW1vYm54LW5hdHVyZXNibGVuZC1zYw</text:p>
          </table:table-cell>
          <table:table-cell/>
        </table:table-row>
        <table:table-row table:style-name="ro2">
          <table:table-cell office:value-type="string" calcext:value-type="string">
            <text:p>https://eonlinenews.co/US/Entertainment/Shark/Diet/amazingdiet/controlxketo/web/index.html?cep=wP2wPdlchR4aCiiS_Sxks8PbSBpSQ1Rwr_09bBTpgOWCY5xfNyKTs04f16BqP4LL60gFeS1xYajBTlQHXZJ8X1gWe188g6cz8iyNOXGK4J5RhjHAkkTF1_0wIeVkY-Ufwg2_I4I-KkKsNkFa8JYrblx2yVHemS0iObHoeRdd3EbGao81BLza4efNNHJ2Z_z77HpEbq3vJlrhOEP8IeSg1WaApRq4JpkS4DyWZrwlDqzDVV_DNhHK4pNamZG6Bw7hGTtFqUodWyITui8Iav2tFmWaWbcGaOflB5QspMYDMHb1mEvJkTwriGFxOYvs5r-Jk1J8CC1MMOa3I-dzHoug40lNjvC8DfCPTU1b15c_atZDZq482OT-qtaAD8Vumgt-oyOyqNEap5SaaIFpRMZaSB23Lpg5Uj1wBtyDTWAA4Fk&amp;lptoken=157b66da729a9377613c</text:p>
          </table:table-cell>
          <table:table-cell/>
        </table:table-row>
        <table:table-row table:style-name="ro2">
          <table:table-cell office:value-type="string" calcext:value-type="string">
            <text:p>https://eonlinenews.co/US/Entertainment/Shark/Diet/amazingdiet/ketoslimultra/web/index.html?cep=SnmFsNFRJ0eTsoPjNEepx3Kg9-wrZFDR-tuZP2mW2hFB0TehoINBfTsLyvVQxbr72IzUZsCnmy_D8m9hKGGqEig5Q23Py8cE1GqLG2MDngrHPzhhiIPHOVdur2uy5cLPJcYtu_ay-N0lc5XmP1_uQJR9tXMBt6E4p4GzEEmN9O9BaINzP38xbZ7KdokyT9jE3yqAENtTVx5RUGpbFMQKB9BL87tpMOb2Ulc7dH84h9eaFWcCXhIZJcNMIPEyppL3nz6b7EL-82pNkF9vl2NqzR8Xms8Yi5aCeXXiuB1xg8E&amp;lptoken=1580662872a694710537</text:p>
          </table:table-cell>
          <table:table-cell/>
        </table:table-row>
        <table:table-row table:style-name="ro2">
          <table:table-cell office:value-type="string" calcext:value-type="string">
            <text:p>https://go.thehomemoneyguide.com/api/offer</text:p>
          </table:table-cell>
          <table:table-cell/>
        </table:table-row>
        <table:table-row table:style-name="ro2">
          <table:table-cell office:value-type="string" calcext:value-type="string">
            <text:p>https://go.thehomemoneyguide.com/api/offer</text:p>
          </table:table-cell>
          <table:table-cell/>
        </table:table-row>
        <table:table-row table:style-name="ro2">
          <table:table-cell office:value-type="string" calcext:value-type="string">
            <text:p>https://go.thehomemoneyguide.com/api/offer</text:p>
          </table:table-cell>
          <table:table-cell/>
        </table:table-row>
        <table:table-row table:style-name="ro2">
          <table:table-cell office:value-type="string" calcext:value-type="string">
            <text:p>https://go.thehomemoneyguide.com/api/offer</text:p>
          </table:table-cell>
          <table:table-cell/>
        </table:table-row>
        <table:table-row table:style-name="ro2">
          <table:table-cell office:value-type="string" calcext:value-type="string">
            <text:p>https://go.thehomemoneyguide.com/api/offer</text:p>
          </table:table-cell>
          <table:table-cell/>
        </table:table-row>
        <table:table-row table:style-name="ro2">
          <table:table-cell office:value-type="string" calcext:value-type="string">
            <text:p>https://go.thehomemoneyguide.com/api/offer</text:p>
          </table:table-cell>
          <table:table-cell/>
        </table:table-row>
        <table:table-row table:style-name="ro2">
          <table:table-cell office:value-type="string" calcext:value-type="string">
            <text:p>https://go.thehomemoneyguide.com/api/offer</text:p>
          </table:table-cell>
          <table:table-cell/>
        </table:table-row>
        <table:table-row table:style-name="ro2">
          <table:table-cell office:value-type="string" calcext:value-type="string">
            <text:p>https://go.thehomemoneyguide.com/api/offer</text:p>
          </table:table-cell>
          <table:table-cell/>
        </table:table-row>
        <table:table-row table:style-name="ro2">
          <table:table-cell office:value-type="string" calcext:value-type="string">
            <text:p>https://www.tablety.pl/android/2019-08-25/oneplus-7t-rendery-onleaks-aparat/?utm_medium=push-notification&amp;utm_source=push</text:p>
          </table:table-cell>
          <table:table-cell/>
        </table:table-row>
        <table:table-row table:style-name="ro2">
          <table:table-cell office:value-type="string" calcext:value-type="string">
            <text:p>https://beabuddhist.net/the-origin-of-rubbing-buddhas-belly-for-good-luck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beabuddhist.net/the-origin-of-rubbing-buddhas-belly-for-good-luck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beabuddhist.net/the-origin-of-rubbing-buddhas-belly-for-good-luck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beabuddhist.net/what-is-buddhism-and-its-fundamentals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beabuddhist.net/what-is-buddhism-and-its-fundamentals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beabuddhist.net/buddhism-in-tibet-more-information-about-it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beabuddhist.net/what-is-buddhism-and-its-fundamentals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tebe.vajnoepismo.top/?landlink=https://avtobez.com/signalizacii/starlajn-a39-11639/?utm_source=push&amp;utm_medium=rb&amp;utm_campaign=feedname4&amp;utm_content=landingtebevajnoepismo</text:p>
          </table:table-cell>
          <table:table-cell/>
        </table:table-row>
        <table:table-row table:style-name="ro2">
          <table:table-cell office:value-type="string" calcext:value-type="string">
            <text:p>https://tebe.vajnoepismo.top/?landlink=https://avtobez.com/signalizacii/starlajn-a39-11639/?utm_source=push&amp;utm_medium=rb&amp;utm_campaign=feedname4&amp;utm_content=landingtebevajnoepismo</text:p>
          </table:table-cell>
          <table:table-cell/>
        </table:table-row>
        <table:table-row table:style-name="ro2">
          <table:table-cell office:value-type="string" calcext:value-type="string">
            <text:p>https://tebe.vajnoepismo.top/?landlink=https://avtozam.com/vaz/2107/montazh-i-ustanovka-jelektrosteklopodemnikov/?utm_source=push&amp;utm_medium=rb&amp;utm_campaign=feedname2&amp;utm_content=landingtebevajnoepismo</text:p>
          </table:table-cell>
          <table:table-cell/>
        </table:table-row>
        <table:table-row table:style-name="ro2">
          <table:table-cell office:value-type="string" calcext:value-type="string">
            <text:p>https://tebe.vajnoepismo.top/?landlink=https://avtobez.com/immobilajzer/propisat-klyuch-34925/?utm_source=push&amp;utm_medium=rb&amp;utm_campaign=feedname4&amp;utm_content=landingtebevajnoepismo</text:p>
          </table:table-cell>
          <table:table-cell/>
        </table:table-row>
        <table:table-row table:style-name="ro2">
          <table:table-cell office:value-type="string" calcext:value-type="string">
            <text:p>https://tebe.vajnoepismo.top/?landlink=https://kodobd.top/oshibki-shevrole/?utm_source=push&amp;utm_medium=rb&amp;utm_campaign=feedname1&amp;utm_content=landingtebevajnoepismo</text:p>
          </table:table-cell>
          <table:table-cell/>
        </table:table-row>
        <table:table-row table:style-name="ro2">
          <table:table-cell office:value-type="string" calcext:value-type="string">
            <text:p>https://tebe.vajnoepismo.top/?landlink=https://autodvig.com/alert/starlajn-avtozapusk-65383/?utm_source=push&amp;utm_medium=rb&amp;utm_campaign=feedname3&amp;utm_content=landingtebevajnoepismo</text:p>
          </table:table-cell>
          <table:table-cell/>
        </table:table-row>
        <table:table-row table:style-name="ro2">
          <table:table-cell office:value-type="string" calcext:value-type="string">
            <text:p>https://tebe.vajnoepismo.top/?landlink=https://avtoklema.com/media/podklyuchenie-sabvufera-3251/?utm_source=push&amp;utm_medium=rb&amp;utm_campaign=feedname5&amp;utm_content=landingtebevajnoepismo</text:p>
          </table:table-cell>
          <table:table-cell/>
        </table:table-row>
        <table:table-row table:style-name="ro2">
          <table:table-cell office:value-type="string" calcext:value-type="string">
            <text:p>https://tebe.vajnoepismo.top/?landlink=https://autodvig.com/alert/starline-b9-brelok-82875/?utm_source=push&amp;utm_medium=rb&amp;utm_campaign=feedname3&amp;utm_content=landingtebevajnoepismo</text:p>
          </table:table-cell>
          <table:table-cell/>
        </table:table-row>
        <table:table-row table:style-name="ro2">
          <table:table-cell office:value-type="string" calcext:value-type="string">
            <text:p>https://signup.surveysandpromotionsonline.com/?Flow=6b51d955-0748-462e-9eb5-0ccdd7eceb37&amp;isPrePop=true&amp;reward=walmart1000wtheme&amp;o=206494&amp;subaff1=258a84b7-e8ec-4957-838a-d5c503414725&amp;subaff2=204088&amp;subaff3=106840&amp;subaff4=walmart1000WinterW&amp;DVID=</text:p>
          </table:table-cell>
          <table:table-cell/>
        </table:table-row>
        <table:table-row table:style-name="ro2">
          <table:table-cell office:value-type="string" calcext:value-type="string">
            <text:p>https://signup.surveysandpromotionsonline.com/?Flow=6b51d955-0748-462e-9eb5-0ccdd7eceb37&amp;isPrePop=true&amp;reward=walmart1000wtheme&amp;o=206494&amp;subaff1=258a84b7-e8ec-4957-838a-d5c503414725&amp;subaff2=204088&amp;subaff3=106840&amp;subaff4=walmart1000WinterW&amp;DVID=</text:p>
          </table:table-cell>
          <table:table-cell/>
        </table:table-row>
        <table:table-row table:style-name="ro2">
          <table:table-cell office:value-type="string" calcext:value-type="string">
            <text:p>https://signup.surveysandpromotionsonline.com/?Flow=6b51d955-0748-462e-9eb5-0ccdd7eceb37&amp;isPrePop=true&amp;reward=walmart1000wtheme&amp;o=206494&amp;subaff1=258a84b7-e8ec-4957-838a-d5c503414725&amp;subaff2=204088&amp;subaff3=106840&amp;subaff4=walmart1000WinterW&amp;DVID=</text:p>
          </table:table-cell>
          <table:table-cell/>
        </table:table-row>
        <table:table-row table:style-name="ro2">
          <table:table-cell office:value-type="string" calcext:value-type="string">
            <text:p>https://signup.surveysandpromotionsonline.com/?Flow=6b51d955-0748-462e-9eb5-0ccdd7eceb37&amp;isPrePop=true&amp;reward=walmart1000wtheme&amp;o=206494&amp;subaff1=258a84b7-e8ec-4957-838a-d5c503414725&amp;subaff2=204088&amp;subaff3=106840&amp;subaff4=walmart1000WinterW&amp;DVID=</text:p>
          </table:table-cell>
          <table:table-cell/>
        </table:table-row>
        <table:table-row table:style-name="ro2">
          <table:table-cell office:value-type="string" calcext:value-type="string">
            <text:p>https://signup.surveysandpromotionsonline.com/?Flow=6b51d955-0748-462e-9eb5-0ccdd7eceb37&amp;isPrePop=true&amp;reward=walmart1000wtheme&amp;o=206494&amp;subaff1=258a84b7-e8ec-4957-838a-d5c503414725&amp;subaff2=204088&amp;subaff3=106840&amp;subaff4=walmart1000WinterW&amp;DVID=</text:p>
          </table:table-cell>
          <table:table-cell/>
        </table:table-row>
        <table:table-row table:style-name="ro2">
          <table:table-cell office:value-type="string" calcext:value-type="string">
            <text:p>http://www.updatewindows.live/cleaner/en/lp6/index1.html?cep=vFQiCAQDPTgtojT79CyfEHvUrUe0kaQgK6w1-85jyL6prJ7S39_RwjNL8D4A43MmwA_eYfAWGnOA_gj6Qmgv87itLTUFe3ft-Nxf5t0jb5cq478aEgY9kXBQ_b_Nx7_TwjL_2oYB_zvvo0e0Po_4dqKmjhETpXXTfhXmm_2cy1-13LWTkzU6WRZK1cCUclE0TS3UdmqrGBV4iPcSFoItWXc84_GX7PEqv3HmE8ur1uZlAg0NZRuSkocbiBKXOz5Parf0wINOouFjK8uWbO53v7pjZnw3Np2d_rALfZHPFx1BwoKtA2T2wxtZ32LS5131kOEuWBBikWFRbb5iAxE62UcpTTV6_pP5t1OecE18WjhyIpO03_SqfffNcWYnopVVwGxXAzfowd9UCgDueUvhPIBYOZ6JPTHNX882OHNPPxw&amp;lptoken=158466ef975d865f9377&amp;source=1234&amp;s1=1234&amp;CAMPAIGN_ID=176757&amp;CPC=0.0500&amp;COUNTRY=US&amp;BROWSER=Chrome&amp;SOURCE_ID=s162_394476889256</text:p>
          </table:table-cell>
          <table:table-cell/>
        </table:table-row>
        <table:table-row table:style-name="ro2">
          <table:table-cell office:value-type="string" calcext:value-type="string">
            <text:p>https://topreferral.services/path/lp.php?trvid=10095&amp;trvx=3b3eb556&amp;externalid=2151-2151-7-27df5000-b981-4564-ab77-dac38843f48b&amp;SUB_LIST_ID=2151&amp;PUBLISHER_ID=b46db7d71574872c1cb41268fdf9f806&amp;SITE_ID=f1b7fa6fcf06647f016e93925c80ab80&amp;PLACEMENT_ID=80438d27276a3c2cb7d8d40628330b98&amp;SUBLIST_ID=2151&amp;ADVERTISER_ID=102380&amp;ADVERTISER_NAME=sapphiremediallc%40gmail.com&amp;CAMPAIGN_ID=880417&amp;CAMPAIGN_NAME=McAfee&amp;CREATIVE_ID=719639</text:p>
          </table:table-cell>
          <table:table-cell/>
        </table:table-row>
        <table:table-row table:style-name="ro2">
          <table:table-cell office:value-type="string" calcext:value-type="string">
            <text:p>https://zagranie.com/typuj-z-kejsi-w-premier-league-zagranie-bez-ryzyka-na-ponad-1300-pln/</text:p>
          </table:table-cell>
          <table:table-cell/>
        </table:table-row>
        <table:table-row table:style-name="ro2">
          <table:table-cell office:value-type="string" calcext:value-type="string">
            <text:p>https://www.zencooler.com/info/1/?exp=3&amp;coId=2&amp;utm_source=gzn-1007&amp;utm_campaign=gzn-1731-36-214&amp;utm_content=d6af103779914b5cb375e402bea8e234&amp;utm_term=&amp;o=36&amp;hid=102cbafa15efa50fa568e890323c23&amp;click_id=&amp;geo=US&amp;region=GA&amp;affId=1007&amp;c1=1731&amp;c2=wAU9LL4SV1A6IR5PHA3T63EG&amp;c3=&amp;c4=d6af103779914b5cb375e402bea8e234&amp;c5=&amp;ourl_id=214&amp;utm_medium=gzn&amp;skipoffer=true</text:p>
          </table:table-cell>
          <table:table-cell/>
        </table:table-row>
        <table:table-row table:style-name="ro2">
          <table:table-cell office:value-type="string" calcext:value-type="string">
            <text:p>https://pro.healthresponses.org/p/NHS_warburgnophone_0119/PNHSV605/?aid=161&amp;sid1=120403&amp;sid2=2282273&amp;sid3=313282&amp;sid4=&amp;sid5=&amp;oid=2062&amp;tid=1028a9c402626aba3bca6394e53463&amp;h=true</text:p>
          </table:table-cell>
          <table:table-cell/>
        </table:table-row>
        <table:table-row table:style-name="ro2">
          <table:table-cell office:value-type="string" calcext:value-type="string">
            <text:p>http://www.messageadvantage.com/19800143869c770000/1324/GTPM/161396495</text:p>
          </table:table-cell>
          <table:table-cell/>
        </table:table-row>
        <table:table-row table:style-name="ro2">
          <table:table-cell office:value-type="string" calcext:value-type="string">
            <text:p>http://www.messageadvantage.com/19800143869c770000/1324/GTPM/161396495</text:p>
          </table:table-cell>
          <table:table-cell/>
        </table:table-row>
        <table:table-row table:style-name="ro2">
          <table:table-cell office:value-type="string" calcext:value-type="string">
            <text:p>https://www.all4women.co.za/subscribe?utm_source=PushCrew&amp;utm_medium=push&amp;utm_campaign=PushCrew</text:p>
          </table:table-cell>
          <table:table-cell/>
        </table:table-row>
        <table:table-row table:style-name="ro2">
          <table:table-cell office:value-type="string" calcext:value-type="string">
            <text:p>https://www.all4women.co.za/subscribe?utm_source=PushCrew&amp;utm_medium=push&amp;utm_campaign=PushCrew</text:p>
          </table:table-cell>
          <table:table-cell/>
        </table:table-row>
        <table:table-row table:style-name="ro2">
          <table:table-cell office:value-type="string" calcext:value-type="string">
            <text:p>https://www.all4women.co.za/subscribe?utm_source=PushCrew&amp;utm_medium=push&amp;utm_campaign=PushCrew</text:p>
          </table:table-cell>
          <table:table-cell/>
        </table:table-row>
        <table:table-row table:style-name="ro2">
          <table:table-cell office:value-type="string" calcext:value-type="string">
            <text:p>https://www.all4women.co.za/subscribe?utm_source=PushCrew&amp;utm_medium=push&amp;utm_campaign=PushCrew</text:p>
          </table:table-cell>
          <table:table-cell/>
        </table:table-row>
        <table:table-row table:style-name="ro2">
          <table:table-cell office:value-type="string" calcext:value-type="string">
            <text:p>https://www.all4women.co.za/subscribe?utm_source=PushCrew&amp;utm_medium=push&amp;utm_campaign=PushCrew</text:p>
          </table:table-cell>
          <table:table-cell/>
        </table:table-row>
        <table:table-row table:style-name="ro2">
          <table:table-cell office:value-type="string" calcext:value-type="string">
            <text:p>https://www.all4women.co.za/subscribe?utm_source=PushCrew&amp;utm_medium=push&amp;utm_campaign=PushCrew</text:p>
          </table:table-cell>
          <table:table-cell/>
        </table:table-row>
        <table:table-row table:style-name="ro2">
          <table:table-cell office:value-type="string" calcext:value-type="string">
            <text:p>https://cclick.org/richpeopleca-mob/full-report.php?c=6CfVhuDZNakVoNI&amp;voluumdata=vGDO97ziKK137AtzG5OCmjfl6pF1NsJi9m7htFydqzgwaI6QNTs9dHui79jTB2cJoi1QXy4n8jTh2Y8OSzX5hrnnAFgbHsU6JUWH</text:p>
          </table:table-cell>
          <table:table-cell/>
        </table:table-row>
        <table:table-row table:style-name="ro2">
          <table:table-cell office:value-type="string" calcext:value-type="string">
            <text:p>https://accentbiz.com/index.php?key=miptu9k3m69elcwo31ev&amp;clickid=s_14847366242152828571_162&amp;c=0.0580&amp;source=s162_394476889256&amp;campaign=213226&amp;country=US&amp;browser=Chrome</text:p>
          </table:table-cell>
          <table:table-cell/>
        </table:table-row>
        <table:table-row table:style-name="ro2">
          <table:table-cell office:value-type="string" calcext:value-type="string">
            <text:p>https://foxnews.latestentertainement.com/cbd/sunraised.html?cep=mc5zZ9UMoTx8zePmwLu4-skdLJJusuxUN2pDhLzSbSXhyJv9iUKcBtYCUihrpEgIRQF0ppZY5IenGcQYIZWYH3A4TodwPz3n2tgd59r370gVt4cFcUVtLSnclgkYk3nV6vIs0RM2A0d1yaV1wnPgxIGxuDxl9mlW4BjLKRCOhZxceYCN-TE6l9peTI6aj46FXn4Ghxpsibz8U4fAD_xFvGihYp_D5ZW4Hxb5pLjvG74zcraf0bSezl7Yz6bpyh5OS85XFSLF-gT6Xjwa2uFnOy1dwOj3iIv_y8cQ9ym_1AHbe10CNLSZ0ZygP_FaH2dnn5mtl7tGn8Sv4yQDlk8HF9QFtwEA28BD9SL_tzNEnYNwZSv1DlgJMsdRZMAPZmlX&amp;lptoken=152c66db664c74084478&amp;RevenueValue=0.201&amp;TargetContainerType=notification&amp;pi_adid=509247&amp;pi_clickid=699052ee71e540bb919d8bccf53a81e4&amp;pi_creativeid=547382&amp;s5=truesweetsecrets.com</text:p>
          </table:table-cell>
          <table:table-cell/>
        </table:table-row>
        <table:table-row table:style-name="ro2">
          <table:table-cell office:value-type="string" calcext:value-type="string">
            <text:p>https://ominter.net/om-push-notiser/?utm_source=browser&amp;utm_medium=push_notification&amp;utm_campaign=PushCrew_welcome_notification&amp;pushcrew_powered</text:p>
          </table:table-cell>
          <table:table-cell/>
        </table:table-row>
        <table:table-row table:style-name="ro2">
          <table:table-cell office:value-type="string" calcext:value-type="string">
            <text:p>https://ominter.net/om-push-notiser/?utm_source=browser&amp;utm_medium=push_notification&amp;utm_campaign=PushCrew_welcome_notification&amp;pushcrew_powered</text:p>
          </table:table-cell>
          <table:table-cell/>
        </table:table-row>
        <table:table-row table:style-name="ro2">
          <table:table-cell office:value-type="string" calcext:value-type="string">
            <text:p>https://cdn.rtclx.com/c/?s=249&amp;ts=1567049922419&amp;a=7f384dc1ca0e11e999390242ac110004&amp;b=7f384dc1ca0e11e999390242ac110004-9762&amp;r=https%3A%2F%2Fgearingforsurvival.com%2Ffree-tactical-knife-set%2F&amp;suid=8954d18ff4bbbae72217d3482524c959c430e8825</text:p>
          </table:table-cell>
          <table:table-cell/>
        </table:table-row>
        <table:table-row table:style-name="ro2">
          <table:table-cell office:value-type="string" calcext:value-type="string">
            <text:p>https://cdn.rtclx.com/c/?s=249&amp;ts=1567363012592&amp;a=7780768ccce711e99a7f0242ac110004&amp;b=7780768ccce711e99a7f0242ac110004-9762&amp;r=https%3A%2F%2Fgearingforsurvival.com%2Ffree-tactical-knife-set%2F&amp;suid=ff8772dd901176d3e365c275b246971e74d2b2aed</text:p>
          </table:table-cell>
          <table:table-cell/>
        </table:table-row>
        <table:table-row table:style-name="ro2">
          <table:table-cell office:value-type="string" calcext:value-type="string">
            <text:p>https://cdn.rtclx.com/c/?s=249&amp;ts=1567357615150&amp;a=e6602c02ccda11e9b1200242ac110003&amp;b=e6602c02ccda11e9b1200242ac110003-9762&amp;r=https%3A%2F%2Fgearingforsurvival.com%2Ffree-tactical-knife-set%2F&amp;suid=ff8772dd901176d3e365c275b246971e74d2b2aed</text:p>
          </table:table-cell>
          <table:table-cell/>
        </table:table-row>
        <table:table-row table:style-name="ro2">
          <table:table-cell office:value-type="string" calcext:value-type="string">
            <text:p>https://cdn.rtclx.com/c/?s=249&amp;ts=1567367896336&amp;a=d670a845ccf211e9b1200242ac110003&amp;b=d670a845ccf211e9b1200242ac110003-9762&amp;r=https%3A%2F%2Fgearingforsurvival.com%2Ffree-tactical-knife-set%2F&amp;suid=ff8772dd901176d3e365c275b246971e74d2b2aed</text:p>
          </table:table-cell>
          <table:table-cell/>
        </table:table-row>
        <table:table-row table:style-name="ro2">
          <table:table-cell office:value-type="string" calcext:value-type="string">
            <text:p>https://cdn.rtclx.com/r/?r=%20https%3A%2F%2Ftrends.revcontent.com%2Fclick.php%3Fd%3D2vHQOZR1fIdNL9cullztbKxh2SbRLgyYAs3iy6tJ4ZkybwwIvucaBBwoT48kofl9yxjYc18Bej6Pwd5TGYdQCbp91glkYdUaDf1PcgPyqqrIwScPlXMq4gMMuV883S%252Fw2yqG4vHMf3neXXKML92IjPzrJtK114jsoEMtb7hsjW2%252F3rAzSrLHUFh0bI8Q%252FaeiD2k0rfIgxwBf%252</text:p>
          </table:table-cell>
          <table:table-cell/>
        </table:table-row>
        <table:table-row table:style-name="ro2">
          <table:table-cell office:value-type="string" calcext:value-type="string">
            <text:p>https://idus.com.ar/download/version-syncidus-4-0-157-rebuild-155-bugs/</text:p>
          </table:table-cell>
          <table:table-cell/>
        </table:table-row>
        <table:table-row table:style-name="ro2">
          <table:table-cell office:value-type="string" calcext:value-type="string">
            <text:p>https://idus.com.ar/download/version-idus-4-0-157-rebuild-155-bugs/</text:p>
          </table:table-cell>
          <table:table-cell/>
        </table:table-row>
        <table:table-row table:style-name="ro2">
          <table:table-cell office:value-type="string" calcext:value-type="string">
            <text:p>https://idus.com.ar/download/version-4-0-113-idus/</text:p>
          </table:table-cell>
          <table:table-cell/>
        </table:table-row>
        <table:table-row table:style-name="ro2">
          <table:table-cell office:value-type="string" calcext:value-type="string">
            <text:p>https://idus.com.ar/download/version-idus-4-0-125/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443387080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e1916bd7-c6dd-490c-b80b-4e0990124c1f%26d%3Dhttps%253A%252F%252Ffunrumor.com%252F2015%252F03%252F04%252Ftop-craziest-celebrity-diets%252F%253Futm_medium%253Dcpc%2526utm_source%253Dpropellerads.com%2526utm_campaign%253Ddiets_inter%2526utm_term%253D2720159%26ab%3D4076%26dlt%3Dcmmk3WUSzdtEXcNYEJeLxrxf6RefoBq5zAfSCbRGKD3URUqf%26rt%3D1570226440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cmmk3WUSzdtEXcNYEJeLxrxf6RefoBq5zAfSCbRGKD3URUqf&amp;dp=0&amp;id=e1916bd7-c6dd-490c-b80b-4e0990124c1f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443387080&amp;rt=1570226440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3277829665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58fdc255-fe82-4494-ac2f-4a2f89fe5439%26d%3Dhttps%253A%252F%252Ffunrumor.com%252F2015%252F03%252F04%252Ftop-craziest-celebrity-diets%252F%253Futm_medium%253Dcpc%2526utm_source%253Dpropellerads.com%2526utm_campaign%253Ddiets_inter%2526utm_term%253D2720159%26ab%3D4076%26dlt%3D6MdjG8BUjXie5oYfXsHdVGGhl1R_8AP5TW62MxFzuy6uLzrB%26rt%3D1570188030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6MdjG8BUjXie5oYfXsHdVGGhl1R_8AP5TW62MxFzuy6uLzrB&amp;dp=0&amp;id=58fdc255-fe82-4494-ac2f-4a2f89fe5439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277829665&amp;rt=1570188030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2821839636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50c8331a-e79e-42bc-9a15-bc04efa21ac2%26d%3Dhttps%253A%252F%252Ffunrumor.com%252F2015%252F03%252F04%252Ftop-craziest-celebrity-diets%252F%253Futm_medium%253Dcpc%2526utm_source%253Dpropellerads.com%2526utm_campaign%253Ddiets_inter%2526utm_term%253D2720159%26ab%3D4076%26dlt%3DL1xA-FJ3pLJGF1nw1BdBvr8BSE1X7-cnC_zW1rADh7jmZFaa%26rt%3D1570188031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L1xA-FJ3pLJGF1nw1BdBvr8BSE1X7-cnC_zW1rADh7jmZFaa&amp;dp=0&amp;id=50c8331a-e79e-42bc-9a15-bc04efa21ac2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2821839636&amp;rt=1570188031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727983957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5fbd68e8-7aeb-41ff-bf34-0d7a1eae9831%26d%3Dhttps%253A%252F%252Ffunrumor.com%252F2015%252F03%252F04%252Ftop-craziest-celebrity-diets%252F%253Futm_medium%253Dcpc%2526utm_source%253Dpropellerads.com%2526utm_campaign%253Ddiets_inter%2526utm_term%253D2720159%26ab%3D4076%26dlt%3Dqat0zDNHI5TILSH8AN5VX0NCukXSY8wXpb0BVxbB3TqnIa77%26rt%3D1570188032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qat0zDNHI5TILSH8AN5VX0NCukXSY8wXpb0BVxbB3TqnIa77&amp;dp=0&amp;id=5fbd68e8-7aeb-41ff-bf34-0d7a1eae9831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727983957&amp;rt=1570188032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1636386044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b05a5e33-8568-4474-97f9-3612a62e3892%26d%3Dhttps%253A%252F%252Ffunrumor.com%252F2015%252F03%252F04%252Ftop-craziest-celebrity-diets%252F%253Futm_medium%253Dcpc%2526utm_source%253Dpropellerads.com%2526utm_campaign%253Ddiets_inter%2526utm_term%253D2720159%26ab%3D4076%26dlt%3DBWlXzg4F35YZJKWzRDetWESqwrJhs99buXNV3YAUnKkTu6it%26rt%3D1570188032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BWlXzg4F35YZJKWzRDetWESqwrJhs99buXNV3YAUnKkTu6it&amp;dp=0&amp;id=b05a5e33-8568-4474-97f9-3612a62e3892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1636386044&amp;rt=1570188032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689010936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63951f83-adb2-414b-8261-74619b95b6b3%26d%3Dhttps%253A%252F%252Ffunrumor.com%252F2015%252F03%252F04%252Ftop-craziest-celebrity-diets%252F%253Futm_medium%253Dcpc%2526utm_source%253Dpropellerads.com%2526utm_campaign%253Ddiets_inter%2526utm_term%253D2720159%26ab%3D4076%26dlt%3DYSKaMQZMowgAuwevg6LJLRP019fbmZIwUeO8h7rATiE-KMi6%26rt%3D1570188032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YSKaMQZMowgAuwevg6LJLRP019fbmZIwUeO8h7rATiE-KMi6&amp;dp=0&amp;id=63951f83-adb2-414b-8261-74619b95b6b3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689010936&amp;rt=1570188032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2422918776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f87044c6-62ec-4ef8-8541-bb79ffe0d74d%26d%3Dhttps%253A%252F%252Ffunrumor.com%252F2015%252F03%252F04%252Ftop-craziest-celebrity-diets%252F%253Futm_medium%253Dcpc%2526utm_source%253Dpropellerads.com%2526utm_campaign%253Ddiets_inter%2526utm_term%253D2720159%26ab%3D4076%26dlt%3Dkz0OY88LdbQiaDgbvu9v8v-ZlNhQxV5dP2_JYr5E2GO2XGrj%26rt%3D1570219281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kz0OY88LdbQiaDgbvu9v8v-ZlNhQxV5dP2_JYr5E2GO2XGrj&amp;dp=0&amp;id=f87044c6-62ec-4ef8-8541-bb79ffe0d74d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2422918776&amp;rt=1570219281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2464545982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4eac4def-6e0f-4fa8-96fa-aff08046b8a7%26d%3Dhttps%253A%252F%252Ffunrumor.com%252F2015%252F03%252F04%252Ftop-craziest-celebrity-diets%252F%253Futm_medium%253Dcpc%2526utm_source%253Dpropellerads.com%2526utm_campaign%253Ddiets_inter%2526utm_term%253D2720159%26ab%3D4076%26dlt%3DYdC-Im7BANvD5GRZvfLRgSC57hQ6BN1-fgeZ_oXC32gAWPhc%26rt%3D1570221082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YdC-Im7BANvD5GRZvfLRgSC57hQ6BN1-fgeZ_oXC32gAWPhc&amp;dp=0&amp;id=4eac4def-6e0f-4fa8-96fa-aff08046b8a7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2464545982&amp;rt=1570221082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1040&amp;wih=914&amp;rf=https%3A%2F%2Fworkno.ru%2Fworker_init.js&amp;ad_scheme=6&amp;x=1040&amp;y=914&amp;wx=10&amp;wy=10&amp;wfc=0&amp;pl=https%3A%2F%2Fbenidoranon.com%2Fapi%2Fv1%2Fsubmit_form%3Frnd%3D3991003024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6c201f9d-6365-4796-9caa-27e2a66a456f%26d%3Dhttps%253A%252F%252Ffunrumor.com%252F2015%252F03%252F04%252Ftop-craziest-celebrity-diets%252F%253Futm_medium%253Dcpc%2526utm_source%253Dpropellerads.com%2526utm_campaign%253Ddiets_inter%2526utm_term%253D2720159%26ab%3D4076%26dlt%3DGbMFdn-yxS0EwDHiphp9ONClLXeBZfNBAiawH2sQVMMNHA70%26rt%3D1570222862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GbMFdn-yxS0EwDHiphp9ONClLXeBZfNBAiawH2sQVMMNHA70&amp;dp=0&amp;id=6c201f9d-6365-4796-9caa-27e2a66a456f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991003024&amp;rt=1570222862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1040&amp;wih=914&amp;rf=https%3A%2F%2Fworkno.ru%2Fworker_init.js&amp;ad_scheme=6&amp;x=1040&amp;y=914&amp;wx=10&amp;wy=10&amp;wfc=0&amp;pl=https%3A%2F%2Fbenidoranon.com%2Fapi%2Fv1%2Fsubmit_form%3Frnd%3D2439748523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10816909-2a0f-445a-924f-13b23fb21991%26d%3Dhttps%253A%252F%252Ffunrumor.com%252F2015%252F03%252F04%252Ftop-craziest-celebrity-diets%252F%253Futm_medium%253Dcpc%2526utm_source%253Dpropellerads.com%2526utm_campaign%253Ddiets_inter%2526utm_term%253D2720159%26ab%3D4076%26dlt%3D0UQ7CxusGb0yAHCA31UrrbN1GLjWRJ3LPz9jSh-Hdw03t8XG%26rt%3D1570222877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0UQ7CxusGb0yAHCA31UrrbN1GLjWRJ3LPz9jSh-Hdw03t8XG&amp;dp=0&amp;id=10816909-2a0f-445a-924f-13b23fb21991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2439748523&amp;rt=1570222877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1040&amp;wih=914&amp;rf=https%3A%2F%2Fworkno.ru%2Fworker_init.js&amp;ad_scheme=6&amp;x=1040&amp;y=914&amp;wx=10&amp;wy=10&amp;wfc=0&amp;pl=https%3A%2F%2Fbenidoranon.com%2Fapi%2Fv1%2Fsubmit_form%3Frnd%3D1255239075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fb06c30f-a2fa-4232-af26-09f939dc1ace%26d%3Dhttps%253A%252F%252Ffunrumor.com%252F2015%252F03%252F04%252Ftop-craziest-celebrity-diets%252F%253Futm_medium%253Dcpc%2526utm_source%253Dpropellerads.com%2526utm_campaign%253Ddiets_inter%2526utm_term%253D2720159%26ab%3D4076%26dlt%3DVN12BJEcDGv3cIpSqey98EQTVBc5mTPz6O-9LbPe7rNBSYBw%26rt%3D1570224661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VN12BJEcDGv3cIpSqey98EQTVBc5mTPz6O-9LbPe7rNBSYBw&amp;dp=0&amp;id=fb06c30f-a2fa-4232-af26-09f939dc1ace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1255239075&amp;rt=1570224661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1868811128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8474c696-da95-4b9e-8873-4dc7fdaf8ebe%26d%3Dhttps%253A%252F%252Ffunrumor.com%252F2015%252F03%252F04%252Ftop-craziest-celebrity-diets%252F%253Futm_medium%253Dcpc%2526utm_source%253Dpropellerads.com%2526utm_campaign%253Ddiets_inter%2526utm_term%253D2720159%26ab%3D4076%26dlt%3Dl9Blg89lJIlhT7lVQ3_Ab1MCCXuRXLQvWXc3CiZKTbDn7KwX%26rt%3D1570224671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l9Blg89lJIlhT7lVQ3_Ab1MCCXuRXLQvWXc3CiZKTbDn7KwX&amp;dp=0&amp;id=8474c696-da95-4b9e-8873-4dc7fdaf8ebe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1868811128&amp;rt=1570224671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3775367242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e381efd1-85f9-4cb8-8aa4-4c44aa5af438%26d%3Dhttps%253A%252F%252Ffunrumor.com%252F2015%252F03%252F04%252Ftop-craziest-celebrity-diets%252F%253Futm_medium%253Dcpc%2526utm_source%253Dpropellerads.com%2526utm_campaign%253Ddiets_inter%2526utm_term%253D2720159%26ab%3D4070%26dlt%3DSyOlRJbsI9BvRxUSaPjmCN3Bb8ugZMa2ckMzuS8cHBsEFGcV%26rt%3D1570224675%26type%3D25&amp;np=1&amp;pt=0&amp;nb=1&amp;ng=1&amp;dm=undefined&amp;cf=0&amp;co=0&amp;ix=0&amp;fs=0&amp;timeout=0&amp;ab=4070&amp;b=2589960&amp;currency=&amp;d=https%3A%2F%2Ffunrumor.com%2F2015%2F03%2F04%2Ftop-craziest-celebrity-diets%2F%3Futm_medium%3Dcpc%26utm_source%3Dpropellerads.com%26utm_campaign%3Ddiets_inter%26utm_term%3D2720159&amp;dlt=SyOlRJbsI9BvRxUSaPjmCN3Bb8ugZMa2ckMzuS8cHBsEFGcV&amp;dp=0&amp;id=e381efd1-85f9-4cb8-8aa4-4c44aa5af438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775367242&amp;rt=1570224675&amp;sg=14e23043d0a866811dd773ec8a265ba3&amp;type=25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1040&amp;wih=914&amp;rf=https%3A%2F%2Fworkno.ru%2Fworker_init.js&amp;ad_scheme=6&amp;x=1040&amp;y=914&amp;wx=10&amp;wy=10&amp;wfc=0&amp;pl=https%3A%2F%2Fbenidoranon.com%2Fapi%2Fv1%2Fsubmit_form%3Frnd%3D3775366996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cd39d02b-eba7-4fd4-a0bd-14241dd10d27%26d%3Dhttps%253A%252F%252Ffunrumor.com%252F2015%252F03%252F04%252Ftop-craziest-celebrity-diets%252F%253Futm_medium%253Dcpc%2526utm_source%253Dpropellerads.com%2526utm_campaign%253Ddiets_inter%2526utm_term%253D2720159%26ab%3D4076%26dlt%3DjfUCDYcmNA8VnRlTvQnmgN6KR4Zk0f6CUrVndEHde8zKcRar%26rt%3D1570224666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jfUCDYcmNA8VnRlTvQnmgN6KR4Zk0f6CUrVndEHde8zKcRar&amp;dp=0&amp;id=cd39d02b-eba7-4fd4-a0bd-14241dd10d27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775366996&amp;rt=1570224666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2454983701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14f4b197-1c6f-4af0-be84-487a5b62da1d%26d%3Dhttps%253A%252F%252Ffunrumor.com%252F2015%252F03%252F04%252Ftop-craziest-celebrity-diets%252F%253Futm_medium%253Dcpc%2526utm_source%253Dpropellerads.com%2526utm_campaign%253Ddiets_inter%2526utm_term%253D2720159%26ab%3D4076%26dlt%3DkOztjkc4Gpof04e-Hh0LKBc0OlugkXzBUygiyCexAcys0fSK%26rt%3D1570393857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kOztjkc4Gpof04e-Hh0LKBc0OlugkXzBUygiyCexAcys0fSK&amp;dp=0&amp;id=14f4b197-1c6f-4af0-be84-487a5b62da1d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2454983701&amp;rt=1570393857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864750351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3018b479-a8b6-485a-8e56-f398f294a612%26d%3Dhttps%253A%252F%252Ffunrumor.com%252F2015%252F03%252F04%252Ftop-craziest-celebrity-diets%252F%253Futm_medium%253Dcpc%2526utm_source%253Dpropellerads.com%2526utm_campaign%253Ddiets_inter%2526utm_term%253D2720159%26ab%3D4076%26dlt%3DjAvoA8ENzra7NqRd_hRymOxBBD6evxMbYiCRMQIFxOVsQXuy%26rt%3D1570393871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jAvoA8ENzra7NqRd_hRymOxBBD6evxMbYiCRMQIFxOVsQXuy&amp;dp=0&amp;id=3018b479-a8b6-485a-8e56-f398f294a612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864750351&amp;rt=1570393871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800&amp;wih=600&amp;rf=https%3A%2F%2Fworkno.ru%2Fworker_init.js&amp;ad_scheme=6&amp;x=800&amp;y=600&amp;wx=10&amp;wy=10&amp;wfc=0&amp;pl=https%3A%2F%2Fbenidoranon.com%2Fapi%2Fv1%2Fsubmit_form%3Frnd%3D2031349172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eb933dbb-65f1-46ed-8c64-bc5ff5e5ed9d%26d%3Dhttps%253A%252F%252Ffunrumor.com%252F2015%252F03%252F04%252Ftop-craziest-celebrity-diets%252F%253Futm_medium%253Dcpc%2526utm_source%253Dpropellerads.com%2526utm_campaign%253Ddiets_inter%2526utm_term%253D2720159%26ab%3D4076%26dlt%3DgCyiohRfruXnI6WuhMs7_zr5apkzu-dfdx6a2-VConYjo2CL%26rt%3D1570393875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gCyiohRfruXnI6WuhMs7_zr5apkzu-dfdx6a2-VConYjo2CL&amp;dp=0&amp;id=eb933dbb-65f1-46ed-8c64-bc5ff5e5ed9d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2031349172&amp;rt=1570393875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800&amp;wih=600&amp;rf=https%3A%2F%2Fworkno.ru%2Fworker_init.js&amp;ad_scheme=6&amp;x=800&amp;y=600&amp;wx=15&amp;wy=91&amp;wfc=0&amp;pl=https%3A%2F%2Fbenidoranon.com%2Fapi%2Fv1%2Fsubmit_form%3Frnd%3D3372135455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ee545aa2-27ce-4669-9ad9-e23614bbcfda%26d%3Dhttps%253A%252F%252Ffunrumor.com%252F2015%252F03%252F04%252Ftop-craziest-celebrity-diets%252F%253Futm_medium%253Dcpc%2526utm_source%253Dpropellerads.com%2526utm_campaign%253Ddiets_inter%2526utm_term%253D2720159%26ab%3D4076%26dlt%3DJlh3QGieFYEsLH_p_KnD0qf3uU2i_e6IQRT3OHg8EGkOHqjR%26rt%3D1570393886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Jlh3QGieFYEsLH_p_KnD0qf3uU2i_e6IQRT3OHg8EGkOHqjR&amp;dp=0&amp;id=ee545aa2-27ce-4669-9ad9-e23614bbcfda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372135455&amp;rt=1570393886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3819474777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bfe6fd30-be1f-4ce0-bcec-0cdd76d3786e%26d%3Dhttps%253A%252F%252Ffunrumor.com%252F2015%252F03%252F04%252Ftop-craziest-celebrity-diets%252F%253Futm_medium%253Dcpc%2526utm_source%253Dpropellerads.com%2526utm_campaign%253Ddiets_inter%2526utm_term%253D2720159%26ab%3D4076%26dlt%3DeRtRXBzA3GHJFa_4N3BHcl9zONvLvD4WyR6xHUOnpyYzrN5t%26rt%3D1570395663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eRtRXBzA3GHJFa_4N3BHcl9zONvLvD4WyR6xHUOnpyYzrN5t&amp;dp=0&amp;id=bfe6fd30-be1f-4ce0-bcec-0cdd76d3786e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819474777&amp;rt=1570395663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1040&amp;wih=914&amp;rf=https%3A%2F%2Fworkno.ru%2Fworker_init.js&amp;ad_scheme=6&amp;x=1040&amp;y=914&amp;wx=10&amp;wy=10&amp;wfc=0&amp;pl=https%3A%2F%2Fbenidoranon.com%2Fapi%2Fv1%2Fsubmit_form%3Frnd%3D3569787967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510cbb53-e801-4b23-9155-272007d15613%26d%3Dhttps%253A%252F%252Ffunrumor.com%252F2015%252F03%252F04%252Ftop-craziest-celebrity-diets%252F%253Futm_medium%253Dcpc%2526utm_source%253Dpropellerads.com%2526utm_campaign%253Ddiets_inter%2526utm_term%253D2720159%26ab%3D4076%26dlt%3Ds6OrUjo5GmKy7-uuaSU_3LVGCB0Ry7-lSQewWnVkILqLs1G1%26rt%3D1570395693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s6OrUjo5GmKy7-uuaSU_3LVGCB0Ry7-lSQewWnVkILqLs1G1&amp;dp=0&amp;id=510cbb53-e801-4b23-9155-272007d15613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569787967&amp;rt=1570395693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1890921107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c9812399-9b28-403b-a6a7-7f35a8cf18c4%26d%3Dhttps%253A%252F%252Ffunrumor.com%252F2015%252F03%252F04%252Ftop-craziest-celebrity-diets%252F%253Futm_medium%253Dcpc%2526utm_source%253Dpropellerads.com%2526utm_campaign%253Ddiets_inter%2526utm_term%253D2720159%26ab%3D4076%26dlt%3DmQdncshB2jjjwSN3lyapOb51020mlLcfNbz2ZrII2RDbOHSt%26rt%3D1570399240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mQdncshB2jjjwSN3lyapOb51020mlLcfNbz2ZrII2RDbOHSt&amp;dp=0&amp;id=c9812399-9b28-403b-a6a7-7f35a8cf18c4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1890921107&amp;rt=1570399240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800&amp;wih=600&amp;rf=https%3A%2F%2Fworkno.ru%2Fworker_init.js&amp;ad_scheme=6&amp;x=800&amp;y=600&amp;wx=10&amp;wy=10&amp;wfc=0&amp;pl=https%3A%2F%2Fbenidoranon.com%2Fapi%2Fv1%2Fsubmit_form%3Frnd%3D1960666316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65400c7e-9b8b-4d9f-af1c-fb63549772b7%26d%3Dhttps%253A%252F%252Ffunrumor.com%252F2015%252F03%252F04%252Ftop-craziest-celebrity-diets%252F%253Futm_medium%253Dcpc%2526utm_source%253Dpropellerads.com%2526utm_campaign%253Ddiets_inter%2526utm_term%253D2720159%26ab%3D4076%26dlt%3DqI5aoEblso8sI1xAeZYLCgVifsa101fu_K-q2xwHfGoZP9Sj%26rt%3D1570399269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qI5aoEblso8sI1xAeZYLCgVifsa101fu_K-q2xwHfGoZP9Sj&amp;dp=0&amp;id=65400c7e-9b8b-4d9f-af1c-fb63549772b7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1960666316&amp;rt=1570399269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3372970744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db43f787-6d86-4941-93eb-d43b73e0194e%26d%3Dhttps%253A%252F%252Ffunrumor.com%252F2015%252F03%252F04%252Ftop-craziest-celebrity-diets%252F%253Futm_medium%253Dcpc%2526utm_source%253Dpropellerads.com%2526utm_campaign%253Ddiets_inter%2526utm_term%253D2720159%26ab%3D4076%26dlt%3DwEq3PfYpVejOYkJO3ypfysj7Fc5CwF4bOkNFXSkTErrm_7WX%26rt%3D1570399271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wEq3PfYpVejOYkJO3ypfysj7Fc5CwF4bOkNFXSkTErrm_7WX&amp;dp=0&amp;id=db43f787-6d86-4941-93eb-d43b73e0194e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372970744&amp;rt=1570399271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40&amp;wh=914&amp;wiw=1040&amp;wih=914&amp;rf=https%3A%2F%2Fworkno.ru%2Fworker_init.js&amp;ad_scheme=6&amp;x=1040&amp;y=914&amp;wx=15&amp;wy=91&amp;wfc=0&amp;pl=https%3A%2F%2Fbenidoranon.com%2Fapi%2Fv1%2Fsubmit_form%3Frnd%3D3403777248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833556f8-1ff9-4d37-875d-12ff494e8f3a%26d%3Dhttps%253A%252F%252Ffunrumor.com%252F2015%252F03%252F04%252Ftop-craziest-celebrity-diets%252F%253Futm_medium%253Dcpc%2526utm_source%253Dpropellerads.com%2526utm_campaign%253Ddiets_inter%2526utm_term%253D2720159%26ab%3D4076%26dlt%3DsWvINpv5-NJPMLwIA5mIPpQTTrD8Iamga-LVuOCbNbOFZUI7%26rt%3D1570442486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sWvINpv5-NJPMLwIA5mIPpQTTrD8Iamga-LVuOCbNbOFZUI7&amp;dp=0&amp;id=833556f8-1ff9-4d37-875d-12ff494e8f3a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3403777248&amp;rt=1570442486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1040&amp;wih=914&amp;rf=https%3A%2F%2Fworkno.ru%2Fworker_init.js&amp;ad_scheme=6&amp;x=1040&amp;y=914&amp;wx=10&amp;wy=10&amp;wfc=0&amp;pl=https%3A%2F%2Fbenidoranon.com%2Fapi%2Fv1%2Fsubmit_form%3Frnd%3D4083134938%26z%3D2720159%26b%3D2589960%26u%3Doapi_2df4a493e80cdf6bc92e0271932f8ee9%26lt%3D1%26var%3D1110763819%26dp%3D0%26currency%3D%26sg%3D14e23043d0a866811dd773ec8a265ba3%26ps%3DeyJjb25uIjoiYnJvYWRiYW5kIiwiZ2VvIjoidXMiLCJpc3AiOiJ1bml2ZXJzaXR5IG9mIGdlb3JnaWEiLCJtaXNwIjoiPyIsInVhIjoiTW96aWxsYS81LjAgKFgxMTsgTGludXggeDg2XzY0KSBBcHBsZVdlYktpdC81MzcuMzYgKEtIVE1MLCBsaWtlIEdlY2tvKSBDaHJvbWUvNjQuMC4zMjgyLjIwNCBTYWZhcmkvNTM3LjM2In0%3D%26lang%3Dus%26id%3D5968887f-e485-4985-8c57-7bb619b5ed45%26d%3Dhttps%253A%252F%252Ffunrumor.com%252F2015%252F03%252F04%252Ftop-craziest-celebrity-diets%252F%253Futm_medium%253Dcpc%2526utm_source%253Dpropellerads.com%2526utm_campaign%253Ddiets_inter%2526utm_term%253D2720159%26ab%3D4076%26dlt%3DwRLOSW3ZLZi9ALmo8LDttGQ9m-05O9IUePs8lbTI8g9LZUFN%26rt%3D1570442488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20159&amp;dlt=wRLOSW3ZLZi9ALmo8LDttGQ9m-05O9IUePs8lbTI8g9LZUFN&amp;dp=0&amp;id=5968887f-e485-4985-8c57-7bb619b5ed45&amp;lang=us&amp;lt=1&amp;ps=eyJjb25uIjoiYnJvYWRiYW5kIiwiZ2VvIjoidXMiLCJpc3AiOiJ1bml2ZXJzaXR5IG9mIGdlb3JnaWEiLCJtaXNwIjoiPyIsInVhIjoiTW96aWxsYS81LjAgKFgxMTsgTGludXggeDg2XzY0KSBBcHBsZVdlYktpdC81MzcuMzYgKEtIVE1MLCBsaWtlIEdlY2tvKSBDaHJvbWUvNjQuMC4zMjgyLjIwNCBTYWZhcmkvNTM3LjM2In0%3D&amp;rnd=4083134938&amp;rt=1570442488&amp;sg=14e23043d0a866811dd773ec8a265ba3&amp;type=27&amp;u=oapi_2df4a493e80cdf6bc92e0271932f8ee9&amp;var=1110763819&amp;z=2720159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1360&amp;sh=1020&amp;ww=1050&amp;wh=1000&amp;wiw=1040&amp;wih=914&amp;rf=https%3A%2F%2Fclclo.pro%2Fb%2Fc%2Fc%2Fredir%2F1%3Fsid%3DQCKAiXjvuUIZzJIr&amp;ad_scheme=6&amp;x=1040&amp;y=914&amp;wx=10&amp;wy=10&amp;wfc=0&amp;pl=https%3A%2F%2Fbenidoranon.com%2Fapi%2Fv1%2Fsubmit_form%3Frnd%3D2688459453%26z%3D2766995%26b%3D2589960%26u%3Doapi_f63ab9cfd2125acd8f679ac57ab1ede4%26lt%3D1%26var%3D905926652123%26dp%3D0%26currency%3D%26sg%3D14e23043d0a866811dd773ec8a265ba3%26ps%3DeyJsYW5nIjoiZW4iLCJjb25uIjoiYnJvYWRiYW5kIiwiZ2VvIjoidXMiLCJpc3AiOiJ1bml2ZXJzaXR5IG9mIGdlb3JnaWEiLCJtaXNwIjoiPyIsInVhIjoiTW96aWxsYS81LjAgKFgxMTsgTGludXggeDg2XzY0KSBBcHBsZVdlYktpdC81MzcuMzYgKEtIVE1MLCBsaWtlIEdlY2tvKSBDaHJvbWUvNjQuMC4zMjgyLjIwNCBTYWZhcmkvNTM3LjM2In0%3D%26lang%3Dus%26id%3Ddcc2bc4c-5182-4a8e-8f6a-9f4e9da989b6%26d%3Dhttps%253A%252F%252Ffunrumor.com%252F2015%252F03%252F04%252Ftop-craziest-celebrity-diets%252F%253Futm_medium%253Dcpc%2526utm_source%253Dpropellerads.com%2526utm_campaign%253Ddiets_inter%2526utm_term%253D2766995%26ab%3D4076%26dlt%3DkEgjCiP3837xg_yPpbg1ZnAb8eojKEa9L8m6o_ocif7Pnv0i%26rt%3D1570141922%26type%3D27&amp;np=1&amp;pt=0&amp;nb=1&amp;ng=1&amp;dm=undefined&amp;cf=0&amp;co=0&amp;ix=0&amp;fs=0&amp;timeout=0&amp;ab=4076&amp;b=2589960&amp;currency=&amp;d=https%3A%2F%2Ffunrumor.com%2F2015%2F03%2F04%2Ftop-craziest-celebrity-diets%2F%3Futm_medium%3Dcpc%26utm_source%3Dpropellerads.com%26utm_campaign%3Ddiets_inter%26utm_term%3D2766995&amp;dlt=kEgjCiP3837xg_yPpbg1ZnAb8eojKEa9L8m6o_ocif7Pnv0i&amp;dp=0&amp;id=dcc2bc4c-5182-4a8e-8f6a-9f4e9da989b6&amp;lang=us&amp;lt=1&amp;ps=eyJsYW5nIjoiZW4iLCJjb25uIjoiYnJvYWRiYW5kIiwiZ2VvIjoidXMiLCJpc3AiOiJ1bml2ZXJzaXR5IG9mIGdlb3JnaWEiLCJtaXNwIjoiPyIsInVhIjoiTW96aWxsYS81LjAgKFgxMTsgTGludXggeDg2XzY0KSBBcHBsZVdlYktpdC81MzcuMzYgKEtIVE1MLCBsaWtlIEdlY2tvKSBDaHJvbWUvNjQuMC4zMjgyLjIwNCBTYWZhcmkvNTM3LjM2In0%3D&amp;rnd=2688459453&amp;rt=1570141922&amp;sg=14e23043d0a866811dd773ec8a265ba3&amp;type=27&amp;u=oapi_f63ab9cfd2125acd8f679ac57ab1ede4&amp;var=905926652123&amp;z=2766995</text:p>
          </table:table-cell>
          <table:table-cell/>
        </table:table-row>
        <table:table-row table:style-name="ro2">
          <table:table-cell office:value-type="string" calcext:value-type="string">
            <text:p>https://benidoranon.com/api/v1/click?sw=412&amp;sh=732&amp;ww=412&amp;wh=604&amp;wiw=981&amp;wih=1437&amp;rf=https%3A%2F%2Fn.pshclck.com%2Fclick%3Fimpid%3DSCI-250-676986-k1wq0wmj-1jlo%26bidid%3DSCB-250-ssp-77a846ac-9618-f4e6-7dda-0000000000-k1wq0wmj-3c%26adt%3D1%26sip%3DeyJpcCI6IjE5OC4xMzcuMTguMTA1IiwiY25yIjoiVVMiLCJoYXNoIjoiZDg2MzQwY2FhMmRhNzJhOGMxNDNkMzFhZmQ1MzQxMTMifQ%26bcpc%3DMC4wMDA0%26utm_source%3D404768%26subacc4%3D676986%26u%3DaHR0cHM6Ly90cmFja2VyLm5pY2UtcHJvZC5wcm8vY2xpY2s_cHVzaC1pZD1lMjZjMGIwNi00N2Y5LTQ0MGEtOWQzOS1kN2FhY2Y3NzRkNTYmc3ViYWNjND02NzY5ODYmc3hsPTAmYnJsPTAmdXRtX21lZGl1bT00NSZ1dG1fc291cmNlPTQwNDc2OA%26h%3Ddfd813e1cf57836722f66814108d704f&amp;ad_scheme=6&amp;x=981&amp;y=1437&amp;wx=0&amp;wy=0&amp;wfc=0&amp;pl=https%3A%2F%2Fbenidoranon.com%2Fapi%2Fv1%2Fsubmit_form%3Fctx%3DUPm1Wf3kNr8RyCVblw-o8yA3_AIMssQyf_i_yVyFkMQoQvbZOPRqiKEcrmdJIQ_RbDzHIlHc9tfvpJrIPSAnFnuEcC43FiYdH4YXZmPpt6bpu0uBg-ZP6K9sOKQitT8d7D79THqwEMMtE5yh5EVOF3F9OOKRq7Itwb1MY6NX83eAlSREcHokSCcTEQSln1qHmDqcUha_rQ7hj6Y-5MumvKtcOYHyOy7I_oIB0NT5GY_z4hmrrcsggXiIEiQCJRujMh_ukpwbBDqwXce3BX3Q6XfvEPEcqLXuBMSg8MqCQ4fRDjLFge5tiBVXxLhvuZqLn0BwLbc_0BcFuoaXNaQr46a1Ht80-L3CVOLa-iVej1AZbnNSY5qO5jUt5V541GQAF6ULICGWEik6RMDJfBILOSSV8mvIlGl81uKCzEzJVkpgNRAuhzMbkU0wmoKW3xFAvinQziTivnkiv4XPThTgWA0LaTA05oszwrjtGo0-hui9z7WUsMMW83HIXnWXSKBSXrbMw91FAWxR-VgFjbb2_JruM1rDM8bo-OZOVmVuFUqroq19ivz-3OCMqFK7qj-tZP2144YF6oqbRFGIqaOc6MkYDc2-FWDjbKkA1E-VNoJDgAVd_Qjn5judn4UwYgibDoxUPvW_ZsECAHjC1RgRv0cSxgH0S2ArJ3hc1r6QlQOnElxT1biK3ZirN_sWKylpvVciSA%3D%3D%26z%3D2720159&amp;np=0&amp;pt=0&amp;nb=1&amp;ng=1&amp;dm=undefined&amp;cf=0&amp;co=0&amp;ix=0&amp;fs=0&amp;timeout=0&amp;ctx=UPm1Wf3kNr8RyCVblw-o8yA3_AIMssQyf_i_yVyFkMQoQvbZOPRqiKEcrmdJIQ_RbDzHIlHc9tfvpJrIPSAnFnuEcC43FiYdH4YXZmPpt6bpu0uBg-ZP6K9sOKQitT8d7D79THqwEMMtE5yh5EVOF3F9OOKRq7Itwb1MY6NX83eAlSREcHokSCcTEQSln1qHmDqcUha_rQ7hj6Y-5MumvKtcOYHyOy7I_oIB0NT5GY_z4hmrrcsggXiIEiQCJRujMh_ukpwbBDqwXce3BX3Q6XfvEPEcqLXuBMSg8MqCQ4fRDjLFge5tiBVXxLhvuZqLn0BwLbc_0BcFuoaXNaQr46a1Ht80-L3CVOLa-iVej1AZbnNSY5qO5jUt5V541GQAF6ULICGWEik6RMDJfBILOSSV8mvIlGl81uKCzEzJVkpgNRAuhzMbkU0wmoKW3xFAvinQziTivnkiv4XPThTgWA0LaTA05oszwrjtGo0-hui9z7WUsMMW83HIXnWXSKBSXrbMw91FAWxR-VgFjbb2_JruM1rDM8bo-OZOVmVuFUqroq19ivz-3OCMqFK7qj-tZP2144YF6oqbRFGIqaOc6MkYDc2-FWDjbKkA1E-VNoJDgAVd_Qjn5judn4UwYgibDoxUPvW_ZsECAHjC1RgRv0cSxgH0S2ArJ3hc1r6QlQOnElxT1biK3ZirN_sWKylpvVciSA%3D%3D&amp;z=2720159</text:p>
          </table:table-cell>
          <table:table-cell/>
        </table:table-row>
        <table:table-row table:style-name="ro2">
          <table:table-cell office:value-type="string" calcext:value-type="string">
            <text:p>http://thedoctopdf.com/131793970?lp=lp1&amp;campaignid=8120&amp;visitor_id=44b27999c7c611e989980242ac110006-9559&amp;b=44b27999c7c611e989980242ac110006-9559&amp;creative=22661&amp;br=chrome&amp;os=other&amp;pb=169dx4v&amp;site=site-uzw6a3&amp;ssg=12</text:p>
          </table:table-cell>
          <table:table-cell/>
        </table:table-row>
        <table:table-row table:style-name="ro2">
          <table:table-cell office:value-type="string" calcext:value-type="string">
            <text:p>http://thedoctopdf.com/131793970?lp=lp1&amp;campaignid=8120&amp;visitor_id=4428bb24cea011e9b0700242ac110004-9559&amp;b=4428bb24cea011e9b0700242ac110004-9559&amp;creative=22776&amp;br=chrome&amp;os=other&amp;pb=ht5se4&amp;site=site-135nnpy&amp;ssg=12</text:p>
          </table:table-cell>
          <table:table-cell/>
        </table:table-row>
        <table:table-row table:style-name="ro2">
          <table:table-cell office:value-type="string" calcext:value-type="string">
            <text:p>http://thedoctopdf.com/131793970?lp=lp1&amp;campaignid=8120&amp;visitor_id=e7299373cf4711e9b0700242ac110004-9559&amp;b=e7299373cf4711e9b0700242ac110004-9559&amp;creative=22661&amp;br=chrome&amp;os=other&amp;pb=ht5se4&amp;site=site-135nnpy&amp;ssg=12</text:p>
          </table:table-cell>
          <table:table-cell/>
        </table:table-row>
        <table:table-row table:style-name="ro2">
          <table:table-cell office:value-type="string" calcext:value-type="string">
            <text:p>http://thedoctopdf.com/131793970?lp=lp1&amp;campaignid=8120&amp;visitor_id=2fc4c7dbca5f11e9b1200242ac110003-9559&amp;b=2fc4c7dbca5f11e9b1200242ac110003-9559&amp;creative=22776&amp;br=chrome&amp;os=other&amp;pb=169dx4v&amp;site=site-84b2id&amp;ssg=12</text:p>
          </table:table-cell>
          <table:table-cell/>
        </table:table-row>
        <table:table-row table:style-name="ro2">
          <table:table-cell office:value-type="string" calcext:value-type="string">
            <text:p>http://thedoctopdf.com/131793970?lp=lp1&amp;campaignid=8120&amp;visitor_id=4d8a2c02cec911e992c10242ac110003-9559&amp;b=4d8a2c02cec911e992c10242ac110003-9559&amp;creative=22661&amp;br=chrome&amp;os=other&amp;pb=169dx4v&amp;site=site-jfg817&amp;ssg=12</text:p>
          </table:table-cell>
          <table:table-cell/>
        </table:table-row>
        <table:table-row table:style-name="ro2">
          <table:table-cell office:value-type="string" calcext:value-type="string">
            <text:p>https://portajaleco.com.br/?utm_source=Firepush&amp;utm_medium=Firepush&amp;utm_campaign=Push+Welcome+push&amp;utm_term=Push+Welcome+push&amp;h=1836-1-0-190827-0-0-345838138</text:p>
          </table:table-cell>
          <table:table-cell/>
        </table:table-row>
        <table:table-row table:style-name="ro2">
          <table:table-cell office:value-type="string" calcext:value-type="string">
            <text:p>https://infinite-surveys.com/survey/us/v7/i/a/irn4lpcj65py2s.php?trkr=trv&amp;t202kw=us_surv_p_gg&amp;c1=amazon&amp;c2=41&amp;c3=1114985886&amp;c4=PSH_EFH_PN_O29772_FAVS14_reoccurring_pn_&amp;cpc=0.00</text:p>
          </table:table-cell>
          <table:table-cell/>
        </table:table-row>
        <table:table-row table:style-name="ro2">
          <table:table-cell office:value-type="string" calcext:value-type="string">
            <text:p>https://infinite-surveys.com/survey/us/v7/i/a/vb12dcfgvgcxs04b5.php?trkr=trv&amp;t202kw=us_surv_p_gg&amp;c1=amazon&amp;c2=41&amp;c3=1136369977&amp;c4=PSH_EFH_PN_O29772_FAVS14_reoccurring_pn_&amp;cpc=0.00</text:p>
          </table:table-cell>
          <table:table-cell/>
        </table:table-row>
        <table:table-row table:style-name="ro2">
          <table:table-cell office:value-type="string" calcext:value-type="string">
            <text:p>https://www.coastalscents.com/?utm_source=pushowl&amp;utm_medium=post_subscription&amp;utm_campaign=43445983&amp;push_id=1327892589</text:p>
          </table:table-cell>
          <table:table-cell/>
        </table:table-row>
        <table:table-row table:style-name="ro2">
          <table:table-cell office:value-type="string" calcext:value-type="string">
            <text:p>https://grantnexus.com/?list_id=93&amp;affid=31199&amp;reqid=120334645&amp;s1=22&amp;s2=10497_1159_2_5ce8630e56cfcb0011a1c708_186_&amp;s3=102466ccbc4c52e985c7d48546779a&amp;email=%7bemail%7d</text:p>
          </table:table-cell>
          <table:table-cell/>
        </table:table-row>
        <table:table-row table:style-name="ro2">
          <table:table-cell office:value-type="string" calcext:value-type="string">
            <text:p>https://buzzthings.com/genius-device/?l=en&amp;c=usd&amp;vndr=1004&amp;affiliate_id=1731&amp;transaction_id=95c0414817f645828af2847f6d413aa6&amp;subid=wU894VIA60RC2R5P1BC39IGO&amp;subid2=&amp;subid3=&amp;subid4=&amp;subid5=</text:p>
          </table:table-cell>
          <table:table-cell/>
        </table:table-row>
        <table:table-row table:style-name="ro2">
          <table:table-cell office:value-type="string" calcext:value-type="string">
            <text:p>https://www.onesafe-software.com/en/totalpccare/LP17.html?tracking=UTL_US_CLDEALE_OSTPCC&amp;campaignid=CLDEALE&amp;clickid=55005ec176d64769a6f971b87158570612424&amp;filter=32840&amp;keyword=1832</text:p>
          </table:table-cell>
          <table:table-cell/>
        </table:table-row>
        <table:table-row table:style-name="ro2">
          <table:table-cell office:value-type="string" calcext:value-type="string">
            <text:p>https://childrencare.net/learning-activities-in-early-childhood-development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childrencare.net/learning-activities-in-early-childhood-development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childrencare.net/learning-activities-in-early-childhood-development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childrencare.net/learning-activities-in-early-childhood-development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://c.px9y20.com/?x=622333999-1434721234&amp;s=615285&amp;pbc=9I5Tczquec8ydnhTEcUGL1PVx9k</text:p>
          </table:table-cell>
          <table:table-cell/>
        </table:table-row>
        <table:table-row table:style-name="ro2">
          <table:table-cell office:value-type="string" calcext:value-type="string">
            <text:p>http://c.px9y20.com/?x=622333999-1434721234&amp;s=615285&amp;pbc=9I5Tczquec8ydnhTEcUGL1PVx9k</text:p>
          </table:table-cell>
          <table:table-cell/>
        </table:table-row>
        <table:table-row table:style-name="ro2">
          <table:table-cell office:value-type="string" calcext:value-type="string">
            <text:p>http://c.px9y20.com/?x=622333999-1434721234&amp;s=615285&amp;pbc=9I5Tczquec8ydnhTEcUGL1PVx9k</text:p>
          </table:table-cell>
          <table:table-cell/>
        </table:table-row>
        <table:table-row table:style-name="ro2">
          <table:table-cell office:value-type="string" calcext:value-type="string">
            <text:p>https://business-giveaways.com/Mcafee-Promo/</text:p>
          </table:table-cell>
          <table:table-cell/>
        </table:table-row>
        <table:table-row table:style-name="ro2">
          <table:table-cell office:value-type="string" calcext:value-type="string">
            <text:p>https://business-giveaways.com/Mcafee-Promo/</text:p>
          </table:table-cell>
          <table:table-cell/>
        </table:table-row>
        <table:table-row table:style-name="ro2">
          <table:table-cell office:value-type="string" calcext:value-type="string">
            <text:p>https://business-giveaways.com/Mcafee-Promo/</text:p>
          </table:table-cell>
          <table:table-cell/>
        </table:table-row>
        <table:table-row table:style-name="ro2">
          <table:table-cell office:value-type="string" calcext:value-type="string">
            <text:p>https://business-giveaways.com/Mcafee-Promo/</text:p>
          </table:table-cell>
          <table:table-cell/>
        </table:table-row>
        <table:table-row table:style-name="ro2">
          <table:table-cell office:value-type="string" calcext:value-type="string">
            <text:p>https://pro.banyanhill.com/p/BLOCKVIDEO/PPRLU928/?h=true</text:p>
          </table:table-cell>
          <table:table-cell/>
        </table:table-row>
        <table:table-row table:style-name="ro2">
          <table:table-cell office:value-type="string" calcext:value-type="string">
            <text:p>https://pro.banyanhill.com/p/BLOCKVIDEO/PPRLU928/?h=true</text:p>
          </table:table-cell>
          <table:table-cell/>
        </table:table-row>
        <table:table-row table:style-name="ro2">
          <table:table-cell office:value-type="string" calcext:value-type="string">
            <text:p>https://pro.banyanhill.com/p/BLOCKVIDEO/PPRLU928/?h=true</text:p>
          </table:table-cell>
          <table:table-cell/>
        </table:table-row>
        <table:table-row table:style-name="ro2">
          <table:table-cell office:value-type="string" calcext:value-type="string">
            <text:p>https://www.indianweb2.com/2019/08/28/ex-google-engineer-charged-theft-autonomous-car-secrets/?utm_medium=push_notification&amp;utm_source=onesignal&amp;utm_campaign=onesignal</text:p>
          </table:table-cell>
          <table:table-cell/>
        </table:table-row>
        <table:table-row table:style-name="ro2">
          <table:table-cell office:value-type="string" calcext:value-type="string">
            <text:p>https://ampgirl.su/2019/09/05/zhit-vopreki/</text:p>
          </table:table-cell>
          <table:table-cell/>
        </table:table-row>
        <table:table-row table:style-name="ro2">
          <table:table-cell office:value-type="string" calcext:value-type="string">
            <text:p>https://wonderlandinrave.com/novo-evento-de-fisher-e-chris-lake-sera-lancado-no-brasil-em-novembro/</text:p>
          </table:table-cell>
          <table:table-cell/>
        </table:table-row>
        <table:table-row table:style-name="ro2">
          <table:table-cell office:value-type="string" calcext:value-type="string">
            <text:p>https://smarthealthylives.com/miracle-new-weight-loss-product-given-millions-by-investors/?adid=590421&amp;pubid=2481514967</text:p>
          </table:table-cell>
          <table:table-cell/>
        </table:table-row>
        <table:table-row table:style-name="ro2">
          <table:table-cell office:value-type="string" calcext:value-type="string">
            <text:p>https://www.instantplaygiveawayentry.com/default.aspx?Flow=986AA455-9321-4317-D5CD-581E4BB7BD09A5D35BA4&amp;o=207321&amp;subaff1=22&amp;subaff2=202687&amp;subaff3=67550&amp;subaff4=instantplaygive&amp;DVID=&amp;email={email}&amp;firstname=%7Bfirstname%7D&amp;lastname=%7Blastname%7D</text:p>
          </table:table-cell>
          <table:table-cell/>
        </table:table-row>
        <table:table-row table:style-name="ro2">
          <table:table-cell office:value-type="string" calcext:value-type="string">
            <text:p>https://moocauby.com/?l=Cx59HKmTk4gSCue&amp;s=1&amp;z=1</text:p>
          </table:table-cell>
          <table:table-cell/>
        </table:table-row>
        <table:table-row table:style-name="ro2">
          <table:table-cell office:value-type="string" calcext:value-type="string">
            <text:p>https://go.pushprospush.com/redirect?s1=11834&amp;s2=4541763d-5d8a-2706-0128-eb830523c00a&amp;ip=34.225.243.14&amp;trigger=1&amp;trigger_d=3&amp;link=http:%2F%2Fpushpros.go2cloud.org%2Faff_c%3Foffer_id%3D157%26aff_id%3D1%26aff_sub%3D8%26aff_sub2%3D11834%26aff_sub4%3D1075%26email%3D%26firstname%3D%26lastname%3D%26city%3D{city2}%26zip%3D</text:p>
          </table:table-cell>
          <table:table-cell/>
        </table:table-row>
        <table:table-row table:style-name="ro2">
          <table:table-cell office:value-type="string" calcext:value-type="string">
            <text:p>http://vexacion.com/afu.php?zoneid=1320852&amp;var=714127&amp;ymid=-723766285685092188</text:p>
          </table:table-cell>
          <table:table-cell/>
        </table:table-row>
        <table:table-row table:style-name="ro2">
          <table:table-cell office:value-type="string" calcext:value-type="string">
            <text:p>https://lobakmerah.com/nampak-accident-dekat-fb-lelaki-kahwin-dengan-mayat-tunang-maut-kemalangan-sebulan-sebelum-majlis/</text:p>
          </table:table-cell>
          <table:table-cell/>
        </table:table-row>
        <table:table-row table:style-name="ro2">
          <table:table-cell office:value-type="string" calcext:value-type="string">
            <text:p>https://lobakmerah.com/perangai-typical-kebanyakan-rakyat-malaysia-yang-sebenarnya-ada-dalam-diri-semua-orang/</text:p>
          </table:table-cell>
          <table:table-cell/>
        </table:table-row>
        <table:table-row table:style-name="ro2">
          <table:table-cell office:value-type="string" calcext:value-type="string">
            <text:p>https://esolaroptions.com/?aff_id=703842&amp;req_id=129214834&amp;s1=GIF083019</text:p>
          </table:table-cell>
          <table:table-cell/>
        </table:table-row>
        <table:table-row table:style-name="ro2">
          <table:table-cell office:value-type="string" calcext:value-type="string">
            <text:p>https://www.connectesport.com/pbe-patch-918-lol-champions-buffs-nerfs-skins-emotes-league-of-legends/?utm_medium=web-push&amp;utm_source=onesignal</text:p>
          </table:table-cell>
          <table:table-cell/>
        </table:table-row>
        <table:table-row table:style-name="ro2">
          <table:table-cell office:value-type="string" calcext:value-type="string">
            <text:p>https://www.quieroganar.com.ar/provincia-net-promo-abrochate-un-premio/</text:p>
          </table:table-cell>
          <table:table-cell/>
        </table:table-row>
        <table:table-row table:style-name="ro2">
          <table:table-cell office:value-type="string" calcext:value-type="string">
            <text:p>https://swiatmotocykli.pl/motocykle/taka-jest-nowa-katana-czy-warto/</text:p>
          </table:table-cell>
          <table:table-cell/>
        </table:table-row>
        <table:table-row table:style-name="ro2">
          <table:table-cell office:value-type="string" calcext:value-type="string">
            <text:p>https://swiatmotocykli.pl/motocykle/wazne-biesiekirski-dolacza-do-zespolu-wojcik-racing-team/</text:p>
          </table:table-cell>
          <table:table-cell/>
        </table:table-row>
        <table:table-row table:style-name="ro2">
          <table:table-cell office:value-type="string" calcext:value-type="string">
            <text:p>https://swiatmotocykli.pl/motocykle/w-podroz-bez-stresu-i-paniki-8-porad/</text:p>
          </table:table-cell>
          <table:table-cell/>
        </table:table-row>
        <table:table-row table:style-name="ro2">
          <table:table-cell office:value-type="string" calcext:value-type="string">
            <text:p>https://swiatmotocykli.pl/motocykle/mamy-podium-wojcik-racing-team-w-mistrzostwach-swiata-fim-ewc/</text:p>
          </table:table-cell>
          <table:table-cell/>
        </table:table-row>
        <table:table-row table:style-name="ro2">
          <table:table-cell office:value-type="string" calcext:value-type="string">
            <text:p>https://swiatmotocykli.pl/motocykle/70-artykulow-200-motocyklistow-jest-jeszcze-tyle-do-odkrycia-apel-o-pomoc/</text:p>
          </table:table-cell>
          <table:table-cell/>
        </table:table-row>
        <table:table-row table:style-name="ro2">
          <table:table-cell office:value-type="string" calcext:value-type="string">
            <text:p>https://swiatmotocykli.pl/motocykle/motocyklowe-limbo-wersja-drift/</text:p>
          </table:table-cell>
          <table:table-cell/>
        </table:table-row>
        <table:table-row table:style-name="ro2">
          <table:table-cell office:value-type="string" calcext:value-type="string">
            <text:p>https://myorbiter.com/?utm_source=pushowl&amp;utm_medium=post_subscription&amp;utm_campaign=45119234&amp;push_id=1382367864</text:p>
          </table:table-cell>
          <table:table-cell/>
        </table:table-row>
        <table:table-row table:style-name="ro2">
          <table:table-cell office:value-type="string" calcext:value-type="string">
            <text:p>https://traveltriangle.com/mkt/Bali-Tour-Packages-From-India?utm_source=crm-sms&amp;utm_medium=web-push&amp;utm_campaign=Bali-final-prod-pagecall-step1&amp;utm_content=Bali-mkt&amp;referer=webengage-crm-sms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pranamindia.com/despite-bankruptcy-pakistan-pledges-to-fight-india/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https://www.usapoliticstoday.org/beto-america-blame-guatemalas/</text:p>
          </table:table-cell>
          <table:table-cell table:style-name="ce3"/>
        </table:table-row>
        <table:table-row table:style-name="ro2">
          <table:table-cell office:value-type="string" calcext:value-type="string">
            <text:p>https://www.seniorsavingz.org/list3b.php?site=XRaBKISmicShnV44Ol7Q6AAAAAw&amp;subid=list3b-rs-100011-1968&amp;utm_source=list3b-rs-100011-1968&amp;clickid=NmQzYjU1NWI2MTU3MzBjODI1ZjRlNjA2M2FlNWVkNDM&amp;source=SEN&amp;pname=conversion</text:p>
          </table:table-cell>
          <table:table-cell/>
        </table:table-row>
        <table:table-row table:style-name="ro2">
          <table:table-cell office:value-type="string" calcext:value-type="string">
            <text:p>https://americarewarded.com/rewards/us/amex/79844/?s1=ts366-push-american-express-us&amp;s3=1567594696.89-165683583-35293</text:p>
          </table:table-cell>
          <table:table-cell/>
        </table:table-row>
        <table:table-row table:style-name="ro2">
          <table:table-cell office:value-type="string" calcext:value-type="string">
            <text:p>https://www.actualiteivoire.info/sport/rdc-recrudescence-des-attaques-contre-des-journalistes-selon-une-ong/?utm_source=onesignal&amp;utm_medium=onesignal&amp;utm_term=webpush&amp;utm_content=webpush&amp;utm_campaign=webpush</text:p>
          </table:table-cell>
          <table:table-cell/>
        </table:table-row>
        <table:table-row table:style-name="ro2">
          <table:table-cell office:value-type="string" calcext:value-type="string">
            <text:p>https://www.actualiteivoire.info/international/putsch-manque-au-burkina-diendere-et-bassole-condamnes-a-20-et-10-ans-de-prison/?utm_source=onesignal&amp;utm_medium=onesignal&amp;utm_term=webpush&amp;utm_content=webpush&amp;utm_campaign=webpush</text:p>
          </table:table-cell>
          <table:table-cell/>
        </table:table-row>
        <table:table-row table:style-name="ro2">
          <table:table-cell office:value-type="string" calcext:value-type="string">
            <text:p>https://www.actualiteivoire.info/sport/dimanche-des-bleus-griezmann-signe-un-double-mbappe-sort-blesse/?utm_source=onesignal&amp;utm_medium=onesignal&amp;utm_term=webpush&amp;utm_content=webpush&amp;utm_campaign=webpush</text:p>
          </table:table-cell>
          <table:table-cell/>
        </table:table-row>
        <table:table-row table:style-name="ro2">
          <table:table-cell office:value-type="string" calcext:value-type="string">
            <text:p>https://livegood.guru/hemorrhoids-can-be-horrible?ref=one</text:p>
          </table:table-cell>
          <table:table-cell/>
        </table:table-row>
        <table:table-row table:style-name="ro2">
          <table:table-cell office:value-type="string" calcext:value-type="string">
            <text:p>https://troypoint.com/tubi-tv/</text:p>
          </table:table-cell>
          <table:table-cell/>
        </table:table-row>
        <table:table-row table:style-name="ro2">
          <table:table-cell office:value-type="string" calcext:value-type="string">
            <text:p>https://novavest.bg/2019/08/24/%d1%80%d1%83%d0%bc%d0%b5%d0%bd-%d1%80%d0%b0%d0%b4%d0%b5%d0%b2-%d0%bd%d0%b0-%d1%88%d0%b8%d0%bf%d0%ba%d0%b0-%d0%bf%d0%be%d1%85%d0%b8%d1%82%d0%b8%d1%82%d0%b5%d0%bb%d0%b8%d1%82%d0%b5-%d0%bd%d0%b0-%d0%b1/</text:p>
          </table:table-cell>
          <table:table-cell/>
        </table:table-row>
        <table:table-row table:style-name="ro2">
          <table:table-cell office:value-type="string" calcext:value-type="string">
            <text:p>https://fennecfootball.com/2019/08/25/algerie-djamel-belmadi-ne-dirigera-pas-la-selection-nationale-des-locaux/</text:p>
          </table:table-cell>
          <table:table-cell/>
        </table:table-row>
        <table:table-row table:style-name="ro2">
          <table:table-cell office:value-type="string" calcext:value-type="string">
            <text:p>https://fennecfootball.com/2019/09/05/officiel-haithem-loucif-sengage-avec-sco-dangers/</text:p>
          </table:table-cell>
          <table:table-cell/>
        </table:table-row>
        <table:table-row table:style-name="ro2">
          <table:table-cell office:value-type="string" calcext:value-type="string">
            <text:p>https://fennecfootball.com/2019/09/03/en-belmadi-donne-son-opinion-sur-un-possible-match-algerie-france/</text:p>
          </table:table-cell>
          <table:table-cell/>
        </table:table-row>
        <table:table-row table:style-name="ro2">
          <table:table-cell office:value-type="string" calcext:value-type="string">
            <text:p>https://dailyreckoning.com/</text:p>
          </table:table-cell>
          <table:table-cell/>
        </table:table-row>
        <table:table-row table:style-name="ro2">
          <table:table-cell office:value-type="string" calcext:value-type="string">
            <text:p>https://dailyreckoning.com/</text:p>
          </table:table-cell>
          <table:table-cell/>
        </table:table-row>
        <table:table-row table:style-name="ro2">
          <table:table-cell office:value-type="string" calcext:value-type="string">
            <text:p>https://www.dily.com.br/produto/144/CJ%201371-conjunto-fitness-top-basics-e-bermuda-com-tela?utm_source=push</text:p>
          </table:table-cell>
          <table:table-cell/>
        </table:table-row>
        <table:table-row table:style-name="ro2">
          <table:table-cell office:value-type="string" calcext:value-type="string">
            <text:p>https://www.rewire.org/love/wedding-plus-one-etiquette/?utm_medium=pushnotification&amp;utm_source=onesignal&amp;utm_campaign=notifications</text:p>
          </table:table-cell>
          <table:table-cell/>
        </table:table-row>
        <table:table-row table:style-name="ro2">
          <table:table-cell office:value-type="string" calcext:value-type="string">
            <text:p>https://bestcigliquid.co.uk/shop/fruit-e-liquid/cool-blackcurrant/</text:p>
          </table:table-cell>
          <table:table-cell/>
        </table:table-row>
        <table:table-row table:style-name="ro2">
          <table:table-cell office:value-type="string" calcext:value-type="string">
            <text:p>http://jump.ogtrk.net/aff_c?offer_id=25270&amp;aff_id=132536&amp;aff_sub=121&amp;aff_sub2=997&amp;aff_sub3=emvbsX-CX9U:APA91bH2aguzhpvlIHcVxs8eQNZPYg7CgkZ9KTjvzGxK6TsmfhTES6tCLEnuONX1_0WVHMFVI8rSxe_3BATLzrN79Xv7BCvHDXxsTuTFHbvkOIOqh2tYA7Ezo3fR1bkXALnsM-MBVa6X</text:p>
          </table:table-cell>
          <table:table-cell/>
        </table:table-row>
        <table:table-row table:style-name="ro2">
          <table:table-cell office:value-type="string" calcext:value-type="string">
            <text:p>https://exclusivetrendingstory.com/?7287f817391d9626b6d5dd6df04dc929</text:p>
          </table:table-cell>
          <table:table-cell/>
        </table:table-row>
        <table:table-row table:style-name="ro2">
          <table:table-cell office:value-type="string" calcext:value-type="string">
            <text:p>https://maylocnuocsmartviet.com/?pushcrew_powered</text:p>
          </table:table-cell>
          <table:table-cell/>
        </table:table-row>
        <table:table-row table:style-name="ro2">
          <table:table-cell office:value-type="string" calcext:value-type="string">
            <text:p>https://maylocnuocsmartviet.com/?pushcrew_powered</text:p>
          </table:table-cell>
          <table:table-cell/>
        </table:table-row>
        <table:table-row table:style-name="ro2">
          <table:table-cell office:value-type="string" calcext:value-type="string">
            <text:p>http://c.px9y71.com/?x=488371962-1501695615&amp;s=220_557418448&amp;pbc=684728dc6c7644d79f6370b39f7ea55e</text:p>
          </table:table-cell>
          <table:table-cell/>
        </table:table-row>
        <table:table-row table:style-name="ro2">
          <table:table-cell office:value-type="string" calcext:value-type="string">
            <text:p>http://c.px9y71.com/?x=488371962-1501695615&amp;s=220_557477597&amp;pbc=d5d6e04a11df46a3bfe69491f70f45d0</text:p>
          </table:table-cell>
          <table:table-cell/>
        </table:table-row>
        <table:table-row table:style-name="ro2">
          <table:table-cell office:value-type="string" calcext:value-type="string">
            <text:p>https://hwzone.co.il/main-computers/%d7%9e%d7%91%d7%a6%d7%a2%d7%99-%d7%97%d7%95%d7%9e%d7%a8%d7%94-%d7%98%d7%a8%d7%99%d7%99%d7%9d-%d7%91%d7%a8%d7%a9%d7%aa-%d7%96%d7%9b%d7%a8%d7%95%d7%a0%d7%95%d7%aa-%d7%93%d7%99%d7%a0%d7%90%d7%9e%d7%99/?utm_source=OneSignal</text:p>
          </table:table-cell>
          <table:table-cell/>
        </table:table-row>
        <table:table-row table:style-name="ro2">
          <table:table-cell office:value-type="string" calcext:value-type="string">
            <text:p>http://track2.qltrk.com/l/gvero/pfbc</text:p>
          </table:table-cell>
          <table:table-cell/>
        </table:table-row>
        <table:table-row table:style-name="ro2">
          <table:table-cell office:value-type="string" calcext:value-type="string">
            <text:p>http://track2.qltrk.com/l/gvero/pfbc</text:p>
          </table:table-cell>
          <table:table-cell/>
        </table:table-row>
        <table:table-row table:style-name="ro2">
          <table:table-cell office:value-type="string" calcext:value-type="string">
            <text:p>http://track2.qltrk.com/l/gvero/pfbc</text:p>
          </table:table-cell>
          <table:table-cell/>
        </table:table-row>
        <table:table-row table:style-name="ro2">
          <table:table-cell office:value-type="string" calcext:value-type="string">
            <text:p>http://track2.qltrk.com/l/gvero/pfbc</text:p>
          </table:table-cell>
          <table:table-cell/>
        </table:table-row>
        <table:table-row table:style-name="ro2">
          <table:table-cell office:value-type="string" calcext:value-type="string">
            <text:p>http://track2.qltrk.com/l/gvero/pfbc</text:p>
          </table:table-cell>
          <table:table-cell/>
        </table:table-row>
        <table:table-row table:style-name="ro2">
          <table:table-cell office:value-type="string" calcext:value-type="string">
            <text:p>http://track2.qltrk.com/l/gvero/pfbc</text:p>
          </table:table-cell>
          <table:table-cell/>
        </table:table-row>
        <table:table-row table:style-name="ro2">
          <table:table-cell office:value-type="string" calcext:value-type="string">
            <text:p>http://track2.qltrk.com/l/gvero/pfbc</text:p>
          </table:table-cell>
          <table:table-cell/>
        </table:table-row>
        <table:table-row table:style-name="ro2">
          <table:table-cell office:value-type="string" calcext:value-type="string">
            <text:p>https://hiribi.com/?utm_source=onesignal</text:p>
          </table:table-cell>
          <table:table-cell/>
        </table:table-row>
        <table:table-row table:style-name="ro2">
          <table:table-cell office:value-type="string" calcext:value-type="string">
            <text:p>https://hiribi.com/?utm_source=onesignal</text:p>
          </table:table-cell>
          <table:table-cell/>
        </table:table-row>
        <table:table-row table:style-name="ro2">
          <table:table-cell office:value-type="string" calcext:value-type="string">
            <text:p>https://razgradnews.net/2019/08/24/donald-tramp-nalozhi-novi-mita-varhu-kitajski-stoki</text:p>
          </table:table-cell>
          <table:table-cell/>
        </table:table-row>
        <table:table-row table:style-name="ro2">
          <table:table-cell office:value-type="string" calcext:value-type="string">
            <text:p>https://www.accesscardnow.com/Apply/413225ad-cc47-4cd1-a345-daafce3751c7?handler=Black</text:p>
          </table:table-cell>
          <table:table-cell/>
        </table:table-row>
        <table:table-row table:style-name="ro2">
          <table:table-cell office:value-type="string" calcext:value-type="string">
            <text:p>https://1776united.com/products/original-rebel-flag?utm_source=pushowl&amp;utm_medium=campaign&amp;utm_campaign=124258&amp;push_id=1338189948</text:p>
          </table:table-cell>
          <table:table-cell/>
        </table:table-row>
        <table:table-row table:style-name="ro2">
          <table:table-cell office:value-type="string" calcext:value-type="string">
            <text:p>https://1776united.com/products/shall-not-be-infringed</text:p>
          </table:table-cell>
          <table:table-cell/>
        </table:table-row>
        <table:table-row table:style-name="ro2">
          <table:table-cell office:value-type="string" calcext:value-type="string">
            <text:p>https://www.modlet.ro/165-lichidare-stoc?p=4&amp;utm_source=Push-Notification&amp;utm_medium=referral&amp;utm_campaign=320</text:p>
          </table:table-cell>
          <table:table-cell/>
        </table:table-row>
        <table:table-row table:style-name="ro2">
          <table:table-cell office:value-type="string" calcext:value-type="string">
            <text:p>https://startupinvestor.io/lm/a-brand-new-way-you-can-make-money-yh/?iris=1299642&amp;advText=yes&amp;popup=no&amp;src=taboola&amp;ad=brandnewperformance</text:p>
          </table:table-cell>
          <table:table-cell/>
        </table:table-row>
        <table:table-row table:style-name="ro2">
          <table:table-cell office:value-type="string" calcext:value-type="string">
            <text:p>https://startupinvestor.io/lm/a-brand-new-way-you-can-make-money-yh/?iris=1299642&amp;advText=yes&amp;popup=no&amp;src=taboola&amp;ad=brandnewperformance</text:p>
          </table:table-cell>
          <table:table-cell/>
        </table:table-row>
        <table:table-row table:style-name="ro2">
          <table:table-cell office:value-type="string" calcext:value-type="string">
            <text:p>https://startupinvestor.io/lm/a-brand-new-way-you-can-make-money-yh/?iris=1299642&amp;advText=yes&amp;popup=no&amp;src=taboola&amp;ad=brandnewperformance</text:p>
          </table:table-cell>
          <table:table-cell/>
        </table:table-row>
        <table:table-row table:style-name="ro2">
          <table:table-cell office:value-type="string" calcext:value-type="string">
            <text:p>https://startupinvestor.io/lm/a-brand-new-way-you-can-make-money-yh/?iris=1299642&amp;advText=yes&amp;popup=no&amp;src=taboola&amp;ad=brandnewperformance</text:p>
          </table:table-cell>
          <table:table-cell/>
        </table:table-row>
        <table:table-row table:style-name="ro2">
          <table:table-cell office:value-type="string" calcext:value-type="string">
            <text:p>https://wishhub.online/pushf/</text:p>
          </table:table-cell>
          <table:table-cell/>
        </table:table-row>
        <table:table-row table:style-name="ro2">
          <table:table-cell office:value-type="string" calcext:value-type="string">
            <text:p>https://wishhub.online/pushf/</text:p>
          </table:table-cell>
          <table:table-cell/>
        </table:table-row>
        <table:table-row table:style-name="ro2">
          <table:table-cell office:value-type="string" calcext:value-type="string">
            <text:p>https://wishhub.online/pushf/</text:p>
          </table:table-cell>
          <table:table-cell/>
        </table:table-row>
        <table:table-row table:style-name="ro2">
          <table:table-cell office:value-type="string" calcext:value-type="string">
            <text:p>https://www.bonvagon.com/?utm_source=pushowl&amp;utm_medium=post_subscription&amp;utm_campaign=43451683&amp;push_id=1327912143</text:p>
          </table:table-cell>
          <table:table-cell/>
        </table:table-row>
        <table:table-row table:style-name="ro2">
          <table:table-cell office:value-type="string" calcext:value-type="string">
            <text:p>http://womenlifestyledaily.com/HEALTH/News/Belly-Flab/max/?cep=9-Bj3_ymDZVZFvi1MZj6scPP9ixZLHilJRbIgVEOamnyFDt0YORDJUfNTFDtxdS0BFyB1Hxjniko6EFIfuDM-WajnMBos1J_WsCo82wEBJzQMdKpPwJLY5Dvgo1ELQs7A5J65Vo_i97SuAAcU-8CR8u1PMzCO9btrW6IEjfOCNvcb59YPv_R57EC9x6i9ugxH-zfBNDSt5SEZS2IMku37X8d-Z15JxEUQU55gnSBbIv3EAt9lBiTOK-oX9x0hdDTS-8DMWG7XzKuvLgakRcVWxeGUuBgmcC32UhMpW-Xu4bxvnCFtQcFCV81Dd-QGg1yQPzH6wGBTGE6MJylEzog8ndFbE_PW8MTskV5SThtOi9xs5At1DXtg3aITH4X04KV&amp;lptoken=156769a78314171f6347&amp;cid=125242&amp;did=313814&amp;adid=2324061</text:p>
          </table:table-cell>
          <table:table-cell/>
        </table:table-row>
        <table:table-row table:style-name="ro2">
          <table:table-cell office:value-type="string" calcext:value-type="string">
            <text:p>https://vnbit.net/dapp-review-coin365bet-nen-tang-casino-va-ca-cuoc-the-thao-bitcoin-lon-nhat/</text:p>
          </table:table-cell>
          <table:table-cell/>
        </table:table-row>
        <table:table-row table:style-name="ro2">
          <table:table-cell office:value-type="string" calcext:value-type="string">
            <text:p>http://tocorm.com/?a=396&amp;c=7101&amp;s1=350278&amp;s2=557418453</text:p>
          </table:table-cell>
          <table:table-cell/>
        </table:table-row>
        <table:table-row table:style-name="ro2">
          <table:table-cell office:value-type="string" calcext:value-type="string">
            <text:p>https://login.bl0ckchan.com/#/login</text:p>
          </table:table-cell>
          <table:table-cell/>
        </table:table-row>
        <table:table-row table:style-name="ro2">
          <table:table-cell office:value-type="string" calcext:value-type="string">
            <text:p>https://login.bl0ckchan.com/#/login</text:p>
          </table:table-cell>
          <table:table-cell/>
        </table:table-row>
        <table:table-row table:style-name="ro2">
          <table:table-cell office:value-type="string" calcext:value-type="string">
            <text:p>https://pidginblog.ng/news/politics/apc-problem-2023-go-like-wen-dem-tie-rope-wey-get-stone-malu-neck-oyegun/</text:p>
          </table:table-cell>
          <table:table-cell/>
        </table:table-row>
        <table:table-row table:style-name="ro2">
          <table:table-cell office:value-type="string" calcext:value-type="string">
            <text:p>https://www.healthnutnews.com/breaking-npr-google-youtube-to-pay-170-million-penalty-over-collecting-kids-personal-info/</text:p>
          </table:table-cell>
          <table:table-cell/>
        </table:table-row>
        <table:table-row table:style-name="ro2">
          <table:table-cell office:value-type="string" calcext:value-type="string">
            <text:p>https://www.healthnutnews.com/new-york-city-declares-measles-outbreak-over/</text:p>
          </table:table-cell>
          <table:table-cell/>
        </table:table-row>
        <table:table-row table:style-name="ro2">
          <table:table-cell office:value-type="string" calcext:value-type="string">
            <text:p>https://www.healthnutnews.com/a-flavonoid-a-day-keeps-the-doctor-away/</text:p>
          </table:table-cell>
          <table:table-cell/>
        </table:table-row>
        <table:table-row table:style-name="ro2">
          <table:table-cell office:value-type="string" calcext:value-type="string">
            <text:p>https://www.healthnutnews.com/la-times-cancer-patient-sues-la-for-towing-then-selling-his-car-while-he-was-recovering-from-surgery/</text:p>
          </table:table-cell>
          <table:table-cell/>
        </table:table-row>
        <table:table-row table:style-name="ro2">
          <table:table-cell office:value-type="string" calcext:value-type="string">
            <text:p>https://nimvo.com/interior-examples-of-the-modern-farmhouse-look/?utm_source=izooto&amp;utm_medium=push_notifications&amp;utm_campaign=20%20Gorgeous%20Interior%20Examples%20of%20the%20Modern%20Farmhouse%20Look&amp;utm_content=&amp;utm_term=</text:p>
          </table:table-cell>
          <table:table-cell/>
        </table:table-row>
        <table:table-row table:style-name="ro2">
          <table:table-cell office:value-type="string" calcext:value-type="string">
            <text:p>https://chase-laugh.com/770d98a5-c40f-45b4-bf78-2fdf8269199c</text:p>
          </table:table-cell>
          <table:table-cell/>
        </table:table-row>
        <table:table-row table:style-name="ro2">
          <table:table-cell office:value-type="string" calcext:value-type="string">
            <text:p>https://tikrojilietuva.com/ka-pastebejote-paveikslelyje-tai-jusu-asmenybe-nurengs-iki-paciu-slapciausiu-paslapciu/</text:p>
          </table:table-cell>
          <table:table-cell/>
        </table:table-row>
        <table:table-row table:style-name="ro2">
          <table:table-cell office:value-type="string" calcext:value-type="string">
            <text:p>https://tikrojilietuva.com/puode-nesuskils-nei-vienas-kiausinis-100-proc-pasiteisines-triukas/</text:p>
          </table:table-cell>
          <table:table-cell/>
        </table:table-row>
        <table:table-row table:style-name="ro2">
          <table:table-cell office:value-type="string" calcext:value-type="string">
            <text:p>https://tikrojilietuva.com/didysis-rugsejo-menesio-horoskopas-1-zenklas-maudysis-sekmes-spinduliuose/</text:p>
          </table:table-cell>
          <table:table-cell/>
        </table:table-row>
        <table:table-row table:style-name="ro2">
          <table:table-cell office:value-type="string" calcext:value-type="string">
            <text:p>https://tikrojilietuva.com/mergina-visuomet-permiega-pirmo-pasimatymo-metu-atskleide-kodel-tai-naudinga/</text:p>
          </table:table-cell>
          <table:table-cell/>
        </table:table-row>
        <table:table-row table:style-name="ro2">
          <table:table-cell office:value-type="string" calcext:value-type="string">
            <text:p>https://tikrojilietuva.com/ant-koju-policija-sukeles-is-darzelio-dinges-mazylis-rastas-miegantis-savo-lovyteje/</text:p>
          </table:table-cell>
          <table:table-cell/>
        </table:table-row>
        <table:table-row table:style-name="ro2">
          <table:table-cell office:value-type="string" calcext:value-type="string">
            <text:p>https://tikrojilietuva.com/top3-zodiako-zenklai-prakeikti-seimoje-jau-geriau-prie-altoriaus-ju-nesiveskite/</text:p>
          </table:table-cell>
          <table:table-cell/>
        </table:table-row>
        <table:table-row table:style-name="ro2">
          <table:table-cell office:value-type="string" calcext:value-type="string">
            <text:p>https://tikrojilietuva.com/3-zodiako-zenklai-kuriu-atstoves-yra-pacios-geriausios-zmonos/</text:p>
          </table:table-cell>
          <table:table-cell/>
        </table:table-row>
        <table:table-row table:style-name="ro2">
          <table:table-cell office:value-type="string" calcext:value-type="string">
            <text:p>https://tikrojilietuva.com/kalpokaite-pakeite-plauku-spalva-tam-yra-svarbi-priezastis/</text:p>
          </table:table-cell>
          <table:table-cell/>
        </table:table-row>
        <table:table-row table:style-name="ro2">
          <table:table-cell office:value-type="string" calcext:value-type="string">
            <text:p>https://tikrojilietuva.com/bileviciute-kipre-rodo-seksualuma-isiamzino-vos-prisidengusi/</text:p>
          </table:table-cell>
          <table:table-cell/>
        </table:table-row>
        <table:table-row table:style-name="ro2">
          <table:table-cell office:value-type="string" calcext:value-type="string">
            <text:p>https://elbigdata.mx/city/suspenden-cicloton-este-domingo-por-maraton-cdmx/</text:p>
          </table:table-cell>
          <table:table-cell/>
        </table:table-row>
        <table:table-row table:style-name="ro2">
          <table:table-cell office:value-type="string" calcext:value-type="string">
            <text:p>https://naijaxtreme.com/nnamdi-kanu-orders-ipob-members-to-disgrace-buhari-in-japan/</text:p>
          </table:table-cell>
          <table:table-cell/>
        </table:table-row>
        <table:table-row table:style-name="ro2">
          <table:table-cell office:value-type="string" calcext:value-type="string">
            <text:p>https://naijaxtreme.com/slavery-still-exists-we-must-take-action-president-buhari-marks-400th-anniversary-of-slave-trade-abolition-with-article-in-washington-post/</text:p>
          </table:table-cell>
          <table:table-cell/>
        </table:table-row>
        <table:table-row table:style-name="ro2">
          <table:table-cell office:value-type="string" calcext:value-type="string">
            <text:p>https://bulmedia.net/lajfstajl/bebo-halvadzhijan/39435/</text:p>
          </table:table-cell>
          <table:table-cell/>
        </table:table-row>
        <table:table-row table:style-name="ro2">
          <table:table-cell office:value-type="string" calcext:value-type="string">
            <text:p>https://lovers-app.com/user/Luna_FFM</text:p>
          </table:table-cell>
          <table:table-cell/>
        </table:table-row>
        <table:table-row table:style-name="ro2">
          <table:table-cell office:value-type="string" calcext:value-type="string">
            <text:p>https://thecaninecode.com/warning-signs-wrong-dog190425A.php?n=tba</text:p>
          </table:table-cell>
          <table:table-cell/>
        </table:table-row>
        <table:table-row table:style-name="ro2">
          <table:table-cell office:value-type="string" calcext:value-type="string">
            <text:p>https://rejsespejder.dk/krydstogt-til-bahamas-og-solferie-i-miami-til-kun-4-545-kr-inkl-fly-hotel-og-5-dages-krydstogt/</text:p>
          </table:table-cell>
          <table:table-cell/>
        </table:table-row>
        <table:table-row table:style-name="ro2">
          <table:table-cell office:value-type="string" calcext:value-type="string">
            <text:p>https://otopress.pl/2019/08/27/piotr-wozniak-starak-ostatnie-slowa/</text:p>
          </table:table-cell>
          <table:table-cell/>
        </table:table-row>
        <table:table-row table:style-name="ro2">
          <table:table-cell office:value-type="string" calcext:value-type="string">
            <text:p>https://raajje.mv/62188</text:p>
          </table:table-cell>
          <table:table-cell/>
        </table:table-row>
        <table:table-row table:style-name="ro2">
          <table:table-cell office:value-type="string" calcext:value-type="string">
            <text:p>https://muziquemagazine.com/interview-with-up-and-coming-artist-natasha-remi/</text:p>
          </table:table-cell>
          <table:table-cell/>
        </table:table-row>
        <table:table-row table:style-name="ro2">
          <table:table-cell office:value-type="string" calcext:value-type="string">
            <text:p>https://www.ledgrowlightsdepot.com/collections/led-grow-lights?utm_source=pushowl&amp;utm_medium=post_subscription&amp;utm_campaign=43445904&amp;push_id=1327892564</text:p>
          </table:table-cell>
          <table:table-cell/>
        </table:table-row>
        <table:table-row table:style-name="ro2">
          <table:table-cell office:value-type="string" calcext:value-type="string">
            <text:p>https://cartaodecreditoaqui.com.br/companhia/cartao-telhanorte/</text:p>
          </table:table-cell>
          <table:table-cell/>
        </table:table-row>
        <table:table-row table:style-name="ro2">
          <table:table-cell office:value-type="string" calcext:value-type="string">
            <text:p>https://poetenalinha.pt/2019/09/03/maria-o-que-e-que-comes-numa-pizzaria/</text:p>
          </table:table-cell>
          <table:table-cell/>
        </table:table-row>
        <table:table-row table:style-name="ro2">
          <table:table-cell office:value-type="string" calcext:value-type="string">
            <text:p>https://lazychap.com/album-jeezy-tm104-the-legend-of-the-snowman/</text:p>
          </table:table-cell>
          <table:table-cell/>
        </table:table-row>
        <table:table-row table:style-name="ro2">
          <table:table-cell office:value-type="string" calcext:value-type="string">
            <text:p>https://revistaq.mx/destinos/frida-khalo-una-vida-en-estado-puro/</text:p>
          </table:table-cell>
          <table:table-cell/>
        </table:table-row>
        <table:table-row table:style-name="ro2">
          <table:table-cell office:value-type="string" calcext:value-type="string">
            <text:p>https://www.citynews100.com/aap-will-enter-the-maharashtra-assembly-battle-big-leaders-including-kejriwal-will-campaign/</text:p>
          </table:table-cell>
          <table:table-cell/>
        </table:table-row>
        <table:table-row table:style-name="ro2">
          <table:table-cell office:value-type="string" calcext:value-type="string">
            <text:p>https://www.fortresssecuritystore.com/coupons-codes-and-deals/?utm_source=browser&amp;utm_medium=push_notification&amp;utm_campaign=PushCrew_notification_1484807142</text:p>
          </table:table-cell>
          <table:table-cell/>
        </table:table-row>
        <table:table-row table:style-name="ro2">
          <table:table-cell office:value-type="string" calcext:value-type="string">
            <text:p>https://climberway.com/amazing-benefits-of-mountain-climbing-for-women/?utm_source=pushenga&amp;utm_medium=pushenga&amp;utm_campaign=pushenga</text:p>
          </table:table-cell>
          <table:table-cell/>
        </table:table-row>
        <table:table-row table:style-name="ro2">
          <table:table-cell office:value-type="string" calcext:value-type="string">
            <text:p>https://centraldapauta.com.br/2019/09/03/imposto-sobre-valor-agregado-e-questionado-em-debate-na-ccj/</text:p>
          </table:table-cell>
          <table:table-cell/>
        </table:table-row>
        <table:table-row table:style-name="ro2">
          <table:table-cell office:value-type="string" calcext:value-type="string">
            <text:p>https://centraldapauta.com.br/2019/08/27/inflacao-da-construcao-civil-recua-para-034-em-agosto-diz-fgv/</text:p>
          </table:table-cell>
          <table:table-cell/>
        </table:table-row>
        <table:table-row table:style-name="ro2">
          <table:table-cell office:value-type="string" calcext:value-type="string">
            <text:p>https://quina.pro.br/resultado/concurso/5062?utm_source=Notification&amp;utm_medium=banner&amp;utm_campaign=resultado</text:p>
          </table:table-cell>
          <table:table-cell/>
        </table:table-row>
        <table:table-row table:style-name="ro2">
          <table:table-cell office:value-type="string" calcext:value-type="string">
            <text:p>https://shenmuedojo.com/shenmue-3-kickstarter-update-111/</text:p>
          </table:table-cell>
          <table:table-cell/>
        </table:table-row>
        <table:table-row table:style-name="ro2">
          <table:table-cell office:value-type="string" calcext:value-type="string">
            <text:p>https://scientistreporter.com/48/musculin-14361/gps/</text:p>
          </table:table-cell>
          <table:table-cell/>
        </table:table-row>
        <table:table-row table:style-name="ro2">
          <table:table-cell office:value-type="string" calcext:value-type="string">
            <text:p>https://scientistreporter.com/48/musculin-14361/gps/</text:p>
          </table:table-cell>
          <table:table-cell/>
        </table:table-row>
        <table:table-row table:style-name="ro2">
          <table:table-cell office:value-type="string" calcext:value-type="string">
            <text:p>https://www.ilclubdellericette.it/?post_type=ricetta&amp;p=32838?utm_source=Notifica&amp;utm_medium=Web-Push&amp;utm_campaign=Notifiche</text:p>
          </table:table-cell>
          <table:table-cell/>
        </table:table-row>
        <table:table-row table:style-name="ro2">
          <table:table-cell office:value-type="string" calcext:value-type="string">
            <text:p>https://www.startupsshark.com/startupv2.php?subid=v2-4&amp;clickid=441648</text:p>
          </table:table-cell>
          <table:table-cell/>
        </table:table-row>
        <table:table-row table:style-name="ro2">
          <table:table-cell office:value-type="string" calcext:value-type="string">
            <text:p>https://www.pillamaro.it/cronaca/blitz-della-guardia-di-finanza-sequestrati-capi-contraffatti-al-mercato-settimanale?utm_medium=push&amp;utm_source=onesignal_push</text:p>
          </table:table-cell>
          <table:table-cell/>
        </table:table-row>
        <table:table-row table:style-name="ro2">
          <table:table-cell office:value-type="string" calcext:value-type="string">
            <text:p>https://www.voxpop.com/tee-sale?cnvcd=izooto&amp;utm_campaign=3tee999-25aug2019&amp;utm_medium=notification&amp;utm_source=izooto</text:p>
          </table:table-cell>
          <table:table-cell/>
        </table:table-row>
        <table:table-row table:style-name="ro2">
          <table:table-cell office:value-type="string" calcext:value-type="string">
            <text:p>https://setanmerah.net/today-in-manchester/david-beckham-dan-pertimbangannya-untuk-menjadi-seorang-manajer/</text:p>
          </table:table-cell>
          <table:table-cell/>
        </table:table-row>
        <table:table-row table:style-name="ro2">
          <table:table-cell office:value-type="string" calcext:value-type="string">
            <text:p>https://gifygift.com/ru/dobryi-den/94b4ee78a8de3bf5375da32b717e61cf?utm_source=OneSignal&amp;utm_medium=Push&amp;utm_campaign=rozhiAndroid</text:p>
          </table:table-cell>
          <table:table-cell/>
        </table:table-row>
        <table:table-row table:style-name="ro2">
          <table:table-cell office:value-type="string" calcext:value-type="string">
            <text:p>https://rblive.de/2019/08/25/rb-leipzig-gegen-eintracht-frankfurt-bundesliga-im-liveticker-2/</text:p>
          </table:table-cell>
          <table:table-cell/>
        </table:table-row>
        <table:table-row table:style-name="ro2">
          <table:table-cell office:value-type="string" calcext:value-type="string">
            <text:p>https://rblive.de/2019/09/03/atinc-nukan-kommt-bei-goeztepe-unter-rb-leipzig/</text:p>
          </table:table-cell>
          <table:table-cell/>
        </table:table-row>
        <table:table-row table:style-name="ro2">
          <table:table-cell office:value-type="string" calcext:value-type="string">
            <text:p>https://weatherupdatealerts.com/</text:p>
          </table:table-cell>
          <table:table-cell/>
        </table:table-row>
        <table:table-row table:style-name="ro2">
          <table:table-cell office:value-type="string" calcext:value-type="string">
            <text:p>https://weatherupdatealerts.com/</text:p>
          </table:table-cell>
          <table:table-cell/>
        </table:table-row>
        <table:table-row table:style-name="ro2">
          <table:table-cell office:value-type="string" calcext:value-type="string">
            <text:p>https://weatherupdatealerts.com/</text:p>
          </table:table-cell>
          <table:table-cell/>
        </table:table-row>
        <table:table-row table:style-name="ro2">
          <table:table-cell office:value-type="string" calcext:value-type="string">
            <text:p>https://weatherupdatealerts.com/</text:p>
          </table:table-cell>
          <table:table-cell/>
        </table:table-row>
        <table:table-row table:style-name="ro2">
          <table:table-cell office:value-type="string" calcext:value-type="string">
            <text:p>https://weatherupdatealerts.com/</text:p>
          </table:table-cell>
          <table:table-cell/>
        </table:table-row>
        <table:table-row table:style-name="ro2">
          <table:table-cell office:value-type="string" calcext:value-type="string">
            <text:p>https://www.tnews.co.th/social/ada/519040/%E0%B8%AD%E0%B8%94%E0%B8%B5%E0%B8%95%E0%B8%84%E0%B8%A3%E0%B8%B9%E0%B9%80%E0%B8%81%E0%B8%A9%E0%B8%B5%E0%B8%A2%E0%B8%93%E0%B8%A7%E0%B8%B1%E0%B8%A2-70-%E0%B8%8A%E0%B8%B5%E0%B8%A7%E0%B8%B4%E0%B8%95%E0%B8%A3%E0%B8%B1%E0%B8%99%E0%B8%97%E0%B8%94-%E0%B8%9B%E0%B8%A0.%E0%B8%A3%E0%B9%89%E0%B8%AD%E0%B8%A2%E0%B9%80%E0%B8%AD%E0%B9%87%E0%B8%94%E0%B9%84%E0%B8%9B%E0%B9%80%E0%B8%88%E0%B8%AD%E0%B9%83%E0%B8%99%E0%B9%80%E0%B8%9E%E0%B8%B4%E0%B8%87%E0%B9%84%E0%B8%A1%E0%B9%89%E0%B9%80%E0%B8%81%E0%B9%88%E0%B8%B2%E0%B8%9C%E0%B8%B8%E0%B8%9E%E0%B8%B1%E0%B8%87-%E0%B9%82%E0%B8%94%E0%B8%99%E0%B8%99%E0%B9%89%E0%B8%B3%E0%B8%97%E0%B9%88%E0%B8%A7%E0%B8%A1-4-%E0%B8%A7%E0%B8%B1%E0%B8%99</text:p>
          </table:table-cell>
          <table:table-cell/>
        </table:table-row>
        <table:table-row table:style-name="ro2">
          <table:table-cell office:value-type="string" calcext:value-type="string">
            <text:p>https://www.tnews.co.th/entertainment/ada/519038/%E0%B8%9F%E0%B8%B1%E0%B8%87%E0%B8%8A%E0%B8%B1%E0%B8%94%E0%B9%86-%E0%B9%81%E0%B8%9E%E0%B8%97%E0%B8%A3%E0%B8%B4%E0%B9%80%E0%B8%8B%E0%B8%B5%E0%B8%A2-%E0%B8%A2%E0%B8%AD%E0%B8%A1%E0%B8%A3%E0%B8%B1%E0%B8%9A%E0%B8%94%E0%B8%B9%E0%B9%83%E0%B8%88-%E0%B9%82%E0%B8%99%E0%B9%89%E0%B8%95%E0%B8%A7%E0%B8%B4%E0%B9%80%E0%B8%A8%E0%B8%A9-%E0%B8%8A%E0%B9%88%E0%B8%A7%E0%B8%87%E0%B8%81%E0%B8%A5%E0%B8%B2%E0%B8%87%E0%B8%A1%E0%B8%B5%E0%B8%9B%E0%B8%A5%E0%B9%88%E0%B8%AD%E0%B8%A2%E0%B9%82%E0%B8%AE-%E0%B8%95%E0%B8%AD%E0%B8%99%E0%B8%97%E0%B9%89%E0%B8%B2%E0%B8%A2%E0%B8%96%E0%B8%B2%E0%B8%A1%E0%B9%80%E0%B8%A3%E0%B8%B7%E0%B9%88%E0%B8%AD%E0%B8%87%E0%B9%81%E0%B8%AE%E0%B8%81%E0%B9%84%E0%B8%AD%E0%B8%88%E0%B8%B5%E0%B9%80%E0%B8%94%E0%B8%B4%E0%B8%99%E0%B8%AB%E0%B8%99%E0%B8%B5%28%E0%B8%84%E0%B8%A5%E0%B8%B4%E0%B8%9B%29</text:p>
          </table:table-cell>
          <table:table-cell/>
        </table:table-row>
        <table:table-row table:style-name="ro2">
          <table:table-cell office:value-type="string" calcext:value-type="string">
            <text:p>https://www.tnews.co.th/social/ada/519039/%E0%B9%80%E0%B8%9B%E0%B8%B4%E0%B8%94%E0%B8%84%E0%B8%A5%E0%B8%B4%E0%B8%9B%E0%B8%AA%E0%B8%B2%E0%B8%A7%E0%B9%82%E0%B8%9E%E0%B8%AA%E0%B8%95%E0%B9%8C%E0%B9%81%E0%B8%89%E0%B8%95%E0%B8%B3%E0%B8%A3%E0%B8%A7%E0%B8%88-%E0%B8%A2%E0%B8%B6%E0%B8%94%E0%B9%83%E0%B8%9A%E0%B8%82%E0%B8%B1%E0%B8%9A%E0%B8%82%E0%B8%B5%E0%B9%88-%E0%B8%AD%E0%B8%AD%E0%B8%81%E0%B9%83%E0%B8%9A%E0%B8%AA%E0%B8%B1%E0%B9%88%E0%B8%87%E0%B9%84%E0%B8%A1%E0%B9%88%E0%B8%A3%E0%B8%B0%E0%B8%9A%E0%B8%B8%E0%B8%A2%E0%B8%AD%E0%B8%94%E0%B8%84%E0%B9%88%E0%B8%B2%E0%B8%9B%E0%B8%A3%E0%B8%B1%E0%B8%9A-%E0%B9%81%E0%B8%88%E0%B9%89%E0%B8%87%E0%B8%82%E0%B9%89%E0%B8%AD%E0%B8%9B%E0%B8%A3%E0%B8%B0%E0%B8%97%E0%B8%B8%E0%B8%A9%E0%B8%A3%E0%B9%89%E0%B8%B2%E0%B8%A2%E0%B8%95%E0%B9%88%E0%B8%AD%E0%B9%80%E0%B8%88%E0%B9%89%E0%B8%B2%E0%B8%AB%E0%B8%99%E0%B9%89%E0%B8%B2%E0%B8%97%E0%B8%B5%E0%B9%88-%28%E0%B8%84%E0%B8%A5%E0%B8%B4%E0%B8%9B%29</text:p>
          </table:table-cell>
          <table:table-cell/>
        </table:table-row>
        <table:table-row table:style-name="ro2">
          <table:table-cell office:value-type="string" calcext:value-type="string">
            <text:p>https://www.tnews.co.th/social/ada/519024/%E0%B8%AA%E0%B8%B1%E0%B9%88%E0%B8%87%E0%B9%80%E0%B8%94%E0%B9%89%E0%B8%87-%E0%B8%AD%E0%B8%98%E0%B8%B4%E0%B8%9A%E0%B8%94%E0%B8%B5%E0%B8%81%E0%B8%A3%E0%B8%A1%E0%B8%97%E0%B8%B2%E0%B8%87%E0%B8%AB%E0%B8%A5%E0%B8%A7%E0%B8%87-%E0%B9%80%E0%B8%8B%E0%B9%88%E0%B8%99%E0%B8%96%E0%B8%99%E0%B8%99%E0%B8%9E%E0%B8%A3%E0%B8%B0%E0%B8%A3%E0%B8%B2%E0%B8%A1%E0%B8%AA%E0%B8%AD%E0%B8%87%E0%B8%A3%E0%B8%96%E0%B8%95%E0%B8%B4%E0%B8%94%E0%B8%8B%E0%B9%89%E0%B8%B3%E0%B8%8B%E0%B8%B2%E0%B8%81</text:p>
          </table:table-cell>
          <table:table-cell/>
        </table:table-row>
        <table:table-row table:style-name="ro2">
          <table:table-cell office:value-type="string" calcext:value-type="string">
            <text:p>https://prepasound.com/2019/08/24/krispek-viv-tankou-moun/?https://prepasound.com/?utm_source=onsignal&amp;utm_medium=webpush&amp;utm_campaign=webpush&amp;utm_term=newpost&amp;utm_content=blog</text:p>
          </table:table-cell>
          <table:table-cell/>
        </table:table-row>
        <table:table-row table:style-name="ro2">
          <table:table-cell office:value-type="string" calcext:value-type="string">
            <text:p>https://prepasound.com/2019/09/28/ayiti-nan-kk-andybeatz/?https://prepasound.com/?utm_source=onsignal&amp;utm_medium=webpush&amp;utm_campaign=webpush&amp;utm_term=newpost&amp;utm_content=blog</text:p>
          </table:table-cell>
          <table:table-cell/>
        </table:table-row>
        <table:table-row table:style-name="ro2">
          <table:table-cell office:value-type="string" calcext:value-type="string">
            <text:p>https://hauskimmat.net/onko-joskus-vain-luovutettava-nama-karvakuonot-antautuivat-unelle/</text:p>
          </table:table-cell>
          <table:table-cell/>
        </table:table-row>
        <table:table-row table:style-name="ro2">
          <table:table-cell office:value-type="string" calcext:value-type="string">
            <text:p>https://www.vilistime.com/bg/2019/08/24/sochen-bezglutenov-sladkish-sini-slivi/?utm_source=newsletter&amp;utm_medium=push</text:p>
          </table:table-cell>
          <table:table-cell/>
        </table:table-row>
        <table:table-row table:style-name="ro2">
          <table:table-cell office:value-type="string" calcext:value-type="string">
            <text:p>https://radiovoxbrazil.com/news/morte-de-jovem-palestina-assassinada-pela-familia-apos-postar-video-com-namorado-causa-protestos-pelo-mundo/</text:p>
          </table:table-cell>
          <table:table-cell/>
        </table:table-row>
        <table:table-row table:style-name="ro2">
          <table:table-cell office:value-type="string" calcext:value-type="string">
            <text:p>https://thinkamericana.com/walsh-im-not-racist-but-ive-said-racist-things/</text:p>
          </table:table-cell>
          <table:table-cell/>
        </table:table-row>
        <table:table-row table:style-name="ro2">
          <table:table-cell office:value-type="string" calcext:value-type="string">
            <text:p>https://bezpiecznapodroz.org/2019/08/24/renault-grand-scenic-160km/</text:p>
          </table:table-cell>
          <table:table-cell/>
        </table:table-row>
        <table:table-row table:style-name="ro2">
          <table:table-cell office:value-type="string" calcext:value-type="string">
            <text:p>https://www.salesko.cz/florbalovy-camp-2/</text:p>
          </table:table-cell>
          <table:table-cell/>
        </table:table-row>
        <table:table-row table:style-name="ro2">
          <table:table-cell office:value-type="string" calcext:value-type="string">
            <text:p>https://za.gl/pages/share-our-links-on-facebook</text:p>
          </table:table-cell>
          <table:table-cell/>
        </table:table-row>
        <table:table-row table:style-name="ro2">
          <table:table-cell office:value-type="string" calcext:value-type="string">
            <text:p>https://gospelhits.online/?p=8135?utm_source=onesignal&amp;utm_medium=webpush&amp;utm_campaign=webpush&amp;utm_term=Newpost&amp;utm_content=Blog</text:p>
          </table:table-cell>
          <table:table-cell/>
        </table:table-row>
        <table:table-row table:style-name="ro2">
          <table:table-cell office:value-type="string" calcext:value-type="string">
            <text:p>https://tvyarismabasvurulari.com/temizlik-benim-isim-basvuru-formu-ve-katilim-sartlari/</text:p>
          </table:table-cell>
          <table:table-cell/>
        </table:table-row>
        <table:table-row table:style-name="ro2">
          <table:table-cell office:value-type="string" calcext:value-type="string">
            <text:p>https://www.onlinepagenews.com/cbd/index-leadquiz-cbd.html?sxid=8pzpt17kev4p&amp;subid1=440333&amp;subid2=43&amp;subid3=879847543</text:p>
          </table:table-cell>
          <table:table-cell/>
        </table:table-row>
        <table:table-row table:style-name="ro2">
          <table:table-cell office:value-type="string" calcext:value-type="string">
            <text:p>https://kmy.pl/oratorium-mysteria-lucis-wybrzmialo-w-murach-swiatyni/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alok-bate-recorde-com-transmissao-do-tomorrowland-belgica/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alice-cooper-anuncia-edicao-especial-em-vinil-de-breadcrumbs/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rara-apresentacao-e-entrevista-de-cartola-serao-lancadas-em-vinil/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?p=26268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queen-dont-stop-me-now-500-milhoes-de-views/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inxs-lanca-sete-remixes-de-dekadance-pela-primeira-vez-em-vinil/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superstition-de-stevie-wonder-e-a-musica-favorita-da-motown-no-reino-unido/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?p=26271</text:p>
          </table:table-cell>
          <table:table-cell/>
        </table:table-row>
        <table:table-row table:style-name="ro2">
          <table:table-cell office:value-type="string" calcext:value-type="string">
            <text:p>https://www.musicjournal.com.br/vanessa-da-mata-apresenta-turne-quando-deixamos-nossos-beijos-na-esquina-no-rio/</text:p>
          </table:table-cell>
          <table:table-cell/>
        </table:table-row>
        <table:table-row table:style-name="ro2">
          <table:table-cell office:value-type="string" calcext:value-type="string">
            <text:p>https://novaiguacuonline.com/oficina-de-musica-nos-cras-de-nova-iguacu-garante-diversao-e-bem-estar/</text:p>
          </table:table-cell>
          <table:table-cell/>
        </table:table-row>
        <table:table-row table:style-name="ro2">
          <table:table-cell office:value-type="string" calcext:value-type="string">
            <text:p>https://ecjp.nl/praten-over-psychische-klachten-tips/</text:p>
          </table:table-cell>
          <table:table-cell/>
        </table:table-row>
        <table:table-row table:style-name="ro2">
          <table:table-cell office:value-type="string" calcext:value-type="string">
            <text:p>https://www.rangersnews.uk/news/rangers-want-18m-for-alfredo-morelos-sky-sports-journalist/?utm_medium=notification&amp;utm_source=onesignal</text:p>
          </table:table-cell>
          <table:table-cell/>
        </table:table-row>
        <table:table-row table:style-name="ro2">
          <table:table-cell office:value-type="string" calcext:value-type="string">
            <text:p>https://www.rangersnews.uk/transfer-news/rangers-target-kent-in-limbo-after-liverpool-u23-omission-still-hope/?utm_medium=notification&amp;utm_source=onesignal</text:p>
          </table:table-cell>
          <table:table-cell/>
        </table:table-row>
        <table:table-row table:style-name="ro2">
          <table:table-cell office:value-type="string" calcext:value-type="string">
            <text:p>https://helloindonesia.id/ayam-tangkap-aceh/2167/indonesian/</text:p>
          </table:table-cell>
          <table:table-cell/>
        </table:table-row>
        <table:table-row table:style-name="ro2">
          <table:table-cell office:value-type="string" calcext:value-type="string">
            <text:p>https://helloindonesia.id/rencong-aceh-traditional-weapon/2157/indonesian/</text:p>
          </table:table-cell>
          <table:table-cell/>
        </table:table-row>
        <table:table-row table:style-name="ro2">
          <table:table-cell office:value-type="string" calcext:value-type="string">
            <text:p>https://helloindonesia.id/fun-dance-expression-of-youthful-fun/2562/indonesian/</text:p>
          </table:table-cell>
          <table:table-cell/>
        </table:table-row>
        <table:table-row table:style-name="ro2">
          <table:table-cell office:value-type="string" calcext:value-type="string">
            <text:p>https://cyneburg-yam.com/c/0bfd64e0-cf06-11e9-9b17-0a321e15acb4/1/R-swpMPHRYS3-QE4q1es4bKJQ2xpy23R5LzkPUBV0d9eIWF3gA4GIMsHuMkezqoSQri3HKbX-a_5icg-KiVSbmqpRNrVXnm8-0-lBfXuJSNxLR4nLhzjnBkr6_OCv15mc4X_6ND6c_tbYStGdYyPNngs5Fz2jMImP0IJWsi6UT2xuxBrG0OYUTAJo1EPEsD58U1OtqxpzWUCOT3tfDYFJ_88kF77TYqoWvnBhdoOx4TQOlAsyan5_vww3RKon6RUv69MVmeZg6RZiCSB8Vzdycd6BTCDy8WTC7W5D9l7-GIUihsrzDS53uPzuPIrlgur9jmV3rmdH8Ghy591VLWD9wNrbrIJl8igzZF8p94CYdjiRdNxZ0Cmoar5A9uUQQpaJOxSABD4Qo4HKMXmkkqkIxUzvQNE_dOQqalBZSxkai9Yey3cQ7FPaxrR-lKPsCv49SAJgZZaPEdJSybMd9gcZOnGoU0d5UuQsnIUVSVoWJi6GWhPIdjE6paAiNemolTACoS7EpaG23ZbYPpzW5IttqbGTuVQj45r3R-JSvhdqhdooEZQbIjam6sLu_wSBzmbB9DZ3qTfngDbY8JIUZgbXOcD2Hu9UH9GvoZZS900cs2LtLotmWRhaz2SZ8VgB3TScYfRFNtFn-cAm3iZe1bO1T4K_zAtivHH3mabmYnW7A==.QZzECpcwZJ1obhEH5Jt3xg==</text:p>
          </table:table-cell>
          <table:table-cell/>
        </table:table-row>
        <table:table-row table:style-name="ro2">
          <table:table-cell office:value-type="string" calcext:value-type="string">
            <text:p>https://cyneburg-yam.com/c/5dd69e52-cef0-11e9-b319-1206da70ac36/1/v2EnqfH2BbriWjZ4araYXYcrGS0RqYGLXKbFY-LpKYEJiPPTiiR3QN3ejHu7PB5rI0GQlLwLL1efjmiptkjKZe6sMVWqJ3FekYKL--wIBxm_dxmZT8LuFrfq-rSS0P0pp9UIBtkVIlryH8VSDl4-xisCCMtDOvnD100oWSjV6FQAsdiqM7jwzYxRQjyeDEF_RhkWFDy8x2AgTXJXyd6HEivxetEJ3P0kiaZZqdamMpa6M5FbddTqM476PCUtXliiim8NCx6abpm39cWC1RnabY2TM6f-6kXG5d5Sj55nPMnbSoAvcCBzaFUT61oyMtuBqdA0wp3UjmGRfW4FL2P01stEIKZTgewyiePaH02akhBdBYyBRUvIkG0tA2JHcoSq2hgeeoNEVLV1e3RxlCMg1b9y9hQ4PyAcaz7GN2flngirxnqSqur3tZr3n8egA7VDsj7Y5RwlubRUzhvJOvlFsWhzoA1q5YrY2k2U-izfEWd6AHzIykwBSefBbugTvAvZsD1mR2Yq0nDPNJQNTkLHXFvVd7D0XDltz-Np7_GHuS1hWQw4KG3Z9G0zzZsvl9e480qcZqiwEO5bkByk_y9fAGUZIMIW8FrDPjNFjbYRLYpSyRNVGzdfnPF8YmoWxgDHpGt0zntOWBzhvfW78T0oO5zQRlXhaNEclhXkFbwdeQ==.xpcCYJuRmeUHvV84ClZHjg==</text:p>
          </table:table-cell>
          <table:table-cell/>
        </table:table-row>
        <table:table-row table:style-name="ro2">
          <table:table-cell office:value-type="string" calcext:value-type="string">
            <text:p>https://cyneburg-yam.com/c/2df32d21-cf22-11e9-8e27-122f04a9f6dc/1/JEfyTXtZPhG7hr2p72Hsh-BYlKJd2niauiEh_K0COf5D4-aspQ-BymjYmEcTpVcn51_c2kbzY2KdNArJCm-vuTyob0b6GXvghL7Jzb7wp60h8Uvmi1WPkseeWMIqGpw7Cq3nA33lVRdVtGa_r4OdPQJJOKOErGFeQF2-2-8vAns7XjsqmpXE6SkB2ovuGJpTyR4hlOAqU_2FN_Ur6QvFkJ7Sff1FSeVR1Wt5wOBdGan2jpDySyfS1MJ-9SLOsPQFFhDqK07xKqO0DBb2o8GTaQzOely7bWx7ZBejsDhj5yvTQutDXYejLpFWmYfm1hIBVWhIk29Aers1303g98I_lAjR-VL-Imsz3K9W7WNeHLTFkEYi6Y41T9cHdvi7VGX3OZSa_poGKyAvwA2vLQx9anwLKp8pnZPPPt-0Breskos3gBxiCewVMxQkdEnVJ-dLXaxo_vXB72tHlXoCoeyAo4T4zXGbeBD3geE-Fp-fr0kljtTosQwPDLgNNP_qKgnUkM61nguL65c_9COqNdCawrDf3VkjlfiztAYA5CfHDkMsEHFSTpwhoILP1m6IHiDUMDN2ikdn-zH8P6kqsLdvTFHY5e0ueMWdx2ywfQkglr6Y3D6v3SHKkzt3A2y8DNGd29UTnrjwGuO6xz-4y3NNAkqkQr6HwuqEcaUCtLG_QA==.eiJ15ELU4GKKy0M1dL6DGw==</text:p>
          </table:table-cell>
          <table:table-cell/>
        </table:table-row>
        <table:table-row table:style-name="ro2">
          <table:table-cell office:value-type="string" calcext:value-type="string">
            <text:p>https://cyneburg-yam.com/c/58f45691-cef8-11e9-9d64-0a08c8d98964/1/_G3ewb3YWB9Nz7Slrw2_dP-XcXHFyR4fhBEthJ_hxNssgw6WBXX-39KsjukoQw3GZgBaLLo1fFqtWxyRDatKwEeUppNER_5zuqu2e0Zuz53kZ361TUn9YQlxSj4s5xfPvhjZXyhxabBiFAJcobAab-mQfhOx44N0s3JIdZds1FbcGIJlaqUhtfV2PeP0SFLo5HO-ysUfa7jV_6qvPEOMFnF6aSuuzfsHnoX9qrOYN5oFTAJqX_vbMIEhAcFBt7v66hfmzDsp9Rh3KVii1po3vJFVl2zcECsWnNjb1WvbqJqkJoFyuuzbQ4Jx-J1Hnhwyh-435da57SUIIFsvQP-Hz8OOTUlLDze_f6_RqlgIBGR3PD6juD0xJsuT5js3XZ-_7ZIHm-jZDGl3-raX7SB2hjGmXiwXZGPNlhYKMbg_tEIS926SuECuKKc65rkBbYW4-YQs59J5nzf6jA06sOyZCZhwGMPwB8KqT16rQOQ_AtQz1Ovlu5BB9yjytrVPqJ4EHBL1UroreldlbT-bXvXWcDPaydqRtaO0gS_X6SGWcypeoNkohERkDoHRPEcdYdE9GXz4Ox391IUN08ZFoml7-Zb5edK6rvfgpSnfrecoPq2Fde6pOAPkCuE2YQvE0SAE5czgIaJcE3RpaSbBSyXt4xQtzDsxapmbz4gnU5VGCg==.nCx_8y9Eqv12ateRg0gWQg==</text:p>
          </table:table-cell>
          <table:table-cell/>
        </table:table-row>
        <table:table-row table:style-name="ro2">
          <table:table-cell office:value-type="string" calcext:value-type="string">
            <text:p>https://cyneburg-yam.com/c/d92ba143-ced2-11e9-b645-0a7002164606/1/CCpHuvcSz8HwfR059ME4YJzTeQWoHXsLn3WdJ_fIneU02DJh1qFwUiX0O8fzvmtHs93XBMnfmELZ_RlqfLJ371mfK4FClKn55n1LKM2lzxCkjRXT448PJlFDoyshqzH68b8IH0LOCmjLz53H22vVtGG032s4Acg9v-AHaGKz9aAhuq13C6XWMYfK1kcuvi9Vil1UxK4e9VKiqesZCOUvAWqS2EacOeBYJRvpMKEK9dcqYT4iDEsliVvRMQE5SNZWXsrkDPi4DikgecPjvg_W_z3rWB-dDqoQUrzUHQApcTyWWWbVKzt5Fi1RTuIgg-3T6tRBulEqkGbp7ad--eb0zkPBO64B3M37_iHT3wTochwLhiSTkQFw6QeWH_y9sJNhlq7p9gyyWm5dm1aDMQydyYtRIhbhYBUi-ZraUp5YRSrnPoskPT4Tl7XaxGRrKjJkFubg0s3A4gGaCHPsYCbGLU9SsrgLRCQ1J9uDU-dyNL7tKbnrpMfvj6X_gzUz4dbwg2-KdGU3cUyT4N_hZonIoQLl3Z1WwFC7ye1g3lQ6qD3JbpmxqOs4ccxeyO-xL-acg0JchqUlC8me9LE221U0XHe44eZOrloZb0FIFmanpX_AzQvNKiAARKQ5Adf2J44iF4jesWEQ6_3jyPvNHJo1v2gZ1BIxoaXrc15Rg7vhIA==.jXIzKl37klejFgVetlybew==</text:p>
          </table:table-cell>
          <table:table-cell/>
        </table:table-row>
        <table:table-row table:style-name="ro2">
          <table:table-cell office:value-type="string" calcext:value-type="string">
            <text:p>https://cyneburg-yam.com/c/f50dc224-cf00-11e9-a6d4-12805809717a/1/6mlf1m29f0y05lT2gRmyMv2H98h6rM696kULfZBHTtc41JSOwOHl7YRHlFbLplyQLmERkvmdNgkL4AYLBUF69gOi2YsgVbJzFhtU1Mide6wOOUbQ6IMuycBHFGYiHv8RuRr0v8dmb8EaMCe5NH3rRycGhZGy0tsOOPqYqvh3NO5NrH33FN-9XRPWml2FqNlo3CfHg_3wRq76qLCn1q9uJbH--PVfPMz8AYQt3kNRPTuWiPAiJkusMKmJMHg0NPX8G8N1GWaP_rpESgYI_ox9UIRfXSTdB_jorVad4xPCyiFwC_LpKw1nECJE2NZfz8lU9oDUks4OS3gyCvB0giYxaJSgIyoVBBGPg69IuCs2jfz-MI-Fz08CToIH2WtZqHLpDHFwZnwehvNzuYZ7JfBspRzWbkkfTdM8WGq1l6OjsBiZS2RbEcEwUtIeEndHMCrdwAriApebw2jpeihajSCPr-LsYeLmEEkdyLL9FUlDiAp4WCe1pCbQF9PNZ0NfRLevOQszjPTiiC_u769iL8BgonTBlNDx0IE-GUr-QqmDGgCcxgE4EQRe8vqHXwQ8X5l_QDQV58fWBU0bYewZgHlGEVbtt3VVWoMJ9WBJyRLQmhrPII8yj-oCR3ULlYXpzNXscKukwtPvMNDtAKdnM1TwSXtpgdtGtTapaiwMnIpt8Q==.Ym9edXuJa3FXlWs7JYar8w==</text:p>
          </table:table-cell>
          <table:table-cell/>
        </table:table-row>
        <table:table-row table:style-name="ro2">
          <table:table-cell office:value-type="string" calcext:value-type="string">
            <text:p>https://cyneburg-yam.com/c/f4af8ea1-ced6-11e9-a670-12a74882c3e4/1/J169JrE9m4bL5UBSKPyCBEvCu6U78ziupSXo_P7WXI_ryqdQLfv6pDOXThtqp92Kul4xQuRjo-mju_RgNnsK6XikDUcvloQ9wMFyf9rDWQlsQuF9tD387dTyipbXUqUNoJzJWS83vfVWczGtTI9m30dnPsoi-ODduNRlHCuneeh92gOwgFvQdM_vrpAsRNRn6QfLznAcLyhVQRnlpZw3OX4ccuQR_DY-F7QZwOFLOJiBaEvRsiLSbLCVycbEkyGDD6N0rYFiY6nFgNLny_wR9U042X7WxdQYgKt0QoztWWm1HjIXpK2Co8TD9ppL5NnytQl49dg7zekMz_tvH7SpWVC9_xvYra9-bYU8J5Ju6O7O9F1rhHHO92UpgnWCZSCRR0c3UbIrz6_xdnjkH1QOPFWlgQu1vl7KBnwSmG7x950qk6TwlDlwpklEfXcH3z6zNLPKa_FV6LJy-fJqfEG54gebmlps8FLAS1vp3mq7b0CkSI6K7qNZsfQZVfs-wbtTf33-QTiPMmq2vS1vO_OsbM8RQ_CcEii_ghj_yi2CYee2dUxg47QgaSUSKHzPUgySec6R6c_j9EhNLavYLme13o0lqTt9iZLICfcx0wy8iQBQ1qp9g4IEHpCodU0on4KVNdrwZ_njm9_siI5ANE8OtuNjOxjBNXdOZ1aztYPjTw==.uwx17wSRd42cUIbk7BR2ig==</text:p>
          </table:table-cell>
          <table:table-cell/>
        </table:table-row>
        <table:table-row table:style-name="ro2">
          <table:table-cell office:value-type="string" calcext:value-type="string">
            <text:p>https://cyneburg-yam.com/c/1552c360-ceec-11e9-9e93-122b41b207b8/1/EP6VuFopRWqYDS1E9l6Ude-gCy4YOvExGVh_qsHv1ozJM6mSE-MHV6n1Yd5xLEXRBJL3LHp9zO5i-U_EVkmjdwsaUfZXsQs5uddnronwfT9rCG7iFyiXLXXeEnxuy6hYoUoUmIlOjcKEvlVp47RvZyGeYxBh1A97Dg_cUkbnyVACUYAP0F8-gNSahmsN0aVm3wGMGPVb7_FCiiqvCF_k13B_sMb56G5rwsW_HnptH8HdAs-g_EKdvrn2DRI9-rwerzTSZB3fVtjomMI9qAq6Na4TwGSwtF7FL4n0Cn4brl-FDsmYBXLC5sycP9tAhZ0NJI7-kXDCsrNoPtepJLtqlcmAVQ5oFXsBB--W-_zD6Tuun2ahdhvKnIJ9f3G5D8ZLqH_Mrc3YdsK5IOuq8LHPePrPHx6boy7yWyHzkXHLxKDokiVsr73eBoKSDQ95RnsEWz1popnesFzPn8UUN54eQqrDr-ePHyBZZZUROpcsDe9dbCSPT887sBBBI9fRmQy289ptj2dkK-Dc8BPo4oMeMACtuAasBCb11WcHC8Z5LfTMcoZpLy9Udr-JQmQXfbLomCAgp90Z7M0lity61R-cssdS0bfyFDpM6_Yyy7ejsuZbGxcwOGIZAF9PZa-yb9-_jM90SZ7MFhCE69rtqGRdoC6SEfNmsFGxRoDDXMkDOA==.QThm8SmA_u7bvG9OZcLGtA==</text:p>
          </table:table-cell>
          <table:table-cell/>
        </table:table-row>
        <table:table-row table:style-name="ro2">
          <table:table-cell office:value-type="string" calcext:value-type="string">
            <text:p>https://cyneburg-yam.com/c/203e9b34-cee4-11e9-9e93-122b41b207b8/1/ZIxMJXoYbPbSHMmdCNESZpwmBdeOii7D-6JzJjlUdUH8mYilmMQ6uIt1N6nBhWcqQQR7ppxmB5mzrnaoHFWu75Mvri0yJ58-zPd2ObLVd36dl86ekSMlPC9Leh1Sq55ZR3C6ke1dCEzsdEoKrskYOhdfWJg-RRCXUXj6d8lJHqsS6N7q3ofwfUq5XmAH_Tnugj7mdm1OEpQECQb7qTQ1MyWAAWWwD1eLWel4zu1izEsHPC4_0izZOSavBHT_av93g2hftvJVcjLO52z9fa0YXqeUBnLk2zaS2yjVFJeesb23cVrTfB07kKVFNxXCGQQR1REmcTEyGDRiMxKM2nQkmx5SPH69BdzK01y0M4On8zjqX0n_9V1v_YPMYzJjIXoo9poqbiGBSKGxVQCNSKkB3eV_Dvg00c5elTBTSWh63JaHiZXfptDyeazxH6tPs4NLUq6UGq_yqlMZvLOoNfyKAShzkqL2B4b6J34T7J579zOnWC4-F1ygDFmAIXqZ0BZuNoNALl1byeOEvEUV_O3pSkcUddGEPEnkXxipW7x4nDY4yZXHP6ENUlwKceNg6lVqXI94Cfvenw1Cd5XwQlxO-NaMwTCOFV6-B7edL29G1GI10izEUDdXQIssWi2-Uf4BiYvqer6gVaYury2oYX3jz_kQKPpM1nGQ6Tc5xPvxbA==.QGh8IDg4w-hd5L4yyNeYmA==</text:p>
          </table:table-cell>
          <table:table-cell/>
        </table:table-row>
        <table:table-row table:style-name="ro2">
          <table:table-cell office:value-type="string" calcext:value-type="string">
            <text:p>https://cyneburg-yam.com/c/bab0d8b0-cee7-11e9-9e93-122b41b207b8/1/ZNrLIMGzzOoaSHtNPBPJLjD1_b27QjSpOpRZwBLk6iMm7VvFBzr5Nnvih2xL0-b2BgzYaG6acUhQlPuuFp3pTuSlkf8DK2ijoaRkERsnaXhCUb_X6OPHa9OiGRtDYF2eI0fYPKnNJBRRNdBnsmEceGUneM483QOyq80JDp2AyU0RscTCHEO3XDXcuAuBsoXucET0hDQMrcaG-otOjV-oqgS8fidtVE6AiL2HrQNuQuep0ujLmZfTrH64Om-jZp10-_IXSddMkO15LOaokhhDeuvzmO2UdL9yqTuQ9iWHEhKXYsKzFzjJk56RvN1U6-DVZybgnJLuZqFSsVljniMEIDc2JzKTlKTpco6gX3iDMlvefzwWxa_kBuKZ6ob9fDG1ja75uiSaht-z739l9_teCKFmF-Cq13Wcy7U6f6uPc0QIWt5Rb4QYeCFrPUhzS0kFLIqG3NBNPp9M2_LqBqFg3qUaVCISRS36Q3uOl4QkJBztguDwx16AlhdwfRxjVZv-kVUiXyXFuv8keHqs9ZiSSLdTXuSVk2Ejs2hBpaXzZLGTXb_6K2xx4gtHHWeXORUDWlS6Lx0eC2t4pBtE9opMycA-MwWAHMHMMAAIWEZyw-9cbZjZxdt9i6bYVv-DKFVYtkENzdNYeuEFZk0y3lKTSt7VzfX--9GYk49F-Vbxfg==.Z6fKuDBvDXeI1vFhXuBkJA==</text:p>
          </table:table-cell>
          <table:table-cell/>
        </table:table-row>
        <table:table-row table:style-name="ro2">
          <table:table-cell office:value-type="string" calcext:value-type="string">
            <text:p>https://kodobd.top/instruktsiya-starlajn-a93/?utm_source=push</text:p>
          </table:table-cell>
          <table:table-cell/>
        </table:table-row>
        <table:table-row table:style-name="ro2">
          <table:table-cell office:value-type="string" calcext:value-type="string">
            <text:p>https://geotimes.co.id/opini/menyoal-pin-emas/</text:p>
          </table:table-cell>
          <table:table-cell/>
        </table:table-row>
        <table:table-row table:style-name="ro2">
          <table:table-cell office:value-type="string" calcext:value-type="string">
            <text:p>https://www.martinique2030.com/gestion-des-dechets/18eme-operation-pays-propre</text:p>
          </table:table-cell>
          <table:table-cell/>
        </table:table-row>
        <table:table-row table:style-name="ro2">
          <table:table-cell office:value-type="string" calcext:value-type="string">
            <text:p>https://www.martinique2030.com/comprendre/prochaine-formation-prorefei-referent-energie-en-industrie-pour-les-antilles-et-la-guyane</text:p>
          </table:table-cell>
          <table:table-cell/>
        </table:table-row>
        <table:table-row table:style-name="ro2">
          <table:table-cell office:value-type="string" calcext:value-type="string">
            <text:p>https://www.metalpiracicaba.com.br/2019/08/26/voce-sabia-6/</text:p>
          </table:table-cell>
          <table:table-cell/>
        </table:table-row>
        <table:table-row table:style-name="ro2">
          <table:table-cell office:value-type="string" calcext:value-type="string">
            <text:p>https://www.payrollvault-fort-collins-co-135.com/payroll-and-hr-solutions/with-weather-patterns-changing-and-wreaking-havoc-there-are-some-things-you-should-know-about-inclement-weather-and-time-off-1567621172974.html</text:p>
          </table:table-cell>
          <table:table-cell/>
        </table:table-row>
        <table:table-row table:style-name="ro2">
          <table:table-cell office:value-type="string" calcext:value-type="string">
            <text:p>https://www.videoconverterhd.com/index.jhtml?partner=^CRE^xdm452&amp;s1=3_2291087&amp;s2=5d68f245e013ab000135a60b&amp;s3=&amp;s4=&amp;s5=</text:p>
          </table:table-cell>
          <table:table-cell/>
        </table:table-row>
        <table:table-row table:style-name="ro2">
          <table:table-cell office:value-type="string" calcext:value-type="string">
            <text:p>https://certustrading.com/webinar-registration-pscfo-fmc-784-0819/</text:p>
          </table:table-cell>
          <table:table-cell/>
        </table:table-row>
        <table:table-row table:style-name="ro2">
          <table:table-cell office:value-type="string" calcext:value-type="string">
            <text:p>https://gearjunkie.com/kammok-packs-duffels?utm_medium=napi&amp;utm_source=gearjunkie</text:p>
          </table:table-cell>
          <table:table-cell/>
        </table:table-row>
        <table:table-row table:style-name="ro2">
          <table:table-cell office:value-type="string" calcext:value-type="string">
            <text:p>https://cronicaspoliticas.mx/2019/08/26/no-al-maltrato-animal/?utm_source=onesignal_push&amp;utm_medium=push_notification&amp;utm_campaign=new_post_generated</text:p>
          </table:table-cell>
          <table:table-cell/>
        </table:table-row>
        <table:table-row table:style-name="ro2">
          <table:table-cell office:value-type="string" calcext:value-type="string">
            <text:p>https://www.likeacoupon.com/category/home/</text:p>
          </table:table-cell>
          <table:table-cell/>
        </table:table-row>
        <table:table-row table:style-name="ro2">
          <table:table-cell office:value-type="string" calcext:value-type="string">
            <text:p>https://www.likeacoupon.com/category/deals/</text:p>
          </table:table-cell>
          <table:table-cell/>
        </table:table-row>
        <table:table-row table:style-name="ro2">
          <table:table-cell office:value-type="string" calcext:value-type="string">
            <text:p>https://geeks.eurogsm.ro/noile-galaxy-note-10-note-10-plus-vs-telefoanele-momentului-de-la-samsung/</text:p>
          </table:table-cell>
          <table:table-cell/>
        </table:table-row>
        <table:table-row table:style-name="ro2">
          <table:table-cell office:value-type="string" calcext:value-type="string">
            <text:p>https://themillennial.it/speciale-millennial/pierre-casiraghi-greta-thunberg/</text:p>
          </table:table-cell>
          <table:table-cell/>
        </table:table-row>
        <table:table-row table:style-name="ro2">
          <table:table-cell office:value-type="string" calcext:value-type="string">
            <text:p>https://www.mindinsole.com/en/pre/4/index-v5.html?=1&amp;Affid=2550M&amp;s1=258a84b7-e8ec-4957-838a-d5c503414725&amp;s2=e43fbb5f-5eca-4ecf-9342-4c293ea5fffd&amp;s3=w1PHUBQLJFRTP1VOH788GSPC&amp;s4=1151&amp;s5=bd18c823b0194bf5970e9cbe9d5d0e31&amp;domain1=www.gbltffre.com&amp;network_id=273</text:p>
          </table:table-cell>
          <table:table-cell/>
        </table:table-row>
        <table:table-row table:style-name="ro2">
          <table:table-cell office:value-type="string" calcext:value-type="string">
            <text:p>https://zadavaka.us/?utm_source=push&amp;utm_medium=push&amp;utm_campaign=welcome1&amp;refid=ch-psh_src-pushwel_lp-main</text:p>
          </table:table-cell>
          <table:table-cell/>
        </table:table-row>
        <table:table-row table:style-name="ro2">
          <table:table-cell office:value-type="string" calcext:value-type="string">
            <text:p>https://zadavaka.us/category/music/singers/quiz?id=9926&amp;utm_campaign=elvis&amp;utm_medium=push&amp;utm_source=question&amp;refid=ch-psh_src-psh_lp-main&amp;ppid=zdvk</text:p>
          </table:table-cell>
          <table:table-cell/>
        </table:table-row>
        <table:table-row table:style-name="ro2">
          <table:table-cell office:value-type="string" calcext:value-type="string">
            <text:p>https://install.365-stream.com/?pid=53123&amp;clickid=5d6126f7c5fbfb0001007cfc&amp;subid=6_2266379-3910777443-0&amp;pgs=1</text:p>
          </table:table-cell>
          <table:table-cell/>
        </table:table-row>
        <table:table-row table:style-name="ro2">
          <table:table-cell office:value-type="string" calcext:value-type="string">
            <text:p>https://badaldal.com/22435</text:p>
          </table:table-cell>
          <table:table-cell/>
        </table:table-row>
        <table:table-row table:style-name="ro2">
          <table:table-cell office:value-type="string" calcext:value-type="string">
            <text:p>https://saveurs.be/a-letranger-les-francais-sont-en-manque-de-fromage-et-de-baguette/</text:p>
          </table:table-cell>
          <table:table-cell/>
        </table:table-row>
        <table:table-row table:style-name="ro2">
          <table:table-cell office:value-type="string" calcext:value-type="string">
            <text:p>https://www.lynxbroker.ch/marktkommentar/20190826-die-korrektur-setzt-sich-fort-baeren-erhoehen-den-druck-lynx-marktkommentar/?a=3355991665&amp;eatglc=O0iGQFZKll&amp;utm_medium=push_notification&amp;utm_source=rss&amp;utm_campaign=rss_VWO+Engage&amp;notification_source=pushcrew_rss</text:p>
          </table:table-cell>
          <table:table-cell/>
        </table:table-row>
        <table:table-row table:style-name="ro2">
          <table:table-cell office:value-type="string" calcext:value-type="string">
            <text:p>https://360nitro.tv/articles/2019/09/03/deux-series-dirtcar-sont-en-route-vers-can-am</text:p>
          </table:table-cell>
          <table:table-cell/>
        </table:table-row>
        <table:table-row table:style-name="ro2">
          <table:table-cell office:value-type="string" calcext:value-type="string">
            <text:p>https://statuspapa.com/love-status-in-hindi/</text:p>
          </table:table-cell>
          <table:table-cell/>
        </table:table-row>
        <table:table-row table:style-name="ro2">
          <table:table-cell office:value-type="string" calcext:value-type="string">
            <text:p>https://edmred.com/qlimax-2019-revela-su-trailer-con-muchas-pistas/</text:p>
          </table:table-cell>
          <table:table-cell/>
        </table:table-row>
        <table:table-row table:style-name="ro2">
          <table:table-cell office:value-type="string" calcext:value-type="string">
            <text:p>https://goldtrustpreciousmetals.com/l1/?campaign_id=95&amp;crid=161317065&amp;afid=128&amp;cid=12115&amp;sid1=703736&amp;sid2=134745208&amp;sid3=GIF100419</text:p>
          </table:table-cell>
          <table:table-cell/>
        </table:table-row>
        <table:table-row table:style-name="ro2">
          <table:table-cell office:value-type="string" calcext:value-type="string">
            <text:p>https://www.topratedavsoftware.com/?ClickID=5d6238fe86aa280001525aa5&amp;rdtrckcbp=1566718206&amp;rtkcid=5d6238fe86aa280001525aa5&amp;rtkcmpid=5d542a3cc30bcd000123eb17</text:p>
          </table:table-cell>
          <table:table-cell/>
        </table:table-row>
        <table:table-row table:style-name="ro2">
          <table:table-cell office:value-type="string" calcext:value-type="string">
            <text:p>http://www.searchfort.online/nlp/lp.html?source=512&amp;clickid=wDUAPJ1LPBHRA5SOH71OJF6A</text:p>
          </table:table-cell>
          <table:table-cell/>
        </table:table-row>
        <table:table-row table:style-name="ro2">
          <table:table-cell office:value-type="string" calcext:value-type="string">
            <text:p>https://reporterpenet.ro/cercetati-sub-aspectul-savarsirii-de-infractiuni-contra-sigurantei-circulatiei-pe-drumurile-publice/</text:p>
          </table:table-cell>
          <table:table-cell/>
        </table:table-row>
        <table:table-row table:style-name="ro2">
          <table:table-cell office:value-type="string" calcext:value-type="string">
            <text:p>https://www.biniogbarta.com/%e0%a6%85%e0%a6%ac%e0%a6%b6%e0%a7%87%e0%a6%b7%e0%a7%87-%e0%a6%aa%e0%a6%a6%e0%a6%a4%e0%a7%8d%e0%a6%af%e0%a6%be%e0%a6%97-%e0%a6%95%e0%a6%b0%e0%a6%b2%e0%a7%87%e0%a6%a8-%e0%a6%87%e0%a6%ac%e0%a6%bf/</text:p>
          </table:table-cell>
          <table:table-cell/>
        </table:table-row>
        <table:table-row table:style-name="ro2">
          <table:table-cell office:value-type="string" calcext:value-type="string">
            <text:p>https://www.biniogbarta.com/%e0%a6%b0%e0%a6%be%e0%a6%9c%e0%a6%a7%e0%a6%be%e0%a6%a8%e0%a7%80%e0%a6%a4%e0%a7%87-%e0%a6%a8%e0%a6%bf%e0%a6%b0%e0%a6%ac%e0%a6%9a%e0%a7%8d%e0%a6%9b%e0%a6%bf%e0%a6%a8%e0%a7%8d%e0%a6%a8-%e0%a6%ac%e0%a6%bf/</text:p>
          </table:table-cell>
          <table:table-cell/>
        </table:table-row>
        <table:table-row table:style-name="ro2">
          <table:table-cell office:value-type="string" calcext:value-type="string">
            <text:p>https://www.biniogbarta.com/%e0%a6%ae%e0%a6%be%e0%a6%b0%e0%a7%8d%e0%a6%95%e0%a7%87%e0%a6%a8%e0%a7%8d%e0%a6%9f%e0%a6%be%e0%a6%87%e0%a6%b2-%e0%a6%ac%e0%a7%8d%e0%a6%af%e0%a6%be%e0%a6%82%e0%a6%95%e0%a7%87%e0%a6%b0-%e0%a6%89-3/</text:p>
          </table:table-cell>
          <table:table-cell/>
        </table:table-row>
        <table:table-row table:style-name="ro2">
          <table:table-cell office:value-type="string" calcext:value-type="string">
            <text:p>https://www.biniogbarta.com/%e0%a6%86%e0%a6%b6%e0%a7%81%e0%a6%97%e0%a6%9e%e0%a7%8d%e0%a6%9c-%e0%a6%aa%e0%a6%be%e0%a6%93%e0%a7%9f%e0%a6%be%e0%a6%b0-%e0%a6%ac%e0%a6%a8%e0%a7%8d%e0%a6%a1%e0%a7%87%e0%a6%b0-%e0%a6%86%e0%a6%87/</text:p>
          </table:table-cell>
          <table:table-cell/>
        </table:table-row>
        <table:table-row table:style-name="ro2">
          <table:table-cell office:value-type="string" calcext:value-type="string">
            <text:p>https://halobogor.id/2019/10/04/truk-tronton-terguling-di-jalan-raya-parung-bogor-penyebabnya/</text:p>
          </table:table-cell>
          <table:table-cell/>
        </table:table-row>
        <table:table-row table:style-name="ro2">
          <table:table-cell office:value-type="string" calcext:value-type="string">
            <text:p>https://halobogor.id/2019/10/04/himpunan-mahasiswa-sslam-indonesia-pakuan-bogor-ricuh-di-polresta-bogor-kota-penyebabnya/</text:p>
          </table:table-cell>
          <table:table-cell/>
        </table:table-row>
        <table:table-row table:style-name="ro2">
          <table:table-cell office:value-type="string" calcext:value-type="string">
            <text:p>https://halobogor.id/2019/10/04/lahan-5-hektare-di-caringin-bogor-ludes-terbakar-4-jam-lebih-baru-bisa-dipadamkan/</text:p>
          </table:table-cell>
          <table:table-cell/>
        </table:table-row>
        <table:table-row table:style-name="ro2">
          <table:table-cell office:value-type="string" calcext:value-type="string">
            <text:p>https://djmixtapes.com.ng/dj-brown-trap-mix/</text:p>
          </table:table-cell>
          <table:table-cell/>
        </table:table-row>
        <table:table-row table:style-name="ro2">
          <table:table-cell office:value-type="string" calcext:value-type="string">
            <text:p>https://fight4freespeech.com/</text:p>
          </table:table-cell>
          <table:table-cell/>
        </table:table-row>
        <table:table-row table:style-name="ro2">
          <table:table-cell office:value-type="string" calcext:value-type="string">
            <text:p>https://fight4freespeech.com/</text:p>
          </table:table-cell>
          <table:table-cell/>
        </table:table-row>
        <table:table-row table:style-name="ro2">
          <table:table-cell office:value-type="string" calcext:value-type="string">
            <text:p>https://vvstore.jp/?utm_source=webpush&amp;utm_medium=thanks</text:p>
          </table:table-cell>
          <table:table-cell/>
        </table:table-row>
        <table:table-row table:style-name="ro2">
          <table:table-cell office:value-type="string" calcext:value-type="string">
            <text:p>https://imenie-home.ru/zarubez/543-tsentralnyj-bank-kitaya-vnosit-izmeneniya-v-politiku-ipotechnogo-kreditovaniya.html</text:p>
          </table:table-cell>
          <table:table-cell/>
        </table:table-row>
        <table:table-row table:style-name="ro2">
          <table:table-cell office:value-type="string" calcext:value-type="string">
            <text:p>https://www.urban.dog/du-und-dein-hund/hund-bei-hitze-im-auto-scheibe-einschlagen-im-notfall-erlaubt/</text:p>
          </table:table-cell>
          <table:table-cell/>
        </table:table-row>
        <table:table-row table:style-name="ro2">
          <table:table-cell office:value-type="string" calcext:value-type="string">
            <text:p>https://newtrendingstory.com/?794b4f8b628b1002fce75c836186d711</text:p>
          </table:table-cell>
          <table:table-cell/>
        </table:table-row>
        <table:table-row table:style-name="ro2">
          <table:table-cell office:value-type="string" calcext:value-type="string">
            <text:p>https://www.sideropolisnoticias.com.br/pis-para-cotistas-partir-anos-comeca-ser-pago-hoje/</text:p>
          </table:table-cell>
          <table:table-cell/>
        </table:table-row>
        <table:table-row table:style-name="ro2">
          <table:table-cell office:value-type="string" calcext:value-type="string">
            <text:p>https://www.brainbuxa.com/govt-jobs/drdo-apprentice-post-apply-online-defence-research-and-development-organisation-all-india-6760</text:p>
          </table:table-cell>
          <table:table-cell/>
        </table:table-row>
        <table:table-row table:style-name="ro2">
          <table:table-cell office:value-type="string" calcext:value-type="string">
            <text:p>https://lifeimpressions.net/?z=56408&amp;c=foL9dnDgO6I&amp;l1=109291&amp;l2=157699_109291_0_&amp;l3=&amp;l4=157699_109291_0_&amp;l5=PM_ADSIZE_WIDTH&amp;l6=PM_ADSIZE_HEIGHT&amp;source_id=157699_109291_0_</text:p>
          </table:table-cell>
          <table:table-cell/>
        </table:table-row>
        <table:table-row table:style-name="ro2">
          <table:table-cell office:value-type="string" calcext:value-type="string">
            <text:p>https://hobbii.nl/48-uursaanbieding-eindigt-donderdag-839?utm_medium=retargeting&amp;utm_source=onesignal&amp;utm_campaign=04-09-2019&amp;utm_content=48tt-starlight-tivoli&amp;utm_term=swr</text:p>
          </table:table-cell>
          <table:table-cell/>
        </table:table-row>
        <table:table-row table:style-name="ro2">
          <table:table-cell office:value-type="string" calcext:value-type="string">
            <text:p>https://www.lendagames.com/2019/08/24/o-noping-recebeu-um-novo-visual-e-agora-esta-muito-mais-pratico/</text:p>
          </table:table-cell>
          <table:table-cell/>
        </table:table-row>
        <table:table-row table:style-name="ro2">
          <table:table-cell office:value-type="string" calcext:value-type="string">
            <text:p>https://mundoadaptado.com.br/blog/comecam-os-jogos-parapan-americanos-em-lima?utm_source=onesignal&amp;utm_medium=push-notification&amp;utm_content=box</text:p>
          </table:table-cell>
          <table:table-cell/>
        </table:table-row>
        <table:table-row table:style-name="ro2">
          <table:table-cell office:value-type="string" calcext:value-type="string">
            <text:p>https://shop4reebok.com/#category/Pag-60/No-0/0/All/facetPrice_d:[0%201999]?utm_source=izooto&amp;utm_medium=push_notifications&amp;utm_campaign=Below 1999_15-20Oct2019&amp;utm_content=&amp;utm_term=</text:p>
          </table:table-cell>
          <table:table-cell/>
        </table:table-row>
        <table:table-row table:style-name="ro2">
          <table:table-cell office:value-type="string" calcext:value-type="string">
            <text:p>https://shop4reebok.com/#category/Pag-60/No-0/0/All/NOT%20maxDiscountPercent_d:[0%20100]?utm_source=izooto&amp;utm_medium=push_notifications&amp;utm_campaign=ATV_30Sep2019&amp;utm_content=&amp;utm_term=</text:p>
          </table:table-cell>
          <table:table-cell/>
        </table:table-row>
        <table:table-row table:style-name="ro2">
          <table:table-cell office:value-type="string" calcext:value-type="string">
            <text:p>https://shop4reebok.com/#category/Pag-60/No-0/0/All/NOT maxDiscountPercent_d:[0%20100]?utm_source=izooto&amp;utm_medium=push_notifications&amp;utm_campaign=reebok_newarrivals_28aug191630pm&amp;utm_content=&amp;utm_term=</text:p>
          </table:table-cell>
          <table:table-cell/>
        </table:table-row>
        <table:table-row table:style-name="ro2">
          <table:table-cell office:value-type="string" calcext:value-type="string">
            <text:p>https://www.taxheaven.gr/news/news/view/id/45531</text:p>
          </table:table-cell>
          <table:table-cell/>
        </table:table-row>
        <table:table-row table:style-name="ro2">
          <table:table-cell office:value-type="string" calcext:value-type="string">
            <text:p>https://grand-canyon-air-tours.com/helicopter-tour-sweepstakes/?trkid=1&amp;cka=55&amp;cko=65&amp;cks1=2&amp;cks2=13999385&amp;cks3=10215dddec34f5c0c76da5cc071fcb&amp;email=%7bemail%7d</text:p>
          </table:table-cell>
          <table:table-cell/>
        </table:table-row>
        <table:table-row table:style-name="ro2">
          <table:table-cell office:value-type="string" calcext:value-type="string">
            <text:p>https://www.theloom.in/collections/check-out-the-embroideries/?utm_source=push&amp;utm_medium=feedify&amp;utm_campaign=taaka</text:p>
          </table:table-cell>
          <table:table-cell/>
        </table:table-row>
        <table:table-row table:style-name="ro2">
          <table:table-cell office:value-type="string" calcext:value-type="string">
            <text:p>https://lilimadeleine.com/2019/09/03/aeroporto-di-bergamo-passeggeri-chef-ricette-lombarde-per-vicook-bistrot/</text:p>
          </table:table-cell>
          <table:table-cell/>
        </table:table-row>
        <table:table-row table:style-name="ro2">
          <table:table-cell office:value-type="string" calcext:value-type="string">
            <text:p>https://bakingarea.com/baked-dessert-tips-which-you-should-try/?utm_source=pushengage&amp;utm_medium=push_notification&amp;utm_campaign=pushengage</text:p>
          </table:table-cell>
          <table:table-cell/>
        </table:table-row>
        <table:table-row table:style-name="ro2">
          <table:table-cell office:value-type="string" calcext:value-type="string">
            <text:p>https://www.smarteranalyst.com/cannabis-stock/analysis/medipharm-labs-under-the-radar-marijuana-stock-with-significant-growth-potential/?utm_medium=notifications&amp;utm_source=smarteranalyst.com&amp;utm_campaign=notificationJan19%20boots&amp;utm_content=durable%20snow%boots</text:p>
          </table:table-cell>
          <table:table-cell/>
        </table:table-row>
        <table:table-row table:style-name="ro2">
          <table:table-cell office:value-type="string" calcext:value-type="string">
            <text:p>https://coolestmedia.net/?z=56408&amp;c=s*Ro9t*83RM&amp;l1=109291&amp;l2=157699_109291_0_&amp;l3=&amp;l4=157699_109291_0_&amp;l5=PM_ADSIZE_WIDTH&amp;l6=PM_ADSIZE_HEIGHT&amp;source_id=157699_109291_0_</text:p>
          </table:table-cell>
          <table:table-cell/>
        </table:table-row>
        <table:table-row table:style-name="ro2">
          <table:table-cell office:value-type="string" calcext:value-type="string">
            <text:p>https://www.jolavoro.it/offerte_lavoro.php?cosa=&amp;provincia=&amp;categoria=</text:p>
          </table:table-cell>
          <table:table-cell/>
        </table:table-row>
        <table:table-row table:style-name="ro2">
          <table:table-cell office:value-type="string" calcext:value-type="string">
            <text:p>https://www.3dart.it/download-grafixer-plugin-for-c4d/</text:p>
          </table:table-cell>
          <table:table-cell/>
        </table:table-row>
        <table:table-row table:style-name="ro2">
          <table:table-cell office:value-type="string" calcext:value-type="string">
            <text:p>https://www.drsamrobbins.com/cholesterol/most-powerful-fruit-clinically-proven-to-lower-your-cholesterol-in-only-7-days/?ims=ebppz&amp;utm_campaign=notification&amp;utm_source=pushengage&amp;utm_medium=CL&amp;utm_content=most-powerful-fruit-to-lower-cholesterol</text:p>
          </table:table-cell>
          <table:table-cell/>
        </table:table-row>
        <table:table-row table:style-name="ro2">
          <table:table-cell office:value-type="string" calcext:value-type="string">
            <text:p>https://moviestreamer.cc/zombieland-double-tap/</text:p>
          </table:table-cell>
          <table:table-cell/>
        </table:table-row>
        <table:table-row table:style-name="ro2">
          <table:table-cell office:value-type="string" calcext:value-type="string">
            <text:p>https://moviestreamer.cc/gemini-man/</text:p>
          </table:table-cell>
          <table:table-cell/>
        </table:table-row>
        <table:table-row table:style-name="ro2">
          <table:table-cell office:value-type="string" calcext:value-type="string">
            <text:p>https://www.tuttoperglianimali.com/video/due-elefanti-vengono-separati-per-sempre-ma-le-loro-proboscidi-si-intrecciano-per-lultimo-saluto/</text:p>
          </table:table-cell>
          <table:table-cell/>
        </table:table-row>
        <table:table-row table:style-name="ro2">
          <table:table-cell office:value-type="string" calcext:value-type="string">
            <text:p>https://elnuevodiario.com.do/constanza-celebra-la-primera-feria-de-la-ensalada-denominada-salad-fest-constanza-2019/?utm_source=notificaciones_navegador&amp;utm_medium=web_push&amp;utm_campaign=notificaciones_navegador&amp;utm_content=variation1</text:p>
          </table:table-cell>
          <table:table-cell/>
        </table:table-row>
        <table:table-row table:style-name="ro2">
          <table:table-cell office:value-type="string" calcext:value-type="string">
            <text:p>https://walmart.swrmw5j8xs.top/custom_win/us/walmart/roul2/index.html?p1=http%3A%2F%2Fc.spnccrzone.com%2F%3Foex3%3DT05dIZ1mFoOA7qVTiZ%252fWLWWE10xjf027-I4VnUdFoqVc%253d%26s1%3D14570484%26s2%3D532a5b16e336bea732df198f0e608c3c</text:p>
          </table:table-cell>
          <table:table-cell/>
        </table:table-row>
        <table:table-row table:style-name="ro2">
          <table:table-cell office:value-type="string" calcext:value-type="string">
            <text:p>https://lifestyle-plus.net/brownrice02</text:p>
          </table:table-cell>
          <table:table-cell/>
        </table:table-row>
        <table:table-row table:style-name="ro2">
          <table:table-cell office:value-type="string" calcext:value-type="string">
            <text:p>http://157.230.207.149/systemerror-win-chx/?phone=+1-(888)-441-0523&amp;</text:p>
          </table:table-cell>
          <table:table-cell/>
        </table:table-row>
        <table:table-row table:style-name="ro2">
          <table:table-cell office:value-type="string" calcext:value-type="string">
            <text:p>https://coffeesevereweather.com/2019/08/28/inws-alert-231/</text:p>
          </table:table-cell>
          <table:table-cell/>
        </table:table-row>
        <table:table-row table:style-name="ro2">
          <table:table-cell office:value-type="string" calcext:value-type="string">
            <text:p>https://www.leatherup.com/?_pn_hid=1082091338</text:p>
          </table:table-cell>
          <table:table-cell/>
        </table:table-row>
        <table:table-row table:style-name="ro2">
          <table:table-cell office:value-type="string" calcext:value-type="string">
            <text:p>http://opinionshareresearch.com/landing?campaignId=12042&amp;subcid=56625#cid=12042#sid=29#vid=5869</text:p>
          </table:table-cell>
          <table:table-cell/>
        </table:table-row>
        <table:table-row table:style-name="ro2">
          <table:table-cell office:value-type="string" calcext:value-type="string">
            <text:p>http://opinionshareresearch.com/landing?campaignId=12644#cid=12644#sid=306#vid=6021</text:p>
          </table:table-cell>
          <table:table-cell/>
        </table:table-row>
        <table:table-row table:style-name="ro2">
          <table:table-cell office:value-type="string" calcext:value-type="string">
            <text:p>https://unitedyard.com/confirmed-manchester-united-vs-crystal-palace-line-up-aaron-wan-bissaka-appears-against-his-former-club-for-the-first-time/</text:p>
          </table:table-cell>
          <table:table-cell/>
        </table:table-row>
        <table:table-row table:style-name="ro2">
          <table:table-cell office:value-type="string" calcext:value-type="string">
            <text:p>https://www.fairyhorn.cc/1430/tower-defense-mod-apk</text:p>
          </table:table-cell>
          <table:table-cell/>
        </table:table-row>
        <table:table-row table:style-name="ro2">
          <table:table-cell office:value-type="string" calcext:value-type="string">
            <text:p>https://www.flogasport.gr/%ce%b8%cf%8d%ce%bc%ce%b1-%ce%ad%ce%ba%cf%80%ce%bb%ce%b7%ce%be%ce%b7%cf%82-%ce%b7-%ce%b3%ce%b9%ce%bf%cf%85%ce%bd%ce%ac%ce%b9%cf%84%ce%b5%ce%bd%cf%84/</text:p>
          </table:table-cell>
          <table:table-cell/>
        </table:table-row>
        <table:table-row table:style-name="ro2">
          <table:table-cell office:value-type="string" calcext:value-type="string">
            <text:p>https://carinsurance.net/landing/save-on-auto-insurance/savings?utm_source=taboola&amp;utm_medium=cpc&amp;utm_term=smpush-financial&amp;utm_content=Did+You+Get+a+Discount+on+Car+Insurance+This+Year%3F&amp;utm_campaign=C_Native_Desktop_Whitelist&amp;utm_kxconfid=t3xjyxkie</text:p>
          </table:table-cell>
          <table:table-cell/>
        </table:table-row>
        <table:table-row table:style-name="ro2">
          <table:table-cell office:value-type="string" calcext:value-type="string">
            <text:p>https://www.margheritalive.it/news/cronaca/835129/uccide-il-marito-a-coltellate-fermata-una-48enne</text:p>
          </table:table-cell>
          <table:table-cell/>
        </table:table-row>
        <table:table-row table:style-name="ro2">
          <table:table-cell office:value-type="string" calcext:value-type="string">
            <text:p>https://www.jornalcruzeiro.com.br/sorocaba/gregorio-carmona-ex-proprietario-da-pizza-na-pedra-morre-em-sorocaba/?utm_source=onesignal&amp;utm_medium=push</text:p>
          </table:table-cell>
          <table:table-cell/>
        </table:table-row>
        <table:table-row table:style-name="ro2">
          <table:table-cell office:value-type="string" calcext:value-type="string">
            <text:p>https://www.tatacliq.com/custom/smart-tvs?cid=af:homepage:compareraja:hasoffers:15032017</text:p>
          </table:table-cell>
          <table:table-cell/>
        </table:table-row>
        <table:table-row table:style-name="ro2">
          <table:table-cell office:value-type="string" calcext:value-type="string">
            <text:p>http://157.245.169.136/systemerror-win-chx/?phone=+1-(888)-441-0816&amp;</text:p>
          </table:table-cell>
          <table:table-cell/>
        </table:table-row>
        <table:table-row table:style-name="ro2">
          <table:table-cell office:value-type="string" calcext:value-type="string">
            <text:p>https://primerewardz.com/go/to/4g2d1s/key/9eacdfa2c9a043c6930ae4b16daa0350/aid/16829/s1/29372_426768</text:p>
          </table:table-cell>
          <table:table-cell/>
        </table:table-row>
        <table:table-row table:style-name="ro2">
          <table:table-cell office:value-type="string" calcext:value-type="string">
            <text:p>https://rewardsprogram.newonlinewins.com/us/2019/2/back2p/a30m7ty_entry_exit5mins.php?c1=a30z&amp;tm=token&amp;clickid=1571498565.74-104224535-25825&amp;sid=104224535&amp;carrier=&amp;isp=University%20of%20Georgia&amp;cep=f2xINW3HzHwMThaF748X52YmXsLVxmMcTQQXDqPF-HkzUnbd8voLMG_TgTYlxpAb8p2JcrXg5QnsM4yjrclBz8j0nryt2lb_Feq2O7ZIwXmC3We0Ok7y4pVEaZ4iHNQLFnvu-1C6EC6loD61bOPjMYyv4Uy_YznmOO4aTo8i-cDY1BsF11HgxnOMrCqtesgoyvHBJXgL_Hv3mdLKrSl5C5DZF_zwAnky2zjwGZMmMg6uBxx3J5H80Hu5Q2l09Nch8MJ6SS0TpKHcmfUyfkWzQDmIC8HdxjqYglmi4V4RYEds6ByvHR3awnF-wY7O2gcuWoVVrWIO8q-oumWzoaufh5FE34sP2o8Yw4jJYmtc3cqzfxMsCvop6bFvPHG8py2Whd-28WWZF0n0gmjZNULyAzTAWljsZxnrG0O4eIyHsgQgAxTX_tk-XBvKQjH-UnHlSgY3llNUfjZNyr4E9ZmeLOIs43jGQP2JFIPW-y_pIuQ-cGW48S2dBXu5qo6WIC2ndBCFEoB7F89ZuY9UWitUtQO5dzr3JbnCkiOdEQd-IRhnlOcBfO69JpMEKwbXb6LgxsYLaw3UTCev1L4e0rSOMnDOVd3OpfXK1IQizmR-Pa9g3XZ-RacK3jRFq7Cj22HOmnS3UlF0n7LcytwhegnqB372oYo7Xfc9p6jl1gOBdfTguIQ_ERH1yCLxK1lOCXdcjz7B4IoorCQhOX69wwE5c_MfALQJirRP4OQrtMjkMEw&amp;lptoken=159e717350a403ef65bb</text:p>
          </table:table-cell>
          <table:table-cell/>
        </table:table-row>
        <table:table-row table:style-name="ro2">
          <table:table-cell office:value-type="string" calcext:value-type="string">
            <text:p>https://oscarmini.com/2019/08/best-nhl-apps-and-hockey-apps-for-android.html</text:p>
          </table:table-cell>
          <table:table-cell/>
        </table:table-row>
        <table:table-row table:style-name="ro2">
          <table:table-cell office:value-type="string" calcext:value-type="string">
            <text:p>https://link-hop.com/?a=72&amp;c=119&amp;p=c&amp;s1=autofhsold</text:p>
          </table:table-cell>
          <table:table-cell/>
        </table:table-row>
        <table:table-row table:style-name="ro2">
          <table:table-cell office:value-type="string" calcext:value-type="string">
            <text:p>https://www.everydayhealth.com/acne-pictures/acne-diet-dos-and-donts.aspx?xid=cs_003_060_185&amp;utm_source=Taboola&amp;utm_medium=cpc</text:p>
          </table:table-cell>
          <table:table-cell/>
        </table:table-row>
        <table:table-row table:style-name="ro2">
          <table:table-cell office:value-type="string" calcext:value-type="string">
            <text:p>https://najky.sk/a-je-tu-dalsie-modne-sialenstvo-neuveris-cim-su-niektore-baby-posadnute/?utm_medium=pushnotifikacie&amp;utm_source=pushnotifikacie&amp;utm_campaign=pushnotifikacie&amp;utm_content=pushnotifikacie</text:p>
          </table:table-cell>
          <table:table-cell/>
        </table:table-row>
        <table:table-row table:style-name="ro2">
          <table:table-cell office:value-type="string" calcext:value-type="string">
            <text:p>https://yjelm.adulteritory.com/c/4c8a669b83e6c2d3?&amp;click_id=qdunj5d69e8ae82c84395212168&amp;s1=5314&amp;s2=19831&amp;s3=backuser&amp;s5=&amp;lp=MJ&amp;j1=1&amp;j2=&amp;j3=1&amp;j4=&amp;j5=&amp;j6=</text:p>
          </table:table-cell>
          <table:table-cell/>
        </table:table-row>
        <table:table-row table:style-name="ro2">
          <table:table-cell office:value-type="string" calcext:value-type="string">
            <text:p>https://www.healthcentral.com/slideshow/how-to-practice-self-care-with-lung-cancer?ap=104&amp;pb=smpush-general</text:p>
          </table:table-cell>
          <table:table-cell/>
        </table:table-row>
        <table:table-row table:style-name="ro2">
          <table:table-cell office:value-type="string" calcext:value-type="string">
            <text:p>https://markedium.com/throwbacktuesday-15-thought-provoking-road-safety-print-ads/</text:p>
          </table:table-cell>
          <table:table-cell/>
        </table:table-row>
        <table:table-row table:style-name="ro2">
          <table:table-cell office:value-type="string" calcext:value-type="string">
            <text:p>https://offers.sundayscaries.com/optin31446786?%3Futm_source=taboola&amp;click-id=CiQxYTI3YjM2MC1jNWVhLTQwOTYtYmE1MS04NDVmOWQwMzRhMWQSI3RhYm9vbGFhY2NvdW50LWxpb3JzdW5kYXlzY2FyaWVzY29t&amp;utm_campaign=desktop&amp;utm_medium=cpc</text:p>
          </table:table-cell>
          <table:table-cell/>
        </table:table-row>
        <table:table-row table:style-name="ro2" table:number-rows-repeated="1036312">
          <table:table-cell table:number-columns-repeated="2"/>
        </table:table-row>
        <table:table-row table:style-name="ro1">
          <table:table-cell table:style-name="Default"/>
          <table:table-cell table:style-name="ce1"/>
        </table:table-row>
        <table:table-row table:style-name="ro2" table:number-rows-repeated="312">
          <table:table-cell table:style-name="Default"/>
          <table:table-cell/>
        </table:table-row>
        <table:table-row table:style-name="ro2">
          <table:table-cell table:style-name="Default" table:number-columns-repeated="2"/>
        </table:table-row>
        <table:table-row table:style-name="ro2" table:number-rows-repeated="793">
          <table:table-cell table:style-name="Default"/>
          <table:table-cell/>
        </table:table-row>
        <table:table-row table:style-name="ro2" table:number-rows-repeated="2">
          <table:table-cell table:style-name="Default"/>
          <table:table-cell table:style-name="ce3"/>
        </table:table-row>
        <table:table-row table:style-name="ro2" table:number-rows-repeated="9809">
          <table:table-cell table:style-name="Default"/>
          <table:table-cell/>
        </table:table-row>
        <table:table-row table:style-name="ro2"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3:35:44.067783404</meta:creation-date>
    <dc:date>2020-10-14T12:34:49.350830472</dc:date>
    <meta:editing-duration>PT8H59M6S</meta:editing-duration>
    <meta:editing-cycles>2</meta:editing-cycles>
    <meta:generator>LibreOffice/6.0.7.3$Linux_X86_64 LibreOffice_project/00m0$Build-3</meta:generator>
    <meta:document-statistic meta:table-count="1" meta:cell-count="1345" meta:object-count="0"/>
  </office:meta>
</office:document-meta>
</file>